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style>
    <style:style style:name="gr148" style:family="graphic" style:parent-style-name="standard">
      <style:graphic-properties draw:stroke="none" draw:fill-color="#fff200" draw:textarea-horizontal-align="justify" draw:textarea-vertical-align="middle" draw:auto-grow-height="false" fo:min-height="0.334cm" fo:min-width="0cm"/>
    </style:style>
    <style:style style:name="gr14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2"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5"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6"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7"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8"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59"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0"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1"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5"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6"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7"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9"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7"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4"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5"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6"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7" style:family="graphic" style:parent-style-name="objectwithoutfill">
      <style:graphic-properties draw:stroke="dash" draw:stroke-dash="Fine_20_Dashed" draw:fill="none" draw:textarea-vertical-align="middle"/>
    </style:style>
    <style:style style:name="gr188"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89" style:family="graphic" style:parent-style-name="objectwithoutfill">
      <style:graphic-properties draw:stroke="dash" draw:stroke-dash="Fine_20_Dashed" svg:stroke-color="#00a65d" draw:fill="none" draw:textarea-vertical-align="middle"/>
    </style:style>
    <style:style style:name="gr190"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1"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2"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3"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4"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5"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6"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0"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1"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8"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09"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3"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1"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5"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4"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5" style:family="graphic" style:parent-style-name="standard">
      <style:graphic-properties draw:stroke="none" draw:fill="solid" draw:fill-color="#ff0000" draw:textarea-horizontal-align="justify" draw:textarea-vertical-align="middle" draw:auto-grow-height="false" fo:min-height="0.334cm" fo:min-width="0cm"/>
    </style:style>
    <style:style style:name="gr236" style:family="graphic" style:parent-style-name="standard">
      <style:graphic-properties draw:stroke="none" draw:fill="solid" draw:fill-color="#729fcf" draw:textarea-horizontal-align="justify" draw:textarea-vertical-align="middle" draw:auto-grow-height="false" fo:min-height="0.334cm" fo:min-width="0cm"/>
    </style:style>
    <style:style style:name="gr2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1"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2"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3"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style>
    <style:style style:name="gr245"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6"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style>
    <style:style style:name="gr247"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8"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style>
    <style:style style:name="gr249"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0"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style>
    <style:style style:name="gr251"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2"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3"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4"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5"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6"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style>
    <style:style style:name="gr257" style:family="graphic" style:parent-style-name="Default_5f_1">
      <style:graphic-properties draw:stroke="none" svg:stroke-color="#000000" draw:fill="none" draw:fill-color="#ffffff" draw:textarea-vertical-align="middle" fo:min-height="0.268cm" fo:padding-top="0.051cm" fo:padding-bottom="0.051cm" fo:padding-left="0cm" fo:padding-right="0cm"/>
    </style:style>
    <style:style style:name="gr258"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59" style:family="graphic" style:parent-style-name="Default_5f_1">
      <style:graphic-properties draw:stroke="none" draw:fill="solid" draw:fill-color="#ff0000" draw:textarea-horizontal-align="justify" draw:textarea-vertical-align="middle" draw:auto-grow-height="false" fo:min-height="0.334cm" fo:min-width="0cm"/>
    </style:style>
    <style:style style:name="gr260" style:family="graphic" style:parent-style-name="Object_20_without_20_fill_5f_4">
      <style:graphic-properties svg:stroke-width="0.028cm" draw:marker-start-width="0.549cm" draw:marker-end-width="0.27cm" draw:fill="none" draw:textarea-vertical-align="middle" fo:padding-top="0.139cm" fo:padding-bottom="0.139cm" fo:padding-left="0.264cm" fo:padding-right="0.264cm"/>
    </style:style>
    <style:style style:name="gr261" style:family="graphic" style:parent-style-name="Default_5f_1_5f_2">
      <style:graphic-properties draw:stroke="none" svg:stroke-color="#000000" draw:fill="none" draw:fill-color="#ffffff" draw:textarea-vertical-align="top" fo:min-height="0.268cm" fo:padding-top="0.051cm" fo:padding-bottom="0.051cm" fo:padding-left="0.051cm" fo:padding-right="0.051cm"/>
    </style:style>
    <style:style style:name="gr262" style:family="graphic" style:parent-style-name="Default_5f_1_5f_2">
      <style:graphic-properties draw:stroke="none" svg:stroke-color="#000000" draw:fill="solid" draw:fill-color="#ffffff" draw:textarea-vertical-align="top" fo:min-height="0.268cm" fo:padding-top="0.051cm" fo:padding-bottom="0.051cm" fo:padding-left="0.051cm" fo:padding-right="0.051cm"/>
    </style:style>
    <style:style style:name="gr263" style:family="graphic" style:parent-style-name="Object_20_without_20_fill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64" style:family="graphic" style:parent-style-name="Object_20_without_20_fill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65" style:family="graphic" style:parent-style-name="Default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6" style:family="graphic" style:parent-style-name="objectwithoutfill">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6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68" style:family="graphic" style:parent-style-name="Object_20_without_20_fill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69"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0" style:family="graphic" style:parent-style-name="Default_5f_1_5f_2">
      <style:graphic-properties draw:stroke="none" svg:stroke-color="#000000" draw:fill="none" draw:fill-color="#ffffff" draw:textarea-vertical-align="middle" fo:min-height="0.279cm" fo:padding-top="0.051cm" fo:padding-bottom="0.051cm" fo:padding-left="0.051cm" fo:padding-right="0.051cm"/>
    </style:style>
    <style:style style:name="gr271"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2"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3"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4"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5"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6"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9" style:family="graphic" style:parent-style-name="Object_20_without_20_fill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280" style:family="graphic" style:parent-style-name="standard">
      <style:graphic-properties draw:stroke="none" svg:stroke-color="#000000" draw:fill="none" draw:fill-color="#ffffff" fo:min-height="0.817cm"/>
    </style:style>
    <style:style style:name="gr281" style:family="graphic" style:parent-style-name="Default_5f_1_5f_3">
      <style:graphic-properties draw:stroke="none" draw:fill="solid" draw:fill-color="#ff0000" draw:textarea-horizontal-align="justify" draw:textarea-vertical-align="middle" draw:auto-grow-height="false" fo:min-height="0.334cm" fo:min-width="0cm"/>
    </style:style>
    <style:style style:name="gr282" style:family="graphic" style:parent-style-name="Object_20_without_20_fill_5f_4_5f_1">
      <style:graphic-properties svg:stroke-width="0.028cm" draw:marker-start-width="0.549cm" draw:marker-end-width="0.27cm" draw:fill="none" draw:textarea-vertical-align="middle" fo:padding-top="0.139cm" fo:padding-bottom="0.139cm" fo:padding-left="0.264cm" fo:padding-right="0.264cm"/>
    </style:style>
    <style:style style:name="gr283"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style:style>
    <style:style style:name="gr284" style:family="graphic" style:parent-style-name="Default_5f_1_5f_2_5f_1">
      <style:graphic-properties draw:stroke="none" svg:stroke-color="#000000" draw:fill="solid" draw:fill-color="#ffffff" draw:textarea-vertical-align="top" fo:min-height="0.268cm" fo:padding-top="0.051cm" fo:padding-bottom="0.051cm" fo:padding-left="0.051cm" fo:padding-right="0.051cm"/>
    </style:style>
    <style:style style:name="gr285" style:family="graphic" style:parent-style-name="Object_20_without_20_fill_5f_1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86"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87" style:family="graphic" style:parent-style-name="Object_20_without_20_fill_5f_5">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88"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89" style:family="graphic" style:parent-style-name="Object_20_without_20_fill_5f_1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90"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1" style:family="graphic" style:parent-style-name="Default_5f_1_5f_2_5f_1">
      <style:graphic-properties draw:stroke="none" svg:stroke-color="#000000" draw:fill="none" draw:fill-color="#ffffff" draw:textarea-vertical-align="middle" fo:min-height="0.279cm" fo:padding-top="0.051cm" fo:padding-bottom="0.051cm" fo:padding-left="0.051cm" fo:padding-right="0.051cm"/>
    </style:style>
    <style:style style:name="gr292"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3"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4"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5"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6" style:family="graphic" style:parent-style-name="Object_20_without_20_fill_5f_1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97"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8"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0"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1" style:family="graphic" style:parent-style-name="Object_20_without_20_fill_5f_1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02" style:family="graphic" style:parent-style-name="Object_20_without_20_fill_5f_1_5f_2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03" style:family="graphic" style:parent-style-name="Default_5f_1_5f_3_5f_2">
      <style:graphic-properties draw:stroke="none" draw:fill="solid" draw:fill-color="#ff0000" draw:textarea-horizontal-align="justify" draw:textarea-vertical-align="middle" draw:auto-grow-height="false" fo:min-height="0.334cm" fo:min-width="0cm"/>
    </style:style>
    <style:style style:name="gr304" style:family="graphic" style:parent-style-name="Object_20_without_20_fill_5f_4_5f_1_5f_2">
      <style:graphic-properties svg:stroke-width="0.028cm" draw:marker-start-width="0.549cm" draw:marker-end-width="0.27cm" draw:fill="none" draw:textarea-vertical-align="middle" fo:padding-top="0.139cm" fo:padding-bottom="0.139cm" fo:padding-left="0.264cm" fo:padding-right="0.264cm"/>
    </style:style>
    <style:style style:name="gr305"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style:style>
    <style:style style:name="gr306" style:family="graphic" style:parent-style-name="Default_5f_1_5f_2_5f_1_5f_2">
      <style:graphic-properties draw:stroke="none" svg:stroke-color="#000000" draw:fill="solid" draw:fill-color="#ffffff" draw:textarea-vertical-align="top" fo:min-height="0.268cm" fo:padding-top="0.051cm" fo:padding-bottom="0.051cm" fo:padding-left="0.051cm" fo:padding-right="0.051cm"/>
    </style:style>
    <style:style style:name="gr307"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08" style:family="graphic" style:parent-style-name="Object_20_without_20_fill_5f_5_5f_2">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09"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0" style:family="graphic" style:parent-style-name="Object_20_without_20_fill_5f_1_5f_2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11"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2" style:family="graphic" style:parent-style-name="Default_5f_1_5f_2_5f_1_5f_2">
      <style:graphic-properties draw:stroke="none" svg:stroke-color="#000000" draw:fill="none" draw:fill-color="#ffffff" draw:textarea-vertical-align="middle" fo:min-height="0.279cm" fo:padding-top="0.051cm" fo:padding-bottom="0.051cm" fo:padding-left="0.051cm" fo:padding-right="0.051cm"/>
    </style:style>
    <style:style style:name="gr313" style:family="graphic" style:parent-style-name="Object_20_without_20_fill_5f_1_5f_2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14" style:family="graphic" style:parent-style-name="Object_20_without_20_fill_5f_1_5f_2_5f_1_5f_2">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15" style:family="graphic" style:parent-style-name="Object_20_without_20_fill_5f_1_5f_2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16" style:family="graphic" style:parent-style-name="Default_5f_1">
      <style:graphic-properties draw:stroke="none" svg:stroke-color="#000000" draw:fill="none" draw:fill-color="#ffffff" fo:min-height="0.817cm"/>
    </style:style>
    <style:style style:name="gr317" style:family="graphic" style:parent-style-name="Object_20_without_20_fill_5f_1_5f_2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18" style:family="graphic" style:parent-style-name="Default_5f_1_5f_4_5f_1">
      <style:graphic-properties draw:stroke="none" draw:fill="solid" draw:fill-color="#ff0000" draw:textarea-horizontal-align="justify" draw:textarea-vertical-align="middle" draw:auto-grow-height="false" fo:min-height="0.334cm" fo:min-width="0cm"/>
    </style:style>
    <style:style style:name="gr319" style:family="graphic" style:parent-style-name="Object_20_without_20_fill_5f_4_5f_2_5f_1">
      <style:graphic-properties svg:stroke-width="0.028cm" draw:marker-start-width="0.549cm" draw:marker-end-width="0.27cm" draw:fill="none" draw:textarea-vertical-align="middle" fo:padding-top="0.139cm" fo:padding-bottom="0.139cm" fo:padding-left="0.264cm" fo:padding-right="0.264cm"/>
    </style:style>
    <style:style style:name="gr320"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style:style>
    <style:style style:name="gr321" style:family="graphic" style:parent-style-name="Default_5f_1_5f_2_5f_2_5f_1">
      <style:graphic-properties draw:stroke="none" svg:stroke-color="#000000" draw:fill="solid" draw:fill-color="#ffffff" draw:textarea-vertical-align="top" fo:min-height="0.268cm" fo:padding-top="0.051cm" fo:padding-bottom="0.051cm" fo:padding-left="0.051cm" fo:padding-right="0.051cm"/>
    </style:style>
    <style:style style:name="gr322" style:family="graphic" style:parent-style-name="Object_20_without_20_fill_5f_1_5f_2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23" style:family="graphic" style:parent-style-name="Object_20_without_20_fill_5f_1_5f_2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24"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25" style:family="graphic" style:parent-style-name="Object_20_without_20_fill_5f_6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26"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27" style:family="graphic" style:parent-style-name="Object_20_without_20_fill_5f_1_5f_2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2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29" style:family="graphic" style:parent-style-name="Default_5f_1_5f_2_5f_2_5f_1">
      <style:graphic-properties draw:stroke="none" svg:stroke-color="#000000" draw:fill="none" draw:fill-color="#ffffff" draw:textarea-vertical-align="middle" fo:min-height="0.279cm" fo:padding-top="0.051cm" fo:padding-bottom="0.051cm" fo:padding-left="0.051cm" fo:padding-right="0.051cm"/>
    </style:style>
    <style:style style:name="gr33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3"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4"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5" style:family="graphic" style:parent-style-name="Object_20_without_20_fill_5f_1_5f_2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36" style:family="graphic" style:parent-style-name="Default_5f_1_5f_5">
      <style:graphic-properties draw:stroke="none" svg:stroke-color="#000000" draw:fill="none" draw:fill-color="#ffffff" fo:min-height="0.817cm"/>
    </style:style>
    <style:style style:name="gr337"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0" style:family="graphic" style:parent-style-name="Default_5f_1_5f_3_5f_1">
      <style:graphic-properties draw:stroke="none" draw:fill="solid" draw:fill-color="#ff0000" draw:textarea-horizontal-align="justify" draw:textarea-vertical-align="middle" draw:auto-grow-height="false" fo:min-height="0.334cm" fo:min-width="0cm"/>
    </style:style>
    <style:style style:name="gr341" style:family="graphic" style:parent-style-name="Object_20_without_20_fill_5f_4_5f_1_5f_1">
      <style:graphic-properties svg:stroke-width="0.028cm" draw:marker-start-width="0.549cm" draw:marker-end-width="0.27cm" draw:fill="none" draw:textarea-vertical-align="middle" fo:padding-top="0.139cm" fo:padding-bottom="0.139cm" fo:padding-left="0.264cm" fo:padding-right="0.264cm"/>
    </style:style>
    <style:style style:name="gr342"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style:style>
    <style:style style:name="gr343" style:family="graphic" style:parent-style-name="Default_5f_1_5f_2_5f_1_5f_1">
      <style:graphic-properties draw:stroke="none" svg:stroke-color="#000000" draw:fill="solid" draw:fill-color="#ffffff" draw:textarea-vertical-align="top" fo:min-height="0.268cm" fo:padding-top="0.051cm" fo:padding-bottom="0.051cm" fo:padding-left="0.051cm" fo:padding-right="0.051cm"/>
    </style:style>
    <style:style style:name="gr344"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45" style:family="graphic" style:parent-style-name="Object_20_without_20_fill_5f_5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46"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7" style:family="graphic" style:parent-style-name="Object_20_without_20_fill_5f_1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48" style:family="graphic" style:parent-style-name="Default_5f_1_5f_2_5f_1_5f_1">
      <style:graphic-properties draw:stroke="none" svg:stroke-color="#000000" draw:fill="none" draw:fill-color="#ffffff" draw:textarea-vertical-align="middle" fo:min-height="0.279cm" fo:padding-top="0.051cm" fo:padding-bottom="0.051cm" fo:padding-left="0.051cm" fo:padding-right="0.051cm"/>
    </style:style>
    <style:style style:name="gr349"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0"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1" style:family="graphic" style:parent-style-name="Object_20_without_20_fill_5f_1_5f_2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52"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3"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4" style:family="graphic" style:parent-style-name="Object_20_without_20_fill_5f_1_5f_2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55" style:family="graphic" style:parent-style-name="Object_20_without_20_fill_5f_1_5f_2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56" style:family="graphic" style:parent-style-name="Object_20_without_20_fill_5f_1_5f_2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57"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2" style:family="graphic" style:parent-style-name="Default_5f_1_5f_3_5f_1_5f_1">
      <style:graphic-properties draw:stroke="none" draw:fill="solid" draw:fill-color="#ff0000" draw:textarea-horizontal-align="justify" draw:textarea-vertical-align="middle" draw:auto-grow-height="false" fo:min-height="0.334cm" fo:min-width="0cm"/>
    </style:style>
    <style:style style:name="gr363" style:family="graphic" style:parent-style-name="Object_20_without_20_fill_5f_4_5f_1_5f_1_5f_1">
      <style:graphic-properties svg:stroke-width="0.028cm" draw:marker-start-width="0.549cm" draw:marker-end-width="0.27cm" draw:fill="none" draw:textarea-vertical-align="middle" fo:padding-top="0.139cm" fo:padding-bottom="0.139cm" fo:padding-left="0.264cm" fo:padding-right="0.264cm"/>
    </style:style>
    <style:style style:name="gr364"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style:style>
    <style:style style:name="gr365" style:family="graphic" style:parent-style-name="Default_5f_1_5f_2_5f_1_5f_1_5f_1">
      <style:graphic-properties draw:stroke="none" svg:stroke-color="#000000" draw:fill="solid" draw:fill-color="#ffffff" draw:textarea-vertical-align="top" fo:min-height="0.268cm" fo:padding-top="0.051cm" fo:padding-bottom="0.051cm" fo:padding-left="0.051cm" fo:padding-right="0.051cm"/>
    </style:style>
    <style:style style:name="gr366"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67" style:family="graphic" style:parent-style-name="Object_20_without_20_fill_5f_5_5f_1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68" style:family="graphic" style:parent-style-name="Default_5f_1_5f_2_5f_1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9" style:family="graphic" style:parent-style-name="Object_20_without_20_fill_5f_1_5f_2_5f_1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70" style:family="graphic" style:parent-style-name="Default_5f_1_5f_2_5f_1_5f_1_5f_1">
      <style:graphic-properties draw:stroke="none" svg:stroke-color="#000000" draw:fill="none" draw:fill-color="#ffffff" draw:textarea-vertical-align="middle" fo:min-height="0.279cm" fo:padding-top="0.051cm" fo:padding-bottom="0.051cm" fo:padding-left="0.051cm" fo:padding-right="0.051cm"/>
    </style:style>
    <style:style style:name="gr371" style:family="graphic" style:parent-style-name="Object_20_without_20_fill_5f_1_5f_2_5f_1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72" style:family="graphic" style:parent-style-name="Object_20_without_20_fill_5f_1_5f_2_5f_1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73" style:family="graphic" style:parent-style-name="Object_20_without_20_fill_5f_1_5f_2_5f_1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74" style:family="graphic" style:parent-style-name="Default_5f_1_5f_8">
      <style:graphic-properties draw:stroke="none" svg:stroke-color="#000000" draw:fill="none" draw:fill-color="#ffffff" fo:min-height="0.817cm"/>
    </style:style>
    <style:style style:name="gr375" style:family="graphic" style:parent-style-name="Default_5f_1_5f_4_5f_1_5f_1">
      <style:graphic-properties draw:stroke="none" draw:fill="solid" draw:fill-color="#ff0000" draw:textarea-horizontal-align="justify" draw:textarea-vertical-align="middle" draw:auto-grow-height="false" fo:min-height="0.334cm" fo:min-width="0cm"/>
    </style:style>
    <style:style style:name="gr376"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style:style>
    <style:style style:name="gr377" style:family="graphic" style:parent-style-name="Object_20_without_20_fill_5f_4_5f_2_5f_1_5f_1">
      <style:graphic-properties svg:stroke-width="0.028cm" draw:marker-start-width="0.549cm" draw:marker-end-width="0.27cm" draw:fill="none" draw:textarea-vertical-align="middle" fo:padding-top="0.139cm" fo:padding-bottom="0.139cm" fo:padding-left="0.264cm" fo:padding-right="0.264cm"/>
    </style:style>
    <style:style style:name="gr378"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79" style:family="graphic" style:parent-style-name="Default_5f_1_5f_2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80" style:family="graphic" style:parent-style-name="Object_20_without_20_fill_5f_1_5f_2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81" style:family="graphic" style:parent-style-name="Object_20_without_20_fill_5f_1_5f_2_5f_1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38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7"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388"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38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0"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 fo:font-size="8pt" style:font-size-asian="18pt" style:font-size-complex="18pt"/>
    </style:style>
    <style:style style:name="P49" style:family="paragraph">
      <loext:graphic-properties draw:fill-color="#fff200"/>
      <style:paragraph-properties fo:text-align="center"/>
    </style:style>
    <style:style style:name="P50" style:family="paragraph">
      <style:paragraph-properties fo:text-align="start">
        <style:tab-stops>
          <style:tab-stop style:position="1.27cm"/>
        </style:tab-stops>
      </style:paragraph-properties>
    </style:style>
    <style:style style:name="P51"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 fo:font-size="8pt" style:font-size-asian="12pt" style:font-size-complex="12pt"/>
    </style:style>
    <style:style style:name="P52" style:family="paragraph">
      <style:paragraph-properties fo:text-align="start">
        <style:tab-stops>
          <style:tab-stop style:position="2.286cm"/>
        </style:tab-stops>
      </style:paragraph-properties>
    </style:style>
    <style:style style:name="P53"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 fo:font-size="8pt" style:font-size-asian="8pt" style:font-size-complex="8pt"/>
    </style:style>
    <style:style style:name="P54" style:family="paragraph">
      <style:paragraph-properties fo:text-align="start">
        <style:tab-stops>
          <style:tab-stop style:position="1.524cm"/>
          <style:tab-stop style:position="1.905cm"/>
        </style:tab-stops>
      </style:paragraph-properties>
    </style:style>
    <style:style style:name="P55" style:family="paragraph">
      <style:paragraph-properties fo:margin-top="0.051cm" fo:margin-bottom="0cm" fo:text-align="start">
        <style:tab-stops>
          <style:tab-stop style:position="1.524cm"/>
          <style:tab-stop style:position="1.905cm"/>
        </style:tab-stops>
      </style:paragraph-properties>
    </style:style>
    <style:style style:name="P56"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 fo:font-size="8pt" style:font-size-asian="8pt" style:font-size-complex="8pt"/>
    </style:style>
    <style:style style:name="P57" style:family="paragraph">
      <style:paragraph-properties fo:text-align="start">
        <style:tab-stops>
          <style:tab-stop style:position="1.651cm"/>
        </style:tab-stops>
      </style:paragraph-properties>
    </style:style>
    <style:style style:name="P58"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59" style:family="paragraph">
      <loext:graphic-properties draw:fill="none" draw:fill-color="#ffffff"/>
      <style:paragraph-properties fo:text-align="end" style:writing-mode="lr-tb"/>
      <style:text-properties fo:color="#0066b3" style:font-name="Liberation Sans Narrow" fo:font-size="8pt" style:font-size-asian="18pt" style:font-size-complex="18pt"/>
    </style:style>
    <style:style style:name="P60" style:family="paragraph">
      <loext:graphic-properties draw:fill="none" draw:fill-color="#ffffff"/>
      <style:paragraph-properties fo:text-align="center" style:writing-mode="lr-tb"/>
      <style:text-properties style:use-window-font-color="true" style:font-name="Liberation Sans Narrow" fo:font-size="8pt" style:font-size-asian="18pt" style:font-size-complex="18pt"/>
    </style:style>
    <style:style style:name="P61" style:family="paragraph">
      <loext:graphic-properties draw:fill="none" draw:fill-color="#ffffff"/>
      <style:paragraph-properties fo:text-align="center" style:writing-mode="lr-tb"/>
      <style:text-properties style:font-name="Liberation Sans Narrow" fo:font-size="8pt" fo:font-weight="bold" style:font-size-asian="18pt" style:font-weight-asian="bold" style:font-size-complex="18pt" style:font-weight-complex="bold"/>
    </style:style>
    <style:style style:name="P62" style:family="paragraph">
      <loext:graphic-properties draw:fill="none" draw:fill-color="#ffffff"/>
      <style:paragraph-properties fo:text-align="start" style:writing-mode="lr-tb"/>
      <style:text-properties fo:color="#0066b3" style:font-name="Liberation Sans Narrow" fo:font-size="8pt" style:font-size-asian="18pt" style:font-size-complex="18pt"/>
    </style:style>
    <style:style style:name="P63" style:family="paragraph">
      <loext:graphic-properties draw:fill="none" draw:fill-color="#ffffff"/>
      <style:paragraph-properties fo:text-align="center" style:writing-mode="lr-tb"/>
      <style:text-properties fo:color="#00a65d" style:font-name="Liberation Sans Narrow" fo:font-size="8pt" fo:font-weight="bold" style:font-size-asian="18pt" style:font-weight-asian="bold" style:font-size-complex="18pt" style:font-weight-complex="bold"/>
    </style:style>
    <style:style style:name="P64" style:family="paragraph">
      <loext:graphic-properties draw:fill="none" draw:fill-color="#ffffff"/>
      <style:paragraph-properties fo:text-align="center" style:writing-mode="lr-tb"/>
      <style:text-properties fo:color="#ed1c24" style:font-name="Liberation Sans Narrow"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style:use-window-font-color="true" style:font-name="Liberation Sans Narrow" fo:font-size="8pt" fo:font-style="italic" style:font-size-asian="18pt" style:font-style-asian="italic" style:font-size-complex="18pt" style:font-style-complex="italic"/>
    </style:style>
    <style:style style:name="P66"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 fo:font-size="8pt" style:font-size-asian="12pt" style:font-size-complex="12pt"/>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style:font-size-asian="12pt" style:font-size-complex="12pt"/>
    </style:style>
    <style:style style:name="P68" style:family="paragraph">
      <loext:graphic-properties draw:fill="none" draw:fill-color="#ffffff"/>
      <style:paragraph-properties fo:text-align="center" style:writing-mode="lr-tb"/>
      <style:text-properties fo:color="#000000" style:font-name="Liberation Sans Narrow" fo:font-size="8pt" style:font-size-asian="18pt" style:font-size-complex="18pt"/>
    </style:style>
    <style:style style:name="P69" style:family="paragraph">
      <style:paragraph-properties fo:text-align="start">
        <style:tab-stops>
          <style:tab-stop style:position="0.254cm"/>
        </style:tab-stops>
      </style:paragraph-properties>
    </style:style>
    <style:style style:name="P70"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 fo:font-size="8pt" style:font-size-asian="12pt" style:font-size-complex="12pt"/>
    </style:style>
    <style:style style:name="P71" style:family="paragraph">
      <loext:graphic-properties draw:fill="none" draw:fill-color="#ffffff"/>
      <style:paragraph-properties fo:text-align="end" style:writing-mode="lr-tb"/>
      <style:text-properties fo:font-size="8pt" style:font-size-asian="18pt" style:font-size-complex="18pt"/>
    </style:style>
    <style:style style:name="P72" style:family="paragraph">
      <loext:graphic-properties draw:fill="none" draw:fill-color="#ffffff"/>
      <style:paragraph-properties fo:text-align="start" style:writing-mode="lr-tb"/>
      <style:text-properties fo:font-size="8pt" style:font-size-asian="18pt" style:font-size-complex="18pt"/>
    </style:style>
    <style:style style:name="P73" style:family="paragraph">
      <loext:graphic-properties draw:fill="none" draw:fill-gradient-name="Gradient_20_4"/>
      <style:paragraph-properties fo:text-align="center"/>
    </style:style>
    <style:style style:name="P74" style:family="paragraph">
      <loext:graphic-properties draw:fill="solid" draw:fill-color="#ff0000"/>
      <style:paragraph-properties fo:text-align="center"/>
    </style:style>
    <style:style style:name="P75" style:family="paragraph">
      <loext:graphic-properties draw:fill="solid" draw:fill-color="#729fcf"/>
      <style:paragraph-properties fo:text-align="center"/>
    </style:style>
    <style:style style:name="P76" style:family="paragraph">
      <loext:graphic-properties draw:fill="none" draw:fill-gradient-name="Gradient_20_6"/>
      <style:paragraph-properties fo:text-align="center"/>
    </style:style>
    <style:style style:name="P77"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style:font-size-asian="12pt" style:font-size-complex="12pt"/>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weight-asian="bold" style:font-size-complex="12pt" style:font-weight-complex="bold"/>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size-complex="12pt"/>
    </style:style>
    <style:style style:name="P80" style:family="paragraph">
      <loext:graphic-properties draw:fill="none" draw:fill-color="#ffffff"/>
      <style:paragraph-properties fo:text-align="center" style:writing-mode="lr-tb"/>
      <style:text-properties fo:color="#000000" style:font-name="Liberation Sans Narrow" fo:font-size="8pt" fo:font-weight="bold" style:font-size-asian="18pt" style:font-weight-asian="bold" style:font-size-complex="18pt" style:font-weight-complex="bold"/>
    </style:style>
    <style:style style:name="P81" style:family="paragraph">
      <loext:graphic-properties draw:fill="none"/>
      <style:paragraph-properties fo:text-align="center" style:writing-mode="lr-tb"/>
    </style:style>
    <style:style style:name="P82"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size-complex="12pt"/>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weight-asian="bold" style:font-size-complex="12pt" style:font-weight-complex="bold"/>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normal" style:font-size-asian="12pt" style:font-weight-asian="normal" style:font-size-complex="12pt" style:font-weight-complex="normal"/>
    </style:style>
    <style:style style:name="P85" style:family="paragraph">
      <loext:graphic-properties draw:fill="solid"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86"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style:font-size-asian="12pt" style:font-size-complex="12pt"/>
    </style:style>
    <style:style style:name="P87"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fo:font-weight="normal" style:font-size-asian="12pt" style:font-weight-asian="bold" style:font-size-complex="12pt" style:font-weight-complex="bold"/>
    </style:style>
    <style:style style:name="P88" style:family="paragraph">
      <loext:graphic-properties draw:fill="none" draw:fill-gradient-name="Gradient_20_8"/>
      <style:paragraph-properties fo:text-align="center"/>
    </style:style>
    <style:style style:name="P89"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style:font-size-asian="12pt" style:font-size-complex="12pt"/>
    </style:style>
    <style:style style:name="P90" style:family="paragraph">
      <style:paragraph-properties fo:margin-left="0cm" fo:margin-right="0cm" fo:text-align="end" fo:text-indent="0cm">
        <style:tab-stops>
          <style:tab-stop style:position="1.651cm"/>
        </style:tab-stops>
      </style:paragraph-properties>
    </style:style>
    <style:style style:name="P91"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0066b3" style:font-name="Liberation Sans Narrow" fo:font-size="8pt" style:letter-kerning="true" style:font-name-asian="Noto Sans CJK SC Regular" style:font-size-asian="12pt" style:font-name-complex="Lohit Devanagari" style:font-size-complex="12pt"/>
    </style:style>
    <style:style style:name="P92"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fo:font-weight="normal" style:font-size-asian="12pt" style:font-weight-asian="bold" style:font-size-complex="12pt" style:font-weight-complex="bold"/>
    </style:style>
    <style:style style:name="P93"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ff0000" style:font-name="Liberation Sans Narrow" fo:font-size="8pt" style:letter-kerning="true" style:font-name-asian="Noto Sans CJK SC Regular" style:font-size-asian="12pt" style:font-name-complex="Lohit Devanagari" style:font-size-complex="12pt"/>
    </style:style>
    <style:style style:name="P94" style:family="paragraph">
      <loext:graphic-properties draw:fill="none" draw:fill-color="#ffffff"/>
      <style:paragraph-properties fo:text-align="start" style:writing-mode="lr-tb"/>
      <style:text-properties fo:color="#000000" style:font-name="Liberation Sans Narrow" fo:font-size="8pt" style:font-size-asian="18pt" style:font-size-complex="18pt"/>
    </style:style>
    <style:style style:name="P95" style:family="paragraph">
      <loext:graphic-properties draw:fill="none" draw:fill-color="#ffffff"/>
    </style:style>
    <style:style style:name="P96" style:family="paragraph">
      <style:paragraph-properties fo:text-align="start">
        <style:tab-stops>
          <style:tab-stop style:position="1.651cm"/>
        </style:tab-stops>
      </style:paragraph-properties>
      <style:text-properties fo:font-size="8pt"/>
    </style:style>
    <style:style style:name="P97" style:family="paragraph">
      <style:paragraph-properties fo:text-align="end">
        <style:tab-stops>
          <style:tab-stop style:position="1.651cm"/>
        </style:tab-stops>
      </style:paragraph-properties>
      <style:text-properties fo:font-size="8pt"/>
    </style:style>
    <style:style style:name="P98" style:family="paragraph">
      <style:paragraph-properties fo:margin-left="0cm" fo:margin-right="0cm" fo:text-align="end" fo:text-indent="0cm">
        <style:tab-stops>
          <style:tab-stop style:position="1.651cm"/>
        </style:tab-stops>
      </style:paragraph-properties>
      <style:text-properties fo:font-size="8pt"/>
    </style:style>
    <style:style style:name="P99" style:family="paragraph">
      <style:paragraph-properties fo:text-align="start"/>
      <style:text-properties fo:font-size="8pt"/>
    </style:style>
    <style:style style:name="P100" style:family="paragraph">
      <style:text-properties fo:font-size="18pt"/>
    </style:style>
    <style:style style:name="P101" style:family="paragraph">
      <loext:graphic-properties draw:fill="none" draw:fill-color="#ffffff"/>
      <style:text-properties fo:font-size="18pt"/>
    </style:style>
    <style:style style:name="P102" style:family="paragraph">
      <style:text-properties fo:font-size="8pt"/>
    </style:style>
    <style:style style:name="P103" style:family="paragraph">
      <style:paragraph-properties fo:text-align="center"/>
      <style:text-properties fo:font-size="8pt"/>
    </style:style>
    <style:style style:name="P104" style:family="paragraph">
      <style:paragraph-properties fo:text-align="start">
        <style:tab-stops>
          <style:tab-stop style:position="0.254cm"/>
        </style:tab-stops>
      </style:paragraph-properties>
      <style:text-properties fo:font-size="8pt"/>
    </style:style>
    <style:style style:name="P105" style:family="paragraph">
      <loext:graphic-properties draw:fill="none" draw:fill-gradient-name="Gradient_20_7"/>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style:style style:name="T73" style:family="text">
      <style:text-properties fo:color="#ff0000" style:font-name="Liberation Sans Narrow" fo:font-size="8pt" style:font-size-asian="12pt" style:font-size-complex="12pt"/>
    </style:style>
    <style:style style:name="T74" style:family="text">
      <style:text-properties fo:color="#ff0000" style:font-name="Liberation Sans Narrow" fo:font-size="8pt" fo:font-weight="bold" style:font-size-asian="12pt" style:font-weight-asian="bold" style:font-size-complex="12pt" style:font-weight-complex="bold"/>
    </style:style>
    <style:style style:name="T75" style:family="text">
      <style:text-properties fo:color="#0066b3" style:font-name="Liberation Sans Narrow" fo:font-size="8pt" fo:font-weight="bold" style:font-size-asian="12pt" style:font-size-complex="12pt"/>
    </style:style>
    <style:style style:name="T76" style:family="text">
      <style:text-properties fo:color="#000000" style:font-name="Liberation Sans Narrow" fo:font-size="8pt" fo:font-weight="bold" style:font-size-asian="18pt" style:font-weight-asian="bold" style:font-size-complex="18pt" style:font-weight-complex="bold"/>
    </style:style>
    <style:style style:name="T77" style:family="text">
      <style:text-properties fo:color="#ff0000" style:font-name="Liberation Sans Narrow" fo:font-size="8pt" fo:font-weight="bold" style:font-size-asian="12pt" style:font-size-complex="12pt"/>
    </style:style>
    <style:style style:name="T78" style:family="text">
      <style:text-properties fo:color="#0066b3" style:font-name="Liberation Sans Narrow" fo:font-size="8pt" fo:font-weight="bold" style:font-size-asian="12pt" style:font-weight-asian="bold" style:font-size-complex="12pt" style:font-weight-complex="bold"/>
    </style:style>
    <style:style style:name="T79" style:family="text">
      <style:text-properties fo:color="#0066b3" style:font-name="Liberation Sans Narrow" fo:font-size="8pt" fo:font-weight="normal" style:font-size-asian="12pt" style:font-weight-asian="normal" style:font-size-complex="12pt" style:font-weight-complex="normal"/>
    </style:style>
    <style:style style:name="T80" style:family="text">
      <style:text-properties fo:color="#ff0000" style:font-name="Liberation Sans Narrow" fo:font-size="8pt" fo:font-weight="normal" style:font-size-asian="12pt" style:font-weight-asian="bold" style:font-size-complex="12pt" style:font-weight-complex="bold"/>
    </style:style>
    <style:style style:name="T81" style:family="text">
      <style:text-properties fo:color="#0066b3" style:font-name="Liberation Sans Narrow" fo:font-size="8pt" style:letter-kerning="true" style:font-name-asian="Noto Sans CJK SC Regular" style:font-size-asian="12pt" style:font-name-complex="Lohit Devanagari" style:font-size-complex="12pt"/>
    </style:style>
    <style:style style:name="T82" style:family="text">
      <style:text-properties fo:color="#0066b3" style:font-name="Liberation Sans Narrow" fo:font-size="8pt" fo:font-weight="normal" style:font-size-asian="12pt" style:font-weight-asian="bold" style:font-size-complex="12pt" style:font-weight-complex="bold"/>
    </style:style>
    <style:style style:name="T83" style:family="text">
      <style:text-properties fo:color="#ff0000" style:font-name="Liberation Sans Narrow" fo:font-size="8pt" style:letter-kerning="true" style:font-name-asian="Noto Sans CJK SC Regular" style:font-size-asian="12pt" style:font-name-complex="Lohit Devanagari"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text:span><text:span text:style-name="T1">a</text:span><text:span text:style-name="T1">n</text:span><text:span text:style-name="T1">s</text:span><text:span text:style-name="T1">it</text:span><text:span text:style-name="T1">i</text:span><text:span text:style-name="T1">o</text:span><text:span text:style-name="T1">n</text:span></text:p>
            <text:p><text:span text:style-name="T1">f</text:span><text:span text:style-name="T1">u</text:span><text:span text:style-name="T1">n</text:span><text:span text:style-name="T1">c</text:span><text:span text:style-name="T1">ti</text:span><text:span text:style-name="T1">o</text:span><text:span text:style-name="T1">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text:span><text:span text:style-name="T1">u</text:span><text:span text:style-name="T1">t</text:span><text:span text:style-name="T1">p</text:span><text:span text:style-name="T1">u</text:span><text:span text:style-name="T1">t</text:span></text:p>
            <text:p><text:span text:style-name="T1">f</text:span><text:span text:style-name="T1">u</text:span><text:span text:style-name="T1">n</text:span><text:span text:style-name="T1">c</text:span><text:span text:style-name="T1">ti</text:span><text:span text:style-name="T1">o</text:span><text:span text:style-name="T1">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text:span><text:span text:style-name="T2">o</text:span><text:span text:style-name="T2">m</text:span><text:span text:style-name="T2">b</text:span><text:span text:style-name="T2">i</text:span><text:span text:style-name="T2">n</text:span><text:span text:style-name="T2">a</text:span><text:span text:style-name="T2">ti</text:span><text:span text:style-name="T2">o</text:span><text:span text:style-name="T2">n</text:span><text:span text:style-name="T2">a</text:span><text:span text:style-name="T2">l</text:span></text:p>
            <text:p><text:span text:style-name="T2">l</text:span><text:span text:style-name="T2">o</text:span><text:span text:style-name="T2">g</text:span><text:span text:style-name="T2">i</text:span><text:span text:style-name="T2">c</text:span></text:p>
          </draw:text-box>
        </draw:frame>
        <draw:frame draw:style-name="gr16" draw:text-style-name="P7" draw:layer="layout" svg:width="2.787cm" svg:height="1.229cm" svg:x="3.106cm" svg:y="4.671cm">
          <draw:text-box>
            <text:p><text:span text:style-name="T3">s</text:span><text:span text:style-name="T3">e</text:span><text:span text:style-name="T3">q</text:span><text:span text:style-name="T3">u</text:span><text:span text:style-name="T3">e</text:span><text:span text:style-name="T3">n</text:span><text:span text:style-name="T3">ti</text:span><text:span text:style-name="T3">a</text:span><text:span text:style-name="T3">l</text:span></text:p>
            <text:p><text:span text:style-name="T3">l</text:span><text:span text:style-name="T3">o</text:span><text:span text:style-name="T3">g</text:span><text:span text:style-name="T3">i</text:span><text:span text:style-name="T3">c</text:span></text:p>
          </draw:text-box>
        </draw:frame>
        <draw:frame draw:style-name="gr17" draw:text-style-name="P8" draw:layer="layout" svg:width="0.99cm" svg:height="0.421cm" svg:x="10.389cm" svg:y="1.712cm">
          <draw:text-box>
            <text:p><text:span text:style-name="T4">I</text:span><text:span text:style-name="T4">N</text:span><text:span text:style-name="T4">s</text:span></text:p>
          </draw:text-box>
        </draw:frame>
        <draw:frame draw:style-name="gr17" draw:text-style-name="P8" draw:layer="layout" svg:width="0.99cm" svg:height="0.421cm" svg:x="10.389cm" svg:y="4.506cm">
          <draw:text-box>
            <text:p><text:span text:style-name="T4">O</text:span><text:span text:style-name="T4">U</text:span><text:span text:style-name="T4">T</text:span><text:span text:style-name="T4">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text:span><text:span text:style-name="T4">o</text:span><text:span text:style-name="T4">c</text:span><text:span text:style-name="T4">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text:span><text:span text:style-name="T5">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text:span><text:span text:style-name="T9">A</text:span></text:p>
          </draw:text-box>
        </draw:frame>
        <draw:frame draw:style-name="gr26" draw:text-style-name="P12" draw:layer="layout" svg:width="0.736cm" svg:height="0.581cm" svg:x="24.995cm" svg:y="2.986cm">
          <draw:text-box>
            <text:p><text:span text:style-name="T6">T</text:span><text:span text:style-name="T7">p</text:span><text:span text:style-name="T7">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text:span><text:span text:style-name="T5">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text:span><text:span text:style-name="T9">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text:span><text:span text:style-name="T5">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text:span><text:span text:style-name="T5">o</text:span><text:span text:style-name="T5">s</text:span><text:span text:style-name="T5">it</text:span><text:span text:style-name="T5">i</text:span><text:span text:style-name="T5">v</text:span><text:span text:style-name="T5">e</text:span><text:span text:style-name="T5"> </text:span><text:span text:style-name="T5">u</text:span><text:span text:style-name="T5">n</text:span><text:span text:style-name="T5">a</text:span><text:span text:style-name="T5">t</text:span><text:span text:style-name="T5">e</text:span><text:span text:style-name="T5"> </text:span><text:span text:style-name="T5">a</text:span><text:span text:style-name="T5">r</text:span><text:span text:style-name="T5">c</text:span></text:p>
          </draw:text-box>
        </draw:frame>
        <draw:frame draw:style-name="gr35" draw:text-style-name="P17" draw:layer="layout" svg:width="3.861cm" svg:height="0.755cm" svg:x="19.38cm" svg:y="8.745cm">
          <draw:text-box>
            <text:p text:style-name="P16"><text:span text:style-name="T5">n</text:span><text:span text:style-name="T5">e</text:span><text:span text:style-name="T5">g</text:span><text:span text:style-name="T5">a</text:span><text:span text:style-name="T5">ti</text:span><text:span text:style-name="T5">v</text:span><text:span text:style-name="T5">e</text:span><text:span text:style-name="T5"> </text:span><text:span text:style-name="T5">u</text:span><text:span text:style-name="T5">n</text:span><text:span text:style-name="T5">a</text:span><text:span text:style-name="T5">t</text:span><text:span text:style-name="T5">e</text:span><text:span text:style-name="T5"> </text:span><text:span text:style-name="T5">a</text:span><text:span text:style-name="T5">r</text:span><text:span text:style-name="T5">c</text:span></text:p>
          </draw:text-box>
        </draw:frame>
        <draw:frame draw:style-name="gr35" draw:text-style-name="P17" draw:layer="layout" svg:width="3.861cm" svg:height="0.755cm" svg:x="24.561cm" svg:y="9.913cm">
          <draw:text-box>
            <text:p text:style-name="P16"><text:span text:style-name="T5">n</text:span><text:span text:style-name="T5">o</text:span><text:span text:style-name="T5">n</text:span><text:span text:style-name="T5">_</text:span><text:span text:style-name="T5">u</text:span><text:span text:style-name="T5">n</text:span><text:span text:style-name="T5">a</text:span><text:span text:style-name="T5">t</text:span><text:span text:style-name="T5">e</text:span><text:span text:style-name="T5"> </text:span><text:span text:style-name="T5">a</text:span><text:span text:style-name="T5">r</text:span><text:span text:style-name="T5">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text:span><text:span text:style-name="T1">o</text:span><text:span text:style-name="T1">m</text:span><text:span text:style-name="T1">b</text:span><text:span text:style-name="T1">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text:span><text:span text:style-name="T1">o</text:span><text:span text:style-name="T1">m</text:span><text:span text:style-name="T1">b</text:span><text:span text:style-name="T1">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text:span><text:span text:style-name="T1">o</text:span><text:span text:style-name="T1">m</text:span><text:span text:style-name="T1">b</text:span><text:span text:style-name="T1">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text:span><text:span text:style-name="T1">o</text:span><text:span text:style-name="T1">m</text:span><text:span text:style-name="T1">b</text:span><text:span text:style-name="T1">o</text:span></text:p>
            </draw:text-box>
          </draw:frame>
        </draw:g>
        <draw:frame draw:style-name="gr17" draw:text-style-name="P8" draw:layer="layout" svg:width="0.635cm" svg:height="0.421cm" svg:x="28.448cm" svg:y="13.422cm">
          <draw:text-box>
            <text:p><text:span text:style-name="T4">o</text:span><text:span text:style-name="T4">u</text:span><text:span text:style-name="T4">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text:span><text:span text:style-name="T4">o</text:span><text:span text:style-name="T4">c</text:span><text:span text:style-name="T4">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ext:span><text:span text:style-name="T13">t</text:span><text:span text:style-name="T13">a</text:span><text:span text:style-name="T13">rt</text:span><text:span text:style-name="T13">p</text:span><text:span text:style-name="T13">o</text:span><text:span text:style-name="T13">i</text:span><text:span text:style-name="T13">n</text:span><text:span text:style-name="T13">t </text:span><text:span text:style-name="T13">(</text:span><text:span text:style-name="T13">p</text:span><text:span text:style-name="T13">ri</text:span><text:span text:style-name="T13">m</text:span><text:span text:style-name="T13">a</text:span><text:span text:style-name="T13">r</text:span><text:span text:style-name="T13">y </text:span><text:span text:style-name="T13">i</text:span><text:span text:style-name="T13">n</text:span><text:span text:style-name="T13">p</text:span><text:span text:style-name="T13">u</text:span><text:span text:style-name="T13">t </text:span><text:span text:style-name="T13">o</text:span><text:span text:style-name="T13">r </text:span><text:span text:style-name="T13">F</text:span><text:span text:style-name="T13">F </text:span><text:span text:style-name="T13">c</text:span><text:span text:style-name="T13">l</text:span><text:span text:style-name="T13">o</text:span><text:span text:style-name="T13">c</text:span><text:span text:style-name="T13">k </text:span><text:span text:style-name="T13">p</text:span><text:span text:style-name="T13">i</text:span><text:span text:style-name="T13">n</text:span><text:span text:style-name="T13">)</text:span></text:p>
          </draw:text-box>
        </draw:frame>
        <draw:frame draw:style-name="gr52" draw:text-style-name="P20" draw:layer="layout" svg:width="6.655cm" svg:height="0.501cm" svg:x="17.322cm" svg:y="16.383cm">
          <draw:text-box>
            <text:p text:style-name="P19"><text:span text:style-name="T13">e</text:span><text:span text:style-name="T13">n</text:span><text:span text:style-name="T13">d</text:span><text:span text:style-name="T13">p</text:span><text:span text:style-name="T13">o</text:span><text:span text:style-name="T13">i</text:span><text:span text:style-name="T13">n</text:span><text:span text:style-name="T13">t </text:span><text:span text:style-name="T13">(</text:span><text:span text:style-name="T13">p</text:span><text:span text:style-name="T13">ri</text:span><text:span text:style-name="T13">m</text:span><text:span text:style-name="T13">a</text:span><text:span text:style-name="T13">r</text:span><text:span text:style-name="T13">y </text:span><text:span text:style-name="T13">o</text:span><text:span text:style-name="T13">u</text:span><text:span text:style-name="T13">t</text:span><text:span text:style-name="T13">p</text:span><text:span text:style-name="T13">u</text:span><text:span text:style-name="T13">t </text:span><text:span text:style-name="T13">o</text:span><text:span text:style-name="T13">r </text:span><text:span text:style-name="T13">F</text:span><text:span text:style-name="T13">F </text:span><text:span text:style-name="T13">d</text:span><text:span text:style-name="T13">a</text:span><text:span text:style-name="T13">t</text:span><text:span text:style-name="T13">a </text:span><text:span text:style-name="T13">p</text:span><text:span text:style-name="T13">i</text:span><text:span text:style-name="T13">n</text:span><text:span text:style-name="T13">)</text:span></text:p>
          </draw:text-box>
        </draw:frame>
        <draw:frame draw:style-name="gr52" draw:text-style-name="P20" draw:layer="layout" svg:width="10.135cm" svg:height="0.501cm" svg:x="17.322cm" svg:y="17.119cm">
          <draw:text-box>
            <text:p text:style-name="P19"><text:span text:style-name="T13">ti</text:span><text:span text:style-name="T13">m</text:span><text:span text:style-name="T13">i</text:span><text:span text:style-name="T13">n</text:span><text:span text:style-name="T13">g </text:span><text:span text:style-name="T13">p</text:span><text:span text:style-name="T13">a</text:span><text:span text:style-name="T13">t</text:span><text:span text:style-name="T13">h </text:span><text:span text:style-name="T13">(</text:span><text:span text:style-name="T14">i</text:span><text:span text:style-name="T14">n</text:span><text:span text:style-name="T14">-</text:span><text:span text:style-name="T14">t</text:span><text:span text:style-name="T14">o</text:span><text:span text:style-name="T14">-</text:span><text:span text:style-name="T14">r</text:span><text:span text:style-name="T14">e</text:span><text:span text:style-name="T14">g</text:span><text:span text:style-name="T13">, </text:span><text:span text:style-name="T15">r</text:span><text:span text:style-name="T15">e</text:span><text:span text:style-name="T15">g</text:span><text:span text:style-name="T15">-</text:span><text:span text:style-name="T15">t</text:span><text:span text:style-name="T15">o</text:span><text:span text:style-name="T15">-</text:span><text:span text:style-name="T15">r</text:span><text:span text:style-name="T15">e</text:span><text:span text:style-name="T15">g</text:span><text:span text:style-name="T13">, </text:span><text:span text:style-name="T16">r</text:span><text:span text:style-name="T16">e</text:span><text:span text:style-name="T16">g</text:span><text:span text:style-name="T16">-</text:span><text:span text:style-name="T16">t</text:span><text:span text:style-name="T16">o</text:span><text:span text:style-name="T16">-</text:span><text:span text:style-name="T16">o</text:span><text:span text:style-name="T16">u</text:span><text:span text:style-name="T16">t</text:span><text:span text:style-name="T13">, </text:span><text:span text:style-name="T17">i</text:span><text:span text:style-name="T17">n</text:span><text:span text:style-name="T17">-</text:span><text:span text:style-name="T17">t</text:span><text:span text:style-name="T17">o</text:span><text:span text:style-name="T17">-</text:span><text:span text:style-name="T17">o</text:span><text:span text:style-name="T17">u</text:span><text:span text:style-name="T17">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text:span><text:span text:style-name="T18">et</text:span><text:span text:style-name="T18">u</text:span><text:span text:style-name="T18">p </text:span><text:span text:style-name="T18">ti</text:span><text:span text:style-name="T18">m</text:span><text:span text:style-name="T18">e <text:s/></text:span><text:span text:style-name="T18"><text:s text:c="3"/></text:span><text:span text:style-name="T18"><text:s/></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text:span><text:span text:style-name="T23">o</text:span><text:span text:style-name="T23">p</text:span><text:span text:style-name="T23">a</text:span><text:span text:style-name="T23">g</text:span><text:span text:style-name="T23">at</text:span><text:span text:style-name="T23">io</text:span><text:span text:style-name="T23">n </text:span><text:span text:style-name="T23">ti</text:span><text:span text:style-name="T23">m</text:span><text:span text:style-name="T23">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text:span><text:span text:style-name="T24">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3"/></text:span><text:span text:style-name="T18"><text:s text:c="3"/></text:span><text:span text:style-name="T18">h</text:span><text:span text:style-name="T18">ol</text:span><text:span text:style-name="T18">d </text:span><text:span text:style-name="T18">ti</text:span><text:span text:style-name="T18">m</text:span><text:span text:style-name="T18">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text:span><text:span text:style-name="T24">A</text:span><text:span text:style-name="T24">T</text:span><text:span text:style-name="T24">A</text:span></text:p>
          </draw:text-box>
        </draw:frame>
        <draw:frame draw:style-name="gr58" draw:text-style-name="P28" draw:layer="layout" svg:width="0.991cm" svg:height="0.37cm" svg:x="9.652cm" svg:y="8.077cm">
          <draw:text-box>
            <text:p text:style-name="P27"><text:span text:style-name="T24">D</text:span><text:span text:style-name="T24">A</text:span><text:span text:style-name="T24">T</text:span><text:span text:style-name="T24">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text:span><text:span text:style-name="T24">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text:span><text:span text:style-name="T24">a</text:span><text:span text:style-name="T24">st</text:span><text:span text:style-name="T24">er</text:span><text:span text:style-name="T24">.</text:span><text:span text:style-name="T24">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ext:span><text:span text:style-name="T24">tc</text:span><text:span text:style-name="T24">h.</text:span><text:span text:style-name="T24">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3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text:span><text:span text:style-name="T28">L</text:span><text:span text:style-name="T28">at</text:span><text:span text:style-name="T28">c</text:span><text:span text:style-name="T28">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text:span><text:span text:style-name="T27">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text:span><text:span text:style-name="T29">a</text:span><text:span text:style-name="T29">st</text:span><text:span text:style-name="T29">er</text:span></text:p>
          </draw:text-box>
        </draw:frame>
        <draw:frame draw:style-name="gr82" draw:text-style-name="P34" draw:layer="layout" svg:width="0.838cm" svg:height="0.37cm" svg:x="5.334cm" svg:y="14.63cm">
          <draw:text-box>
            <text:p text:style-name="P16"><text:span text:style-name="T29">sl</text:span><text:span text:style-name="T29">a</text:span><text:span text:style-name="T29">v</text:span><text:span text:style-name="T29">e</text:span></text:p>
          </draw:text-box>
        </draw:frame>
        <draw:frame draw:style-name="gr82" draw:text-style-name="P33" draw:layer="layout" svg:width="1.702cm" svg:height="0.37cm" svg:x="4.699cm" svg:y="16.495cm">
          <draw:text-box>
            <text:p text:style-name="P16"><text:span text:style-name="T28">D </text:span><text:span text:style-name="T28">F</text:span><text:span text:style-name="T28">li</text:span><text:span text:style-name="T28">p</text:span><text:span text:style-name="T28">-</text:span><text:span text:style-name="T28">F</text:span><text:span text:style-name="T28">l</text:span><text:span text:style-name="T28">o</text:span><text:span text:style-name="T28">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27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text:span><text:span text:style-name="T30">K</text:span></text:p>
            </draw:text-box>
          </draw:frame>
        </draw:g>
        <draw:custom-shape draw:style-name="gr74" draw:text-style-name="P10" draw:layer="layout" svg:width="0.153cm" svg:height="0.153cm" svg:x="1.902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54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text:span><text:span text:style-name="T23">s</text:span><text:span text:style-name="T23">a</text:span><text:span text:style-name="T23">m</text:span><text:span text:style-name="T23">pl</text:span><text:span text:style-name="T23">e </text:span><text:span text:style-name="T23">fu</text:span><text:span text:style-name="T23">n</text:span><text:span text:style-name="T23">ct</text:span><text:span text:style-name="T23">io</text:span><text:span text:style-name="T23">n</text:span></text:p>
          </draw:text-box>
        </draw:frame>
        <draw:frame draw:style-name="gr82" draw:text-style-name="P22" draw:layer="layout" svg:width="2.337cm" svg:height="0.37cm" svg:x="7.01cm" svg:y="17.054cm">
          <draw:text-box>
            <text:p text:style-name="P16"><text:span text:style-name="T23">b) </text:span><text:span text:style-name="T23">s</text:span><text:span text:style-name="T23">y</text:span><text:span text:style-name="T23">m</text:span><text:span text:style-name="T23">b</text:span><text:span text:style-name="T23">ol</text:span></text:p>
          </draw:text-box>
        </draw:frame>
        <draw:frame draw:style-name="gr82" draw:text-style-name="P22" draw:layer="layout" svg:width="2.337cm" svg:height="0.37cm" svg:x="2.895cm" svg:y="17.054cm">
          <draw:text-box>
            <text:p text:style-name="P16"><text:span text:style-name="T23">a) </text:span><text:span text:style-name="T23">in</text:span><text:span text:style-name="T23">te</text:span><text:span text:style-name="T23">rn</text:span><text:span text:style-name="T23">al </text:span><text:span text:style-name="T23">ci</text:span><text:span text:style-name="T23">rc</text:span><text:span text:style-name="T23">ui</text:span><text:span text:style-name="T23">t</text:span></text:p>
          </draw:text-box>
        </draw:frame>
        <draw:frame draw:style-name="gr82" draw:text-style-name="P22" draw:layer="layout" svg:width="2.565cm" svg:height="0.37cm" svg:x="10.795cm" svg:y="12.965cm">
          <draw:text-box>
            <text:p text:style-name="P16"><text:span text:style-name="T23">c) </text:span><text:span text:style-name="T23">s</text:span><text:span text:style-name="T23">a</text:span><text:span text:style-name="T23">m</text:span><text:span text:style-name="T23">pl</text:span><text:span text:style-name="T23">e </text:span><text:span text:style-name="T23">fu</text:span><text:span text:style-name="T23">n</text:span><text:span text:style-name="T23">ct</text:span><text:span text:style-name="T23">io</text:span><text:span text:style-name="T23">n</text:span></text:p>
          </draw:text-box>
        </draw:frame>
        <draw:frame draw:style-name="gr82" draw:text-style-name="P22" draw:layer="layout" svg:width="2.337cm" svg:height="0.37cm" svg:x="7.01cm" svg:y="12.965cm">
          <draw:text-box>
            <text:p text:style-name="P16"><text:span text:style-name="T23">b) </text:span><text:span text:style-name="T23">s</text:span><text:span text:style-name="T23">y</text:span><text:span text:style-name="T23">m</text:span><text:span text:style-name="T23">b</text:span><text:span text:style-name="T23">ol</text:span></text:p>
          </draw:text-box>
        </draw:frame>
        <draw:frame draw:style-name="gr82" draw:text-style-name="P22" draw:layer="layout" svg:width="2.337cm" svg:height="0.37cm" svg:x="2.895cm" svg:y="12.965cm">
          <draw:text-box>
            <text:p text:style-name="P16"><text:span text:style-name="T23">a) </text:span><text:span text:style-name="T23">in</text:span><text:span text:style-name="T23">te</text:span><text:span text:style-name="T23">rn</text:span><text:span text:style-name="T23">al </text:span><text:span text:style-name="T23">ci</text:span><text:span text:style-name="T23">rc</text:span><text:span text:style-name="T23">ui</text:span><text:span text:style-name="T23">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text:span><text:span text:style-name="T4">e</text:span><text:span text:style-name="T4">t</text:span></text:p>
            </draw:text-box>
          </draw:frame>
          <draw:frame draw:style-name="gr17" draw:text-style-name="P8" draw:layer="layout" svg:width="0.508cm" svg:height="0.421cm" svg:x="1.066cm" svg:y="13.7cm">
            <draw:text-box>
              <text:p><text:span text:style-name="T4">cl</text:span><text:span text:style-name="T4">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text:span><text:span text:style-name="T1">o</text:span><text:span text:style-name="T1">m</text:span><text:span text:style-name="T1">b</text:span><text:span text:style-name="T1">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text:span><text:span text:style-name="T4">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text:span><text:span text:style-name="T29">F</text:span><text:span text:style-name="T29">1</text:span></text:p>
          </draw:text-box>
        </draw:frame>
        <draw:frame draw:style-name="gr109" draw:text-style-name="P34" draw:layer="layout" svg:width="0.736cm" svg:height="0.37cm" svg:x="19.101cm" svg:y="6.629cm">
          <draw:text-box>
            <text:p text:style-name="P16"><text:span text:style-name="T29">G</text:span><text:span text:style-name="T29">2</text:span></text:p>
          </draw:text-box>
        </draw:frame>
        <draw:frame draw:style-name="gr109" draw:text-style-name="P34" draw:layer="layout" svg:width="0.736cm" svg:height="0.37cm" svg:x="21.971cm" svg:y="6.046cm">
          <draw:text-box>
            <text:p text:style-name="P16"><text:span text:style-name="T29">F</text:span><text:span text:style-name="T29">F</text:span><text:span text:style-name="T29">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text:span><text:span text:style-name="T29">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span text:style-name="T29">.</text:span></text:p>
          </draw:text-box>
        </draw:frame>
        <draw:frame draw:style-name="gr109" draw:text-style-name="P34" draw:layer="layout" svg:width="0.736cm" svg:height="0.37cm" svg:x="19.101cm" svg:y="5.446cm">
          <draw:text-box>
            <text:p text:style-name="P16"><text:span text:style-name="T29">G</text:span><text:span text:style-name="T29">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text:span><text:span text:style-name="T4">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text:span><text:span text:style-name="T29">F</text:span><text:span text:style-name="T29">1</text:span></text:p>
          </draw:text-box>
        </draw:frame>
        <draw:frame draw:style-name="gr109" draw:text-style-name="P34" draw:layer="layout" svg:width="0.736cm" svg:height="0.37cm" svg:x="21.971cm" svg:y="10.607cm">
          <draw:text-box>
            <text:p text:style-name="P16"><text:span text:style-name="T29">F</text:span><text:span text:style-name="T29">F</text:span><text:span text:style-name="T29">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text:span><text:span text:style-name="T1">o</text:span><text:span text:style-name="T1">m</text:span><text:span text:style-name="T1">b</text:span><text:span text:style-name="T1">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text:span><text:span text:style-name="T4">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text:span><text:span text:style-name="T4">s</text:span><text:span text:style-name="T4">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text:span><text:span text:style-name="T1">o</text:span><text:span text:style-name="T1">m</text:span><text:span text:style-name="T1">b</text:span><text:span text:style-name="T1">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text:span><text:span text:style-name="T25">lo</text:span><text:span text:style-name="T25">c</text:span><text:span text:style-name="T25">k </text:span><text:span text:style-name="T25">P</text:span><text:span text:style-name="T25">at</text:span><text:span text:style-name="T25">h</text:span></text:p>
          </draw:text-box>
        </draw:frame>
        <draw:frame draw:style-name="gr109" draw:text-style-name="P42" draw:layer="layout" svg:width="1.524cm" svg:height="0.37cm" svg:x="17.018cm" svg:y="14.097cm">
          <draw:text-box>
            <text:p text:style-name="P16"><text:span text:style-name="T21">R</text:span><text:span text:style-name="T21">e</text:span><text:span text:style-name="T21">s</text:span><text:span text:style-name="T21">et </text:span><text:span text:style-name="T21">P</text:span><text:span text:style-name="T21">at</text:span><text:span text:style-name="T21">h</text:span></text:p>
          </draw:text-box>
        </draw:frame>
        <draw:frame draw:style-name="gr109" draw:text-style-name="P43" draw:layer="layout" svg:width="1.524cm" svg:height="0.37cm" svg:x="17.957cm" svg:y="10.439cm">
          <draw:text-box>
            <text:p text:style-name="P16"><text:span text:style-name="T31">D</text:span><text:span text:style-name="T31">at</text:span><text:span text:style-name="T31">a </text:span><text:span text:style-name="T31">P</text:span><text:span text:style-name="T31">at</text:span><text:span text:style-name="T31">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text:span><text:span text:style-name="T32">lo</text:span><text:span text:style-name="T32">c</text:span><text:span text:style-name="T32">k-</text:span><text:span text:style-name="T32">g</text:span><text:span text:style-name="T32">at</text:span><text:span text:style-name="T32">in</text:span><text:span text:style-name="T32">g </text:span><text:span text:style-name="T32">P</text:span><text:span text:style-name="T32">at</text:span><text:span text:style-name="T32">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text:span><text:span text:style-name="T33">ro</text:span><text:span text:style-name="T33">m</text:span></text:p>
          </draw:text-box>
        </draw:frame>
        <draw:frame draw:style-name="gr109" draw:text-style-name="P43" draw:layer="layout" svg:width="0.736cm" svg:height="0.37cm" svg:x="21.971cm" svg:y="2.759cm">
          <draw:text-box>
            <text:p text:style-name="P16"><text:span text:style-name="T31">T</text:span><text:span text:style-name="T31">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span text:style-name="T29">.</text:span></text:p>
          </draw:text-box>
        </draw:frame>
        <draw:frame draw:style-name="gr109" draw:text-style-name="P43" draw:layer="layout" svg:width="1.016cm" svg:height="0.37cm" svg:x="19.075cm" svg:y="2.159cm">
          <draw:text-box>
            <text:p text:style-name="P16"><text:span text:style-name="T31">T</text:span><text:span text:style-name="T31">hr</text:span><text:span text:style-name="T31">o</text:span><text:span text:style-name="T31">u</text:span><text:span text:style-name="T31">g</text:span><text:span text:style-name="T31">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span text:style-name="T29">.</text:span></text:p>
          </draw:text-box>
        </draw:frame>
        <draw:frame draw:style-name="gr109" draw:text-style-name="P40" draw:layer="layout" svg:width="0.33cm" svg:height="0.37cm" svg:x="10.465cm" svg:y="2.685cm">
          <draw:text-box>
            <text:p text:style-name="P30"><text:span text:style-name="T29">..</text:span><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text:span><text:span text:style-name="T29">F</text:span><text:span text:style-name="T29">1</text:span></text:p>
          </draw:text-box>
        </draw:frame>
        <draw:frame draw:style-name="gr109" draw:text-style-name="P34" draw:layer="layout" svg:width="0.736cm" svg:height="0.37cm" svg:x="9.525cm" svg:y="7.316cm">
          <draw:text-box>
            <text:p text:style-name="P16"><text:span text:style-name="T29">F</text:span><text:span text:style-name="T29">F</text:span><text:span text:style-name="T29">2</text:span></text:p>
          </draw:text-box>
        </draw:frame>
        <draw:frame draw:style-name="gr109" draw:text-style-name="P40" draw:layer="layout" svg:width="0.33cm" svg:height="0.37cm" svg:x="7.62cm" svg:y="7.747cm">
          <draw:text-box>
            <text:p text:style-name="P30"><text:span text:style-name="T29">..</text:span><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text:span><text:span text:style-name="T29">F</text:span><text:span text:style-name="T29">3</text:span></text:p>
          </draw:text-box>
        </draw:frame>
        <draw:frame draw:style-name="gr109" draw:text-style-name="P34" draw:layer="layout" svg:width="0.736cm" svg:height="0.37cm" svg:x="9.525cm" svg:y="5.537cm">
          <draw:text-box>
            <text:p text:style-name="P16"><text:span text:style-name="T29">F</text:span><text:span text:style-name="T29">F</text:span><text:span text:style-name="T29">4</text:span></text:p>
          </draw:text-box>
        </draw:frame>
        <draw:frame draw:style-name="gr109" draw:text-style-name="P40" draw:layer="layout" svg:width="0.33cm" svg:height="0.37cm" svg:x="7.62cm" svg:y="5.968cm">
          <draw:text-box>
            <text:p text:style-name="P30"><text:span text:style-name="T29">..</text:span><text:span text:style-name="T29">.</text:span></text:p>
          </draw:text-box>
        </draw:frame>
        <draw:frame draw:style-name="gr109" draw:text-style-name="P40" draw:layer="layout" svg:width="0.33cm" svg:height="0.37cm" svg:x="9.017cm" svg:y="5.968cm">
          <draw:text-box>
            <text:p text:style-name="P30"><text:span text:style-name="T29">..</text:span><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text:span><text:span text:style-name="T34">rt</text:span><text:span text:style-name="T34">u</text:span><text:span text:style-name="T34">al </text:span><text:span text:style-name="T34">cl</text:span><text:span text:style-name="T34">o</text:span><text:span text:style-name="T34">c</text:span><text:span text:style-name="T34">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text:span><text:span text:style-name="T35">o</text:span><text:span text:style-name="T35">c</text:span><text:span text:style-name="T35">k</text:span></text:p>
            <text:p text:style-name="P16"><text:span text:style-name="T35">la</text:span><text:span text:style-name="T35">t</text:span><text:span text:style-name="T35">e</text:span><text:span text:style-name="T35">n</text:span><text:span text:style-name="T35">c</text:span><text:span text:style-name="T35">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text:span><text:span text:style-name="T35">p</text:span><text:span text:style-name="T35">u</text:span><text:span text:style-name="T35">t</text:span></text:p>
            <text:p text:style-name="P16"><text:span text:style-name="T35">d</text:span><text:span text:style-name="T35">el</text:span><text:span text:style-name="T35">a</text:span><text:span text:style-name="T35">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text:span><text:span text:style-name="T35">u</text:span><text:span text:style-name="T35">t</text:span><text:span text:style-name="T35">p</text:span><text:span text:style-name="T35">u</text:span><text:span text:style-name="T35">t</text:span></text:p>
            <text:p text:style-name="P16"><text:span text:style-name="T35">d</text:span><text:span text:style-name="T35">el</text:span><text:span text:style-name="T35">a</text:span><text:span text:style-name="T35">y</text:span></text:p>
          </draw:text-box>
        </draw:frame>
        <draw:frame draw:style-name="gr109" draw:text-style-name="P48" draw:layer="layout" svg:width="1.981cm" svg:height="0.37cm" svg:x="1.6cm" svg:y="10.729cm">
          <draw:text-box>
            <text:p text:style-name="P19"><text:span text:style-name="T29">cr</text:span><text:span text:style-name="T29">e</text:span><text:span text:style-name="T29">at</text:span><text:span text:style-name="T29">e</text:span><text:span text:style-name="T29">_</text:span><text:span text:style-name="T29">cl</text:span><text:span text:style-name="T29">o</text:span><text:span text:style-name="T29">c</text:span><text:span text:style-name="T29">k </text:span><text:span text:style-name="T29">..</text:span><text:span text:style-name="T29">.</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text:span><text:span text:style-name="T31">k</text:span></text:p>
          </draw:text-box>
        </draw:frame>
      </draw:page>
      <draw:page draw:name="page3" draw:style-name="dp1" draw:master-page-name="Default">
        <draw:custom-shape draw:style-name="gr148" draw:text-style-name="P49" draw:layer="layout" svg:width="0.153cm" svg:height="0.584cm" svg:x="21.894cm" svg:y="11.78cm">
          <text:p/>
          <draw:enhanced-geometry svg:viewBox="0 0 21600 21600" draw:type="rectangle" draw:enhanced-path="M 0 0 L 21600 0 21600 21600 0 21600 0 0 Z N"/>
        </draw:custom-shape>
        <draw:custom-shape draw:style-name="gr148" draw:text-style-name="P49" draw:layer="layout" svg:width="0.153cm" svg:height="0.584cm" svg:x="8.686cm" svg:y="6.426cm">
          <text:p/>
          <draw:enhanced-geometry svg:viewBox="0 0 21600 21600" draw:type="rectangle" draw:enhanced-path="M 0 0 L 21600 0 21600 21600 0 21600 0 0 Z N"/>
        </draw:custom-shape>
        <draw:custom-shape draw:style-name="gr148" draw:text-style-name="P49" draw:layer="layout" svg:width="0.153cm" svg:height="0.584cm" svg:x="6.543cm" svg:y="14.33cm">
          <text:p/>
          <draw:enhanced-geometry svg:viewBox="0 0 21600 21600" draw:type="rectangle" draw:enhanced-path="M 0 0 L 21600 0 21600 21600 0 21600 0 0 Z N"/>
        </draw:custom-shape>
        <draw:custom-shape draw:style-name="gr148" draw:text-style-name="P49" draw:layer="layout" svg:width="0.153cm" svg:height="0.584cm" svg:x="5.273cm" svg:y="13.538cm">
          <text:p/>
          <draw:enhanced-geometry svg:viewBox="0 0 21600 21600" draw:type="rectangle" draw:enhanced-path="M 0 0 L 21600 0 21600 21600 0 21600 0 0 Z N"/>
        </draw:custom-shape>
        <draw:g>
          <draw:custom-shape draw:style-name="gr149"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1" draw:text-style-name="P5" draw:layer="layout" svg:x1="4.775cm" svg:y1="1.651cm" svg:x2="5.689cm" svg:y2="1.651cm">
          <text:p/>
        </draw:line>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286cm" svg:y="2.754cm">
          <draw:text-box>
            <text:p><text:span text:style-name="T4">cl</text:span><text:span text:style-name="T4">k</text:span></text:p>
          </draw:text-box>
        </draw:frame>
        <draw:polyline draw:style-name="gr154" draw:text-style-name="P18" draw:layer="layout" svg:width="0.761cm" svg:height="0.278cm" draw:transform="rotate (1.5707963267949) translate (3.607cm 2.921cm)" svg:viewBox="0 0 762 279" draw:points="0,0 762,0 762,279">
          <text:p/>
        </draw:polyline>
        <draw:line draw:style-name="gr151" draw:text-style-name="P5" draw:layer="layout" svg:x1="6.477cm" svg:y1="1.651cm" svg:x2="7.187cm" svg:y2="1.651cm">
          <text:p/>
        </draw:line>
        <draw:frame draw:style-name="gr82" draw:text-style-name="P34" draw:layer="layout" svg:width="0.736cm" svg:height="0.37cm" svg:x="3.962cm" svg:y="0.965cm">
          <draw:text-box>
            <text:p text:style-name="P16"><text:span text:style-name="T29">F</text:span><text:span text:style-name="T29">F</text:span><text:span text:style-name="T29">1</text:span></text:p>
          </draw:text-box>
        </draw:frame>
        <draw:frame draw:style-name="gr82" draw:text-style-name="P34" draw:layer="layout" svg:width="0.736cm" svg:height="0.37cm" svg:x="5.664cm" svg:y="0.965cm">
          <draw:text-box>
            <text:p text:style-name="P16"><text:span text:style-name="T29">G</text:span><text:span text:style-name="T29">1</text:span></text:p>
          </draw:text-box>
        </draw:frame>
        <draw:frame draw:style-name="gr82" draw:text-style-name="P34" draw:layer="layout" svg:width="0.736cm" svg:height="0.37cm" svg:x="7.264cm" svg:y="0.965cm">
          <draw:text-box>
            <text:p text:style-name="P16"><text:span text:style-name="T29">F</text:span><text:span text:style-name="T29">F</text:span><text:span text:style-name="T29">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5"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5" draw:text-style-name="P5" draw:layer="layout" svg:x1="6.578cm" svg:y1="1.549cm" svg:x2="7.01cm" svg:y2="1.549cm">
          <text:p/>
        </draw:line>
        <draw:path draw:style-name="gr156" draw:text-style-name="P5" draw:layer="layout" svg:width="4.393cm" svg:height="0.814cm" draw:transform="rotate (-3.14159265358979) translate (7.188cm 3.07541743880204cm)" svg:viewBox="0 0 4394 815" svg:d="M4394 2c-3099-26-3810 152-4394 813">
          <text:p/>
        </draw:path>
        <draw:path draw:style-name="gr156" draw:text-style-name="P5" draw:layer="layout" svg:width="0.271cm" svg:height="0.456cm" draw:transform="rotate (-3.14159265358979) translate (7.7138553388912cm 2.133cm)" svg:viewBox="0 0 272 457" svg:d="M272 457c-457 0-254-330 0-457">
          <text:p/>
        </draw:path>
        <draw:custom-shape draw:style-name="gr157"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7.086cm" svg:y="1.498cm">
          <text:p/>
          <draw:enhanced-geometry svg:viewBox="0 0 21600 21600" draw:type="rectangle" draw:enhanced-path="M 0 0 L 21600 0 21600 21600 0 21600 0 0 Z N"/>
        </draw:custom-shape>
        <draw:frame draw:style-name="gr158" draw:text-style-name="P43" draw:layer="layout" svg:width="0.736cm" svg:height="0.437cm" svg:x="2.769cm" svg:y="2.126cm">
          <draw:text-box>
            <text:p text:style-name="P16"><text:span text:style-name="T31">t</text:span><text:span text:style-name="T36">d</text:span><text:span text:style-name="T36">1</text:span></text:p>
          </draw:text-box>
        </draw:frame>
        <draw:frame draw:style-name="gr158" draw:text-style-name="P43" draw:layer="layout" svg:width="0.736cm" svg:height="0.437cm" svg:x="3.861cm" svg:y="1.468cm">
          <draw:text-box>
            <text:p text:style-name="P16"><text:span text:style-name="T31">t</text:span><text:span text:style-name="T36">d</text:span><text:span text:style-name="T36">2</text:span></text:p>
          </draw:text-box>
        </draw:frame>
        <draw:frame draw:style-name="gr158" draw:text-style-name="P43" draw:layer="layout" svg:width="0.736cm" svg:height="0.437cm" svg:x="4.826cm" svg:y="1.066cm">
          <draw:text-box>
            <text:p text:style-name="P16"><text:span text:style-name="T31">t</text:span><text:span text:style-name="T36">d</text:span><text:span text:style-name="T36">3</text:span></text:p>
          </draw:text-box>
        </draw:frame>
        <draw:frame draw:style-name="gr158" draw:text-style-name="P43" draw:layer="layout" svg:width="0.736cm" svg:height="0.437cm" svg:x="6.451cm" svg:y="1.066cm">
          <draw:text-box>
            <text:p text:style-name="P16"><text:span text:style-name="T31">t</text:span><text:span text:style-name="T36">d</text:span><text:span text:style-name="T36">5</text:span></text:p>
          </draw:text-box>
        </draw:frame>
        <draw:frame draw:style-name="gr158" draw:text-style-name="P43" draw:layer="layout" svg:width="0.736cm" svg:height="0.437cm" svg:x="6.045cm" svg:y="1.016cm">
          <draw:text-box>
            <text:p text:style-name="P16"><text:span text:style-name="T31">t</text:span><text:span text:style-name="T36">d</text:span><text:span text:style-name="T36">4</text:span></text:p>
          </draw:text-box>
        </draw:frame>
        <draw:frame draw:style-name="gr158" draw:text-style-name="P22" draw:layer="layout" svg:width="0.736cm" svg:height="0.437cm" svg:x="5.995cm" svg:y="2.331cm">
          <draw:text-box>
            <text:p text:style-name="P16"><text:span text:style-name="T25">t</text:span><text:span text:style-name="T26">c1</text:span></text:p>
          </draw:text-box>
        </draw:frame>
        <draw:frame draw:style-name="gr158" draw:text-style-name="P22" draw:layer="layout" svg:width="0.736cm" svg:height="0.437cm" svg:x="7.468cm" svg:y="1.899cm">
          <draw:text-box>
            <text:p text:style-name="P16"><text:span text:style-name="T25">t</text:span><text:span text:style-name="T26">c2</text:span></text:p>
          </draw:text-box>
        </draw:frame>
        <draw:frame draw:style-name="gr159" draw:text-style-name="P51" draw:layer="layout" svg:width="2.87cm" svg:height="0.755cm" svg:x="2.143cm" svg:y="3.293cm">
          <draw:text-box>
            <text:p text:style-name="P50"><text:span text:style-name="T24">S</text:span><text:span text:style-name="T24">ta</text:span><text:span text:style-name="T24">rt</text:span><text:span text:style-name="T24">p</text:span><text:span text:style-name="T24">oi</text:span><text:span text:style-name="T24">nt</text:span><text:span text:style-name="T24">:</text:span><text:span text:style-name="T24"><text:tab/></text:span><text:span text:style-name="T24">F</text:span><text:span text:style-name="T24">F</text:span><text:span text:style-name="T24">1/</text:span><text:span text:style-name="T24">C</text:span><text:span text:style-name="T24">K</text:span></text:p>
            <text:p text:style-name="P50"><text:span text:style-name="T24">E</text:span><text:span text:style-name="T24">n</text:span><text:span text:style-name="T24">d</text:span><text:span text:style-name="T24">p</text:span><text:span text:style-name="T24">oi</text:span><text:span text:style-name="T24">nt</text:span><text:span text:style-name="T24">:</text:span><text:span text:style-name="T24"><text:tab/></text:span><text:span text:style-name="T24">F</text:span><text:span text:style-name="T24">F</text:span><text:span text:style-name="T24">2/</text:span><text:span text:style-name="T24">D</text:span></text:p>
          </draw:text-box>
        </draw:frame>
        <draw:frame draw:style-name="gr160" draw:text-style-name="P53" draw:layer="layout" svg:width="5.198cm" svg:height="0.847cm" svg:x="4.53cm" svg:y="3.293cm">
          <draw:text-box>
            <text:p text:style-name="P52"><text:span text:style-name="T37">D</text:span><text:span text:style-name="T37">at</text:span><text:span text:style-name="T37">a </text:span><text:span text:style-name="T37">ar</text:span><text:span text:style-name="T37">ri</text:span><text:span text:style-name="T37">v</text:span><text:span text:style-name="T37">al </text:span><text:span text:style-name="T37">(</text:span><text:span text:style-name="T38">m</text:span><text:span text:style-name="T38">a</text:span><text:span text:style-name="T38">x</text:span><text:span text:style-name="T37">)</text:span><text:span text:style-name="T37">:</text:span><text:span text:style-name="T37"><text:tab/></text:span><text:span text:style-name="T39">T</text:span><text:span text:style-name="T40">arri</text:span><text:span text:style-name="T40">ve</text:span><text:span text:style-name="T39"> </text:span><text:span text:style-name="T39">= </text:span><text:span text:style-name="T39">t</text:span><text:span text:style-name="T40">d</text:span><text:span text:style-name="T40">1</text:span><text:span text:style-name="T39">+ </text:span><text:span text:style-name="T39">t</text:span><text:span text:style-name="T40">d</text:span><text:span text:style-name="T40">2</text:span><text:span text:style-name="T39">+ </text:span><text:span text:style-name="T39">t</text:span><text:span text:style-name="T40">d</text:span><text:span text:style-name="T40">3</text:span><text:span text:style-name="T39">+ </text:span><text:span text:style-name="T39">t</text:span><text:span text:style-name="T40">d</text:span><text:span text:style-name="T40">4</text:span><text:span text:style-name="T39">+ </text:span><text:span text:style-name="T39">t</text:span><text:span text:style-name="T40">d</text:span><text:span text:style-name="T40">5</text:span></text:p>
            <text:p text:style-name="P52"><text:span text:style-name="T37">D</text:span><text:span text:style-name="T37">at</text:span><text:span text:style-name="T37">a </text:span><text:span text:style-name="T37">re</text:span><text:span text:style-name="T37">q</text:span><text:span text:style-name="T37">ui</text:span><text:span text:style-name="T37">re</text:span><text:span text:style-name="T37">d </text:span><text:span text:style-name="T37">(</text:span><text:span text:style-name="T41">m</text:span><text:span text:style-name="T41">i</text:span><text:span text:style-name="T41">n</text:span><text:span text:style-name="T37">):</text:span><text:span text:style-name="T37"><text:tab/></text:span><text:span text:style-name="T42">T</text:span><text:span text:style-name="T43">r</text:span><text:span text:style-name="T43">eq</text:span><text:span text:style-name="T43">uir</text:span><text:span text:style-name="T43">e</text:span><text:span text:style-name="T42"> </text:span><text:span text:style-name="T42">= </text:span><text:span text:style-name="T44">T</text:span><text:span text:style-name="T45">c</text:span><text:span text:style-name="T45">lk</text:span><text:span text:style-name="T42">+ </text:span><text:span text:style-name="T42">t</text:span><text:span text:style-name="T43">c1</text:span><text:span text:style-name="T44">-</text:span><text:span text:style-name="T42"> </text:span><text:span text:style-name="T42">t</text:span><text:span text:style-name="T43">c2</text:span></text:p>
          </draw:text-box>
        </draw:frame>
        <draw:frame draw:style-name="gr161" draw:text-style-name="P56" draw:layer="layout" svg:width="3.734cm" svg:height="0.838cm" svg:x="3.784cm" svg:y="4.445cm">
          <draw:text-box>
            <text:p text:style-name="P54"><text:span text:style-name="T46">S</text:span><text:span text:style-name="T46">et</text:span><text:span text:style-name="T46">u</text:span><text:span text:style-name="T46">p </text:span><text:span text:style-name="T46">c</text:span><text:span text:style-name="T46">h</text:span><text:span text:style-name="T46">e</text:span><text:span text:style-name="T46">c</text:span><text:span text:style-name="T46">k:</text:span><text:span text:style-name="T47"><text:tab/></text:span><text:span text:style-name="T48">T</text:span><text:span text:style-name="T49">arri</text:span><text:span text:style-name="T49">ve</text:span><text:span text:style-name="T48"> </text:span><text:span text:style-name="T50">&lt;</text:span><text:span text:style-name="T48"> </text:span><text:span text:style-name="T42">T</text:span><text:span text:style-name="T43">r</text:span><text:span text:style-name="T43">eq</text:span><text:span text:style-name="T43">uir</text:span><text:span text:style-name="T43">e</text:span></text:p>
            <text:p text:style-name="P55"><text:span text:style-name="T37"><text:tab/></text:span><text:span text:style-name="T37"><text:tab/></text:span><text:span text:style-name="T37">0 </text:span><text:span text:style-name="T37">&lt; </text:span><text:span text:style-name="T42">T</text:span><text:span text:style-name="T43">r</text:span><text:span text:style-name="T43">eq</text:span><text:span text:style-name="T43">uir</text:span><text:span text:style-name="T43">e</text:span><text:span text:style-name="T42"> </text:span><text:span text:style-name="T51">-</text:span><text:span text:style-name="T42"> </text:span><text:span text:style-name="T52">T</text:span><text:span text:style-name="T53">arri</text:span><text:span text:style-name="T53">ve</text:span></text:p>
          </draw:text-box>
        </draw:frame>
        <draw:g>
          <draw:custom-shape draw:style-name="gr162"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3"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1" draw:text-style-name="P5" draw:layer="layout" svg:x1="13.081cm" svg:y1="1.651cm" svg:x2="13.995cm" svg:y2="1.651cm">
          <text:p/>
        </draw:line>
        <draw:polyline draw:style-name="gr152" draw:text-style-name="P5" draw:layer="layout" svg:width="4.241cm" svg:height="0.761cm" svg:x="11.252cm" svg:y="2.159cm" svg:viewBox="0 0 4242 762" draw:points="0,762 4039,762 4039,0 4242,0">
          <text:p/>
        </draw:polyline>
        <draw:line draw:style-name="gr153" draw:text-style-name="P5" draw:layer="layout" svg:x1="11.049cm" svg:y1="2.921cm" svg:x2="11.379cm" svg:y2="2.921cm">
          <text:p/>
        </draw:line>
        <draw:frame draw:style-name="gr81" draw:text-style-name="P8" draw:layer="layout" svg:width="0.736cm" svg:height="0.421cm" svg:x="10.592cm" svg:y="2.754cm">
          <draw:text-box>
            <text:p><text:span text:style-name="T4">cl</text:span><text:span text:style-name="T4">k</text:span></text:p>
          </draw:text-box>
        </draw:frame>
        <draw:polyline draw:style-name="gr164" draw:text-style-name="P18" draw:layer="layout" svg:width="0.761cm" svg:height="0.278cm" draw:transform="rotate (1.5707963267949) translate (11.913cm 2.921cm)" svg:viewBox="0 0 762 279" draw:points="0,0 762,0 762,279">
          <text:p/>
        </draw:polyline>
        <draw:line draw:style-name="gr151"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text:span><text:span text:style-name="T29">F</text:span><text:span text:style-name="T29">1</text:span></text:p>
          </draw:text-box>
        </draw:frame>
        <draw:frame draw:style-name="gr82" draw:text-style-name="P34" draw:layer="layout" svg:width="0.736cm" svg:height="0.37cm" svg:x="13.97cm" svg:y="0.965cm">
          <draw:text-box>
            <text:p text:style-name="P16"><text:span text:style-name="T29">G</text:span><text:span text:style-name="T29">1</text:span></text:p>
          </draw:text-box>
        </draw:frame>
        <draw:frame draw:style-name="gr82" draw:text-style-name="P34" draw:layer="layout" svg:width="0.736cm" svg:height="0.37cm" svg:x="15.57cm" svg:y="0.965cm">
          <draw:text-box>
            <text:p text:style-name="P16"><text:span text:style-name="T29">F</text:span><text:span text:style-name="T29">F</text:span><text:span text:style-name="T29">2</text:span></text:p>
          </draw:text-box>
        </draw:frame>
        <draw:path draw:style-name="gr156" draw:text-style-name="P5" draw:layer="layout" svg:width="0.456cm" svg:height="0.405cm" draw:transform="rotate (-3.14159265358979) translate (12.979cm 2.057cm)" svg:viewBox="0 0 457 406" svg:d="M457 0c-279 153 51 406-457 406">
          <text:p/>
        </draw:path>
        <draw:path draw:style-name="gr156" draw:text-style-name="P5" draw:layer="layout" svg:width="1.066cm" svg:height="0.558cm" draw:transform="rotate (-3.14159265358979) translate (12.192cm 2.794cm)" svg:viewBox="0 0 1067 559" svg:d="M1067 0c-432 26-305 331-1067 559">
          <text:p/>
        </draw:path>
        <draw:line draw:style-name="gr165" draw:text-style-name="P5" draw:layer="layout" svg:x1="13.157cm" svg:y1="1.524cm" svg:x2="13.868cm" svg:y2="1.524cm">
          <text:p/>
        </draw:line>
        <draw:path draw:style-name="gr156" draw:text-style-name="P5" draw:layer="layout" svg:width="0.888cm" svg:height="0.169cm" draw:transform="rotate (-3.14159265358979) translate (14.808cm 1.6cm)" svg:viewBox="0 0 889 170" svg:d="M889 0c-254 203-483 229-889 51">
          <text:p/>
        </draw:path>
        <draw:line draw:style-name="gr165"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7"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15.392cm" svg:y="1.498cm">
          <text:p/>
          <draw:enhanced-geometry svg:viewBox="0 0 21600 21600" draw:type="rectangle" draw:enhanced-path="M 0 0 L 21600 0 21600 21600 0 21600 0 0 Z N"/>
        </draw:custom-shape>
        <draw:frame draw:style-name="gr158" draw:text-style-name="P22" draw:layer="layout" svg:width="0.736cm" svg:height="0.437cm" svg:x="11.075cm" svg:y="2.126cm">
          <draw:text-box>
            <text:p text:style-name="P16"><text:span text:style-name="T25">t</text:span><text:span text:style-name="T26">d</text:span><text:span text:style-name="T26">1</text:span></text:p>
          </draw:text-box>
        </draw:frame>
        <draw:frame draw:style-name="gr158" draw:text-style-name="P22" draw:layer="layout" svg:width="0.736cm" svg:height="0.437cm" svg:x="12.167cm" svg:y="1.468cm">
          <draw:text-box>
            <text:p text:style-name="P16"><text:span text:style-name="T25">t</text:span><text:span text:style-name="T26">d</text:span><text:span text:style-name="T26">2</text:span></text:p>
          </draw:text-box>
        </draw:frame>
        <draw:frame draw:style-name="gr158" draw:text-style-name="P22" draw:layer="layout" svg:width="0.736cm" svg:height="0.437cm" svg:x="13.132cm" svg:y="1.066cm">
          <draw:text-box>
            <text:p text:style-name="P16"><text:span text:style-name="T25">t</text:span><text:span text:style-name="T26">d</text:span><text:span text:style-name="T26">3</text:span></text:p>
          </draw:text-box>
        </draw:frame>
        <draw:frame draw:style-name="gr158" draw:text-style-name="P22" draw:layer="layout" svg:width="0.736cm" svg:height="0.437cm" svg:x="14.757cm" svg:y="1.066cm">
          <draw:text-box>
            <text:p text:style-name="P16"><text:span text:style-name="T25">t</text:span><text:span text:style-name="T26">d</text:span><text:span text:style-name="T26">5</text:span></text:p>
          </draw:text-box>
        </draw:frame>
        <draw:frame draw:style-name="gr158" draw:text-style-name="P22" draw:layer="layout" svg:width="0.736cm" svg:height="0.437cm" svg:x="14.351cm" svg:y="1.016cm">
          <draw:text-box>
            <text:p text:style-name="P16"><text:span text:style-name="T25">t</text:span><text:span text:style-name="T26">d</text:span><text:span text:style-name="T26">4</text:span></text:p>
          </draw:text-box>
        </draw:frame>
        <draw:frame draw:style-name="gr158" draw:text-style-name="P21" draw:layer="layout" svg:width="0.736cm" svg:height="0.437cm" svg:x="14.301cm" svg:y="2.331cm">
          <draw:text-box>
            <text:p text:style-name="P16"><text:span text:style-name="T19">t</text:span><text:span text:style-name="T20">c1</text:span></text:p>
          </draw:text-box>
        </draw:frame>
        <draw:frame draw:style-name="gr158" draw:text-style-name="P21" draw:layer="layout" svg:width="0.736cm" svg:height="0.437cm" svg:x="15.774cm" svg:y="1.899cm">
          <draw:text-box>
            <text:p text:style-name="P16"><text:span text:style-name="T19">t</text:span><text:span text:style-name="T20">c2</text:span><text:span text:style-name="T20">`</text:span></text:p>
          </draw:text-box>
        </draw:frame>
        <draw:frame draw:style-name="gr159" draw:text-style-name="P51" draw:layer="layout" svg:width="2.87cm" svg:height="0.755cm" svg:x="10.449cm" svg:y="3.293cm">
          <draw:text-box>
            <text:p text:style-name="P50"><text:span text:style-name="T24">S</text:span><text:span text:style-name="T24">ta</text:span><text:span text:style-name="T24">rt</text:span><text:span text:style-name="T24">p</text:span><text:span text:style-name="T24">oi</text:span><text:span text:style-name="T24">nt</text:span><text:span text:style-name="T24">:</text:span><text:span text:style-name="T24"><text:tab/></text:span><text:span text:style-name="T24">F</text:span><text:span text:style-name="T24">F</text:span><text:span text:style-name="T24">1/</text:span><text:span text:style-name="T24">C</text:span><text:span text:style-name="T24">K</text:span></text:p>
            <text:p text:style-name="P50"><text:span text:style-name="T24">E</text:span><text:span text:style-name="T24">n</text:span><text:span text:style-name="T24">d</text:span><text:span text:style-name="T24">p</text:span><text:span text:style-name="T24">oi</text:span><text:span text:style-name="T24">nt</text:span><text:span text:style-name="T24">:</text:span><text:span text:style-name="T24"><text:tab/></text:span><text:span text:style-name="T24">F</text:span><text:span text:style-name="T24">F</text:span><text:span text:style-name="T24">2/</text:span><text:span text:style-name="T24">D</text:span></text:p>
          </draw:text-box>
        </draw:frame>
        <draw:frame draw:style-name="gr160" draw:text-style-name="P53" draw:layer="layout" svg:width="5.198cm" svg:height="0.847cm" svg:x="12.836cm" svg:y="3.293cm">
          <draw:text-box>
            <text:p text:style-name="P52"><text:span text:style-name="T37">D</text:span><text:span text:style-name="T37">at</text:span><text:span text:style-name="T37">a </text:span><text:span text:style-name="T37">ar</text:span><text:span text:style-name="T37">ri</text:span><text:span text:style-name="T37">v</text:span><text:span text:style-name="T37">al </text:span><text:span text:style-name="T37">(</text:span><text:span text:style-name="T41">m</text:span><text:span text:style-name="T41">i</text:span><text:span text:style-name="T41">n</text:span><text:span text:style-name="T37">):</text:span><text:span text:style-name="T37"><text:tab/></text:span><text:span text:style-name="T42">T</text:span><text:span text:style-name="T43">arri</text:span><text:span text:style-name="T43">ve</text:span><text:span text:style-name="T42"> </text:span><text:span text:style-name="T42">= </text:span><text:span text:style-name="T42">t</text:span><text:span text:style-name="T43">d</text:span><text:span text:style-name="T43">1</text:span><text:span text:style-name="T42">+ </text:span><text:span text:style-name="T42">t</text:span><text:span text:style-name="T43">d</text:span><text:span text:style-name="T43">2</text:span><text:span text:style-name="T42">+ </text:span><text:span text:style-name="T42">t</text:span><text:span text:style-name="T43">d</text:span><text:span text:style-name="T43">3</text:span><text:span text:style-name="T42">+ </text:span><text:span text:style-name="T42">t</text:span><text:span text:style-name="T43">d</text:span><text:span text:style-name="T43">4</text:span><text:span text:style-name="T42">+ </text:span><text:span text:style-name="T42">t</text:span><text:span text:style-name="T43">d</text:span><text:span text:style-name="T43">5</text:span></text:p>
            <text:p text:style-name="P52"><text:span text:style-name="T37">D</text:span><text:span text:style-name="T37">at</text:span><text:span text:style-name="T37">a </text:span><text:span text:style-name="T37">re</text:span><text:span text:style-name="T37">q</text:span><text:span text:style-name="T37">ui</text:span><text:span text:style-name="T37">re</text:span><text:span text:style-name="T37">d </text:span><text:span text:style-name="T37">(</text:span><text:span text:style-name="T38">m</text:span><text:span text:style-name="T38">a</text:span><text:span text:style-name="T38">x</text:span><text:span text:style-name="T37">)</text:span><text:span text:style-name="T37">:</text:span><text:span text:style-name="T37"><text:tab/></text:span><text:span text:style-name="T52">T</text:span><text:span text:style-name="T53">r</text:span><text:span text:style-name="T53">eq</text:span><text:span text:style-name="T53">uir</text:span><text:span text:style-name="T53">e</text:span><text:span text:style-name="T52"> </text:span><text:span text:style-name="T52">= </text:span><text:span text:style-name="T52">t</text:span><text:span text:style-name="T53">c1</text:span><text:span text:style-name="T52">+ </text:span><text:span text:style-name="T52">t</text:span><text:span text:style-name="T53">c2</text:span></text:p>
          </draw:text-box>
        </draw:frame>
        <draw:frame draw:style-name="gr161" draw:text-style-name="P56" draw:layer="layout" svg:width="3.734cm" svg:height="0.838cm" svg:x="12.09cm" svg:y="4.445cm">
          <draw:text-box>
            <text:p text:style-name="P54"><text:span text:style-name="T46">H</text:span><text:span text:style-name="T46">o</text:span><text:span text:style-name="T46">l</text:span><text:span text:style-name="T46">d </text:span><text:span text:style-name="T46">c</text:span><text:span text:style-name="T46">h</text:span><text:span text:style-name="T46">e</text:span><text:span text:style-name="T46">c</text:span><text:span text:style-name="T46">k:</text:span><text:span text:style-name="T47"><text:tab/></text:span><text:span text:style-name="T54">T</text:span><text:span text:style-name="T55">arri</text:span><text:span text:style-name="T55">ve</text:span><text:span text:style-name="T48"> </text:span><text:span text:style-name="T50">&gt;</text:span><text:span text:style-name="T48"> </text:span><text:span text:style-name="T52">T</text:span><text:span text:style-name="T53">r</text:span><text:span text:style-name="T53">eq</text:span><text:span text:style-name="T53">uir</text:span><text:span text:style-name="T53">e</text:span></text:p>
            <text:p text:style-name="P55"><text:span text:style-name="T37"><text:tab/></text:span><text:span text:style-name="T37"><text:tab/></text:span><text:span text:style-name="T37">0 </text:span><text:span text:style-name="T37">&gt; </text:span><text:span text:style-name="T52">T</text:span><text:span text:style-name="T53">r</text:span><text:span text:style-name="T53">eq</text:span><text:span text:style-name="T53">uir</text:span><text:span text:style-name="T53">e</text:span><text:span text:style-name="T42"> </text:span><text:span text:style-name="T51">-</text:span><text:span text:style-name="T42"> </text:span><text:span text:style-name="T42">T</text:span><text:span text:style-name="T43">arri</text:span><text:span text:style-name="T43">v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8" draw:layer="layout" svg:width="2.733cm" svg:height="0.37cm" svg:x="2.54cm" svg:y="13.6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2.54cm" svg:y="14.432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custom-shape draw:style-name="gr148" draw:text-style-name="P49"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6" draw:text-style-name="P5" draw:layer="layout" svg:x1="12.318cm" svg:y1="8.356cm" svg:x2="13.03cm" svg:y2="8.356cm">
          <text:p/>
        </draw:line>
        <draw:path draw:style-name="gr167" draw:text-style-name="P5" draw:layer="layout" svg:width="0.431cm" svg:height="0.583cm" draw:transform="rotate (-3.14159265358979) translate (12.268cm 7.34cm)" svg:viewBox="0 0 432 584" svg:d="M432 584c-356 0 0-533-432-584">
          <text:p/>
        </draw:path>
        <draw:frame draw:style-name="gr158" draw:text-style-name="P22" draw:layer="layout" svg:width="0.736cm" svg:height="0.437cm" svg:x="11.861cm" svg:y="6.807cm">
          <draw:text-box>
            <text:p text:style-name="P16"><text:span text:style-name="T25">t</text:span><text:span text:style-name="T26">d</text:span><text:span text:style-name="T26">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8" draw:text-style-name="P5" draw:layer="layout" svg:width="0.456cm" svg:height="1.523cm" draw:transform="rotate (-3.14159265358979) translate (12.293cm 8.331cm)" svg:viewBox="0 0 457 1524" svg:d="M457 1524c-279-51 51-1524-457-1524">
          <text:p/>
        </draw:path>
        <draw:frame draw:style-name="gr55" draw:text-style-name="P59" draw:layer="layout" svg:width="2.133cm" svg:height="0.704cm" svg:x="10.668cm" svg:y="8.458cm">
          <draw:text-box>
            <text:p text:style-name="P30"><text:span text:style-name="T19">t</text:span><text:span text:style-name="T20">c2</text:span></text:p>
            <text:p text:style-name="P30"><text:span text:style-name="T23">(</text:span><text:span text:style-name="T23">F</text:span><text:span text:style-name="T23">F</text:span><text:span text:style-name="T23">2 </text:span><text:span text:style-name="T23">h</text:span><text:span text:style-name="T23">ol</text:span><text:span text:style-name="T23">d </text:span><text:span text:style-name="T23">ti</text:span><text:span text:style-name="T23">m</text:span><text:span text:style-name="T23">e)</text:span></text:p>
          </draw:text-box>
        </draw:frame>
        <draw:line draw:style-name="gr66" draw:text-style-name="P5" draw:layer="layout" svg:x1="13.03cm" svg:y1="8.128cm" svg:x2="13.03cm" svg:y2="8.763cm">
          <text:p/>
        </draw:line>
        <draw:frame draw:style-name="gr158" draw:text-style-name="P21" draw:layer="layout" svg:width="1.244cm" svg:height="0.437cm" svg:x="12.649cm" svg:y="8.813cm">
          <draw:text-box>
            <text:p text:style-name="P16"><text:span text:style-name="T19">T</text:span><text:span text:style-name="T20">r</text:span><text:span text:style-name="T20">eq</text:span><text:span text:style-name="T20">uir</text:span><text:span text:style-name="T20">e</text:span></text:p>
          </draw:text-box>
        </draw:frame>
        <draw:frame draw:style-name="gr158"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8" draw:text-style-name="P22" draw:layer="layout" svg:width="1.244cm" svg:height="0.437cm" svg:x="14.224cm" svg:y="8.813cm">
          <draw:text-box>
            <text:p text:style-name="P16"><text:span text:style-name="T25">T</text:span><text:span text:style-name="T26">arri</text:span><text:span text:style-name="T26">v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text:span><text:span text:style-name="T26">2</text:span><text:span text:style-name="T56">+ </text:span><text:span text:style-name="T56">t</text:span><text:span text:style-name="T26">d</text:span><text:span text:style-name="T26">3</text:span><text:span text:style-name="T56">+ </text:span><text:span text:style-name="T56">t</text:span><text:span text:style-name="T26">d</text:span><text:span text:style-name="T26">4</text:span><text:span text:style-name="T56">+ </text:span><text:span text:style-name="T56">t</text:span><text:span text:style-name="T26">d</text:span><text:span text:style-name="T26">5</text:span></text:p>
            <text:p text:style-name="P16"><text:span text:style-name="T23">(d</text:span><text:span text:style-name="T23">at</text:span><text:span text:style-name="T23">a </text:span><text:span text:style-name="T23">pr</text:span><text:span text:style-name="T23">o</text:span><text:span text:style-name="T23">p</text:span><text:span text:style-name="T23">a</text:span><text:span text:style-name="T23">g</text:span><text:span text:style-name="T23">at</text:span><text:span text:style-name="T23">io</text:span><text:span text:style-name="T23">n </text:span><text:span text:style-name="T23">d</text:span><text:span text:style-name="T23">el</text:span><text:span text:style-name="T23">a</text:span><text:span text:style-name="T23">y)</text:span></text:p>
          </draw:text-box>
        </draw:frame>
        <draw:line draw:style-name="gr169" draw:text-style-name="P5" draw:layer="layout" svg:x1="14.655cm" svg:y1="8.356cm" svg:x2="13.055cm" svg:y2="8.356cm">
          <text:p/>
        </draw:line>
        <draw:frame draw:style-name="gr82" draw:text-style-name="P60" draw:layer="layout" svg:width="0.786cm" svg:height="0.37cm" svg:x="13.437cm" svg:y="8.356cm">
          <draw:text-box>
            <text:p text:style-name="P16"><text:span text:style-name="T57">sl</text:span><text:span text:style-name="T57">a</text:span><text:span text:style-name="T57">c</text:span><text:span text:style-name="T57">k</text:span></text:p>
          </draw:text-box>
        </draw:frame>
        <draw:frame draw:style-name="gr170" draw:text-style-name="P60" draw:layer="layout" svg:width="1.524cm" svg:height="0.637cm" svg:x="11.074cm" svg:y="5.669cm">
          <draw:text-box>
            <text:p text:style-name="P16"><text:span text:style-name="T57">la</text:span><text:span text:style-name="T57">u</text:span><text:span text:style-name="T57">n</text:span><text:span text:style-name="T57">c</text:span><text:span text:style-name="T57">h </text:span><text:span text:style-name="T57">&amp; </text:span><text:span text:style-name="T57">c</text:span><text:span text:style-name="T57">a</text:span><text:span text:style-name="T57">pt</text:span><text:span text:style-name="T57">ur</text:span><text:span text:style-name="T57">e </text:span><text:span text:style-name="T57">e</text:span><text:span text:style-name="T57">d</text:span><text:span text:style-name="T57">g</text:span><text:span text:style-name="T57">e</text:span></text:p>
          </draw:text-box>
        </draw:frame>
        <draw:g>
          <draw:custom-shape draw:style-name="gr171"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2"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1" draw:text-style-name="P5" draw:layer="layout" svg:x1="4.775cm" svg:y1="11.836cm" svg:x2="5.689cm" svg:y2="11.836cm">
          <text:p/>
        </draw:line>
        <draw:polyline draw:style-name="gr152" draw:text-style-name="P5" draw:layer="layout" svg:width="4.241cm" svg:height="0.761cm" svg:x="2.946cm" svg:y="12.344cm" svg:viewBox="0 0 4242 762" draw:points="0,762 4039,762 4039,0 4242,0">
          <text:p/>
        </draw:polyline>
        <draw:line draw:style-name="gr153" draw:text-style-name="P5" draw:layer="layout" svg:x1="2.743cm" svg:y1="13.106cm" svg:x2="3.073cm" svg:y2="13.106cm">
          <text:p/>
        </draw:line>
        <draw:frame draw:style-name="gr81" draw:text-style-name="P8" draw:layer="layout" svg:width="0.736cm" svg:height="0.421cm" svg:x="2.286cm" svg:y="12.939cm">
          <draw:text-box>
            <text:p><text:span text:style-name="T4">cl</text:span><text:span text:style-name="T4">k</text:span></text:p>
          </draw:text-box>
        </draw:frame>
        <draw:polyline draw:style-name="gr173" draw:text-style-name="P18" draw:layer="layout" svg:width="0.761cm" svg:height="0.278cm" draw:transform="rotate (1.5707963267949) translate (3.607cm 13.106cm)" svg:viewBox="0 0 762 279" draw:points="0,0 762,0 762,279">
          <text:p/>
        </draw:polyline>
        <draw:line draw:style-name="gr151" draw:text-style-name="P5" draw:layer="layout" svg:x1="6.477cm" svg:y1="11.836cm" svg:x2="7.187cm" svg:y2="11.836cm">
          <text:p/>
        </draw:line>
        <draw:frame draw:style-name="gr82" draw:text-style-name="P34" draw:layer="layout" svg:width="0.736cm" svg:height="0.37cm" svg:x="3.962cm" svg:y="11.15cm">
          <draw:text-box>
            <text:p text:style-name="P16"><text:span text:style-name="T29">F</text:span><text:span text:style-name="T29">F</text:span><text:span text:style-name="T29">1</text:span></text:p>
          </draw:text-box>
        </draw:frame>
        <draw:frame draw:style-name="gr82" draw:text-style-name="P61" draw:layer="layout" svg:width="2.54cm" svg:height="0.37cm" svg:x="4.699cm" svg:y="10.515cm">
          <draw:text-box>
            <text:p text:style-name="P16"><text:span text:style-name="T58">S</text:span><text:span text:style-name="T58">et</text:span><text:span text:style-name="T58">u</text:span><text:span text:style-name="T58">p </text:span><text:span text:style-name="T58">c</text:span><text:span text:style-name="T58">h</text:span><text:span text:style-name="T58">e</text:span><text:span text:style-name="T58">c</text:span><text:span text:style-name="T58">k</text:span></text:p>
          </draw:text-box>
        </draw:frame>
        <draw:frame draw:style-name="gr82" draw:text-style-name="P34" draw:layer="layout" svg:width="0.736cm" svg:height="0.37cm" svg:x="7.264cm" svg:y="11.15cm">
          <draw:text-box>
            <text:p text:style-name="P16"><text:span text:style-name="T29">F</text:span><text:span text:style-name="T29">F</text:span><text:span text:style-name="T29">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6" draw:text-style-name="P5" draw:layer="layout" svg:width="4.444cm" svg:height="0.619cm" draw:transform="rotate (-3.14159265358979) translate (7.239cm 13.2680178034762cm)" svg:viewBox="0 0 4445 620" svg:d="M4445 10c-3099-26-3861-51-4445 610">
          <text:p/>
        </draw:path>
        <draw:path draw:style-name="gr156"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8" draw:text-style-name="P49" draw:layer="layout" svg:width="0.153cm" svg:height="0.584cm" svg:x="13.401cm" svg:y="14.33cm">
          <text:p/>
          <draw:enhanced-geometry svg:viewBox="0 0 21600 21600" draw:type="rectangle" draw:enhanced-path="M 0 0 L 21600 0 21600 21600 0 21600 0 0 Z N"/>
        </draw:custom-shape>
        <draw:custom-shape draw:style-name="gr148" draw:text-style-name="P49"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7" draw:text-style-name="P5" draw:layer="layout" svg:width="1.193cm" svg:height="0.761cm" draw:transform="rotate (-3.14159265358979) translate (14.706cm 14.635cm)" svg:viewBox="0 0 1194 762" svg:d="M0 762c1016-5 26-762 1194-762">
          <text:p/>
        </draw:path>
        <draw:frame draw:style-name="gr58" draw:text-style-name="P58" draw:layer="layout" svg:width="2.733cm" svg:height="0.37cm" svg:x="9.398cm" svg:y="13.6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9.398cm" svg:y="14.432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g>
          <draw:custom-shape draw:style-name="gr174"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5"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1" draw:text-style-name="P5" draw:layer="layout" svg:x1="11.633cm" svg:y1="11.836cm" svg:x2="12.547cm" svg:y2="11.836cm">
          <text:p/>
        </draw:line>
        <draw:polyline draw:style-name="gr152" draw:text-style-name="P5" draw:layer="layout" svg:width="4.241cm" svg:height="0.761cm" svg:x="9.804cm" svg:y="12.344cm" svg:viewBox="0 0 4242 762" draw:points="0,762 4039,762 4039,0 4242,0">
          <text:p/>
        </draw:polyline>
        <draw:line draw:style-name="gr153" draw:text-style-name="P5" draw:layer="layout" svg:x1="9.601cm" svg:y1="13.106cm" svg:x2="9.931cm" svg:y2="13.106cm">
          <text:p/>
        </draw:line>
        <draw:frame draw:style-name="gr81" draw:text-style-name="P8" draw:layer="layout" svg:width="0.736cm" svg:height="0.421cm" svg:x="9.144cm" svg:y="12.939cm">
          <draw:text-box>
            <text:p><text:span text:style-name="T4">cl</text:span><text:span text:style-name="T4">k</text:span></text:p>
          </draw:text-box>
        </draw:frame>
        <draw:polyline draw:style-name="gr176" draw:text-style-name="P18" draw:layer="layout" svg:width="0.761cm" svg:height="0.278cm" draw:transform="rotate (1.5707963267949) translate (10.465cm 13.106cm)" svg:viewBox="0 0 762 279" draw:points="0,0 762,0 762,279">
          <text:p/>
        </draw:polyline>
        <draw:line draw:style-name="gr151"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text:span><text:span text:style-name="T29">F</text:span><text:span text:style-name="T29">1</text:span></text:p>
          </draw:text-box>
        </draw:frame>
        <draw:frame draw:style-name="gr82" draw:text-style-name="P34" draw:layer="layout" svg:width="0.736cm" svg:height="0.37cm" svg:x="14.122cm" svg:y="11.15cm">
          <draw:text-box>
            <text:p text:style-name="P16"><text:span text:style-name="T29">F</text:span><text:span text:style-name="T29">F</text:span><text:span text:style-name="T29">2</text:span></text:p>
          </draw:text-box>
        </draw:frame>
        <draw:path draw:style-name="gr156" draw:text-style-name="P5" draw:layer="layout" svg:width="4.342cm" svg:height="1.27cm" draw:transform="rotate (-3.14159265358979) translate (14.02cm 12.979cm)" svg:viewBox="0 0 4343 1271" svg:d="M4343 0c-1168 128-1041 1296-4343 1271">
          <text:p/>
        </draw:path>
        <draw:path draw:style-name="gr177" draw:text-style-name="P5" draw:layer="layout" svg:width="4.444cm" svg:height="0.619cm" draw:transform="rotate (-3.14159265358979) translate (14.097cm 13.2680178034762cm)" svg:viewBox="0 0 4445 620" svg:d="M4445 10c-3099-26-3861-51-4445 610">
          <text:p/>
        </draw:path>
        <draw:path draw:style-name="gr177"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8" draw:text-style-name="P49" draw:layer="layout" svg:width="0.153cm" svg:height="0.584cm" svg:x="7.822cm" svg:y="18.897cm">
          <text:p/>
          <draw:enhanced-geometry svg:viewBox="0 0 21600 21600" draw:type="rectangle" draw:enhanced-path="M 0 0 L 21600 0 21600 21600 0 21600 0 0 Z N"/>
        </draw:custom-shape>
        <draw:custom-shape draw:style-name="gr148" draw:text-style-name="P49"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8" draw:layer="layout" svg:width="2.733cm" svg:height="0.37cm" svg:x="2.54cm" svg:y="18.23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2.54cm" svg:y="18.999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g>
          <draw:custom-shape draw:style-name="gr178"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79"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1" draw:text-style-name="P5" draw:layer="layout" svg:x1="4.775cm" svg:y1="16.408cm" svg:x2="5.689cm" svg:y2="16.408cm">
          <text:p/>
        </draw:line>
        <draw:polyline draw:style-name="gr152" draw:text-style-name="P5" draw:layer="layout" svg:width="4.241cm" svg:height="0.761cm" svg:x="2.946cm" svg:y="16.916cm" svg:viewBox="0 0 4242 762" draw:points="0,762 4039,762 4039,0 4242,0">
          <text:p/>
        </draw:polyline>
        <draw:line draw:style-name="gr153" draw:text-style-name="P5" draw:layer="layout" svg:x1="2.743cm" svg:y1="17.678cm" svg:x2="3.073cm" svg:y2="17.678cm">
          <text:p/>
        </draw:line>
        <draw:frame draw:style-name="gr81" draw:text-style-name="P8" draw:layer="layout" svg:width="0.736cm" svg:height="0.421cm" svg:x="2.286cm" svg:y="17.511cm">
          <draw:text-box>
            <text:p><text:span text:style-name="T4">cl</text:span><text:span text:style-name="T4">k</text:span></text:p>
          </draw:text-box>
        </draw:frame>
        <draw:polyline draw:style-name="gr180" draw:text-style-name="P18" draw:layer="layout" svg:width="0.761cm" svg:height="0.278cm" draw:transform="rotate (1.5707963267949) translate (3.607cm 17.678cm)" svg:viewBox="0 0 762 279" draw:points="0,0 762,0 762,279">
          <text:p/>
        </draw:polyline>
        <draw:line draw:style-name="gr151"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text:span><text:span text:style-name="T29">F</text:span><text:span text:style-name="T29">1</text:span></text:p>
          </draw:text-box>
        </draw:frame>
        <draw:frame draw:style-name="gr82" draw:text-style-name="P34" draw:layer="layout" svg:width="0.736cm" svg:height="0.37cm" svg:x="5.664cm" svg:y="15.722cm">
          <draw:text-box>
            <text:p text:style-name="P16"><text:span text:style-name="T29">G</text:span><text:span text:style-name="T29">1</text:span></text:p>
          </draw:text-box>
        </draw:frame>
        <draw:frame draw:style-name="gr82" draw:text-style-name="P34" draw:layer="layout" svg:width="0.736cm" svg:height="0.37cm" svg:x="7.264cm" svg:y="15.722cm">
          <draw:text-box>
            <text:p text:style-name="P16"><text:span text:style-name="T29">F</text:span><text:span text:style-name="T29">F</text:span><text:span text:style-name="T29">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8" draw:text-style-name="P49" draw:layer="layout" svg:width="0.153cm" svg:height="0.584cm" svg:x="12.131cm" svg:y="18.897cm">
          <text:p/>
          <draw:enhanced-geometry svg:viewBox="0 0 21600 21600" draw:type="rectangle" draw:enhanced-path="M 0 0 L 21600 0 21600 21600 0 21600 0 0 Z N"/>
        </draw:custom-shape>
        <draw:custom-shape draw:style-name="gr148" draw:text-style-name="P49"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7" draw:text-style-name="P5" draw:layer="layout" svg:width="1.193cm" svg:height="0.761cm" draw:transform="rotate (-3.14159265358979) translate (13.436cm 19.202cm)" svg:viewBox="0 0 1194 762" svg:d="M0 762c1016-5 26-762 1194-762">
          <text:p/>
        </draw:path>
        <draw:frame draw:style-name="gr58" draw:text-style-name="P58" draw:layer="layout" svg:width="2.733cm" svg:height="0.37cm" svg:x="9.398cm" svg:y="18.23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9.398cm" svg:y="18.999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g>
          <draw:custom-shape draw:style-name="gr181"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2"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1" draw:text-style-name="P5" draw:layer="layout" svg:x1="11.633cm" svg:y1="16.408cm" svg:x2="12.547cm" svg:y2="16.408cm">
          <text:p/>
        </draw:line>
        <draw:polyline draw:style-name="gr152" draw:text-style-name="P5" draw:layer="layout" svg:width="4.241cm" svg:height="0.761cm" svg:x="9.804cm" svg:y="16.916cm" svg:viewBox="0 0 4242 762" draw:points="0,762 4039,762 4039,0 4242,0">
          <text:p/>
        </draw:polyline>
        <draw:line draw:style-name="gr153" draw:text-style-name="P5" draw:layer="layout" svg:x1="9.601cm" svg:y1="17.678cm" svg:x2="9.931cm" svg:y2="17.678cm">
          <text:p/>
        </draw:line>
        <draw:frame draw:style-name="gr81" draw:text-style-name="P8" draw:layer="layout" svg:width="0.736cm" svg:height="0.421cm" svg:x="9.144cm" svg:y="17.511cm">
          <draw:text-box>
            <text:p><text:span text:style-name="T4">cl</text:span><text:span text:style-name="T4">k</text:span></text:p>
          </draw:text-box>
        </draw:frame>
        <draw:polyline draw:style-name="gr183" draw:text-style-name="P18" draw:layer="layout" svg:width="0.761cm" svg:height="0.278cm" draw:transform="rotate (1.5707963267949) translate (10.465cm 17.678cm)" svg:viewBox="0 0 762 279" draw:points="0,0 762,0 762,279">
          <text:p/>
        </draw:polyline>
        <draw:line draw:style-name="gr151"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text:span><text:span text:style-name="T29">F</text:span><text:span text:style-name="T29">1</text:span></text:p>
          </draw:text-box>
        </draw:frame>
        <draw:frame draw:style-name="gr82" draw:text-style-name="P34" draw:layer="layout" svg:width="0.736cm" svg:height="0.37cm" svg:x="12.522cm" svg:y="15.722cm">
          <draw:text-box>
            <text:p text:style-name="P16"><text:span text:style-name="T29">G</text:span><text:span text:style-name="T29">1</text:span></text:p>
          </draw:text-box>
        </draw:frame>
        <draw:frame draw:style-name="gr82" draw:text-style-name="P34" draw:layer="layout" svg:width="0.736cm" svg:height="0.37cm" svg:x="14.122cm" svg:y="15.722cm">
          <draw:text-box>
            <text:p text:style-name="P16"><text:span text:style-name="T29">F</text:span><text:span text:style-name="T29">F</text:span><text:span text:style-name="T29">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1" draw:layer="layout" svg:width="2.54cm" svg:height="0.37cm" svg:x="11.506cm" svg:y="10.515cm">
          <draw:text-box>
            <text:p text:style-name="P16"><text:span text:style-name="T58">H</text:span><text:span text:style-name="T58">o</text:span><text:span text:style-name="T58">l</text:span><text:span text:style-name="T58">d </text:span><text:span text:style-name="T58">c</text:span><text:span text:style-name="T58">h</text:span><text:span text:style-name="T58">e</text:span><text:span text:style-name="T58">c</text:span><text:span text:style-name="T58">k</text:span></text:p>
          </draw:text-box>
        </draw:frame>
        <draw:custom-shape draw:style-name="gr148" draw:text-style-name="P49"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8" draw:text-style-name="P21" draw:layer="layout" svg:width="0.381cm" svg:height="0.437cm" svg:x="3.987cm" svg:y="6.807cm">
          <draw:text-box>
            <text:p text:style-name="P16"><text:span text:style-name="T19">t</text:span><text:span text:style-name="T20">d</text:span><text:span text:style-name="T20">1</text:span></text:p>
          </draw:text-box>
        </draw:frame>
        <draw:path draw:style-name="gr184" draw:text-style-name="P5" draw:layer="layout" svg:width="0.456cm" svg:height="1.294cm" draw:transform="rotate (-3.14159265358979) translate (9.245cm 8.026cm)" svg:viewBox="0 0 457 1295" svg:d="M457 1295c-279-41 51-1295-457-1295">
          <text:p/>
        </draw:path>
        <draw:frame draw:style-name="gr55" draw:text-style-name="P62" draw:layer="layout" svg:width="1.854cm" svg:height="0.704cm" svg:x="8.89cm" svg:y="8.135cm">
          <draw:text-box>
            <text:p text:style-name="P19"><text:span text:style-name="T25">t</text:span><text:span text:style-name="T26">c2</text:span></text:p>
            <text:p text:style-name="P19"><text:span text:style-name="T23">(</text:span><text:span text:style-name="T23">F</text:span><text:span text:style-name="T23">F</text:span><text:span text:style-name="T23">2 </text:span><text:span text:style-name="T23">s</text:span><text:span text:style-name="T23">et</text:span><text:span text:style-name="T23">u</text:span><text:span text:style-name="T23">p </text:span><text:span text:style-name="T23">ti</text:span><text:span text:style-name="T23">m</text:span><text:span text:style-name="T23">e)</text:span></text:p>
          </draw:text-box>
        </draw:frame>
        <draw:line draw:style-name="gr68" draw:text-style-name="P5" draw:layer="layout" svg:x1="8.509cm" svg:y1="7.112cm" svg:x2="8.509cm" svg:y2="8.763cm">
          <text:p/>
        </draw:line>
        <draw:frame draw:style-name="gr158" draw:text-style-name="P22" draw:layer="layout" svg:width="0.787cm" svg:height="0.437cm" svg:x="8.331cm" svg:y="8.813cm">
          <draw:text-box>
            <text:p text:style-name="P16"><text:span text:style-name="T25">T</text:span><text:span text:style-name="T26">r</text:span><text:span text:style-name="T26">eq</text:span><text:span text:style-name="T26">uir</text:span><text:span text:style-name="T26">e</text:span></text:p>
          </draw:text-box>
        </draw:frame>
        <draw:frame draw:style-name="gr158"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8" draw:text-style-name="P21" draw:layer="layout" svg:width="0.813cm" svg:height="0.437cm" svg:x="7.518cm" svg:y="8.813cm">
          <draw:text-box>
            <text:p text:style-name="P16"><text:span text:style-name="T19">T</text:span><text:span text:style-name="T20">arri</text:span><text:span text:style-name="T20">v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text:span><text:span text:style-name="T20">2</text:span><text:span text:style-name="T59">+ </text:span><text:span text:style-name="T59">t</text:span><text:span text:style-name="T20">d</text:span><text:span text:style-name="T20">3</text:span><text:span text:style-name="T59">+ </text:span><text:span text:style-name="T59">t</text:span><text:span text:style-name="T20">d</text:span><text:span text:style-name="T20">4</text:span><text:span text:style-name="T59">+ </text:span><text:span text:style-name="T59">t</text:span><text:span text:style-name="T20">d</text:span><text:span text:style-name="T20">5</text:span></text:p>
            <text:p text:style-name="P16"><text:span text:style-name="T23">(d</text:span><text:span text:style-name="T23">at</text:span><text:span text:style-name="T23">a </text:span><text:span text:style-name="T23">pr</text:span><text:span text:style-name="T23">o</text:span><text:span text:style-name="T23">p</text:span><text:span text:style-name="T23">a</text:span><text:span text:style-name="T23">g</text:span><text:span text:style-name="T23">at</text:span><text:span text:style-name="T23">io</text:span><text:span text:style-name="T23">n </text:span><text:span text:style-name="T23">d</text:span><text:span text:style-name="T23">el</text:span><text:span text:style-name="T23">a</text:span><text:span text:style-name="T23">y)</text:span></text:p>
          </draw:text-box>
        </draw:frame>
        <draw:line draw:style-name="gr169" draw:text-style-name="P5" draw:layer="layout" svg:x1="7.747cm" svg:y1="7.518cm" svg:x2="8.508cm" svg:y2="7.518cm">
          <text:p/>
        </draw:line>
        <draw:frame draw:style-name="gr82" draw:text-style-name="P60" draw:layer="layout" svg:width="0.786cm" svg:height="0.37cm" svg:x="7.747cm" svg:y="7.173cm">
          <draw:text-box>
            <text:p text:style-name="P16"><text:span text:style-name="T57">sl</text:span><text:span text:style-name="T57">a</text:span><text:span text:style-name="T57">c</text:span><text:span text:style-name="T57">k</text:span></text:p>
          </draw:text-box>
        </draw:frame>
        <draw:frame draw:style-name="gr82" draw:text-style-name="P60" draw:layer="layout" svg:width="1.524cm" svg:height="0.37cm" svg:x="2.946cm" svg:y="5.822cm">
          <draw:text-box>
            <text:p text:style-name="P16"><text:span text:style-name="T57">la</text:span><text:span text:style-name="T57">u</text:span><text:span text:style-name="T57">n</text:span><text:span text:style-name="T57">c</text:span><text:span text:style-name="T57">h </text:span><text:span text:style-name="T57">e</text:span><text:span text:style-name="T57">d</text:span><text:span text:style-name="T57">g</text:span><text:span text:style-name="T57">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8" draw:text-style-name="P22" draw:layer="layout" svg:width="0.787cm" svg:height="0.437cm" svg:x="6.299cm" svg:y="6.243cm">
          <draw:text-box>
            <text:p text:style-name="P16"><text:span text:style-name="T25">T</text:span><text:span text:style-name="T26">c</text:span><text:span text:style-name="T26">lk</text:span></text:p>
          </draw:text-box>
        </draw:frame>
        <draw:frame draw:style-name="gr82" draw:text-style-name="P60" draw:layer="layout" svg:width="1.524cm" svg:height="0.37cm" svg:x="8.001cm" svg:y="5.822cm">
          <draw:text-box>
            <text:p text:style-name="P16"><text:span text:style-name="T57">c</text:span><text:span text:style-name="T57">a</text:span><text:span text:style-name="T57">pt</text:span><text:span text:style-name="T57">ur</text:span><text:span text:style-name="T57">e </text:span><text:span text:style-name="T57">e</text:span><text:span text:style-name="T57">d</text:span><text:span text:style-name="T57">g</text:span><text:span text:style-name="T57">e</text:span></text:p>
          </draw:text-box>
        </draw:frame>
        <draw:frame draw:style-name="gr58" draw:text-style-name="P58" draw:layer="layout" svg:width="2.733cm" svg:height="0.37cm" svg:x="0.899cm" svg:y="7.3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0.899cm" svg:y="8.102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frame draw:style-name="gr58" draw:text-style-name="P58" draw:layer="layout" svg:width="2.733cm" svg:height="0.37cm" svg:x="0.899cm" svg:y="6.564cm">
          <draw:text-box>
            <text:p text:style-name="P57"><text:span text:style-name="T24">A</text:span><text:span text:style-name="T24">n</text:span><text:span text:style-name="T24">al</text:span><text:span text:style-name="T24">y</text:span><text:span text:style-name="T24">si</text:span><text:span text:style-name="T24">s </text:span><text:span text:style-name="T24">cl</text:span><text:span text:style-name="T24">o</text:span><text:span text:style-name="T24">c</text:span><text:span text:style-name="T24">k:</text:span><text:span text:style-name="T24"><text:tab/></text:span><text:span text:style-name="T24">cl</text:span><text:span text:style-name="T24">k</text:span></text:p>
          </draw:text-box>
        </draw:frame>
        <draw:line draw:style-name="gr185" draw:text-style-name="P5" draw:layer="layout" svg:x1="18.694cm" svg:y1="6.985cm" svg:x2="27.559cm" svg:y2="6.985cm">
          <text:p/>
        </draw:line>
        <draw:line draw:style-name="gr186" draw:text-style-name="P5" draw:layer="layout" svg:x1="23.241cm" svg:y1="7.518cm" svg:x2="23.241cm" svg:y2="1.397cm">
          <text:p/>
        </draw:line>
        <draw:line draw:style-name="gr187" draw:text-style-name="P5" draw:layer="layout" svg:x1="21.717cm" svg:y1="7.137cm" svg:x2="21.717cm" svg:y2="2.133cm">
          <text:p/>
        </draw:line>
        <draw:line draw:style-name="gr187" draw:text-style-name="P5" draw:layer="layout" svg:x1="24.003cm" svg:y1="7.112cm" svg:x2="24.003cm" svg:y2="2.133cm">
          <text:p/>
        </draw:line>
        <draw:path draw:style-name="gr188" draw:text-style-name="P5" draw:layer="layout" svg:width="3.276cm" svg:height="3.809cm" svg:x="24.028cm" svg:y="2.159cm" svg:viewBox="0 0 3277 3810" svg:d="M0 0c0 1397-25 2895 406 3479 229 280 559 331 2871 331">
          <text:p/>
        </draw:path>
        <draw:path draw:style-name="gr188" draw:text-style-name="P5" draw:layer="layout" svg:width="3.021cm" svg:height="3.809cm" svg:x="18.669cm" svg:y="2.159cm" svg:viewBox="0 0 3022 3810" svg:d="M3022 0c0 1397 25 2895-406 3479-229 280-304 331-2616 331">
          <text:p/>
        </draw:path>
        <draw:line draw:style-name="gr187" draw:text-style-name="P5" draw:layer="layout" svg:x1="18.643cm" svg:y1="5.994cm" svg:x2="27.305cm" svg:y2="5.994cm">
          <text:p/>
        </draw:line>
        <draw:line draw:style-name="gr189" draw:text-style-name="P5" draw:layer="layout" svg:x1="18.643cm" svg:y1="5.461cm" svg:x2="27.305cm" svg:y2="5.461cm">
          <text:p/>
        </draw:line>
        <draw:line draw:style-name="gr190" draw:text-style-name="P5" draw:layer="layout" svg:x1="19.939cm" svg:y1="5.461cm" svg:x2="19.939cm" svg:y2="5.994cm">
          <text:p/>
        </draw:line>
        <draw:frame draw:style-name="gr82" draw:text-style-name="P60" draw:layer="layout" svg:width="0.786cm" svg:height="0.37cm" svg:x="19.075cm" svg:y="5.536cm">
          <draw:text-box>
            <text:p text:style-name="P16"><text:span text:style-name="T57">+</text:span><text:span text:style-name="T60">N</text:span><text:span text:style-name="T57">%</text:span></text:p>
          </draw:text-box>
        </draw:frame>
        <draw:line draw:style-name="gr191" draw:text-style-name="P29" draw:layer="layout" svg:x1="26.543cm" svg:y1="6.985cm" svg:x2="26.543cm" svg:y2="5.461cm">
          <text:p/>
        </draw:line>
        <draw:frame draw:style-name="gr158" draw:text-style-name="P63" draw:layer="layout" svg:width="0.483cm" svg:height="0.437cm" svg:x="26.568cm" svg:y="6.226cm">
          <draw:text-box>
            <text:p text:style-name="P16"><text:span text:style-name="T61">T</text:span><text:span text:style-name="T62">p</text:span></text:p>
          </draw:text-box>
        </draw:frame>
        <draw:line draw:style-name="gr192" draw:text-style-name="P5" draw:layer="layout" svg:x1="21.386cm" svg:y1="7.543cm" svg:x2="21.386cm" svg:y2="5.207cm">
          <text:p/>
        </draw:line>
        <draw:line draw:style-name="gr193" draw:text-style-name="P29" draw:layer="layout" svg:x1="21.386cm" svg:y1="7.366cm" svg:x2="23.241cm" svg:y2="7.366cm">
          <text:p/>
        </draw:line>
        <draw:frame draw:style-name="gr158" draw:text-style-name="P64" draw:layer="layout" svg:width="0.483cm" svg:height="0.437cm" svg:x="22.097cm" svg:y="7.437cm">
          <draw:text-box>
            <text:p text:style-name="P16"><text:span text:style-name="T63">T</text:span><text:span text:style-name="T64">s</text:span></text:p>
          </draw:text-box>
        </draw:frame>
        <draw:line draw:style-name="gr194" draw:text-style-name="P5" draw:layer="layout" svg:x1="24.333cm" svg:y1="7.543cm" svg:x2="24.333cm" svg:y2="5.207cm">
          <text:p/>
        </draw:line>
        <draw:line draw:style-name="gr195" draw:text-style-name="P29" draw:layer="layout" svg:x1="23.241cm" svg:y1="7.366cm" svg:x2="24.334cm" svg:y2="7.366cm">
          <text:p/>
        </draw:line>
        <draw:frame draw:style-name="gr158" draw:text-style-name="P33" draw:layer="layout" svg:width="0.483cm" svg:height="0.437cm" svg:x="23.52cm" svg:y="7.437cm">
          <draw:text-box>
            <text:p text:style-name="P16"><text:span text:style-name="T65">T</text:span><text:span text:style-name="T66">h</text:span></text:p>
          </draw:text-box>
        </draw:frame>
        <draw:frame draw:style-name="gr82" draw:text-style-name="P60" draw:layer="layout" svg:width="1.523cm" svg:height="0.37cm" svg:x="26.061cm" svg:y="7.112cm">
          <draw:text-box>
            <text:p text:style-name="P16"><text:span text:style-name="T57">ti</text:span><text:span text:style-name="T57">m</text:span><text:span text:style-name="T57">e </text:span><text:span text:style-name="T57">C</text:span><text:span text:style-name="T57">K </text:span><text:span text:style-name="T57">to </text:span><text:span text:style-name="T57">D</text:span></text:p>
          </draw:text-box>
        </draw:frame>
        <draw:frame draw:style-name="gr82" draw:text-style-name="P60" draw:layer="layout" svg:width="1.523cm" svg:height="0.37cm" svg:x="23.318cm" svg:y="1.408cm">
          <draw:text-box>
            <text:p text:style-name="P16"><text:span text:style-name="T57">ti</text:span><text:span text:style-name="T57">m</text:span><text:span text:style-name="T57">e </text:span><text:span text:style-name="T57">C</text:span><text:span text:style-name="T57">K </text:span><text:span text:style-name="T57">to </text:span><text:span text:style-name="T57">Q</text:span></text:p>
          </draw:text-box>
        </draw:frame>
        <draw:frame draw:style-name="gr170" draw:text-style-name="P65" draw:layer="layout" svg:width="1.523cm" svg:height="0.637cm" svg:x="25.045cm" svg:y="3.103cm">
          <draw:text-box>
            <text:p text:style-name="P16"><text:span text:style-name="T60">D</text:span><text:span text:style-name="T60">at</text:span><text:span text:style-name="T60">a </text:span><text:span text:style-name="T60">c</text:span><text:span text:style-name="T60">a</text:span><text:span text:style-name="T60">pt</text:span><text:span text:style-name="T60">ur</text:span><text:span text:style-name="T60">e</text:span><text:span text:style-name="T60">d</text:span></text:p>
          </draw:text-box>
        </draw:frame>
        <draw:frame draw:style-name="gr170" draw:text-style-name="P65" draw:layer="layout" svg:width="1.523cm" svg:height="0.637cm" draw:transform="rotate (1.5707963267949) translate (22.439cm 4.182cm)">
          <draw:text-box>
            <text:p text:style-name="P16"><text:span text:style-name="T60">D</text:span><text:span text:style-name="T60">at</text:span><text:span text:style-name="T60">a</text:span><text:span text:style-name="T60"><text:line-break/></text:span><text:span text:style-name="T60">n</text:span><text:span text:style-name="T60">ot </text:span><text:span text:style-name="T60">c</text:span><text:span text:style-name="T60">a</text:span><text:span text:style-name="T60">pt</text:span><text:span text:style-name="T60">ur</text:span><text:span text:style-name="T60">e</text:span><text:span text:style-name="T60">d</text:span></text:p>
          </draw:text-box>
        </draw:frame>
        <draw:frame draw:style-name="gr170" draw:text-style-name="P65" draw:layer="layout" svg:width="1.523cm" svg:height="0.637cm" svg:x="19.304cm" svg:y="3.103cm">
          <draw:text-box>
            <text:p text:style-name="P16"><text:span text:style-name="T60">D</text:span><text:span text:style-name="T60">at</text:span><text:span text:style-name="T60">a </text:span><text:span text:style-name="T60">c</text:span><text:span text:style-name="T60">a</text:span><text:span text:style-name="T60">pt</text:span><text:span text:style-name="T60">ur</text:span><text:span text:style-name="T60">e</text:span><text:span text:style-name="T60">d</text:span></text:p>
          </draw:text-box>
        </draw:frame>
        <draw:frame draw:style-name="gr82" draw:text-style-name="P60" draw:layer="layout" svg:width="0.786cm" svg:height="0.37cm" svg:x="23.242cm" svg:y="7.01cm">
          <draw:text-box>
            <text:p text:style-name="P19"><text:span text:style-name="T57">0</text:span></text:p>
          </draw:text-box>
        </draw:frame>
        <draw:custom-shape draw:style-name="gr148" draw:text-style-name="P49" draw:layer="layout" svg:width="0.153cm" svg:height="0.584cm" svg:x="19.354cm" svg:y="11.785cm">
          <text:p/>
          <draw:enhanced-geometry svg:viewBox="0 0 21600 21600" draw:type="rectangle" draw:enhanced-path="M 0 0 L 21600 0 21600 21600 0 21600 0 0 Z N"/>
        </draw:custom-shape>
        <draw:custom-shape draw:style-name="gr148" draw:text-style-name="P49"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6" draw:text-style-name="P5" draw:layer="layout" svg:width="2.463cm" svg:height="0.868cm" draw:transform="rotate (-3.14159265358979) translate (21.92cm 12.09cm)" svg:viewBox="0 0 2464 869" svg:d="M2464 869c-1016-5-1296-869-2464-869">
          <text:p/>
        </draw:path>
        <draw:frame draw:style-name="gr58" draw:text-style-name="P58" draw:layer="layout" svg:width="2.733cm" svg:height="0.37cm" svg:x="16.612cm" svg:y="11.125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612cm" svg:y="11.887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7" draw:text-style-name="P5" draw:layer="layout" svg:width="0.485cm" svg:height="0.791cm" draw:transform="rotate (-3.14159265358979) translate (19.938126916613cm 12.11cm)" svg:viewBox="0 0 486 792" svg:d="M486 792c-664-5-614-792-55-792">
          <text:p/>
        </draw:path>
        <draw:frame draw:style-name="gr58" draw:text-style-name="P66" draw:layer="layout" svg:width="0.751cm" svg:height="0.37cm" svg:x="21.143cm" svg:y="11.588cm">
          <draw:text-box>
            <text:p text:style-name="P57"><text:span text:style-name="T67">s</text:span><text:span text:style-name="T67">et</text:span><text:span text:style-name="T67">u</text:span><text:span text:style-name="T67">p</text:span></text:p>
          </draw:text-box>
        </draw:frame>
        <draw:frame draw:style-name="gr58" draw:text-style-name="P67" draw:layer="layout" svg:width="0.751cm" svg:height="0.37cm" svg:x="19.823cm" svg:y="11.933cm">
          <draw:text-box>
            <text:p text:style-name="P57"><text:span text:style-name="T68">h</text:span><text:span text:style-name="T68">ol</text:span><text:span text:style-name="T68">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6" draw:text-style-name="P5" draw:layer="layout" svg:width="2.463cm" svg:height="0.812cm" draw:transform="rotate (-3.14159265358979) translate (27.025cm 17.17cm)" svg:viewBox="0 0 2464 813" svg:d="M2464 813c-1016-5-1296-813-2464-813">
          <text:p/>
        </draw:path>
        <draw:frame draw:style-name="gr58" draw:text-style-name="P58" draw:layer="layout" svg:width="2.733cm" svg:height="0.37cm" svg:x="16.612cm" svg:y="16.205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612cm" svg:y="16.967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7" draw:text-style-name="P5" draw:layer="layout" svg:width="0.485cm" svg:height="0.791cm" draw:transform="rotate (-3.14159265358979) translate (19.938126916613cm 17.19cm)" svg:viewBox="0 0 486 792" svg:d="M486 792c-664-5-614-792-55-792">
          <text:p/>
        </draw:path>
        <draw:frame draw:style-name="gr58" draw:text-style-name="P66" draw:layer="layout" svg:width="0.751cm" svg:height="0.37cm" svg:x="26.06cm" svg:y="16.668cm">
          <draw:text-box>
            <text:p text:style-name="P57"><text:span text:style-name="T67">s</text:span><text:span text:style-name="T67">et</text:span><text:span text:style-name="T67">u</text:span><text:span text:style-name="T67">p</text:span></text:p>
          </draw:text-box>
        </draw:frame>
        <draw:frame draw:style-name="gr58" draw:text-style-name="P67" draw:layer="layout" svg:width="0.751cm" svg:height="0.37cm" svg:x="19.823cm" svg:y="17.013cm">
          <draw:text-box>
            <text:p text:style-name="P57"><text:span text:style-name="T68">h</text:span><text:span text:style-name="T68">ol</text:span><text:span text:style-name="T68">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8" draw:layer="layout" svg:width="0.33cm" svg:height="0.37cm" svg:x="19.329cm" svg:y="15.727cm">
          <draw:text-box>
            <text:p text:style-name="P57"><text:span text:style-name="T24">0</text:span></text:p>
          </draw:text-box>
        </draw:frame>
        <draw:frame draw:style-name="gr58" draw:text-style-name="P58" draw:layer="layout" svg:width="0.33cm" svg:height="0.37cm" svg:x="20.548cm" svg:y="15.727cm">
          <draw:text-box>
            <text:p text:style-name="P57"><text:span text:style-name="T24">5</text:span></text:p>
          </draw:text-box>
        </draw:frame>
        <draw:frame draw:style-name="gr58" draw:text-style-name="P58" draw:layer="layout" svg:width="0.432cm" svg:height="0.37cm" svg:x="21.818cm" svg:y="15.727cm">
          <draw:text-box>
            <text:p text:style-name="P57"><text:span text:style-name="T24">1</text:span><text:span text:style-name="T24">0</text:span></text:p>
          </draw:text-box>
        </draw:frame>
        <draw:frame draw:style-name="gr58" draw:text-style-name="P58" draw:layer="layout" svg:width="0.432cm" svg:height="0.37cm" svg:x="23.037cm" svg:y="15.727cm">
          <draw:text-box>
            <text:p text:style-name="P57"><text:span text:style-name="T24">1</text:span><text:span text:style-name="T24">5</text:span></text:p>
          </draw:text-box>
        </draw:frame>
        <draw:frame draw:style-name="gr58" draw:text-style-name="P58" draw:layer="layout" svg:width="0.432cm" svg:height="0.37cm" svg:x="24.307cm" svg:y="15.727cm">
          <draw:text-box>
            <text:p text:style-name="P57"><text:span text:style-name="T24">2</text:span><text:span text:style-name="T24">0</text:span></text:p>
          </draw:text-box>
        </draw:frame>
        <draw:frame draw:style-name="gr58" draw:text-style-name="P58" draw:layer="layout" svg:width="0.432cm" svg:height="0.37cm" svg:x="25.577cm" svg:y="15.727cm">
          <draw:text-box>
            <text:p text:style-name="P57"><text:span text:style-name="T24">2</text:span><text:span text:style-name="T24">5</text:span></text:p>
          </draw:text-box>
        </draw:frame>
        <draw:frame draw:style-name="gr58" draw:text-style-name="P58" draw:layer="layout" svg:width="0.432cm" svg:height="0.37cm" svg:x="26.822cm" svg:y="15.727cm">
          <draw:text-box>
            <text:p text:style-name="P57"><text:span text:style-name="T24">3</text:span><text:span text:style-name="T24">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6" draw:text-style-name="P5" draw:layer="layout" svg:width="1.193cm" svg:height="0.837cm" draw:transform="rotate (-3.14159265358979) translate (20.65cm 19.227cm)" svg:viewBox="0 0 1194 838" svg:d="M1194 838c-1016-5-26-838-1194-838">
          <text:p/>
        </draw:path>
        <draw:frame draw:style-name="gr58" draw:text-style-name="P58" draw:layer="layout" svg:width="2.733cm" svg:height="0.37cm" svg:x="16.612cm" svg:y="18.23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612cm" svg:y="18.999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7" draw:text-style-name="P5" draw:layer="layout" svg:width="1.163cm" svg:height="0.806cm" draw:transform="rotate (-3.14159265358979) translate (21.894cm 19.2220237233469cm)" svg:viewBox="0 0 1164 807" svg:d="M0 807c711-25 330-812 1164-807">
          <text:p/>
        </draw:path>
        <draw:frame draw:style-name="gr58" draw:text-style-name="P66" draw:layer="layout" svg:width="0.751cm" svg:height="0.37cm" svg:x="19.315cm" svg:y="18.705cm">
          <draw:text-box>
            <text:p text:style-name="P57"><text:span text:style-name="T67">s</text:span><text:span text:style-name="T67">et</text:span><text:span text:style-name="T67">u</text:span><text:span text:style-name="T67">p</text:span></text:p>
          </draw:text-box>
        </draw:frame>
        <draw:frame draw:style-name="gr58" draw:text-style-name="P67" draw:layer="layout" svg:width="0.751cm" svg:height="0.37cm" svg:x="21.22cm" svg:y="19.045cm">
          <draw:text-box>
            <text:p text:style-name="P57"><text:span text:style-name="T68">h</text:span><text:span text:style-name="T68">ol</text:span><text:span text:style-name="T68">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8" draw:layer="layout" svg:width="0.33cm" svg:height="0.37cm" svg:x="19.329cm" svg:y="17.759cm">
          <draw:text-box>
            <text:p text:style-name="P57"><text:span text:style-name="T24">0</text:span></text:p>
          </draw:text-box>
        </draw:frame>
        <draw:frame draw:style-name="gr58" draw:text-style-name="P58" draw:layer="layout" svg:width="0.33cm" svg:height="0.37cm" svg:x="20.548cm" svg:y="17.759cm">
          <draw:text-box>
            <text:p text:style-name="P57"><text:span text:style-name="T24">5</text:span></text:p>
          </draw:text-box>
        </draw:frame>
        <draw:frame draw:style-name="gr58" draw:text-style-name="P58" draw:layer="layout" svg:width="0.432cm" svg:height="0.37cm" svg:x="21.818cm" svg:y="17.759cm">
          <draw:text-box>
            <text:p text:style-name="P57"><text:span text:style-name="T24">1</text:span><text:span text:style-name="T24">0</text:span></text:p>
          </draw:text-box>
        </draw:frame>
        <draw:frame draw:style-name="gr58" draw:text-style-name="P58" draw:layer="layout" svg:width="0.432cm" svg:height="0.37cm" svg:x="23.037cm" svg:y="17.759cm">
          <draw:text-box>
            <text:p text:style-name="P57"><text:span text:style-name="T24">1</text:span><text:span text:style-name="T24">5</text:span></text:p>
          </draw:text-box>
        </draw:frame>
        <draw:frame draw:style-name="gr58" draw:text-style-name="P58" draw:layer="layout" svg:width="0.432cm" svg:height="0.37cm" svg:x="24.307cm" svg:y="17.759cm">
          <draw:text-box>
            <text:p text:style-name="P57"><text:span text:style-name="T24">2</text:span><text:span text:style-name="T24">0</text:span></text:p>
          </draw:text-box>
        </draw:frame>
        <draw:frame draw:style-name="gr58" draw:text-style-name="P58" draw:layer="layout" svg:width="0.432cm" svg:height="0.37cm" svg:x="25.577cm" svg:y="17.759cm">
          <draw:text-box>
            <text:p text:style-name="P57"><text:span text:style-name="T24">2</text:span><text:span text:style-name="T24">5</text:span></text:p>
          </draw:text-box>
        </draw:frame>
        <draw:frame draw:style-name="gr58" draw:text-style-name="P58" draw:layer="layout" svg:width="0.432cm" svg:height="0.37cm" svg:x="26.822cm" svg:y="17.759cm">
          <draw:text-box>
            <text:p text:style-name="P57"><text:span text:style-name="T24">3</text:span><text:span text:style-name="T24">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6" draw:text-style-name="P5" draw:layer="layout" svg:width="0.533cm" svg:height="0.812cm" draw:transform="rotate (-3.14159265358979) translate (25.095cm 15.138cm)" svg:viewBox="0 0 534 813" svg:d="M534 813c-1016-5 634-813-534-813">
          <text:p/>
        </draw:path>
        <draw:frame draw:style-name="gr58" draw:text-style-name="P58" draw:layer="layout" svg:width="2.733cm" svg:height="0.37cm" svg:x="16.612cm" svg:y="14.173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612cm" svg:y="14.935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7" draw:text-style-name="P5" draw:layer="layout" svg:width="0.579cm" svg:height="0.806cm" draw:transform="rotate (-3.14159265358979) translate (21.945cm 15.158cm)" svg:viewBox="0 0 580 807" svg:d="M0 807c584 0 21-807 580-807">
          <text:p/>
        </draw:path>
        <draw:frame draw:style-name="gr58" draw:text-style-name="P66" draw:layer="layout" svg:width="0.751cm" svg:height="0.37cm" svg:x="23.901cm" svg:y="14.636cm">
          <draw:text-box>
            <text:p text:style-name="P57"><text:span text:style-name="T67">s</text:span><text:span text:style-name="T67">et</text:span><text:span text:style-name="T67">u</text:span><text:span text:style-name="T67">p</text:span></text:p>
          </draw:text-box>
        </draw:frame>
        <draw:frame draw:style-name="gr58" draw:text-style-name="P67" draw:layer="layout" svg:width="0.751cm" svg:height="0.37cm" svg:x="21.64cm" svg:y="14.981cm">
          <draw:text-box>
            <text:p text:style-name="P57"><text:span text:style-name="T68">h</text:span><text:span text:style-name="T68">ol</text:span><text:span text:style-name="T68">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8" draw:layer="layout" svg:width="0.33cm" svg:height="0.37cm" svg:x="19.329cm" svg:y="13.695cm">
          <draw:text-box>
            <text:p text:style-name="P57"><text:span text:style-name="T24">0</text:span></text:p>
          </draw:text-box>
        </draw:frame>
        <draw:frame draw:style-name="gr58" draw:text-style-name="P58" draw:layer="layout" svg:width="0.33cm" svg:height="0.37cm" svg:x="20.548cm" svg:y="13.695cm">
          <draw:text-box>
            <text:p text:style-name="P57"><text:span text:style-name="T24">5</text:span></text:p>
          </draw:text-box>
        </draw:frame>
        <draw:frame draw:style-name="gr58" draw:text-style-name="P58" draw:layer="layout" svg:width="0.432cm" svg:height="0.37cm" svg:x="21.818cm" svg:y="13.695cm">
          <draw:text-box>
            <text:p text:style-name="P57"><text:span text:style-name="T24">1</text:span><text:span text:style-name="T24">0</text:span></text:p>
          </draw:text-box>
        </draw:frame>
        <draw:frame draw:style-name="gr58" draw:text-style-name="P58" draw:layer="layout" svg:width="0.432cm" svg:height="0.37cm" svg:x="23.037cm" svg:y="13.695cm">
          <draw:text-box>
            <text:p text:style-name="P57"><text:span text:style-name="T24">1</text:span><text:span text:style-name="T24">5</text:span></text:p>
          </draw:text-box>
        </draw:frame>
        <draw:frame draw:style-name="gr58" draw:text-style-name="P58" draw:layer="layout" svg:width="0.432cm" svg:height="0.37cm" svg:x="24.307cm" svg:y="13.695cm">
          <draw:text-box>
            <text:p text:style-name="P57"><text:span text:style-name="T24">2</text:span><text:span text:style-name="T24">0</text:span></text:p>
          </draw:text-box>
        </draw:frame>
        <draw:frame draw:style-name="gr58" draw:text-style-name="P58" draw:layer="layout" svg:width="0.432cm" svg:height="0.37cm" svg:x="25.577cm" svg:y="13.695cm">
          <draw:text-box>
            <text:p text:style-name="P57"><text:span text:style-name="T24">2</text:span><text:span text:style-name="T24">5</text:span></text:p>
          </draw:text-box>
        </draw:frame>
        <draw:frame draw:style-name="gr58" draw:text-style-name="P58" draw:layer="layout" svg:width="0.432cm" svg:height="0.37cm" svg:x="26.822cm" svg:y="13.695cm">
          <draw:text-box>
            <text:p text:style-name="P57"><text:span text:style-name="T24">3</text:span><text:span text:style-name="T24">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7"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8"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1" draw:text-style-name="P5" draw:layer="layout" svg:x1="8.853cm" svg:y1="2.744cm" svg:x2="9.767cm" svg:y2="2.744cm">
          <text:p/>
        </draw:line>
        <draw:polyline draw:style-name="gr152" draw:text-style-name="P5" draw:layer="layout" svg:width="4.241cm" svg:height="0.761cm" svg:x="7.024cm" svg:y="3.252cm" svg:viewBox="0 0 4242 762" draw:points="0,762 4039,762 4039,0 4242,0">
          <text:p/>
        </draw:polyline>
        <draw:line draw:style-name="gr153" draw:text-style-name="P5" draw:layer="layout" svg:x1="6.821cm" svg:y1="4.014cm" svg:x2="7.151cm" svg:y2="4.014cm">
          <text:p/>
        </draw:line>
        <draw:frame draw:style-name="gr81" draw:text-style-name="P8" draw:layer="layout" svg:width="0.736cm" svg:height="0.421cm" svg:x="6.364cm" svg:y="3.847cm">
          <draw:text-box>
            <text:p><text:span text:style-name="T4">cl</text:span><text:span text:style-name="T4">k</text:span></text:p>
          </draw:text-box>
        </draw:frame>
        <draw:polyline draw:style-name="gr199" draw:text-style-name="P18" draw:layer="layout" svg:width="0.761cm" svg:height="0.278cm" draw:transform="rotate (1.5707963267949) translate (7.685cm 4.014cm)" svg:viewBox="0 0 762 279" draw:points="0,0 762,0 762,279">
          <text:p/>
        </draw:polyline>
        <draw:line draw:style-name="gr151" draw:text-style-name="P5" draw:layer="layout" svg:x1="10.555cm" svg:y1="2.744cm" svg:x2="11.265cm" svg:y2="2.744cm">
          <text:p/>
        </draw:line>
        <draw:frame draw:style-name="gr82" draw:text-style-name="P34" draw:layer="layout" svg:width="0.736cm" svg:height="0.37cm" svg:x="8.04cm" svg:y="2.058cm">
          <draw:text-box>
            <text:p text:style-name="P16"><text:span text:style-name="T29">F</text:span><text:span text:style-name="T29">F</text:span><text:span text:style-name="T29">1</text:span></text:p>
          </draw:text-box>
        </draw:frame>
        <draw:frame draw:style-name="gr82" draw:text-style-name="P34" draw:layer="layout" svg:width="0.736cm" svg:height="0.37cm" svg:x="9.742cm" svg:y="2.058cm">
          <draw:text-box>
            <text:p text:style-name="P16"><text:span text:style-name="T29">G</text:span><text:span text:style-name="T29">1</text:span></text:p>
          </draw:text-box>
        </draw:frame>
        <draw:frame draw:style-name="gr82" draw:text-style-name="P34" draw:layer="layout" svg:width="0.736cm" svg:height="0.37cm" svg:x="11.342cm" svg:y="2.058cm">
          <draw:text-box>
            <text:p text:style-name="P16"><text:span text:style-name="T29">F</text:span><text:span text:style-name="T29">F</text:span><text:span text:style-name="T29">2</text:span></text:p>
          </draw:text-box>
        </draw:frame>
        <draw:frame draw:style-name="gr82" draw:text-style-name="P68" draw:layer="layout" svg:width="0.736cm" svg:height="0.37cm" svg:x="9.92cm" svg:y="2.903cm">
          <draw:text-box>
            <text:p text:style-name="P16"><text:span text:style-name="T18">2 </text:span><text:span text:style-name="T18">n</text:span><text:span text:style-name="T18">s</text:span></text:p>
          </draw:text-box>
        </draw:frame>
        <draw:frame draw:style-name="gr200" draw:text-style-name="P58" draw:layer="layout" svg:width="1.498cm" svg:height="0.437cm" svg:x="8.954cm" svg:y="4.161cm">
          <draw:text-box>
            <text:p text:style-name="P57"><text:span text:style-name="T24">T</text:span><text:span text:style-name="T69">c</text:span><text:span text:style-name="T69">lk</text:span><text:span text:style-name="T24"> </text:span><text:span text:style-name="T24">= </text:span><text:span text:style-name="T24">2</text:span><text:span text:style-name="T24">0 </text:span><text:span text:style-name="T24">n</text:span><text:span text:style-name="T24">s</text:span></text:p>
          </draw:text-box>
        </draw:frame>
        <draw:frame draw:style-name="gr201" draw:text-style-name="P70" draw:layer="layout" svg:width="1.6cm" svg:height="1.372cm" svg:x="6.262cm" svg:y="1.854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24">3 </text:span><text:span text:style-name="T24">n</text:span><text:span text:style-name="T24">s</text:span></text:p>
            <text:p text:style-name="P69"><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69"><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g>
          <draw:custom-shape draw:style-name="gr202"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3"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1" draw:text-style-name="P5" draw:layer="layout" svg:x1="8.853cm" svg:y1="6.732cm" svg:x2="9.767cm" svg:y2="6.732cm">
          <text:p/>
        </draw:line>
        <draw:polyline draw:style-name="gr152" draw:text-style-name="P5" draw:layer="layout" svg:width="4.241cm" svg:height="0.761cm" svg:x="7.024cm" svg:y="7.24cm" svg:viewBox="0 0 4242 762" draw:points="0,762 4039,762 4039,0 4242,0">
          <text:p/>
        </draw:polyline>
        <draw:line draw:style-name="gr153" draw:text-style-name="P5" draw:layer="layout" svg:x1="6.821cm" svg:y1="8.002cm" svg:x2="7.151cm" svg:y2="8.002cm">
          <text:p/>
        </draw:line>
        <draw:frame draw:style-name="gr81" draw:text-style-name="P8" draw:layer="layout" svg:width="0.736cm" svg:height="0.421cm" svg:x="6.364cm" svg:y="7.835cm">
          <draw:text-box>
            <text:p><text:span text:style-name="T4">cl</text:span><text:span text:style-name="T4">k</text:span></text:p>
          </draw:text-box>
        </draw:frame>
        <draw:polyline draw:style-name="gr204" draw:text-style-name="P18" draw:layer="layout" svg:width="0.761cm" svg:height="0.278cm" draw:transform="rotate (1.5707963267949) translate (7.685cm 8.002cm)" svg:viewBox="0 0 762 279" draw:points="0,0 762,0 762,279">
          <text:p/>
        </draw:polyline>
        <draw:line draw:style-name="gr151" draw:text-style-name="P5" draw:layer="layout" svg:x1="10.555cm" svg:y1="6.732cm" svg:x2="11.265cm" svg:y2="6.732cm">
          <text:p/>
        </draw:line>
        <draw:frame draw:style-name="gr82" draw:text-style-name="P34" draw:layer="layout" svg:width="0.736cm" svg:height="0.37cm" svg:x="8.04cm" svg:y="6.046cm">
          <draw:text-box>
            <text:p text:style-name="P16"><text:span text:style-name="T29">F</text:span><text:span text:style-name="T29">F</text:span><text:span text:style-name="T29">1</text:span></text:p>
          </draw:text-box>
        </draw:frame>
        <draw:frame draw:style-name="gr82" draw:text-style-name="P34" draw:layer="layout" svg:width="0.736cm" svg:height="0.37cm" svg:x="9.742cm" svg:y="6.046cm">
          <draw:text-box>
            <text:p text:style-name="P16"><text:span text:style-name="T29">G</text:span><text:span text:style-name="T29">1</text:span></text:p>
          </draw:text-box>
        </draw:frame>
        <draw:frame draw:style-name="gr82" draw:text-style-name="P34" draw:layer="layout" svg:width="0.736cm" svg:height="0.37cm" svg:x="11.342cm" svg:y="6.046cm">
          <draw:text-box>
            <text:p text:style-name="P16"><text:span text:style-name="T29">F</text:span><text:span text:style-name="T29">F</text:span><text:span text:style-name="T29">2</text:span></text:p>
          </draw:text-box>
        </draw:frame>
        <draw:frame draw:style-name="gr82" draw:text-style-name="P68" draw:layer="layout" svg:width="0.736cm" svg:height="0.37cm" svg:x="9.92cm" svg:y="6.891cm">
          <draw:text-box>
            <text:p text:style-name="P16"><text:span text:style-name="T18">2 </text:span><text:span text:style-name="T18">n</text:span><text:span text:style-name="T18">s</text:span></text:p>
          </draw:text-box>
        </draw:frame>
        <draw:frame draw:style-name="gr200" draw:text-style-name="P58" draw:layer="layout" svg:width="1.498cm" svg:height="0.437cm" svg:x="8.954cm" svg:y="8.149cm">
          <draw:text-box>
            <text:p text:style-name="P57"><text:span text:style-name="T24">T</text:span><text:span text:style-name="T69">c</text:span><text:span text:style-name="T69">lk</text:span><text:span text:style-name="T24"> </text:span><text:span text:style-name="T24">= </text:span><text:span text:style-name="T24">2</text:span><text:span text:style-name="T24">0 </text:span><text:span text:style-name="T24">n</text:span><text:span text:style-name="T24">s</text:span></text:p>
          </draw:text-box>
        </draw:frame>
        <draw:frame draw:style-name="gr201" draw:text-style-name="P70" draw:layer="layout" svg:width="1.6cm" svg:height="1.372cm" svg:x="6.262cm" svg:y="5.842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24">3 </text:span><text:span text:style-name="T24">n</text:span><text:span text:style-name="T24">s</text:span></text:p>
            <text:p text:style-name="P69"><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69"><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5"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6"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1" draw:text-style-name="P5" draw:layer="layout" svg:x1="17.983cm" svg:y1="2.744cm" svg:x2="18.897cm" svg:y2="2.744cm">
          <text:p/>
        </draw:line>
        <draw:polyline draw:style-name="gr152" draw:text-style-name="P5" draw:layer="layout" svg:width="7.061cm" svg:height="0.761cm" svg:x="14.833cm" svg:y="3.252cm" svg:viewBox="0 0 7062 762" draw:points="0,762 6859,762 6859,0 7062,0">
          <text:p/>
        </draw:polyline>
        <draw:line draw:style-name="gr153" draw:text-style-name="P5" draw:layer="layout" svg:x1="14.579cm" svg:y1="4.014cm" svg:x2="14.909cm" svg:y2="4.014cm">
          <text:p/>
        </draw:line>
        <draw:frame draw:style-name="gr81" draw:text-style-name="P8" draw:layer="layout" svg:width="0.736cm" svg:height="0.421cm" svg:x="14.122cm" svg:y="3.847cm">
          <draw:text-box>
            <text:p><text:span text:style-name="T4">cl</text:span><text:span text:style-name="T4">k</text:span></text:p>
          </draw:text-box>
        </draw:frame>
        <draw:polyline draw:style-name="gr207" draw:text-style-name="P18" draw:layer="layout" svg:width="0.761cm" svg:height="1.168cm" draw:transform="rotate (1.5707963267949) translate (15.976cm 4.014cm)" svg:viewBox="0 0 762 1169" draw:points="0,0 762,0 762,1169">
          <text:p/>
        </draw:polyline>
        <draw:line draw:style-name="gr151" draw:text-style-name="P5" draw:layer="layout" svg:x1="21.184cm" svg:y1="2.744cm" svg:x2="21.894cm" svg:y2="2.744cm">
          <text:p/>
        </draw:line>
        <draw:frame draw:style-name="gr82" draw:text-style-name="P34" draw:layer="layout" svg:width="0.736cm" svg:height="0.37cm" svg:x="17.17cm" svg:y="2.058cm">
          <draw:text-box>
            <text:p text:style-name="P16"><text:span text:style-name="T29">F</text:span><text:span text:style-name="T29">F</text:span><text:span text:style-name="T29">1</text:span></text:p>
          </draw:text-box>
        </draw:frame>
        <draw:frame draw:style-name="gr82" draw:text-style-name="P34" draw:layer="layout" svg:width="0.736cm" svg:height="0.37cm" svg:x="20.371cm" svg:y="2.058cm">
          <draw:text-box>
            <text:p text:style-name="P16"><text:span text:style-name="T29">G</text:span><text:span text:style-name="T29">2</text:span></text:p>
          </draw:text-box>
        </draw:frame>
        <draw:frame draw:style-name="gr82" draw:text-style-name="P34" draw:layer="layout" svg:width="0.736cm" svg:height="0.37cm" svg:x="21.971cm" svg:y="2.058cm">
          <draw:text-box>
            <text:p text:style-name="P16"><text:span text:style-name="T29">F</text:span><text:span text:style-name="T29">F</text:span><text:span text:style-name="T29">2</text:span></text:p>
          </draw:text-box>
        </draw:frame>
        <draw:frame draw:style-name="gr82" draw:text-style-name="P68" draw:layer="layout" svg:width="0.736cm" svg:height="0.37cm" svg:x="20.549cm" svg:y="2.903cm">
          <draw:text-box>
            <text:p text:style-name="P16"><text:span text:style-name="T18">2 </text:span><text:span text:style-name="T18">n</text:span><text:span text:style-name="T18">s</text:span></text:p>
          </draw:text-box>
        </draw:frame>
        <draw:frame draw:style-name="gr200" draw:text-style-name="P58" draw:layer="layout" svg:width="1.498cm" svg:height="0.437cm" svg:x="17.806cm" svg:y="1.518cm">
          <draw:text-box>
            <text:p text:style-name="P57"><text:span text:style-name="T24">T</text:span><text:span text:style-name="T69">c</text:span><text:span text:style-name="T69">lk</text:span><text:span text:style-name="T24"> </text:span><text:span text:style-name="T24">= </text:span><text:span text:style-name="T24">7 </text:span><text:span text:style-name="T24">n</text:span><text:span text:style-name="T24">s</text:span></text:p>
          </draw:text-box>
        </draw:frame>
        <draw:frame draw:style-name="gr201" draw:text-style-name="P70" draw:layer="layout" svg:width="1.6cm" svg:height="1.372cm" svg:x="14.325cm" svg:y="1.498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24">3 </text:span><text:span text:style-name="T24">n</text:span><text:span text:style-name="T24">s</text:span></text:p>
            <text:p text:style-name="P69"><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69"><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text:span><text:span text:style-name="T29">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8" draw:text-style-name="P10" draw:layer="layout" svg:width="0.567cm" svg:height="0.453cm" draw:transform="rotate (-0.463733982254894) translate (16.3070219425963cm 2.9969561242821cm)" svg:viewBox="0 0 568 454" draw:points="0,0 568,0 227,454">
            <text:p/>
          </draw:polygon>
          <draw:line draw:style-name="gr209" draw:text-style-name="P5" draw:layer="layout" svg:x1="16.23cm" svg:y1="3.251cm" svg:x2="16.307cm" svg:y2="3.251cm">
            <text:p/>
          </draw:line>
          <draw:line draw:style-name="gr209" draw:text-style-name="P5" draw:layer="layout" svg:x1="16.815cm" svg:y1="3.251cm" svg:x2="16.917cm" svg:y2="3.251cm">
            <text:p/>
          </draw:line>
        </draw:g>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g>
          <draw:polygon draw:style-name="gr208" draw:text-style-name="P10" draw:layer="layout" svg:width="0.567cm" svg:height="0.453cm" draw:transform="rotate (-0.463733982254894) translate (15.1390219425963cm 3.7589561242821cm)" svg:viewBox="0 0 568 454" draw:points="0,0 568,0 227,454">
            <text:p/>
          </draw:polygon>
          <draw:line draw:style-name="gr209" draw:text-style-name="P5" draw:layer="layout" svg:x1="15.062cm" svg:y1="4.013cm" svg:x2="15.139cm" svg:y2="4.013cm">
            <text:p/>
          </draw:line>
          <draw:line draw:style-name="gr209"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text:span><text:span text:style-name="T29">1</text:span></text:p>
          </draw:text-box>
        </draw:frame>
        <draw:frame draw:style-name="gr82" draw:text-style-name="P34" draw:layer="layout" svg:width="0.736cm" svg:height="0.37cm" svg:x="16.155cm" svg:y="2.601cm">
          <draw:text-box>
            <text:p text:style-name="P16"><text:span text:style-name="T29">B</text:span><text:span text:style-name="T29">2</text:span></text:p>
          </draw:text-box>
        </draw:frame>
        <draw:frame draw:style-name="gr82" draw:text-style-name="P34" draw:layer="layout" svg:width="0.736cm" svg:height="0.37cm" svg:x="18.339cm" svg:y="3.378cm">
          <draw:text-box>
            <text:p text:style-name="P16"><text:span text:style-name="T29">B</text:span><text:span text:style-name="T29">3</text:span></text:p>
          </draw:text-box>
        </draw:frame>
        <draw:frame draw:style-name="gr82" draw:text-style-name="P68" draw:layer="layout" svg:width="0.736cm" svg:height="0.37cm" svg:x="19.177cm" svg:y="2.921cm">
          <draw:text-box>
            <text:p text:style-name="P16"><text:span text:style-name="T18">2 </text:span><text:span text:style-name="T18">n</text:span><text:span text:style-name="T18">s</text:span></text:p>
          </draw:text-box>
        </draw:frame>
        <draw:frame draw:style-name="gr82" draw:text-style-name="P68" draw:layer="layout" svg:width="0.736cm" svg:height="0.37cm" svg:x="18.695cm" svg:y="4.216cm">
          <draw:text-box>
            <text:p text:style-name="P16"><text:span text:style-name="T18">2 </text:span><text:span text:style-name="T18">n</text:span><text:span text:style-name="T18">s</text:span></text:p>
          </draw:text-box>
        </draw:frame>
        <draw:frame draw:style-name="gr82" draw:text-style-name="P68" draw:layer="layout" svg:width="0.736cm" svg:height="0.37cm" svg:x="16.434cm" svg:y="3.414cm">
          <draw:text-box>
            <text:p text:style-name="P16"><text:span text:style-name="T18">2 </text:span><text:span text:style-name="T18">n</text:span><text:span text:style-name="T18">s</text:span></text:p>
          </draw:text-box>
        </draw:frame>
        <draw:frame draw:style-name="gr82" draw:text-style-name="P68" draw:layer="layout" svg:width="0.736cm" svg:height="0.37cm" svg:x="15.316cm" svg:y="4.202cm">
          <draw:text-box>
            <text:p text:style-name="P16"><text:span text:style-name="T18">1 </text:span><text:span text:style-name="T18">n</text:span><text:span text:style-name="T18">s</text:span></text:p>
          </draw:text-box>
        </draw:frame>
        <draw:g>
          <draw:custom-shape draw:style-name="gr210"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1"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1" draw:text-style-name="P5" draw:layer="layout" svg:width="1.167cm" svg:height="0.483cm" svg:x="17.983cm" svg:y="6.248cm" svg:viewBox="0 0 1168 484" draw:points="0,484 686,483 686,0 1168,0">
          <text:p/>
        </draw:polyline>
        <draw:polyline draw:style-name="gr152" draw:text-style-name="P5" draw:layer="layout" svg:width="5.435cm" svg:height="0.761cm" svg:x="16.459cm" svg:y="7.24cm" svg:viewBox="0 0 5436 762" draw:points="0,762 5233,762 5233,0 5436,0">
          <text:p/>
        </draw:polyline>
        <draw:line draw:style-name="gr153" draw:text-style-name="P5" draw:layer="layout" svg:x1="16.23cm" svg:y1="8.002cm" svg:x2="16.56cm" svg:y2="8.002cm">
          <text:p/>
        </draw:line>
        <draw:frame draw:style-name="gr81" draw:text-style-name="P8" draw:layer="layout" svg:width="0.736cm" svg:height="0.421cm" svg:x="15.773cm" svg:y="7.835cm">
          <draw:text-box>
            <text:p><text:span text:style-name="T4">cl</text:span><text:span text:style-name="T4">k</text:span></text:p>
          </draw:text-box>
        </draw:frame>
        <draw:polyline draw:style-name="gr212" draw:text-style-name="P18" draw:layer="layout" svg:width="0.761cm" svg:height="0.203cm" draw:transform="rotate (1.5707963267949) translate (16.915cm 8.002cm)" svg:viewBox="0 0 762 204" draw:points="0,0 762,0 762,204">
          <text:p/>
        </draw:polyline>
        <draw:line draw:style-name="gr151" draw:text-style-name="P5" draw:layer="layout" svg:x1="21.184cm" svg:y1="6.732cm" svg:x2="21.894cm" svg:y2="6.732cm">
          <text:p/>
        </draw:line>
        <draw:frame draw:style-name="gr82" draw:text-style-name="P34" draw:layer="layout" svg:width="0.736cm" svg:height="0.37cm" svg:x="17.17cm" svg:y="6.046cm">
          <draw:text-box>
            <text:p text:style-name="P16"><text:span text:style-name="T29">F</text:span><text:span text:style-name="T29">F</text:span><text:span text:style-name="T29">1</text:span></text:p>
          </draw:text-box>
        </draw:frame>
        <draw:frame draw:style-name="gr82" draw:text-style-name="P34" draw:layer="layout" svg:width="0.736cm" svg:height="0.37cm" svg:x="19.101cm" svg:y="6.629cm">
          <draw:text-box>
            <text:p text:style-name="P16"><text:span text:style-name="T29">G</text:span><text:span text:style-name="T29">2</text:span></text:p>
          </draw:text-box>
        </draw:frame>
        <draw:frame draw:style-name="gr82" draw:text-style-name="P34" draw:layer="layout" svg:width="0.736cm" svg:height="0.37cm" svg:x="21.971cm" svg:y="6.046cm">
          <draw:text-box>
            <text:p text:style-name="P16"><text:span text:style-name="T29">F</text:span><text:span text:style-name="T29">F</text:span><text:span text:style-name="T29">2</text:span></text:p>
          </draw:text-box>
        </draw:frame>
        <draw:frame draw:style-name="gr82" draw:text-style-name="P68" draw:layer="layout" svg:width="0.736cm" svg:height="0.37cm" svg:x="19.584cm" svg:y="6.705cm">
          <draw:text-box>
            <text:p text:style-name="P16"><text:span text:style-name="T18">1 </text:span><text:span text:style-name="T18">n</text:span><text:span text:style-name="T18">s</text:span></text:p>
          </draw:text-box>
        </draw:frame>
        <draw:frame draw:style-name="gr200" draw:text-style-name="P58" draw:layer="layout" svg:width="1.498cm" svg:height="0.437cm" svg:x="15.824cm" svg:y="8.356cm">
          <draw:text-box>
            <text:p text:style-name="P57"><text:span text:style-name="T24">T</text:span><text:span text:style-name="T69">c</text:span><text:span text:style-name="T69">lk</text:span><text:span text:style-name="T24"> </text:span><text:span text:style-name="T24">= </text:span><text:span text:style-name="T24">2 </text:span><text:span text:style-name="T24">n</text:span><text:span text:style-name="T24">s</text:span></text:p>
          </draw:text-box>
        </draw:frame>
        <draw:frame draw:style-name="gr201" draw:text-style-name="P70" draw:layer="layout" svg:width="1.6cm" svg:height="1.372cm" svg:x="15.417cm" svg:y="5.689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24">3 </text:span><text:span text:style-name="T24">n</text:span><text:span text:style-name="T24">s</text:span></text:p>
            <text:p text:style-name="P69"><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69"><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text:span><text:span text:style-name="T29">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8" draw:text-style-name="P10" draw:layer="layout" svg:width="0.567cm" svg:height="0.453cm" draw:transform="rotate (-0.463733982254894) translate (18.7960219425963cm 7.7469561242821cm)" svg:viewBox="0 0 568 454" draw:points="0,0 568,0 227,454">
            <text:p/>
          </draw:polygon>
          <draw:line draw:style-name="gr209" draw:text-style-name="P5" draw:layer="layout" svg:x1="18.719cm" svg:y1="8.001cm" svg:x2="18.796cm" svg:y2="8.001cm">
            <text:p/>
          </draw:line>
          <draw:line draw:style-name="gr209"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text:span><text:span text:style-name="T29">2</text:span></text:p>
          </draw:text-box>
        </draw:frame>
        <draw:frame draw:style-name="gr82" draw:text-style-name="P68" draw:layer="layout" svg:width="0.736cm" svg:height="0.37cm" svg:x="19.787cm" svg:y="5.638cm">
          <draw:text-box>
            <text:p text:style-name="P16"><text:span text:style-name="T18">2 </text:span><text:span text:style-name="T18">n</text:span><text:span text:style-name="T18">s</text:span></text:p>
          </draw:text-box>
        </draw:frame>
        <draw:frame draw:style-name="gr82" draw:text-style-name="P68" draw:layer="layout" svg:width="0.736cm" svg:height="0.37cm" svg:x="18.999cm" svg:y="8.204cm">
          <draw:text-box>
            <text:p text:style-name="P16"><text:span text:style-name="T18">2 </text:span><text:span text:style-name="T18">n</text:span><text:span text:style-name="T18">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3"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text:span><text:span text:style-name="T29">3</text:span></text:p>
          </draw:text-box>
        </draw:frame>
        <draw:g>
          <draw:polygon draw:style-name="gr208" draw:text-style-name="P10" draw:layer="layout" svg:width="0.567cm" svg:height="0.453cm" draw:transform="rotate (-0.463733982254894) translate (19.7620219425963cm 7.7469561242821cm)" svg:viewBox="0 0 568 454" draw:points="0,0 568,0 227,454">
            <text:p/>
          </draw:polygon>
          <draw:line draw:style-name="gr209" draw:text-style-name="P5" draw:layer="layout" svg:x1="19.685cm" svg:y1="8.001cm" svg:x2="19.762cm" svg:y2="8.001cm">
            <text:p/>
          </draw:line>
          <draw:line draw:style-name="gr209"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text:span><text:span text:style-name="T29">3</text:span></text:p>
          </draw:text-box>
        </draw:frame>
        <draw:frame draw:style-name="gr82" draw:text-style-name="P68" draw:layer="layout" svg:width="0.736cm" svg:height="0.37cm" svg:x="19.965cm" svg:y="8.204cm">
          <draw:text-box>
            <text:p text:style-name="P16"><text:span text:style-name="T18">2 </text:span><text:span text:style-name="T18">n</text:span><text:span text:style-name="T18">s</text:span></text:p>
          </draw:text-box>
        </draw:frame>
        <draw:g>
          <draw:polygon draw:style-name="gr208" draw:text-style-name="P10" draw:layer="layout" svg:width="0.567cm" svg:height="0.453cm" draw:transform="rotate (-0.463733982254894) translate (17.8820219425963cm 7.7469561242821cm)" svg:viewBox="0 0 568 454" draw:points="0,0 568,0 227,454">
            <text:p/>
          </draw:polygon>
          <draw:line draw:style-name="gr209" draw:text-style-name="P5" draw:layer="layout" svg:x1="17.805cm" svg:y1="8.001cm" svg:x2="17.882cm" svg:y2="8.001cm">
            <text:p/>
          </draw:line>
          <draw:line draw:style-name="gr209"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text:span><text:span text:style-name="T29">1</text:span></text:p>
          </draw:text-box>
        </draw:frame>
        <draw:frame draw:style-name="gr82" draw:text-style-name="P22" draw:layer="layout" svg:width="0.736cm" svg:height="0.37cm" svg:x="20.04cm" svg:y="14.463cm">
          <draw:text-box>
            <text:p text:style-name="P16"><text:span text:style-name="T25">2 </text:span><text:span text:style-name="T25">n</text:span><text:span text:style-name="T25">s</text:span></text:p>
          </draw:text-box>
        </draw:frame>
        <draw:frame draw:style-name="gr82" draw:text-style-name="P68" draw:layer="layout" svg:width="0.736cm" svg:height="0.37cm" svg:x="21.158cm" svg:y="6.183cm">
          <draw:text-box>
            <text:p text:style-name="P16"><text:span text:style-name="T18">2 </text:span><text:span text:style-name="T18">n</text:span><text:span text:style-name="T18">s</text:span></text:p>
          </draw:text-box>
        </draw:frame>
        <draw:g>
          <draw:custom-shape draw:style-name="gr214"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5"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1" draw:text-style-name="P5" draw:layer="layout" svg:x1="17.983cm" svg:y1="13.081cm" svg:x2="19.735cm" svg:y2="13.08cm">
          <text:p/>
        </draw:line>
        <draw:polyline draw:style-name="gr152" draw:text-style-name="P5" draw:layer="layout" svg:width="8.127cm" svg:height="0.761cm" svg:x="15.316cm" svg:y="13.589cm" svg:viewBox="0 0 8128 762" draw:points="0,762 7925,762 7925,0 8128,0">
          <text:p/>
        </draw:polyline>
        <draw:line draw:style-name="gr153" draw:text-style-name="P5" draw:layer="layout" svg:x1="15.113cm" svg:y1="14.351cm" svg:x2="15.443cm" svg:y2="14.351cm">
          <text:p/>
        </draw:line>
        <draw:frame draw:style-name="gr81" draw:text-style-name="P8" draw:layer="layout" svg:width="0.736cm" svg:height="0.421cm" svg:x="14.656cm" svg:y="14.184cm">
          <draw:text-box>
            <text:p><text:span text:style-name="T4">cl</text:span><text:span text:style-name="T4">k</text:span></text:p>
          </draw:text-box>
        </draw:frame>
        <draw:line draw:style-name="gr151"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text:span><text:span text:style-name="T29">F</text:span><text:span text:style-name="T29">1</text:span></text:p>
          </draw:text-box>
        </draw:frame>
        <draw:frame draw:style-name="gr82" draw:text-style-name="P34" draw:layer="layout" svg:width="0.736cm" svg:height="0.37cm" svg:x="23.52cm" svg:y="12.395cm">
          <draw:text-box>
            <text:p text:style-name="P16"><text:span text:style-name="T29">F</text:span><text:span text:style-name="T29">F</text:span><text:span text:style-name="T29">4</text:span></text:p>
          </draw:text-box>
        </draw:frame>
        <draw:frame draw:style-name="gr200" draw:text-style-name="P58" draw:layer="layout" svg:width="1.498cm" svg:height="0.437cm" svg:x="17.373cm" svg:y="14.706cm">
          <draw:text-box>
            <text:p text:style-name="P57"><text:span text:style-name="T24">T</text:span><text:span text:style-name="T69">c</text:span><text:span text:style-name="T69">lk</text:span><text:span text:style-name="T24"> </text:span><text:span text:style-name="T24">= </text:span><text:span text:style-name="T24">1</text:span><text:span text:style-name="T24">0 </text:span><text:span text:style-name="T24">n</text:span><text:span text:style-name="T24">s</text:span></text:p>
          </draw:text-box>
        </draw:frame>
        <draw:frame draw:style-name="gr201" draw:text-style-name="P70" draw:layer="layout" svg:width="1.6cm" svg:height="1.372cm" svg:x="23.342cm" svg:y="10.414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68">3 </text:span><text:span text:style-name="T68">n</text:span><text:span text:style-name="T68">s</text:span></text:p>
            <text:p text:style-name="P69"><text:span text:style-name="T24"><text:tab/></text:span><text:span text:style-name="T24">T</text:span><text:span text:style-name="T69">s</text:span><text:span text:style-name="T24"> </text:span><text:span text:style-name="T24">= </text:span><text:span text:style-name="T68">0.</text:span><text:span text:style-name="T68">7 </text:span><text:span text:style-name="T68">n</text:span><text:span text:style-name="T68">s</text:span></text:p>
            <text:p text:style-name="P69"><text:span text:style-name="T24"><text:tab/></text:span><text:span text:style-name="T24">T</text:span><text:span text:style-name="T69">h</text:span><text:span text:style-name="T24"> </text:span><text:span text:style-name="T24">= </text:span><text:span text:style-name="T68">0.</text:span><text:span text:style-name="T68">3 </text:span><text:span text:style-name="T68">n</text:span><text:span text:style-name="T68">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text:span><text:span text:style-name="T29">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3" draw:text-style-name="P5" draw:layer="layout" svg:width="1.422cm" svg:height="0.202cm" draw:transform="rotate (-1.5707963267949) translate (19.761cm 11.658cm)" svg:viewBox="0 0 1423 203" draw:points="1423,203 0,203 0,0">
          <text:p/>
        </draw:polyline>
        <draw:g>
          <draw:polygon draw:style-name="gr208" draw:text-style-name="P10" draw:layer="layout" svg:width="0.567cm" svg:height="0.453cm" draw:transform="rotate (-0.463733982254894) translate (21.9970219425963cm 14.0969561242821cm)" svg:viewBox="0 0 568 454" draw:points="0,0 568,0 227,454">
            <text:p/>
          </draw:polygon>
          <draw:line draw:style-name="gr209" draw:text-style-name="P5" draw:layer="layout" svg:x1="21.92cm" svg:y1="14.351cm" svg:x2="21.997cm" svg:y2="14.351cm">
            <text:p/>
          </draw:line>
          <draw:line draw:style-name="gr209" draw:text-style-name="P5" draw:layer="layout" svg:x1="22.505cm" svg:y1="14.351cm" svg:x2="22.607cm" svg:y2="14.351cm">
            <text:p/>
          </draw:line>
        </draw:g>
        <draw:g>
          <draw:custom-shape draw:style-name="gr216"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text:span><text:span text:style-name="T29">F</text:span><text:span text:style-name="T29">2</text:span></text:p>
          </draw:text-box>
        </draw:frame>
        <draw:polyline draw:style-name="gr217" draw:text-style-name="P18" draw:layer="layout" svg:width="2.031cm" svg:height="0.762cm" draw:transform="rotate (1.5707963267949) translate (16.382cm 13.589cm)" svg:viewBox="0 0 2032 763" draw:points="0,1 2032,0 2032,763">
          <text:p/>
        </draw:polyline>
        <draw:g>
          <draw:polygon draw:style-name="gr208" draw:text-style-name="P10" draw:layer="layout" svg:width="0.567cm" svg:height="0.453cm" draw:transform="rotate (-1.10706234454) translate (16.3829249601567cm 12.160984593cm)" svg:viewBox="0 0 568 454" draw:points="568,0 0,0 341,454">
            <text:p/>
          </draw:polygon>
          <draw:line draw:style-name="gr209" draw:text-style-name="P5" draw:layer="layout" svg:x1="16.383cm" svg:y1="12.746cm" svg:x2="16.383cm" svg:y2="12.669cm">
            <text:p/>
          </draw:line>
          <draw:line draw:style-name="gr209" draw:text-style-name="P5" draw:layer="layout" svg:x1="16.383cm" svg:y1="12.161cm" svg:x2="16.383cm" svg:y2="12.059cm">
            <text:p/>
          </draw:line>
        </draw:g>
        <draw:polyline draw:style-name="gr218" draw:text-style-name="P18" draw:layer="layout" svg:width="0.761cm" svg:height="0.762cm" draw:transform="rotate (1.5707963267949) translate (16.382cm 14.351cm)" svg:viewBox="0 0 762 763" draw:points="0,1 762,0 762,763">
          <text:p/>
        </draw:polyline>
        <draw:line draw:style-name="gr151" draw:text-style-name="P5" draw:layer="layout" svg:x1="20.828cm" svg:y1="11.531cm" svg:x2="21.336cm" svg:y2="11.53cm">
          <text:p/>
        </draw:line>
        <draw:g>
          <draw:custom-shape draw:style-name="gr219"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1" draw:text-style-name="P5" draw:layer="layout" svg:x1="17.957cm" svg:y1="11.049cm" svg:x2="18.364cm" svg:y2="11.049cm">
          <text:p/>
        </draw:line>
        <draw:polyline draw:style-name="gr220" draw:text-style-name="P18" draw:layer="layout" svg:width="2.311cm" svg:height="0.254cm" draw:transform="rotate (1.5707963267949) translate (21.081cm 14.351cm)" svg:viewBox="0 0 2312 255" draw:points="0,0 2312,0 2312,255">
          <text:p/>
        </draw:polyline>
        <draw:g>
          <draw:polygon draw:style-name="gr208" draw:text-style-name="P10" draw:layer="layout" svg:width="0.567cm" svg:height="0.453cm" draw:transform="rotate (-0.463733982254894) translate (19.8120219425963cm 14.0969561242821cm)" svg:viewBox="0 0 568 454" draw:points="0,0 568,0 227,454">
            <text:p/>
          </draw:polygon>
          <draw:line draw:style-name="gr209" draw:text-style-name="P5" draw:layer="layout" svg:x1="19.735cm" svg:y1="14.351cm" svg:x2="19.812cm" svg:y2="14.351cm">
            <text:p/>
          </draw:line>
          <draw:line draw:style-name="gr209"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3" draw:text-style-name="P5" draw:layer="layout" svg:x1="18.161cm" svg:y1="9.779cm" svg:x2="19.71cm" svg:y2="9.779cm">
          <text:p/>
        </draw:line>
        <draw:line draw:style-name="gr221" draw:text-style-name="P5" draw:layer="layout" svg:x1="20.523cm" svg:y1="9.78cm" svg:x2="25.019cm" svg:y2="9.778cm">
          <text:p/>
        </draw:line>
        <draw:line draw:style-name="gr221" draw:text-style-name="P5" draw:layer="layout" svg:x1="24.309cm" svg:y1="13.081cm" svg:x2="25.019cm" svg:y2="13.081cm">
          <text:p/>
        </draw:line>
        <draw:line draw:style-name="gr151" draw:text-style-name="P5" draw:layer="layout" svg:x1="15.367cm" svg:y1="13.081cm" svg:x2="17.119cm" svg:y2="13.08cm">
          <text:p/>
        </draw:line>
        <draw:line draw:style-name="gr153" draw:text-style-name="P5" draw:layer="layout" svg:x1="15.113cm" svg:y1="13.081cm" svg:x2="15.443cm" svg:y2="13.081cm">
          <text:p/>
        </draw:line>
        <draw:frame draw:style-name="gr81" draw:text-style-name="P71" draw:layer="layout" svg:width="0.431cm" svg:height="0.421cm" svg:x="14.656cm" svg:y="12.914cm">
          <draw:text-box>
            <text:p text:style-name="P30"><text:span text:style-name="T4">a</text:span></text:p>
          </draw:text-box>
        </draw:frame>
        <draw:line draw:style-name="gr151" draw:text-style-name="P5" draw:layer="layout" svg:x1="15.367cm" svg:y1="11.049cm" svg:x2="17.119cm" svg:y2="11.048cm">
          <text:p/>
        </draw:line>
        <draw:line draw:style-name="gr153" draw:text-style-name="P5" draw:layer="layout" svg:x1="15.113cm" svg:y1="11.049cm" svg:x2="15.443cm" svg:y2="11.049cm">
          <text:p/>
        </draw:line>
        <draw:frame draw:style-name="gr81" draw:text-style-name="P71" draw:layer="layout" svg:width="0.457cm" svg:height="0.421cm" svg:x="14.656cm" svg:y="10.882cm">
          <draw:text-box>
            <text:p text:style-name="P30"><text:span text:style-name="T4">b</text:span></text:p>
          </draw:text-box>
        </draw:frame>
        <draw:g>
          <draw:polygon draw:style-name="gr208" draw:text-style-name="P10" draw:layer="layout" svg:width="0.567cm" svg:height="0.453cm" draw:transform="rotate (-0.463733982254894) translate (15.6210219425963cm 10.7949561242821cm)" svg:viewBox="0 0 568 454" draw:points="0,0 568,0 227,454">
            <text:p/>
          </draw:polygon>
          <draw:line draw:style-name="gr209" draw:text-style-name="P5" draw:layer="layout" svg:x1="15.544cm" svg:y1="11.049cm" svg:x2="15.621cm" svg:y2="11.049cm">
            <text:p/>
          </draw:line>
          <draw:line draw:style-name="gr209" draw:text-style-name="P5" draw:layer="layout" svg:x1="16.129cm" svg:y1="11.049cm" svg:x2="16.231cm" svg:y2="11.049cm">
            <text:p/>
          </draw:line>
        </draw:g>
        <draw:line draw:style-name="gr151" draw:text-style-name="P5" draw:layer="layout" svg:x1="15.367cm" svg:y1="9.652cm" svg:x2="16.967cm" svg:y2="9.652cm">
          <text:p/>
        </draw:line>
        <draw:line draw:style-name="gr153" draw:text-style-name="P5" draw:layer="layout" svg:x1="15.113cm" svg:y1="9.652cm" svg:x2="15.443cm" svg:y2="9.652cm">
          <text:p/>
        </draw:line>
        <draw:frame draw:style-name="gr81" draw:text-style-name="P71" draw:layer="layout" svg:width="0.457cm" svg:height="0.421cm" svg:x="14.656cm" svg:y="9.485cm">
          <draw:text-box>
            <text:p text:style-name="P30"><text:span text:style-name="T4">c</text:span></text:p>
          </draw:text-box>
        </draw:frame>
        <draw:polyline draw:style-name="gr213" draw:text-style-name="P5" draw:layer="layout" svg:width="1.143cm" svg:height="0.557cm" draw:transform="rotate (-1.5707963267949) translate (16.941cm 9.905cm)" svg:viewBox="0 0 1144 558" draw:points="1144,558 0,558 0,0">
          <text:p/>
        </draw:polyline>
        <draw:g>
          <draw:polygon draw:style-name="gr208" draw:text-style-name="P10" draw:layer="layout" svg:width="0.567cm" svg:height="0.453cm" draw:transform="rotate (-0.463733982254894) translate (15.6210219425963cm 9.3979561242821cm)" svg:viewBox="0 0 568 454" draw:points="0,0 568,0 227,454">
            <text:p/>
          </draw:polygon>
          <draw:line draw:style-name="gr209" draw:text-style-name="P5" draw:layer="layout" svg:x1="15.544cm" svg:y1="9.652cm" svg:x2="15.621cm" svg:y2="9.652cm">
            <text:p/>
          </draw:line>
          <draw:line draw:style-name="gr209"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text:span><text:span text:style-name="T29">F</text:span><text:span text:style-name="T29">3</text:span></text:p>
          </draw:text-box>
        </draw:frame>
        <draw:frame draw:style-name="gr82" draw:text-style-name="P34" draw:layer="layout" svg:width="0.483cm" svg:height="0.37cm" svg:x="19.913cm" svg:y="13.843cm">
          <draw:text-box>
            <text:p text:style-name="P16"><text:span text:style-name="T29">C</text:span><text:span text:style-name="T29">2</text:span></text:p>
          </draw:text-box>
        </draw:frame>
        <draw:frame draw:style-name="gr82" draw:text-style-name="P34" draw:layer="layout" svg:width="0.483cm" svg:height="0.37cm" svg:x="22.123cm" svg:y="13.843cm">
          <draw:text-box>
            <text:p text:style-name="P16"><text:span text:style-name="T29">C</text:span><text:span text:style-name="T29">3</text:span></text:p>
          </draw:text-box>
        </draw:frame>
        <draw:frame draw:style-name="gr82" draw:text-style-name="P34" draw:layer="layout" svg:width="0.483cm" svg:height="0.37cm" svg:x="19.989cm" svg:y="12.533cm">
          <draw:text-box>
            <text:p text:style-name="P16"><text:span text:style-name="T29">G</text:span><text:span text:style-name="T29">1</text:span></text:p>
          </draw:text-box>
        </draw:frame>
        <draw:frame draw:style-name="gr82" draw:text-style-name="P34" draw:layer="layout" svg:width="0.483cm" svg:height="0.37cm" svg:x="15.722cm" svg:y="10.501cm">
          <draw:text-box>
            <text:p text:style-name="P16"><text:span text:style-name="T29">G</text:span><text:span text:style-name="T29">2</text:span></text:p>
          </draw:text-box>
        </draw:frame>
        <draw:frame draw:style-name="gr82" draw:text-style-name="P34" draw:layer="layout" svg:width="0.483cm" svg:height="0.37cm" svg:x="15.722cm" svg:y="9.118cm">
          <draw:text-box>
            <text:p text:style-name="P16"><text:span text:style-name="T29">G</text:span><text:span text:style-name="T29">3</text:span></text:p>
          </draw:text-box>
        </draw:frame>
        <draw:frame draw:style-name="gr82" draw:text-style-name="P34" draw:layer="layout" svg:width="0.483cm" svg:height="0.37cm" svg:x="17.144cm" svg:y="9.118cm">
          <draw:text-box>
            <text:p text:style-name="P16"><text:span text:style-name="T29">G</text:span><text:span text:style-name="T29">4</text:span></text:p>
          </draw:text-box>
        </draw:frame>
        <draw:frame draw:style-name="gr82" draw:text-style-name="P34" draw:layer="layout" svg:width="0.483cm" svg:height="0.37cm" svg:x="18.516cm" svg:y="10.272cm">
          <draw:text-box>
            <text:p text:style-name="P16"><text:span text:style-name="T29">G</text:span><text:span text:style-name="T29">5</text:span></text:p>
          </draw:text-box>
        </draw:frame>
        <draw:frame draw:style-name="gr82" draw:text-style-name="P34" draw:layer="layout" svg:width="0.483cm" svg:height="0.37cm" svg:x="19.913cm" svg:y="10.896cm">
          <draw:text-box>
            <text:p text:style-name="P16"><text:span text:style-name="T29">G</text:span><text:span text:style-name="T29">6</text:span></text:p>
          </draw:text-box>
        </draw:frame>
        <draw:frame draw:style-name="gr82" draw:text-style-name="P34" draw:layer="layout" svg:width="0.483cm" svg:height="0.37cm" svg:x="22.631cm" svg:y="12.431cm">
          <draw:text-box>
            <text:p text:style-name="P16"><text:span text:style-name="T29">G</text:span><text:span text:style-name="T29">7</text:span></text:p>
          </draw:text-box>
        </draw:frame>
        <draw:frame draw:style-name="gr82" draw:text-style-name="P34" draw:layer="layout" svg:width="0.483cm" svg:height="0.37cm" svg:x="19.837cm" svg:y="9.22cm">
          <draw:text-box>
            <text:p text:style-name="P16"><text:span text:style-name="T29">G</text:span><text:span text:style-name="T29">8</text:span></text:p>
          </draw:text-box>
        </draw:frame>
        <draw:frame draw:style-name="gr81" draw:text-style-name="P72" draw:layer="layout" svg:width="0.457cm" svg:height="0.421cm" svg:x="25.095cm" svg:y="9.601cm">
          <draw:text-box>
            <text:p text:style-name="P19"><text:span text:style-name="T4">u</text:span></text:p>
          </draw:text-box>
        </draw:frame>
        <draw:frame draw:style-name="gr81" draw:text-style-name="P72"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text:span><text:span text:style-name="T25">n</text:span><text:span text:style-name="T25">s</text:span></text:p>
          </draw:text-box>
        </draw:frame>
        <draw:frame draw:style-name="gr82" draw:text-style-name="P22" draw:layer="layout" svg:width="0.736cm" svg:height="0.37cm" svg:x="16.484cm" svg:y="12.192cm">
          <draw:text-box>
            <text:p text:style-name="P16"><text:span text:style-name="T25">2 </text:span><text:span text:style-name="T25">n</text:span><text:span text:style-name="T25">s</text:span></text:p>
          </draw:text-box>
        </draw:frame>
        <draw:frame draw:style-name="gr82" draw:text-style-name="P22" draw:layer="layout" svg:width="0.736cm" svg:height="0.37cm" svg:x="15.723cm" svg:y="11.161cm">
          <draw:text-box>
            <text:p text:style-name="P16"><text:span text:style-name="T25">2 </text:span><text:span text:style-name="T25">n</text:span><text:span text:style-name="T25">s</text:span></text:p>
          </draw:text-box>
        </draw:frame>
        <draw:frame draw:style-name="gr82" draw:text-style-name="P22" draw:layer="layout" svg:width="0.736cm" svg:height="0.37cm" svg:x="15.723cm" svg:y="9.764cm">
          <draw:text-box>
            <text:p text:style-name="P16"><text:span text:style-name="T25">1 </text:span><text:span text:style-name="T25">n</text:span><text:span text:style-name="T25">s</text:span></text:p>
          </draw:text-box>
        </draw:frame>
        <draw:frame draw:style-name="gr82" draw:text-style-name="P22" draw:layer="layout" svg:width="0.736cm" svg:height="0.37cm" svg:x="17.576cm" svg:y="9.321cm">
          <draw:text-box>
            <text:p text:style-name="P16"><text:span text:style-name="T25">2 </text:span><text:span text:style-name="T25">n</text:span><text:span text:style-name="T25">s</text:span></text:p>
          </draw:text-box>
        </draw:frame>
        <draw:frame draw:style-name="gr82" draw:text-style-name="P22" draw:layer="layout" svg:width="0.736cm" svg:height="0.37cm" svg:x="18.999cm" svg:y="10.464cm">
          <draw:text-box>
            <text:p text:style-name="P16"><text:span text:style-name="T25">2 </text:span><text:span text:style-name="T25">n</text:span><text:span text:style-name="T25">s</text:span></text:p>
          </draw:text-box>
        </draw:frame>
        <draw:frame draw:style-name="gr82" draw:text-style-name="P22" draw:layer="layout" svg:width="0.736cm" svg:height="0.37cm" svg:x="20.396cm" svg:y="11.074cm">
          <draw:text-box>
            <text:p text:style-name="P16"><text:span text:style-name="T25">2 </text:span><text:span text:style-name="T25">n</text:span><text:span text:style-name="T25">s</text:span></text:p>
          </draw:text-box>
        </draw:frame>
        <draw:frame draw:style-name="gr82" draw:text-style-name="P22" draw:layer="layout" svg:width="0.736cm" svg:height="0.37cm" svg:x="22.275cm" svg:y="13.36cm">
          <draw:text-box>
            <text:p text:style-name="P16"><text:span text:style-name="T25">2 </text:span><text:span text:style-name="T25">n</text:span><text:span text:style-name="T25">s</text:span></text:p>
          </draw:text-box>
        </draw:frame>
        <draw:frame draw:style-name="gr82" draw:text-style-name="P22" draw:layer="layout" svg:width="0.736cm" svg:height="0.37cm" svg:x="20.04cm" svg:y="13.182cm">
          <draw:text-box>
            <text:p text:style-name="P16"><text:span text:style-name="T25">1 </text:span><text:span text:style-name="T25">n</text:span><text:span text:style-name="T25">s</text:span></text:p>
          </draw:text-box>
        </draw:frame>
        <draw:frame draw:style-name="gr82" draw:text-style-name="P22" draw:layer="layout" svg:width="0.736cm" svg:height="0.37cm" svg:x="20.04cm" svg:y="9.917cm">
          <draw:text-box>
            <text:p text:style-name="P16"><text:span text:style-name="T25">2 </text:span><text:span text:style-name="T25">n</text:span><text:span text:style-name="T25">s</text:span></text:p>
          </draw:text-box>
        </draw:frame>
        <draw:frame draw:style-name="gr82" draw:text-style-name="P68" draw:layer="layout" svg:width="0.736cm" svg:height="0.37cm" svg:x="18.034cm" svg:y="8.204cm">
          <draw:text-box>
            <text:p text:style-name="P16"><text:span text:style-name="T18">2 </text:span><text:span text:style-name="T18">n</text:span><text:span text:style-name="T18">s</text:span></text:p>
          </draw:text-box>
        </draw:frame>
        <draw:g>
          <draw:custom-shape draw:style-name="gr222"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3"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1" draw:text-style-name="P5" draw:layer="layout" svg:x1="8.853cm" svg:y1="10.542cm" svg:x2="9.767cm" svg:y2="10.542cm">
          <text:p/>
        </draw:line>
        <draw:polyline draw:style-name="gr152" draw:text-style-name="P5" draw:layer="layout" svg:width="4.241cm" svg:height="0.761cm" svg:x="7.024cm" svg:y="11.05cm" svg:viewBox="0 0 4242 762" draw:points="0,762 4039,762 4039,0 4242,0">
          <text:p/>
        </draw:polyline>
        <draw:line draw:style-name="gr153" draw:text-style-name="P5" draw:layer="layout" svg:x1="6.821cm" svg:y1="11.812cm" svg:x2="7.151cm" svg:y2="11.812cm">
          <text:p/>
        </draw:line>
        <draw:frame draw:style-name="gr81" draw:text-style-name="P8" draw:layer="layout" svg:width="0.736cm" svg:height="0.421cm" svg:x="6.198cm" svg:y="11.645cm">
          <draw:text-box>
            <text:p><text:span text:style-name="T4">cl</text:span><text:span text:style-name="T4">k</text:span><text:span text:style-name="T4">b</text:span></text:p>
          </draw:text-box>
        </draw:frame>
        <draw:line draw:style-name="gr151"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text:span><text:span text:style-name="T29">F</text:span><text:span text:style-name="T29">1</text:span></text:p>
          </draw:text-box>
        </draw:frame>
        <draw:frame draw:style-name="gr82" draw:text-style-name="P34" draw:layer="layout" svg:width="0.736cm" svg:height="0.37cm" svg:x="9.742cm" svg:y="9.856cm">
          <draw:text-box>
            <text:p text:style-name="P16"><text:span text:style-name="T29">G</text:span><text:span text:style-name="T29">1</text:span></text:p>
          </draw:text-box>
        </draw:frame>
        <draw:frame draw:style-name="gr82" draw:text-style-name="P34" draw:layer="layout" svg:width="0.736cm" svg:height="0.37cm" svg:x="11.342cm" svg:y="9.856cm">
          <draw:text-box>
            <text:p text:style-name="P16"><text:span text:style-name="T29">F</text:span><text:span text:style-name="T29">F</text:span><text:span text:style-name="T29">2</text:span></text:p>
          </draw:text-box>
        </draw:frame>
        <draw:frame draw:style-name="gr82" draw:text-style-name="P68" draw:layer="layout" svg:width="0.736cm" svg:height="0.37cm" svg:x="9.92cm" svg:y="10.701cm">
          <draw:text-box>
            <text:p text:style-name="P16"><text:span text:style-name="T18">2 </text:span><text:span text:style-name="T18">n</text:span><text:span text:style-name="T18">s</text:span></text:p>
          </draw:text-box>
        </draw:frame>
        <draw:frame draw:style-name="gr224" draw:text-style-name="P58" draw:layer="layout" svg:width="3.212cm" svg:height="0.771cm" svg:x="8.954cm" svg:y="12.014cm">
          <draw:text-box>
            <text:p text:style-name="P57"><text:span text:style-name="T24">T</text:span><text:span text:style-name="T69">c</text:span><text:span text:style-name="T69">lka</text:span><text:span text:style-name="T24"> </text:span><text:span text:style-name="T24">= </text:span><text:span text:style-name="T24">1</text:span><text:span text:style-name="T24">0 </text:span><text:span text:style-name="T24">n</text:span><text:span text:style-name="T24">s</text:span></text:p>
            <text:p text:style-name="P57"><text:span text:style-name="T24">T</text:span><text:span text:style-name="T69">c</text:span><text:span text:style-name="T69">lkb</text:span><text:span text:style-name="T24"> </text:span><text:span text:style-name="T24">= </text:span><text:span text:style-name="T24">1</text:span><text:span text:style-name="T24">5 </text:span><text:span text:style-name="T24">n</text:span><text:span text:style-name="T24">s, </text:span><text:span text:style-name="T24">p</text:span><text:span text:style-name="T24">h</text:span><text:span text:style-name="T24">a</text:span><text:span text:style-name="T24">s</text:span><text:span text:style-name="T24">e </text:span><text:span text:style-name="T24">7.</text:span><text:span text:style-name="T24">5 </text:span><text:span text:style-name="T24">n</text:span><text:span text:style-name="T24">s</text:span></text:p>
          </draw:text-box>
        </draw:frame>
        <draw:frame draw:style-name="gr201" draw:text-style-name="P70" draw:layer="layout" svg:width="1.6cm" svg:height="1.372cm" svg:x="6.262cm" svg:y="9.652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24">3 </text:span><text:span text:style-name="T24">n</text:span><text:span text:style-name="T24">s</text:span></text:p>
            <text:p text:style-name="P69"><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69"><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line draw:style-name="gr153" draw:text-style-name="P5" draw:layer="layout" svg:x1="6.821cm" svg:y1="11.303cm" svg:x2="7.151cm" svg:y2="11.303cm">
          <text:p/>
        </draw:line>
        <draw:frame draw:style-name="gr81" draw:text-style-name="P8" draw:layer="layout" svg:width="0.736cm" svg:height="0.421cm" svg:x="6.198cm" svg:y="11.136cm">
          <draw:text-box>
            <text:p><text:span text:style-name="T4">cl</text:span><text:span text:style-name="T4">k</text:span><text:span text:style-name="T4">a</text:span></text:p>
          </draw:text-box>
        </draw:frame>
        <draw:polyline draw:style-name="gr225" draw:text-style-name="P73" draw:layer="layout" svg:width="0.964cm" svg:height="0.253cm" draw:transform="rotate (-3.14159265358979) translate (7.975cm 11.303cm)" svg:viewBox="0 0 965 254" draw:points="0,254 279,254 279,0 965,0">
          <text:p/>
        </draw:polyline>
        <draw:g>
          <draw:custom-shape draw:style-name="gr226"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7"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1" draw:text-style-name="P5" draw:layer="layout" svg:x1="17.983cm" svg:y1="17.654cm" svg:x2="18.897cm" svg:y2="17.654cm">
          <text:p/>
        </draw:line>
        <draw:polyline draw:style-name="gr152" draw:text-style-name="P5" draw:layer="layout" svg:width="7.061cm" svg:height="0.761cm" svg:x="14.833cm" svg:y="18.162cm" svg:viewBox="0 0 7062 762" draw:points="0,762 6859,762 6859,0 7062,0">
          <text:p/>
        </draw:polyline>
        <draw:line draw:style-name="gr153" draw:text-style-name="P5" draw:layer="layout" svg:x1="14.579cm" svg:y1="18.924cm" svg:x2="14.909cm" svg:y2="18.924cm">
          <text:p/>
        </draw:line>
        <draw:frame draw:style-name="gr81" draw:text-style-name="P8" draw:layer="layout" svg:width="0.736cm" svg:height="0.421cm" svg:x="14.122cm" svg:y="18.757cm">
          <draw:text-box>
            <text:p><text:span text:style-name="T4">cl</text:span><text:span text:style-name="T4">k</text:span></text:p>
          </draw:text-box>
        </draw:frame>
        <draw:polyline draw:style-name="gr228" draw:text-style-name="P18" draw:layer="layout" svg:width="0.761cm" svg:height="1.168cm" draw:transform="rotate (1.5707963267949) translate (15.976cm 18.924cm)" svg:viewBox="0 0 762 1169" draw:points="0,0 762,0 762,1169">
          <text:p/>
        </draw:polyline>
        <draw:line draw:style-name="gr151"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text:span><text:span text:style-name="T29">F</text:span><text:span text:style-name="T29">1</text:span></text:p>
          </draw:text-box>
        </draw:frame>
        <draw:frame draw:style-name="gr82" draw:text-style-name="P34" draw:layer="layout" svg:width="0.736cm" svg:height="0.37cm" svg:x="20.371cm" svg:y="16.968cm">
          <draw:text-box>
            <text:p text:style-name="P16"><text:span text:style-name="T29">G</text:span><text:span text:style-name="T29">2</text:span></text:p>
          </draw:text-box>
        </draw:frame>
        <draw:frame draw:style-name="gr82" draw:text-style-name="P34" draw:layer="layout" svg:width="0.736cm" svg:height="0.37cm" svg:x="21.971cm" svg:y="16.968cm">
          <draw:text-box>
            <text:p text:style-name="P16"><text:span text:style-name="T29">F</text:span><text:span text:style-name="T29">F</text:span><text:span text:style-name="T29">2</text:span></text:p>
          </draw:text-box>
        </draw:frame>
        <draw:frame draw:style-name="gr200" draw:text-style-name="P58" draw:layer="layout" svg:width="1.498cm" svg:height="0.437cm" svg:x="17.806cm" svg:y="16.428cm">
          <draw:text-box>
            <text:p text:style-name="P57"><text:span text:style-name="T24">T</text:span><text:span text:style-name="T69">c</text:span><text:span text:style-name="T69">lk</text:span><text:span text:style-name="T24"> </text:span><text:span text:style-name="T24">= </text:span><text:span text:style-name="T24">7 </text:span><text:span text:style-name="T24">n</text:span><text:span text:style-name="T24">s</text:span></text:p>
          </draw:text-box>
        </draw:frame>
        <draw:frame draw:style-name="gr201" draw:text-style-name="P70" draw:layer="layout" svg:width="1.6cm" svg:height="1.372cm" svg:x="14.325cm" svg:y="16.408cm">
          <draw:text-box>
            <text:p text:style-name="P69"><text:span text:style-name="T24">F</text:span><text:span text:style-name="T24">F</text:span><text:span text:style-name="T24">s </text:span><text:span text:style-name="T24">ar</text:span><text:span text:style-name="T24">c</text:span><text:span text:style-name="T24">s:</text:span></text:p>
            <text:p text:style-name="P69"><text:span text:style-name="T24"><text:tab/></text:span><text:span text:style-name="T24">T</text:span><text:span text:style-name="T69">p</text:span><text:span text:style-name="T24"> </text:span><text:span text:style-name="T24">= </text:span><text:span text:style-name="T70">2</text:span><text:span text:style-name="T24">/</text:span><text:span text:style-name="T71">3</text:span><text:span text:style-name="T24"> </text:span><text:span text:style-name="T24">n</text:span><text:span text:style-name="T24">s</text:span></text:p>
            <text:p text:style-name="P69"><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69"><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text:span><text:span text:style-name="T29">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8" draw:text-style-name="P10" draw:layer="layout" svg:width="0.567cm" svg:height="0.453cm" draw:transform="rotate (-0.463733982254894) translate (16.3070219425963cm 17.9069561242821cm)" svg:viewBox="0 0 568 454" draw:points="0,0 568,0 227,454">
            <text:p/>
          </draw:polygon>
          <draw:line draw:style-name="gr209" draw:text-style-name="P5" draw:layer="layout" svg:x1="16.23cm" svg:y1="18.161cm" svg:x2="16.307cm" svg:y2="18.161cm">
            <text:p/>
          </draw:line>
          <draw:line draw:style-name="gr209" draw:text-style-name="P5" draw:layer="layout" svg:x1="16.815cm" svg:y1="18.161cm" svg:x2="16.917cm" svg:y2="18.161cm">
            <text:p/>
          </draw:line>
        </draw:g>
        <draw:g>
          <draw:polygon draw:style-name="gr208" draw:text-style-name="P10" draw:layer="layout" svg:width="0.567cm" svg:height="0.453cm" draw:transform="rotate (-0.463733982254894) translate (18.4920219425963cm 18.6689561242821cm)" svg:viewBox="0 0 568 454" draw:points="0,0 568,0 227,454">
            <text:p/>
          </draw:polygon>
          <draw:line draw:style-name="gr209" draw:text-style-name="P5" draw:layer="layout" svg:x1="18.415cm" svg:y1="18.923cm" svg:x2="18.492cm" svg:y2="18.923cm">
            <text:p/>
          </draw:line>
          <draw:line draw:style-name="gr209" draw:text-style-name="P5" draw:layer="layout" svg:x1="19cm" svg:y1="18.923cm" svg:x2="19.102cm" svg:y2="18.923cm">
            <text:p/>
          </draw:line>
        </draw:g>
        <draw:g>
          <draw:polygon draw:style-name="gr208" draw:text-style-name="P10" draw:layer="layout" svg:width="0.567cm" svg:height="0.453cm" draw:transform="rotate (-0.463733982254894) translate (15.1390219425963cm 18.6689561242821cm)" svg:viewBox="0 0 568 454" draw:points="0,0 568,0 227,454">
            <text:p/>
          </draw:polygon>
          <draw:line draw:style-name="gr209" draw:text-style-name="P5" draw:layer="layout" svg:x1="15.062cm" svg:y1="18.923cm" svg:x2="15.139cm" svg:y2="18.923cm">
            <text:p/>
          </draw:line>
          <draw:line draw:style-name="gr209"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text:span><text:span text:style-name="T29">1</text:span></text:p>
          </draw:text-box>
        </draw:frame>
        <draw:frame draw:style-name="gr82" draw:text-style-name="P34" draw:layer="layout" svg:width="0.736cm" svg:height="0.37cm" svg:x="16.155cm" svg:y="17.511cm">
          <draw:text-box>
            <text:p text:style-name="P16"><text:span text:style-name="T29">B</text:span><text:span text:style-name="T29">2</text:span></text:p>
          </draw:text-box>
        </draw:frame>
        <draw:frame draw:style-name="gr82" draw:text-style-name="P34" draw:layer="layout" svg:width="0.736cm" svg:height="0.37cm" svg:x="18.339cm" svg:y="18.288cm">
          <draw:text-box>
            <text:p text:style-name="P16"><text:span text:style-name="T29">B</text:span><text:span text:style-name="T29">3</text:span></text:p>
          </draw:text-box>
        </draw:frame>
        <draw:frame draw:style-name="gr82" draw:text-style-name="P68" draw:layer="layout" svg:width="0.889cm" svg:height="0.37cm" svg:x="15.163cm" svg:y="19.112cm">
          <draw:text-box>
            <text:p text:style-name="P16"><text:span text:style-name="T72">1</text:span><text:span text:style-name="T18">/</text:span><text:span text:style-name="T21">1</text:span><text:span text:style-name="T18"> </text:span><text:span text:style-name="T18">n</text:span><text:span text:style-name="T18">s</text:span></text:p>
          </draw:text-box>
        </draw:frame>
        <draw:frame draw:style-name="gr82" draw:text-style-name="P68" draw:layer="layout" svg:width="0.889cm" svg:height="0.37cm" svg:x="16.332cm" svg:y="18.349cm">
          <draw:text-box>
            <text:p text:style-name="P16"><text:span text:style-name="T72">2</text:span><text:span text:style-name="T18">/</text:span><text:span text:style-name="T21">3</text:span><text:span text:style-name="T18"> </text:span><text:span text:style-name="T18">n</text:span><text:span text:style-name="T18">s</text:span></text:p>
          </draw:text-box>
        </draw:frame>
        <draw:frame draw:style-name="gr82" draw:text-style-name="P68" draw:layer="layout" svg:width="0.889cm" svg:height="0.37cm" svg:x="18.694cm" svg:y="19.1cm">
          <draw:text-box>
            <text:p text:style-name="P16"><text:span text:style-name="T72">2</text:span><text:span text:style-name="T18">/</text:span><text:span text:style-name="T21">3</text:span><text:span text:style-name="T18"> </text:span><text:span text:style-name="T18">n</text:span><text:span text:style-name="T18">s</text:span></text:p>
          </draw:text-box>
        </draw:frame>
        <draw:frame draw:style-name="gr82" draw:text-style-name="P68" draw:layer="layout" svg:width="0.889cm" svg:height="0.37cm" svg:x="18.999cm" svg:y="17.816cm">
          <draw:text-box>
            <text:p text:style-name="P16"><text:span text:style-name="T72">2</text:span><text:span text:style-name="T18">/</text:span><text:span text:style-name="T21">3</text:span><text:span text:style-name="T18"> </text:span><text:span text:style-name="T18">n</text:span><text:span text:style-name="T18">s</text:span></text:p>
          </draw:text-box>
        </draw:frame>
        <draw:frame draw:style-name="gr82" draw:text-style-name="P68" draw:layer="layout" svg:width="0.889cm" svg:height="0.37cm" svg:x="20.599cm" svg:y="17.816cm">
          <draw:text-box>
            <text:p text:style-name="P16"><text:span text:style-name="T72">3</text:span><text:span text:style-name="T18">/</text:span><text:span text:style-name="T21">2</text:span><text:span text:style-name="T18"> </text:span><text:span text:style-name="T18">n</text:span><text:span text:style-name="T18">s</text:span></text:p>
          </draw:text-box>
        </draw:frame>
        <draw:frame draw:style-name="gr200" draw:text-style-name="P58" draw:layer="layout" svg:width="6.629cm" svg:height="0.437cm" svg:x="14.148cm" svg:y="19.608cm">
          <draw:text-box>
            <text:p text:style-name="P57"><text:span text:style-name="T24">C</text:span><text:span text:style-name="T24">ol</text:span><text:span text:style-name="T24">or </text:span><text:span text:style-name="T24">c</text:span><text:span text:style-name="T24">o</text:span><text:span text:style-name="T24">di</text:span><text:span text:style-name="T24">n</text:span><text:span text:style-name="T24">g: </text:span><text:span text:style-name="T70">vi</text:span><text:span text:style-name="T70">ol</text:span><text:span text:style-name="T70">et</text:span><text:span text:style-name="T24">/</text:span><text:span text:style-name="T71">g</text:span><text:span text:style-name="T71">re</text:span><text:span text:style-name="T71">e</text:span><text:span text:style-name="T71">n</text:span><text:span text:style-name="T24"> </text:span><text:span text:style-name="T24">= </text:span><text:span text:style-name="T70">ri</text:span><text:span text:style-name="T70">s</text:span><text:span text:style-name="T70">e</text:span><text:span text:style-name="T24">/</text:span><text:span text:style-name="T71">fa</text:span><text:span text:style-name="T71">ll</text:span><text:span text:style-name="T24"> </text:span><text:span text:style-name="T24">d</text:span><text:span text:style-name="T24">el</text:span><text:span text:style-name="T24">a</text:span><text:span text:style-name="T24">y</text:span></text:p>
          </draw:text-box>
        </draw:frame>
        <draw:g>
          <draw:custom-shape draw:style-name="gr229"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0"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1" draw:text-style-name="P5" draw:layer="layout" svg:x1="6.782cm" svg:y1="17.654cm" svg:x2="7.696cm" svg:y2="17.654cm">
          <text:p/>
        </draw:line>
        <draw:line draw:style-name="gr151"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text:span><text:span text:style-name="T29">F</text:span><text:span text:style-name="T29">1</text:span></text:p>
          </draw:text-box>
        </draw:frame>
        <draw:frame draw:style-name="gr82" draw:text-style-name="P34" draw:layer="layout" svg:width="0.736cm" svg:height="0.37cm" svg:x="9.17cm" svg:y="16.968cm">
          <draw:text-box>
            <text:p text:style-name="P16"><text:span text:style-name="T29">G</text:span><text:span text:style-name="T29">2</text:span></text:p>
          </draw:text-box>
        </draw:frame>
        <draw:frame draw:style-name="gr82" draw:text-style-name="P34" draw:layer="layout" svg:width="0.736cm" svg:height="0.37cm" svg:x="10.77cm" svg:y="16.968cm">
          <draw:text-box>
            <text:p text:style-name="P16"><text:span text:style-name="T29">F</text:span><text:span text:style-name="T29">F</text:span><text:span text:style-name="T29">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text:span><text:span text:style-name="T29">1</text:span></text:p>
          </draw:text-box>
        </draw:frame>
        <draw:polyline draw:style-name="gr75" draw:text-style-name="P5" draw:layer="layout" svg:width="0.456cm" svg:height="0.126cm" svg:x="8.738cm" svg:y="17.526cm" svg:viewBox="0 0 457 127" draw:points="0,0 254,0 254,127 457,127">
          <text:p/>
        </draw:polyline>
        <draw:frame draw:style-name="gr82" draw:text-style-name="P68" draw:layer="layout" svg:width="0.889cm" svg:height="0.37cm" svg:x="7.798cm" svg:y="17.816cm">
          <draw:text-box>
            <text:p text:style-name="P16"><text:span text:style-name="T72">2</text:span><text:span text:style-name="T18">/</text:span><text:span text:style-name="T21">-</text:span><text:span text:style-name="T18"> </text:span><text:span text:style-name="T18">n</text:span><text:span text:style-name="T18">s</text:span></text:p>
          </draw:text-box>
        </draw:frame>
        <draw:frame draw:style-name="gr82" draw:text-style-name="P68" draw:layer="layout" svg:width="0.889cm" svg:height="0.37cm" svg:x="9.398cm" svg:y="17.816cm">
          <draw:text-box>
            <text:p text:style-name="P16"><text:span text:style-name="T72">-</text:span><text:span text:style-name="T18">/</text:span><text:span text:style-name="T21">2</text:span><text:span text:style-name="T18"> </text:span><text:span text:style-name="T18">n</text:span><text:span text:style-name="T18">s</text:span></text:p>
          </draw:text-box>
        </draw:frame>
        <draw:frame draw:style-name="gr82" draw:text-style-name="P68" draw:layer="layout" svg:width="0.889cm" svg:height="0.37cm" svg:x="5.918cm" svg:y="17.537cm">
          <draw:text-box>
            <text:p text:style-name="P16"><text:span text:style-name="T72">-</text:span><text:span text:style-name="T18">/</text:span><text:span text:style-name="T21">3</text:span><text:span text:style-name="T18"> </text:span><text:span text:style-name="T18">n</text:span><text:span text:style-name="T18">s</text:span></text:p>
          </draw:text-box>
        </draw:frame>
        <draw:g>
          <draw:custom-shape draw:style-name="gr231"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2"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1" draw:text-style-name="P5" draw:layer="layout" svg:x1="6.782cm" svg:y1="15.367cm" svg:x2="7.696cm" svg:y2="15.367cm">
          <text:p/>
        </draw:line>
        <draw:line draw:style-name="gr151"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text:span><text:span text:style-name="T29">F</text:span><text:span text:style-name="T29">1</text:span></text:p>
          </draw:text-box>
        </draw:frame>
        <draw:frame draw:style-name="gr82" draw:text-style-name="P34" draw:layer="layout" svg:width="0.736cm" svg:height="0.37cm" svg:x="9.17cm" svg:y="14.681cm">
          <draw:text-box>
            <text:p text:style-name="P16"><text:span text:style-name="T29">G</text:span><text:span text:style-name="T29">2</text:span></text:p>
          </draw:text-box>
        </draw:frame>
        <draw:frame draw:style-name="gr82" draw:text-style-name="P34" draw:layer="layout" svg:width="0.736cm" svg:height="0.37cm" svg:x="10.77cm" svg:y="14.681cm">
          <draw:text-box>
            <text:p text:style-name="P16"><text:span text:style-name="T29">F</text:span><text:span text:style-name="T29">F</text:span><text:span text:style-name="T29">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text:span><text:span text:style-name="T29">1</text:span></text:p>
          </draw:text-box>
        </draw:frame>
        <draw:polyline draw:style-name="gr75" draw:text-style-name="P5" draw:layer="layout" svg:width="0.456cm" svg:height="0.126cm" svg:x="8.738cm" svg:y="15.239cm" svg:viewBox="0 0 457 127" draw:points="0,0 254,0 254,127 457,127">
          <text:p/>
        </draw:polyline>
        <draw:frame draw:style-name="gr82" draw:text-style-name="P68" draw:layer="layout" svg:width="0.889cm" svg:height="0.37cm" svg:x="7.798cm" svg:y="15.529cm">
          <draw:text-box>
            <text:p text:style-name="P16"><text:span text:style-name="T72">-</text:span><text:span text:style-name="T18">/</text:span><text:span text:style-name="T21">3</text:span><text:span text:style-name="T18"> </text:span><text:span text:style-name="T18">n</text:span><text:span text:style-name="T18">s</text:span></text:p>
          </draw:text-box>
        </draw:frame>
        <draw:frame draw:style-name="gr82" draw:text-style-name="P68" draw:layer="layout" svg:width="0.889cm" svg:height="0.37cm" svg:x="9.398cm" svg:y="15.529cm">
          <draw:text-box>
            <text:p text:style-name="P16"><text:span text:style-name="T72">3</text:span><text:span text:style-name="T18">/</text:span><text:span text:style-name="T21">-</text:span><text:span text:style-name="T18"> </text:span><text:span text:style-name="T18">n</text:span><text:span text:style-name="T18">s</text:span></text:p>
          </draw:text-box>
        </draw:frame>
        <draw:frame draw:style-name="gr82" draw:text-style-name="P68" draw:layer="layout" svg:width="0.889cm" svg:height="0.37cm" svg:x="5.918cm" svg:y="15.25cm">
          <draw:text-box>
            <text:p text:style-name="P16"><text:span text:style-name="T72">2</text:span><text:span text:style-name="T18">/</text:span><text:span text:style-name="T18">- </text:span><text:span text:style-name="T18">n</text:span><text:span text:style-name="T18">s</text:span></text:p>
          </draw:text-box>
        </draw:frame>
        <draw:polyline draw:style-name="gr233" draw:text-style-name="P5" draw:layer="layout" svg:width="0.38cm" svg:height="0.253cm" svg:x="6.959cm" svg:y="14.986cm" svg:viewBox="0 0 381 254" draw:points="0,254 127,254 254,0 381,0">
          <text:p/>
        </draw:polyline>
        <draw:polyline draw:style-name="gr234" draw:text-style-name="P5" draw:layer="layout" svg:width="0.38cm" svg:height="0.253cm" draw:transform="rotate (-3.14159265358979) translate (9.067cm 15.138cm)" svg:viewBox="0 0 381 254" draw:points="381,254 254,254 127,0 0,0">
          <text:p/>
        </draw:polyline>
        <draw:polyline draw:style-name="gr233" draw:text-style-name="P5" draw:layer="layout" svg:width="0.38cm" svg:height="0.253cm" svg:x="10.16cm" svg:y="14.986cm" svg:viewBox="0 0 381 254" draw:points="0,254 127,254 254,0 381,0">
          <text:p/>
        </draw:polyline>
        <draw:polyline draw:style-name="gr233" draw:text-style-name="P5" draw:layer="layout" svg:width="0.38cm" svg:height="0.253cm" svg:x="8.763cm" svg:y="17.145cm" svg:viewBox="0 0 381 254" draw:points="0,254 127,254 254,0 381,0">
          <text:p/>
        </draw:polyline>
        <draw:polyline draw:style-name="gr234" draw:text-style-name="P5" draw:layer="layout" svg:width="0.38cm" svg:height="0.253cm" draw:transform="rotate (-3.14159265358979) translate (7.34cm 17.551cm)" svg:viewBox="0 0 381 254" draw:points="381,254 254,254 127,0 0,0">
          <text:p/>
        </draw:polyline>
        <draw:polyline draw:style-name="gr234"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5" draw:text-style-name="P74" draw:layer="layout" svg:width="0.153cm" svg:height="0.584cm" svg:x="16.052cm" svg:y="2.387cm">
          <text:p/>
          <draw:enhanced-geometry svg:viewBox="0 0 21600 21600" draw:type="rectangle" draw:enhanced-path="M 0 0 L 21600 0 21600 21600 0 21600 0 0 Z N"/>
        </draw:custom-shape>
        <draw:custom-shape draw:style-name="gr235" draw:text-style-name="P74" draw:layer="layout" svg:width="0.153cm" svg:height="0.584cm" svg:x="19.1cm" svg:y="3.149cm">
          <text:p/>
          <draw:enhanced-geometry svg:viewBox="0 0 21600 21600" draw:type="rectangle" draw:enhanced-path="M 0 0 L 21600 0 21600 21600 0 21600 0 0 Z N"/>
        </draw:custom-shape>
        <draw:custom-shape draw:style-name="gr235" draw:text-style-name="P74" draw:layer="layout" svg:width="0.153cm" svg:height="0.584cm" svg:x="17.576cm" svg:y="2.387cm">
          <text:p/>
          <draw:enhanced-geometry svg:viewBox="0 0 21600 21600" draw:type="rectangle" draw:enhanced-path="M 0 0 L 21600 0 21600 21600 0 21600 0 0 Z N"/>
        </draw:custom-shape>
        <draw:custom-shape draw:style-name="gr236" draw:text-style-name="P75" draw:layer="layout" svg:width="0.077cm" svg:height="0.584cm" svg:x="15.621cm" svg:y="11.261cm">
          <text:p/>
          <draw:enhanced-geometry svg:viewBox="0 0 21600 21600" draw:type="rectangle" draw:enhanced-path="M 0 0 L 21600 0 21600 21600 0 21600 0 0 Z N"/>
        </draw:custom-shape>
        <draw:custom-shape draw:style-name="gr235" draw:text-style-name="P74" draw:layer="layout" svg:width="0.077cm" svg:height="0.584cm" svg:x="15.544cm" svg:y="11.261cm">
          <text:p/>
          <draw:enhanced-geometry svg:viewBox="0 0 21600 21600" draw:type="rectangle" draw:enhanced-path="M 0 0 L 21600 0 21600 21600 0 21600 0 0 Z N"/>
        </draw:custom-shape>
        <draw:custom-shape draw:style-name="gr235" draw:text-style-name="P74" draw:layer="layout" svg:width="0.153cm" svg:height="0.584cm" svg:x="5.638cm" svg:y="8.712cm">
          <text:p/>
          <draw:enhanced-geometry svg:viewBox="0 0 21600 21600" draw:type="rectangle" draw:enhanced-path="M 0 0 L 21600 0 21600 21600 0 21600 0 0 Z N"/>
        </draw:custom-shape>
        <draw:custom-shape draw:style-name="gr235" draw:text-style-name="P74" draw:layer="layout" svg:width="0.153cm" svg:height="0.584cm" svg:x="4.368cm" svg:y="6.68cm">
          <text:p/>
          <draw:enhanced-geometry svg:viewBox="0 0 21600 21600" draw:type="rectangle" draw:enhanced-path="M 0 0 L 21600 0 21600 21600 0 21600 0 0 Z N"/>
        </draw:custom-shape>
        <draw:custom-shape draw:style-name="gr235" draw:text-style-name="P74" draw:layer="layout" svg:width="0.153cm" svg:height="0.584cm" svg:x="23.164cm" svg:y="12.028cm">
          <text:p/>
          <draw:enhanced-geometry svg:viewBox="0 0 21600 21600" draw:type="rectangle" draw:enhanced-path="M 0 0 L 21600 0 21600 21600 0 21600 0 0 Z N"/>
        </draw:custom-shape>
        <draw:custom-shape draw:style-name="gr236" draw:text-style-name="P75" draw:layer="layout" svg:width="0.153cm" svg:height="0.584cm" svg:x="15.544cm" svg:y="12.028cm">
          <text:p/>
          <draw:enhanced-geometry svg:viewBox="0 0 21600 21600" draw:type="rectangle" draw:enhanced-path="M 0 0 L 21600 0 21600 21600 0 21600 0 0 Z N"/>
        </draw:custom-shape>
        <draw:custom-shape draw:style-name="gr235" draw:text-style-name="P74" draw:layer="layout" svg:width="0.153cm" svg:height="0.584cm" svg:x="23.164cm" svg:y="6.172cm">
          <text:p/>
          <draw:enhanced-geometry svg:viewBox="0 0 21600 21600" draw:type="rectangle" draw:enhanced-path="M 0 0 L 21600 0 21600 21600 0 21600 0 0 Z N"/>
        </draw:custom-shape>
        <draw:custom-shape draw:style-name="gr236" draw:text-style-name="P75" draw:layer="layout" svg:width="0.153cm" svg:height="0.584cm" svg:x="20.624cm" svg:y="6.172cm">
          <text:p/>
          <draw:enhanced-geometry svg:viewBox="0 0 21600 21600" draw:type="rectangle" draw:enhanced-path="M 0 0 L 21600 0 21600 21600 0 21600 0 0 Z N"/>
        </draw:custom-shape>
        <draw:custom-shape draw:style-name="gr236" draw:text-style-name="P75" draw:layer="layout" svg:width="0.077cm" svg:height="0.584cm" svg:x="15.621cm" svg:y="5.41cm">
          <text:p/>
          <draw:enhanced-geometry svg:viewBox="0 0 21600 21600" draw:type="rectangle" draw:enhanced-path="M 0 0 L 21600 0 21600 21600 0 21600 0 0 Z N"/>
        </draw:custom-shape>
        <draw:custom-shape draw:style-name="gr235" draw:text-style-name="P74" draw:layer="layout" svg:width="0.153cm" svg:height="0.584cm" svg:x="6.908cm" svg:y="7.462cm">
          <text:p/>
          <draw:enhanced-geometry svg:viewBox="0 0 21600 21600" draw:type="rectangle" draw:enhanced-path="M 0 0 L 21600 0 21600 21600 0 21600 0 0 Z N"/>
        </draw:custom-shape>
        <draw:g>
          <draw:custom-shape draw:style-name="gr237"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8"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1" draw:text-style-name="P5" draw:layer="layout" svg:x1="4.775cm" svg:y1="3.962cm" svg:x2="5.689cm" svg:y2="3.962cm">
          <text:p/>
        </draw:line>
        <draw:polyline draw:style-name="gr152" draw:text-style-name="P5" draw:layer="layout" svg:width="4.241cm" svg:height="0.761cm" svg:x="2.946cm" svg:y="4.47cm" svg:viewBox="0 0 4242 762" draw:points="0,762 4039,762 4039,0 4242,0">
          <text:p/>
        </draw:polyline>
        <draw:line draw:style-name="gr153" draw:text-style-name="P5" draw:layer="layout" svg:x1="2.743cm" svg:y1="5.232cm" svg:x2="3.073cm" svg:y2="5.232cm">
          <text:p/>
        </draw:line>
        <draw:frame draw:style-name="gr81" draw:text-style-name="P8" draw:layer="layout" svg:width="0.736cm" svg:height="0.421cm" svg:x="2.086cm" svg:y="5.003cm">
          <draw:text-box>
            <text:p><text:span text:style-name="T4">cl</text:span><text:span text:style-name="T4">k</text:span><text:span text:style-name="T4">a</text:span></text:p>
          </draw:text-box>
        </draw:frame>
        <draw:polyline draw:style-name="gr239" draw:text-style-name="P18" draw:layer="layout" svg:width="0.761cm" svg:height="0.278cm" draw:transform="rotate (1.5707963267949) translate (3.607cm 5.232cm)" svg:viewBox="0 0 762 279" draw:points="0,0 762,0 762,279">
          <text:p/>
        </draw:polyline>
        <draw:line draw:style-name="gr151" draw:text-style-name="P5" draw:layer="layout" svg:x1="6.477cm" svg:y1="3.962cm" svg:x2="7.187cm" svg:y2="3.962cm">
          <text:p/>
        </draw:line>
        <draw:frame draw:style-name="gr82" draw:text-style-name="P34" draw:layer="layout" svg:width="0.736cm" svg:height="0.37cm" svg:x="3.962cm" svg:y="3.276cm">
          <draw:text-box>
            <text:p text:style-name="P16"><text:span text:style-name="T29">F</text:span><text:span text:style-name="T29">F</text:span><text:span text:style-name="T29">1</text:span></text:p>
          </draw:text-box>
        </draw:frame>
        <draw:frame draw:style-name="gr82" draw:text-style-name="P34" draw:layer="layout" svg:width="0.736cm" svg:height="0.37cm" svg:x="7.264cm" svg:y="3.276cm">
          <draw:text-box>
            <text:p text:style-name="P16"><text:span text:style-name="T29">F</text:span><text:span text:style-name="T29">F</text:span><text:span text:style-name="T29">2</text:span></text:p>
          </draw:text-box>
        </draw:frame>
        <draw:frame draw:style-name="gr82" draw:text-style-name="P61" draw:layer="layout" svg:width="2.54cm" svg:height="0.37cm" svg:x="4.394cm" svg:y="6.197cm">
          <draw:text-box>
            <text:p text:style-name="P16"><text:span text:style-name="T58">S</text:span><text:span text:style-name="T58">et</text:span><text:span text:style-name="T58">u</text:span><text:span text:style-name="T58">p </text:span><text:span text:style-name="T58">c</text:span><text:span text:style-name="T58">h</text:span><text:span text:style-name="T58">e</text:span><text:span text:style-name="T58">c</text:span><text:span text:style-name="T58">k</text:span></text:p>
          </draw:text-box>
        </draw:frame>
        <draw:custom-shape draw:style-name="gr235" draw:text-style-name="P74"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6" draw:text-style-name="P5" draw:layer="layout" svg:width="2.437cm" svg:height="0.868cm" draw:transform="rotate (-3.14159265358979) translate (6.908cm 7.772cm)" svg:viewBox="0 0 2438 869" svg:d="M2438 869c-1016-5-1270-869-2438-869">
          <text:p/>
        </draw:path>
        <draw:frame draw:style-name="gr58" draw:text-style-name="P58" draw:layer="layout" svg:width="2.733cm" svg:height="0.37cm" svg:x="1.626cm" svg:y="6.80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26cm" svg:y="7.569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6" draw:layer="layout" svg:width="0.751cm" svg:height="0.37cm" svg:x="6.157cm" svg:y="7.27cm">
          <draw:text-box>
            <text:p text:style-name="P57"><text:span text:style-name="T67">s</text:span><text:span text:style-name="T67">et</text:span><text:span text:style-name="T67">u</text:span><text:span text:style-name="T67">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8" draw:layer="layout" svg:width="2.733cm" svg:height="0.37cm" svg:x="12.802cm" svg:y="5.532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2.802cm" svg:y="6.294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8" draw:layer="layout" svg:width="0.33cm" svg:height="0.37cm" svg:x="15.519cm" svg:y="5.054cm">
          <draw:text-box>
            <text:p text:style-name="P57"><text:span text:style-name="T24">0</text:span></text:p>
          </draw:text-box>
        </draw:frame>
        <draw:frame draw:style-name="gr58" draw:text-style-name="P58" draw:layer="layout" svg:width="0.33cm" svg:height="0.37cm" svg:x="16.738cm" svg:y="5.054cm">
          <draw:text-box>
            <text:p text:style-name="P57"><text:span text:style-name="T24">5</text:span></text:p>
          </draw:text-box>
        </draw:frame>
        <draw:frame draw:style-name="gr58" draw:text-style-name="P58" draw:layer="layout" svg:width="0.432cm" svg:height="0.37cm" svg:x="18.008cm" svg:y="5.054cm">
          <draw:text-box>
            <text:p text:style-name="P57"><text:span text:style-name="T24">1</text:span><text:span text:style-name="T24">0</text:span></text:p>
          </draw:text-box>
        </draw:frame>
        <draw:frame draw:style-name="gr58" draw:text-style-name="P58" draw:layer="layout" svg:width="0.432cm" svg:height="0.37cm" svg:x="19.227cm" svg:y="5.054cm">
          <draw:text-box>
            <text:p text:style-name="P57"><text:span text:style-name="T24">1</text:span><text:span text:style-name="T24">5</text:span></text:p>
          </draw:text-box>
        </draw:frame>
        <draw:frame draw:style-name="gr58" draw:text-style-name="P58" draw:layer="layout" svg:width="0.432cm" svg:height="0.37cm" svg:x="20.497cm" svg:y="5.054cm">
          <draw:text-box>
            <text:p text:style-name="P57"><text:span text:style-name="T24">2</text:span><text:span text:style-name="T24">0</text:span></text:p>
          </draw:text-box>
        </draw:frame>
        <draw:frame draw:style-name="gr58" draw:text-style-name="P58" draw:layer="layout" svg:width="0.432cm" svg:height="0.37cm" svg:x="21.767cm" svg:y="5.054cm">
          <draw:text-box>
            <text:p text:style-name="P57"><text:span text:style-name="T24">2</text:span><text:span text:style-name="T24">5</text:span></text:p>
          </draw:text-box>
        </draw:frame>
        <draw:frame draw:style-name="gr58" draw:text-style-name="P58" draw:layer="layout" svg:width="0.432cm" svg:height="0.37cm" svg:x="23.012cm" svg:y="5.054cm">
          <draw:text-box>
            <text:p text:style-name="P57"><text:span text:style-name="T24">3</text:span><text:span text:style-name="T24">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086cm" svg:y="2.692cm">
          <draw:text-box>
            <text:p><text:span text:style-name="T4">cl</text:span><text:span text:style-name="T4">k</text:span><text:span text:style-name="T4">b</text:span></text:p>
          </draw:text-box>
        </draw:frame>
        <draw:line draw:style-name="gr151" draw:text-style-name="P5" draw:layer="layout" svg:x1="6.477cm" svg:y1="1.651cm" svg:x2="7.187cm" svg:y2="1.651cm">
          <text:p/>
        </draw:line>
        <draw:frame draw:style-name="gr82" draw:text-style-name="P34" draw:layer="layout" svg:width="0.736cm" svg:height="0.37cm" svg:x="7.264cm" svg:y="0.965cm">
          <draw:text-box>
            <text:p text:style-name="P16"><text:span text:style-name="T29">F</text:span><text:span text:style-name="T29">F</text:span><text:span text:style-name="T29">3</text:span></text:p>
          </draw:text-box>
        </draw:frame>
        <draw:polyline draw:style-name="gr241" draw:text-style-name="P76" draw:layer="layout" svg:width="0.583cm" svg:height="2.31cm" draw:transform="rotate (-3.14159265358979) translate (5.664cm 3.962cm)" svg:viewBox="0 0 584 2311" draw:points="0,2311 584,2311 584,0">
          <text:p/>
        </draw:polyline>
        <draw:custom-shape draw:style-name="gr236" draw:text-style-name="P75" draw:layer="layout" svg:width="0.153cm" svg:height="0.584cm" svg:x="7.67cm" svg:y="7.467cm">
          <text:p/>
          <draw:enhanced-geometry svg:viewBox="0 0 21600 21600" draw:type="rectangle" draw:enhanced-path="M 0 0 L 21600 0 21600 21600 0 21600 0 0 Z N"/>
        </draw:custom-shape>
        <draw:custom-shape draw:style-name="gr236" draw:text-style-name="P75"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7" draw:text-style-name="P5" draw:layer="layout" svg:width="0.485cm" svg:height="0.791cm" draw:transform="rotate (-3.14159265358979) translate (8.279126916613cm 7.792cm)" svg:viewBox="0 0 486 792" svg:d="M486 792c-664-5-614-792-55-792">
          <text:p/>
        </draw:path>
        <draw:frame draw:style-name="gr58" draw:text-style-name="P67" draw:layer="layout" svg:width="0.751cm" svg:height="0.37cm" svg:x="8.164cm" svg:y="7.615cm">
          <draw:text-box>
            <text:p text:style-name="P57"><text:span text:style-name="T68">h</text:span><text:span text:style-name="T68">ol</text:span><text:span text:style-name="T68">d</text:span></text:p>
          </draw:text-box>
        </draw:frame>
        <draw:frame draw:style-name="gr82" draw:text-style-name="P61" draw:layer="layout" svg:width="2.54cm" svg:height="0.37cm" svg:x="7.721cm" svg:y="6.197cm">
          <draw:text-box>
            <text:p text:style-name="P16"><text:span text:style-name="T58">H</text:span><text:span text:style-name="T58">o</text:span><text:span text:style-name="T58">l</text:span><text:span text:style-name="T58">d </text:span><text:span text:style-name="T58">c</text:span><text:span text:style-name="T58">h</text:span><text:span text:style-name="T58">e</text:span><text:span text:style-name="T58">c</text:span><text:span text:style-name="T58">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8" draw:layer="layout" svg:width="0.432cm" svg:height="0.37cm" svg:x="24.333cm" svg:y="5.054cm">
          <draw:text-box>
            <text:p text:style-name="P57"><text:span text:style-name="T24">3</text:span><text:span text:style-name="T24">5</text:span></text:p>
          </draw:text-box>
        </draw:frame>
        <draw:frame draw:style-name="gr58" draw:text-style-name="P58" draw:layer="layout" svg:width="0.432cm" svg:height="0.37cm" svg:x="25.603cm" svg:y="5.054cm">
          <draw:text-box>
            <text:p text:style-name="P57"><text:span text:style-name="T24">4</text:span><text:span text:style-name="T24">0</text:span></text:p>
          </draw:text-box>
        </draw:frame>
        <draw:frame draw:style-name="gr58" draw:text-style-name="P58" draw:layer="layout" svg:width="0.432cm" svg:height="0.37cm" svg:x="26.847cm" svg:y="5.054cm">
          <draw:text-box>
            <text:p text:style-name="P57"><text:span text:style-name="T24">4</text:span><text:span text:style-name="T24">5</text:span></text:p>
          </draw:text-box>
        </draw:frame>
        <draw:frame draw:style-name="gr58" draw:text-style-name="P58" draw:layer="layout" svg:width="0.432cm" svg:height="0.37cm" svg:x="28.117cm" svg:y="5.054cm">
          <draw:text-box>
            <text:p text:style-name="P57"><text:span text:style-name="T24">5</text:span><text:span text:style-name="T24">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2" draw:text-style-name="P5" draw:layer="layout" svg:width="0.458cm" svg:height="0.771cm" draw:transform="rotate (-3.14159265358979) translate (16.1564670406295cm 6.507cm)" svg:viewBox="0 0 459 772" svg:d="M459 772c-664-5-559-772 0-772">
          <text:p/>
        </draw:path>
        <draw:frame draw:style-name="gr58" draw:text-style-name="P67" draw:layer="layout" svg:width="0.751cm" svg:height="0.37cm" svg:x="20.853cm" svg:y="6.502cm">
          <draw:text-box>
            <text:p text:style-name="P57"><text:span text:style-name="T68">h</text:span><text:span text:style-name="T68">ol</text:span><text:span text:style-name="T68">d</text:span></text:p>
          </draw:text-box>
        </draw:frame>
        <draw:path draw:style-name="gr243" draw:text-style-name="P5" draw:layer="layout" svg:width="2.463cm" svg:height="0.812cm" draw:transform="rotate (-3.14159265358979) translate (18.135cm 6.522cm)" svg:viewBox="0 0 2464 813" svg:d="M2464 813c-1016-5-1296-813-2464-813">
          <text:p/>
        </draw:path>
        <draw:frame draw:style-name="gr58" draw:text-style-name="P66" draw:layer="layout" svg:width="0.751cm" svg:height="0.37cm" svg:x="22.21cm" svg:y="6.127cm">
          <draw:text-box>
            <text:p text:style-name="P57"><text:span text:style-name="T67">s</text:span><text:span text:style-name="T67">et</text:span><text:span text:style-name="T67">u</text:span><text:span text:style-name="T67">p</text:span></text:p>
          </draw:text-box>
        </draw:frame>
        <draw:path draw:style-name="gr196" draw:text-style-name="P5" draw:layer="layout" svg:width="7.492cm" svg:height="0.817cm" draw:transform="rotate (-3.14159265358979) translate (23.139cm 6.451cm)" svg:viewBox="0 0 7493 818" svg:d="M7493 818c-3734 0-3683-793-7493-818">
          <text:p/>
        </draw:path>
        <draw:path draw:style-name="gr167"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8" draw:layer="layout" svg:width="2.733cm" svg:height="0.37cm" svg:x="12.802cm" svg:y="11.388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2.802cm" svg:y="12.15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8" draw:layer="layout" svg:width="0.33cm" svg:height="0.37cm" svg:x="15.519cm" svg:y="10.91cm">
          <draw:text-box>
            <text:p text:style-name="P57"><text:span text:style-name="T24">0</text:span></text:p>
          </draw:text-box>
        </draw:frame>
        <draw:frame draw:style-name="gr58" draw:text-style-name="P58" draw:layer="layout" svg:width="0.33cm" svg:height="0.37cm" svg:x="16.738cm" svg:y="10.91cm">
          <draw:text-box>
            <text:p text:style-name="P57"><text:span text:style-name="T24">5</text:span></text:p>
          </draw:text-box>
        </draw:frame>
        <draw:frame draw:style-name="gr58" draw:text-style-name="P58" draw:layer="layout" svg:width="0.432cm" svg:height="0.37cm" svg:x="18.008cm" svg:y="10.91cm">
          <draw:text-box>
            <text:p text:style-name="P57"><text:span text:style-name="T24">1</text:span><text:span text:style-name="T24">0</text:span></text:p>
          </draw:text-box>
        </draw:frame>
        <draw:frame draw:style-name="gr58" draw:text-style-name="P58" draw:layer="layout" svg:width="0.432cm" svg:height="0.37cm" svg:x="19.227cm" svg:y="10.91cm">
          <draw:text-box>
            <text:p text:style-name="P57"><text:span text:style-name="T24">1</text:span><text:span text:style-name="T24">5</text:span></text:p>
          </draw:text-box>
        </draw:frame>
        <draw:frame draw:style-name="gr58" draw:text-style-name="P58" draw:layer="layout" svg:width="0.432cm" svg:height="0.37cm" svg:x="20.497cm" svg:y="10.91cm">
          <draw:text-box>
            <text:p text:style-name="P57"><text:span text:style-name="T24">2</text:span><text:span text:style-name="T24">0</text:span></text:p>
          </draw:text-box>
        </draw:frame>
        <draw:frame draw:style-name="gr58" draw:text-style-name="P58" draw:layer="layout" svg:width="0.432cm" svg:height="0.37cm" svg:x="21.767cm" svg:y="10.91cm">
          <draw:text-box>
            <text:p text:style-name="P57"><text:span text:style-name="T24">2</text:span><text:span text:style-name="T24">5</text:span></text:p>
          </draw:text-box>
        </draw:frame>
        <draw:frame draw:style-name="gr58" draw:text-style-name="P58" draw:layer="layout" svg:width="0.432cm" svg:height="0.37cm" svg:x="23.012cm" svg:y="10.91cm">
          <draw:text-box>
            <text:p text:style-name="P57"><text:span text:style-name="T24">3</text:span><text:span text:style-name="T24">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8" draw:layer="layout" svg:width="0.432cm" svg:height="0.37cm" svg:x="24.333cm" svg:y="10.91cm">
          <draw:text-box>
            <text:p text:style-name="P57"><text:span text:style-name="T24">3</text:span><text:span text:style-name="T24">5</text:span></text:p>
          </draw:text-box>
        </draw:frame>
        <draw:frame draw:style-name="gr58" draw:text-style-name="P58" draw:layer="layout" svg:width="0.432cm" svg:height="0.37cm" svg:x="25.603cm" svg:y="10.91cm">
          <draw:text-box>
            <text:p text:style-name="P57"><text:span text:style-name="T24">4</text:span><text:span text:style-name="T24">0</text:span></text:p>
          </draw:text-box>
        </draw:frame>
        <draw:frame draw:style-name="gr58" draw:text-style-name="P58" draw:layer="layout" svg:width="0.432cm" svg:height="0.37cm" svg:x="26.847cm" svg:y="10.91cm">
          <draw:text-box>
            <text:p text:style-name="P57"><text:span text:style-name="T24">4</text:span><text:span text:style-name="T24">5</text:span></text:p>
          </draw:text-box>
        </draw:frame>
        <draw:frame draw:style-name="gr58" draw:text-style-name="P58" draw:layer="layout" svg:width="0.432cm" svg:height="0.37cm" svg:x="28.117cm" svg:y="10.91cm">
          <draw:text-box>
            <text:p text:style-name="P57"><text:span text:style-name="T24">5</text:span><text:span text:style-name="T24">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6" draw:layer="layout" svg:width="0.751cm" svg:height="0.37cm" svg:x="22.21cm" svg:y="11.983cm">
          <draw:text-box>
            <text:p text:style-name="P57"><text:span text:style-name="T67">s</text:span><text:span text:style-name="T67">et</text:span><text:span text:style-name="T67">u</text:span><text:span text:style-name="T67">p</text:span></text:p>
          </draw:text-box>
        </draw:frame>
        <draw:path draw:style-name="gr196" draw:text-style-name="P5" draw:layer="layout" svg:width="7.492cm" svg:height="0.817cm" draw:transform="rotate (-3.14159265358979) translate (23.139cm 12.307cm)" svg:viewBox="0 0 7493 818" svg:d="M7493 818c-3734 0-3683-793-7493-818">
          <text:p/>
        </draw:path>
        <draw:path draw:style-name="gr242" draw:text-style-name="P5" draw:layer="layout" svg:width="5.003cm" svg:height="0.812cm" draw:transform="rotate (-3.14159265358979) translate (20.675cm 12.353cm)" svg:viewBox="0 0 5004 813" svg:d="M5004 813c-2871 0-1931-788-5004-813">
          <text:p/>
        </draw:path>
        <draw:frame draw:style-name="gr58" draw:text-style-name="P77" draw:layer="layout" svg:width="0.33cm" svg:height="0.37cm" svg:x="15.519cm" svg:y="6.742cm">
          <draw:text-box>
            <text:p text:style-name="P57"><text:span text:style-name="T73">0</text:span></text:p>
          </draw:text-box>
        </draw:frame>
        <draw:frame draw:style-name="gr58" draw:text-style-name="P77" draw:layer="layout" svg:width="0.432cm" svg:height="0.37cm" svg:x="18.008cm" svg:y="6.742cm">
          <draw:text-box>
            <text:p text:style-name="P57"><text:span text:style-name="T73">1</text:span></text:p>
          </draw:text-box>
        </draw:frame>
        <draw:frame draw:style-name="gr58" draw:text-style-name="P77" draw:layer="layout" svg:width="0.432cm" svg:height="0.37cm" svg:x="20.497cm" svg:y="6.742cm">
          <draw:text-box>
            <text:p text:style-name="P57"><text:span text:style-name="T73">2</text:span></text:p>
          </draw:text-box>
        </draw:frame>
        <draw:frame draw:style-name="gr244" draw:text-style-name="P78" draw:layer="layout" svg:width="0.432cm" svg:height="0.37cm" svg:x="23.012cm" svg:y="6.742cm">
          <draw:text-box>
            <text:p text:style-name="P57"><text:span text:style-name="T74">3</text:span></text:p>
          </draw:text-box>
        </draw:frame>
        <draw:frame draw:style-name="gr58" draw:text-style-name="P77" draw:layer="layout" svg:width="0.432cm" svg:height="0.37cm" svg:x="25.603cm" svg:y="6.742cm">
          <draw:text-box>
            <text:p text:style-name="P57"><text:span text:style-name="T73">4</text:span></text:p>
          </draw:text-box>
        </draw:frame>
        <draw:frame draw:style-name="gr58" draw:text-style-name="P77" draw:layer="layout" svg:width="0.432cm" svg:height="0.37cm" svg:x="28.117cm" svg:y="6.742cm">
          <draw:text-box>
            <text:p text:style-name="P57"><text:span text:style-name="T73">5</text:span></text:p>
          </draw:text-box>
        </draw:frame>
        <draw:frame draw:style-name="gr58" draw:text-style-name="P67" draw:layer="layout" svg:width="0.33cm" svg:height="0.37cm" svg:x="15.519cm" svg:y="10.529cm">
          <draw:text-box>
            <text:p text:style-name="P57"><text:span text:style-name="T68">0</text:span></text:p>
          </draw:text-box>
        </draw:frame>
        <draw:frame draw:style-name="gr58" draw:text-style-name="P67" draw:layer="layout" svg:width="0.432cm" svg:height="0.37cm" svg:x="18.008cm" svg:y="10.529cm">
          <draw:text-box>
            <text:p text:style-name="P57"><text:span text:style-name="T68">1</text:span></text:p>
          </draw:text-box>
        </draw:frame>
        <draw:frame draw:style-name="gr58" draw:text-style-name="P67" draw:layer="layout" svg:width="0.432cm" svg:height="0.37cm" svg:x="20.497cm" svg:y="10.529cm">
          <draw:text-box>
            <text:p text:style-name="P57"><text:span text:style-name="T68">2</text:span></text:p>
          </draw:text-box>
        </draw:frame>
        <draw:frame draw:style-name="gr58" draw:text-style-name="P67" draw:layer="layout" svg:width="0.432cm" svg:height="0.37cm" svg:x="23.012cm" svg:y="10.529cm">
          <draw:text-box>
            <text:p text:style-name="P57"><text:span text:style-name="T68">3</text:span></text:p>
          </draw:text-box>
        </draw:frame>
        <draw:frame draw:style-name="gr58" draw:text-style-name="P67" draw:layer="layout" svg:width="0.432cm" svg:height="0.37cm" svg:x="25.603cm" svg:y="10.529cm">
          <draw:text-box>
            <text:p text:style-name="P57"><text:span text:style-name="T68">4</text:span></text:p>
          </draw:text-box>
        </draw:frame>
        <draw:frame draw:style-name="gr58" draw:text-style-name="P67" draw:layer="layout" svg:width="0.432cm" svg:height="0.37cm" svg:x="28.117cm" svg:y="10.529cm">
          <draw:text-box>
            <text:p text:style-name="P57"><text:span text:style-name="T68">5</text:span></text:p>
          </draw:text-box>
        </draw:frame>
        <draw:custom-shape draw:style-name="gr235" draw:text-style-name="P74"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6" draw:text-style-name="P5" draw:layer="layout" svg:width="1.142cm" svg:height="0.786cm" draw:transform="rotate (-3.14159265358979) translate (6.883cm 9.804cm)" svg:viewBox="0 0 1143 787" svg:d="M1143 787c-1016-5 25-787-1143-787">
          <text:p/>
        </draw:path>
        <draw:frame draw:style-name="gr58" draw:text-style-name="P58" draw:layer="layout" svg:width="2.733cm" svg:height="0.37cm" svg:x="1.626cm" svg:y="8.839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26cm" svg:y="9.601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3/</text:span><text:span text:style-name="T24">C</text:span><text:span text:style-name="T24">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6" draw:layer="layout" svg:width="0.751cm" svg:height="0.37cm" svg:x="5.816cm" svg:y="9.637cm">
          <draw:text-box>
            <text:p text:style-name="P57"><text:span text:style-name="T67">s</text:span><text:span text:style-name="T67">et</text:span><text:span text:style-name="T67">u</text:span><text:span text:style-name="T67">p</text:span></text:p>
          </draw:text-box>
        </draw:frame>
        <draw:custom-shape draw:style-name="gr236" draw:text-style-name="P75" draw:layer="layout" svg:width="0.153cm" svg:height="0.584cm" svg:x="7.67cm" svg:y="9.499cm">
          <text:p/>
          <draw:enhanced-geometry svg:viewBox="0 0 21600 21600" draw:type="rectangle" draw:enhanced-path="M 0 0 L 21600 0 21600 21600 0 21600 0 0 Z N"/>
        </draw:custom-shape>
        <draw:custom-shape draw:style-name="gr236" draw:text-style-name="P75"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7" draw:text-style-name="P5" draw:layer="layout" svg:width="0.485cm" svg:height="0.791cm" draw:transform="rotate (-3.14159265358979) translate (8.279126916613cm 9.824cm)" svg:viewBox="0 0 486 792" svg:d="M486 792c-664-5-614-792-55-792">
          <text:p/>
        </draw:path>
        <draw:frame draw:style-name="gr58" draw:text-style-name="P67" draw:layer="layout" svg:width="0.751cm" svg:height="0.37cm" svg:x="8.164cm" svg:y="9.647cm">
          <draw:text-box>
            <text:p text:style-name="P57"><text:span text:style-name="T68">h</text:span><text:span text:style-name="T68">ol</text:span><text:span text:style-name="T68">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6" draw:text-style-name="P75" draw:layer="layout" svg:width="0.154cm" svg:height="0.584cm" svg:x="20.622cm" svg:y="17.602cm">
          <text:p/>
          <draw:enhanced-geometry svg:viewBox="0 0 21600 21600" draw:type="rectangle" draw:enhanced-path="M 0 0 L 21600 0 21600 21600 0 21600 0 0 Z N"/>
        </draw:custom-shape>
        <draw:custom-shape draw:style-name="gr235" draw:text-style-name="P74" draw:layer="layout" svg:width="0.153cm" svg:height="0.584cm" svg:x="15.543cm" svg:y="17.602cm">
          <text:p/>
          <draw:enhanced-geometry svg:viewBox="0 0 21600 21600" draw:type="rectangle" draw:enhanced-path="M 0 0 L 21600 0 21600 21600 0 21600 0 0 Z N"/>
        </draw:custom-shape>
        <draw:custom-shape draw:style-name="gr235" draw:text-style-name="P74" draw:layer="layout" svg:width="0.153cm" svg:height="0.584cm" svg:x="23.163cm" svg:y="18.364cm">
          <text:p/>
          <draw:enhanced-geometry svg:viewBox="0 0 21600 21600" draw:type="rectangle" draw:enhanced-path="M 0 0 L 21600 0 21600 21600 0 21600 0 0 Z N"/>
        </draw:custom-shape>
        <draw:custom-shape draw:style-name="gr236" draw:text-style-name="P75"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8" draw:layer="layout" svg:width="2.733cm" svg:height="0.37cm" svg:x="12.801cm" svg:y="17.72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2.801cm" svg:y="18.48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8" draw:layer="layout" svg:width="0.33cm" svg:height="0.37cm" svg:x="15.518cm" svg:y="17.246cm">
          <draw:text-box>
            <text:p text:style-name="P57"><text:span text:style-name="T24">0</text:span></text:p>
          </draw:text-box>
        </draw:frame>
        <draw:frame draw:style-name="gr58" draw:text-style-name="P58" draw:layer="layout" svg:width="0.33cm" svg:height="0.37cm" svg:x="16.737cm" svg:y="17.246cm">
          <draw:text-box>
            <text:p text:style-name="P57"><text:span text:style-name="T24">5</text:span></text:p>
          </draw:text-box>
        </draw:frame>
        <draw:frame draw:style-name="gr58" draw:text-style-name="P58" draw:layer="layout" svg:width="0.432cm" svg:height="0.37cm" svg:x="18.007cm" svg:y="17.246cm">
          <draw:text-box>
            <text:p text:style-name="P57"><text:span text:style-name="T24">1</text:span><text:span text:style-name="T24">0</text:span></text:p>
          </draw:text-box>
        </draw:frame>
        <draw:frame draw:style-name="gr58" draw:text-style-name="P58" draw:layer="layout" svg:width="0.432cm" svg:height="0.37cm" svg:x="19.226cm" svg:y="17.246cm">
          <draw:text-box>
            <text:p text:style-name="P57"><text:span text:style-name="T24">1</text:span><text:span text:style-name="T24">5</text:span></text:p>
          </draw:text-box>
        </draw:frame>
        <draw:frame draw:style-name="gr58" draw:text-style-name="P58" draw:layer="layout" svg:width="0.432cm" svg:height="0.37cm" svg:x="20.496cm" svg:y="17.246cm">
          <draw:text-box>
            <text:p text:style-name="P57"><text:span text:style-name="T24">2</text:span><text:span text:style-name="T24">0</text:span></text:p>
          </draw:text-box>
        </draw:frame>
        <draw:frame draw:style-name="gr58" draw:text-style-name="P58" draw:layer="layout" svg:width="0.432cm" svg:height="0.37cm" svg:x="21.766cm" svg:y="17.246cm">
          <draw:text-box>
            <text:p text:style-name="P57"><text:span text:style-name="T24">2</text:span><text:span text:style-name="T24">5</text:span></text:p>
          </draw:text-box>
        </draw:frame>
        <draw:frame draw:style-name="gr58" draw:text-style-name="P58" draw:layer="layout" svg:width="0.432cm" svg:height="0.37cm" svg:x="23.011cm" svg:y="17.246cm">
          <draw:text-box>
            <text:p text:style-name="P57"><text:span text:style-name="T24">3</text:span><text:span text:style-name="T24">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8" draw:layer="layout" svg:width="0.432cm" svg:height="0.37cm" svg:x="24.332cm" svg:y="17.246cm">
          <draw:text-box>
            <text:p text:style-name="P57"><text:span text:style-name="T24">3</text:span><text:span text:style-name="T24">5</text:span></text:p>
          </draw:text-box>
        </draw:frame>
        <draw:frame draw:style-name="gr58" draw:text-style-name="P58" draw:layer="layout" svg:width="0.432cm" svg:height="0.37cm" svg:x="25.602cm" svg:y="17.246cm">
          <draw:text-box>
            <text:p text:style-name="P57"><text:span text:style-name="T24">4</text:span><text:span text:style-name="T24">0</text:span></text:p>
          </draw:text-box>
        </draw:frame>
        <draw:frame draw:style-name="gr58" draw:text-style-name="P58" draw:layer="layout" svg:width="0.432cm" svg:height="0.37cm" svg:x="26.846cm" svg:y="17.246cm">
          <draw:text-box>
            <text:p text:style-name="P57"><text:span text:style-name="T24">4</text:span><text:span text:style-name="T24">5</text:span></text:p>
          </draw:text-box>
        </draw:frame>
        <draw:frame draw:style-name="gr58" draw:text-style-name="P58" draw:layer="layout" svg:width="0.432cm" svg:height="0.37cm" svg:x="28.116cm" svg:y="17.246cm">
          <draw:text-box>
            <text:p text:style-name="P57"><text:span text:style-name="T24">5</text:span><text:span text:style-name="T24">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5" draw:text-style-name="P5" draw:layer="layout" svg:width="0.458cm" svg:height="0.771cm" draw:transform="rotate (-3.14159265358979) translate (21.2094670406295cm 18.699cm)" svg:viewBox="0 0 459 772" svg:d="M459 772c-664-5-559-772 0-772">
          <text:p/>
        </draw:path>
        <draw:frame draw:style-name="gr58" draw:text-style-name="P67" draw:layer="layout" svg:width="0.751cm" svg:height="0.37cm" svg:x="20.852cm" svg:y="18.694cm">
          <draw:text-box>
            <text:p text:style-name="P57"><text:span text:style-name="T68">h</text:span><text:span text:style-name="T68">ol</text:span><text:span text:style-name="T68">d</text:span></text:p>
          </draw:text-box>
        </draw:frame>
        <draw:frame draw:style-name="gr58" draw:text-style-name="P66" draw:layer="layout" svg:width="0.751cm" svg:height="0.37cm" svg:x="22.209cm" svg:y="18.319cm">
          <draw:text-box>
            <text:p text:style-name="P57"><text:span text:style-name="T67">s</text:span><text:span text:style-name="T67">et</text:span><text:span text:style-name="T67">u</text:span><text:span text:style-name="T67">p</text:span></text:p>
          </draw:text-box>
        </draw:frame>
        <draw:path draw:style-name="gr196" draw:text-style-name="P5" draw:layer="layout" svg:width="7.492cm" svg:height="0.817cm" draw:transform="rotate (-3.14159265358979) translate (23.138cm 18.643cm)" svg:viewBox="0 0 7493 818" svg:d="M7493 818c-3734 0-3683-793-7493-818">
          <text:p/>
        </draw:path>
        <draw:path draw:style-name="gr242" draw:text-style-name="P5" draw:layer="layout" svg:width="5.003cm" svg:height="0.812cm" draw:transform="rotate (-3.14159265358979) translate (20.674cm 18.689cm)" svg:viewBox="0 0 5004 813" svg:d="M5004 813c-2871 0-1931-788-5004-813">
          <text:p/>
        </draw:path>
        <draw:frame draw:style-name="gr58" draw:text-style-name="P67" draw:layer="layout" svg:width="0.33cm" svg:height="0.37cm" svg:x="15.518cm" svg:y="16.865cm">
          <draw:text-box>
            <text:p text:style-name="P57"><text:span text:style-name="T68">0</text:span></text:p>
          </draw:text-box>
        </draw:frame>
        <draw:frame draw:style-name="gr58" draw:text-style-name="P67" draw:layer="layout" svg:width="0.432cm" svg:height="0.37cm" svg:x="18.007cm" svg:y="16.865cm">
          <draw:text-box>
            <text:p text:style-name="P57"><text:span text:style-name="T68">1</text:span></text:p>
          </draw:text-box>
        </draw:frame>
        <draw:frame draw:style-name="gr244" draw:text-style-name="P79" draw:layer="layout" svg:width="0.432cm" svg:height="0.37cm" svg:x="20.496cm" svg:y="16.865cm">
          <draw:text-box>
            <text:p text:style-name="P57"><text:span text:style-name="T75">2</text:span></text:p>
          </draw:text-box>
        </draw:frame>
        <draw:frame draw:style-name="gr58" draw:text-style-name="P67" draw:layer="layout" svg:width="0.432cm" svg:height="0.37cm" svg:x="23.011cm" svg:y="16.865cm">
          <draw:text-box>
            <text:p text:style-name="P57"><text:span text:style-name="T68">3</text:span></text:p>
          </draw:text-box>
        </draw:frame>
        <draw:frame draw:style-name="gr58" draw:text-style-name="P67" draw:layer="layout" svg:width="0.432cm" svg:height="0.37cm" svg:x="25.602cm" svg:y="16.865cm">
          <draw:text-box>
            <text:p text:style-name="P57"><text:span text:style-name="T68">4</text:span></text:p>
          </draw:text-box>
        </draw:frame>
        <draw:frame draw:style-name="gr58" draw:text-style-name="P67" draw:layer="layout" svg:width="0.432cm" svg:height="0.37cm" svg:x="28.116cm" svg:y="16.865cm">
          <draw:text-box>
            <text:p text:style-name="P57"><text:span text:style-name="T68">5</text:span></text:p>
          </draw:text-box>
        </draw:frame>
        <draw:path draw:style-name="gr245" draw:text-style-name="P5" draw:layer="layout" svg:width="0.458cm" svg:height="0.771cm" draw:transform="rotate (-3.14159265358979) translate (16.1564670406295cm 12.358cm)" svg:viewBox="0 0 459 772" svg:d="M459 772c-664-5-559-772 0-772">
          <text:p/>
        </draw:path>
        <draw:frame draw:style-name="gr246" draw:text-style-name="P68" draw:layer="layout" svg:width="4.75cm" svg:height="0.522cm" svg:x="15.976cm" svg:y="13.016cm">
          <draw:text-box>
            <text:p text:style-name="P16"><text:span text:style-name="T18">M</text:span><text:span text:style-name="T18">o</text:span><text:span text:style-name="T18">v</text:span><text:span text:style-name="T18">e </text:span><text:span text:style-name="T18">h</text:span><text:span text:style-name="T18">ol</text:span><text:span text:style-name="T18">d </text:span><text:span text:style-name="T18">c</text:span><text:span text:style-name="T18">h</text:span><text:span text:style-name="T18">e</text:span><text:span text:style-name="T18">c</text:span><text:span text:style-name="T18">k </text:span><text:span text:style-name="T18">e</text:span><text:span text:style-name="T18">d</text:span><text:span text:style-name="T18">g</text:span><text:span text:style-name="T18">e </text:span><text:span text:style-name="T18">b</text:span><text:span text:style-name="T18">a</text:span><text:span text:style-name="T18">c</text:span><text:span text:style-name="T18">k </text:span><text:span text:style-name="T18">b</text:span><text:span text:style-name="T18">y </text:span><text:span text:style-name="T76"><text:s/></text:span><text:span text:style-name="T18"><text:s text:c="2"/></text:span><text:span text:style-name="T18">c</text:span><text:span text:style-name="T18">y</text:span><text:span text:style-name="T18">cl</text:span><text:span text:style-name="T18">e</text:span><text:span text:style-name="T18">s.</text:span></text:p>
          </draw:text-box>
        </draw:frame>
        <draw:path draw:style-name="gr247" draw:text-style-name="P5" draw:layer="layout" svg:width="4.469cm" svg:height="0.365cm" svg:x="15.925cm" svg:y="12.7cm" svg:viewBox="0 0 4470 366" svg:d="M4470 26c-1295 482-2946 432-4470-26">
          <text:p/>
        </draw:path>
        <draw:frame draw:style-name="gr248" draw:text-style-name="P80" draw:layer="layout" svg:width="0.305cm" svg:height="0.522cm" svg:x="19.431cm" svg:y="13.016cm">
          <draw:text-box>
            <text:p text:style-name="P16"><text:span text:style-name="T76">2</text:span></text:p>
          </draw:text-box>
        </draw:frame>
        <draw:line draw:style-name="gr169" draw:text-style-name="P5" draw:layer="layout" svg:x1="20.7cm" svg:y1="19.177cm" svg:x2="15.62cm" svg:y2="19.177cm">
          <text:p/>
        </draw:line>
        <draw:line draw:style-name="gr249" draw:text-style-name="P5" draw:layer="layout" svg:x1="20.7cm" svg:y1="18.135cm" svg:x2="20.7cm" svg:y2="19.278cm">
          <text:p/>
        </draw:line>
        <draw:frame draw:style-name="gr250" draw:text-style-name="P68" draw:layer="layout" svg:width="4.75cm" svg:height="0.381cm" svg:x="15.823cm" svg:y="19.202cm">
          <draw:text-box>
            <text:p text:style-name="P16"><text:span text:style-name="T18">Ti</text:span><text:span text:style-name="T18">m</text:span><text:span text:style-name="T18">e </text:span><text:span text:style-name="T18">w</text:span><text:span text:style-name="T18">ar</text:span><text:span text:style-name="T18">p </text:span><text:span text:style-name="T18">b</text:span><text:span text:style-name="T18">a</text:span><text:span text:style-name="T18">c</text:span><text:span text:style-name="T18">k </text:span><text:span text:style-name="T18">to </text:span><text:span text:style-name="T18">0.</text:span></text:p>
          </draw:text-box>
        </draw:frame>
        <draw:custom-shape draw:style-name="gr235" draw:text-style-name="P74" draw:layer="layout" svg:width="0.153cm" svg:height="0.584cm" svg:x="4.368cm" svg:y="12.014cm">
          <text:p/>
          <draw:enhanced-geometry svg:viewBox="0 0 21600 21600" draw:type="rectangle" draw:enhanced-path="M 0 0 L 21600 0 21600 21600 0 21600 0 0 Z N"/>
        </draw:custom-shape>
        <draw:custom-shape draw:style-name="gr235" draw:text-style-name="P74"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6" draw:text-style-name="P5" draw:layer="layout" svg:width="2.437cm" svg:height="0.868cm" draw:transform="rotate (-3.14159265358979) translate (6.908cm 13.106cm)" svg:viewBox="0 0 2438 869" svg:d="M2438 869c-1016-5-1270-869-2438-869">
          <text:p/>
        </draw:path>
        <draw:frame draw:style-name="gr58" draw:text-style-name="P58" draw:layer="layout" svg:width="2.733cm" svg:height="0.37cm" svg:x="1.626cm" svg:y="12.141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26cm" svg:y="12.903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6" draw:layer="layout" svg:width="0.751cm" svg:height="0.37cm" svg:x="6.157cm" svg:y="12.604cm">
          <draw:text-box>
            <text:p text:style-name="P57"><text:span text:style-name="T67">s</text:span><text:span text:style-name="T67">et</text:span><text:span text:style-name="T67">u</text:span><text:span text:style-name="T67">p</text:span></text:p>
          </draw:text-box>
        </draw:frame>
        <draw:line draw:style-name="gr169" draw:text-style-name="P5" draw:layer="layout" svg:x1="6.985cm" svg:y1="13.843cm" svg:x2="6.985cm" svg:y2="13.512cm">
          <text:p/>
        </draw:line>
        <draw:frame draw:style-name="gr250" draw:text-style-name="P68" draw:layer="layout" svg:width="1.702cm" svg:height="0.381cm" svg:x="6.146cm" svg:y="13.944cm">
          <draw:text-box>
            <text:p text:style-name="P16"><text:span text:style-name="T18">C</text:span><text:span text:style-name="T18">a</text:span><text:span text:style-name="T18">pt</text:span><text:span text:style-name="T18">ur</text:span><text:span text:style-name="T18">e </text:span><text:span text:style-name="T18">e</text:span><text:span text:style-name="T18">d</text:span><text:span text:style-name="T18">g</text:span><text:span text:style-name="T18">e</text:span></text:p>
          </draw:text-box>
        </draw:frame>
        <draw:path draw:style-name="gr251" draw:text-style-name="P5" draw:layer="layout" svg:width="2.463cm" svg:height="0.424cm" svg:x="4.47cm" svg:y="13.528cm" svg:viewBox="0 0 2464 425" svg:d="M2464 0c-991 569-1473 543-2464 61">
          <text:p/>
        </draw:path>
        <draw:frame draw:style-name="gr170" draw:text-style-name="P68" draw:layer="layout" svg:width="1.702cm" svg:height="0.637cm" svg:x="3.606cm" svg:y="13.816cm">
          <draw:text-box>
            <text:p text:style-name="P16"><text:span text:style-name="T18">P</text:span><text:span text:style-name="T18">re</text:span><text:span text:style-name="T18">vi</text:span><text:span text:style-name="T18">o</text:span><text:span text:style-name="T18">u</text:span><text:span text:style-name="T18">s </text:span><text:span text:style-name="T18">c</text:span><text:span text:style-name="T18">a</text:span><text:span text:style-name="T18">pt</text:span><text:span text:style-name="T18">ur</text:span><text:span text:style-name="T18">e </text:span><text:span text:style-name="T18">e</text:span><text:span text:style-name="T18">d</text:span><text:span text:style-name="T18">g</text:span><text:span text:style-name="T18">e</text:span></text:p>
          </draw:text-box>
        </draw:frame>
        <draw:line draw:style-name="gr169" draw:text-style-name="P5" draw:layer="layout" svg:x1="4.445cm" svg:y1="11.556cm" svg:x2="4.445cm" svg:y2="11.887cm">
          <text:p/>
        </draw:line>
        <draw:frame draw:style-name="gr250" draw:text-style-name="P68" draw:layer="layout" svg:width="1.702cm" svg:height="0.381cm" svg:x="3.581cm" svg:y="11.15cm">
          <draw:text-box>
            <text:p text:style-name="P16"><text:span text:style-name="T18">L</text:span><text:span text:style-name="T18">a</text:span><text:span text:style-name="T18">u</text:span><text:span text:style-name="T18">n</text:span><text:span text:style-name="T18">c</text:span><text:span text:style-name="T18">h </text:span><text:span text:style-name="T18">e</text:span><text:span text:style-name="T18">d</text:span><text:span text:style-name="T18">g</text:span><text:span text:style-name="T18">e</text:span></text:p>
          </draw:text-box>
        </draw:frame>
        <draw:path draw:style-name="gr251" draw:text-style-name="P5" draw:layer="layout" svg:width="2.463cm" svg:height="0.424cm" draw:transform="rotate (-3.14159265358979) translate (6.934cm 11.88cm)" svg:viewBox="0 0 2464 425" svg:d="M2464 0c-991 569-1473 543-2464 61">
          <text:p/>
        </draw:path>
        <draw:frame draw:style-name="gr170" draw:text-style-name="P68" draw:layer="layout" svg:width="1.702cm" svg:height="0.637cm" svg:x="6.019cm" svg:y="11.049cm">
          <draw:text-box>
            <text:p text:style-name="P16"><text:span text:style-name="T18">N</text:span><text:span text:style-name="T18">e</text:span><text:span text:style-name="T18">xt </text:span><text:span text:style-name="T18">la</text:span><text:span text:style-name="T18">u</text:span><text:span text:style-name="T18">n</text:span><text:span text:style-name="T18">c</text:span><text:span text:style-name="T18">h </text:span><text:span text:style-name="T18">e</text:span><text:span text:style-name="T18">d</text:span><text:span text:style-name="T18">g</text:span><text:span text:style-name="T18">e</text:span></text:p>
          </draw:text-box>
        </draw:frame>
        <draw:path draw:style-name="gr167" draw:text-style-name="P5" draw:layer="layout" svg:width="0.485cm" svg:height="0.791cm" draw:transform="rotate (-3.14159265358979) translate (7.521126916613cm 16.413cm)" svg:viewBox="0 0 486 792" svg:d="M486 792c-664-5-614-792-55-792">
          <text:p/>
        </draw:path>
        <draw:frame draw:style-name="gr58" draw:text-style-name="P67" draw:layer="layout" svg:width="0.899cm" svg:height="0.37cm" svg:x="7.406cm" svg:y="16.236cm">
          <draw:text-box>
            <text:p text:style-name="P57"><text:span text:style-name="T68">h</text:span><text:span text:style-name="T68">ol</text:span><text:span text:style-name="T68">d </text:span><text:span text:style-name="T68">b</text:span></text:p>
          </draw:text-box>
        </draw:frame>
        <draw:path draw:style-name="gr167" draw:text-style-name="P5" draw:layer="layout" svg:width="0.46cm" svg:height="0.791cm" draw:transform="rotate (-3.14159265358979) translate (4.98234387849678cm 13.111cm)" svg:viewBox="0 0 461 792" svg:d="M461 792c-664-5-563-792-4-792">
          <text:p/>
        </draw:path>
        <draw:frame draw:style-name="gr58" draw:text-style-name="P67" draw:layer="layout" svg:width="0.899cm" svg:height="0.37cm" svg:x="4.841cm" svg:y="12.934cm">
          <draw:text-box>
            <text:p text:style-name="P57"><text:span text:style-name="T68">h</text:span><text:span text:style-name="T68">ol</text:span><text:span text:style-name="T68">d </text:span><text:span text:style-name="T68">a</text:span></text:p>
          </draw:text-box>
        </draw:frame>
        <draw:custom-shape draw:style-name="gr235" draw:text-style-name="P74" draw:layer="layout" svg:width="0.153cm" svg:height="0.584cm" svg:x="5.638cm" svg:y="15.321cm">
          <text:p/>
          <draw:enhanced-geometry svg:viewBox="0 0 21600 21600" draw:type="rectangle" draw:enhanced-path="M 0 0 L 21600 0 21600 21600 0 21600 0 0 Z N"/>
        </draw:custom-shape>
        <draw:custom-shape draw:style-name="gr235" draw:text-style-name="P74"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6" draw:text-style-name="P5" draw:layer="layout" svg:width="1.142cm" svg:height="0.786cm" draw:transform="rotate (-3.14159265358979) translate (6.883cm 16.413cm)" svg:viewBox="0 0 1143 787" svg:d="M1143 787c-1016-5 25-787-1143-787">
          <text:p/>
        </draw:path>
        <draw:frame draw:style-name="gr58" draw:text-style-name="P58" draw:layer="layout" svg:width="2.733cm" svg:height="0.37cm" svg:x="1.626cm" svg:y="15.448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626cm" svg:y="16.21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3/</text:span><text:span text:style-name="T24">C</text:span><text:span text:style-name="T24">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69" draw:text-style-name="P5" draw:layer="layout" svg:x1="5.715cm" svg:y1="14.859cm" svg:x2="5.715cm" svg:y2="15.19cm">
          <text:p/>
        </draw:line>
        <draw:line draw:style-name="gr169" draw:text-style-name="P5" draw:layer="layout" svg:x1="6.985cm" svg:y1="17.145cm" svg:x2="6.985cm" svg:y2="16.814cm">
          <text:p/>
        </draw:line>
        <draw:path draw:style-name="gr251" draw:text-style-name="P5" draw:layer="layout" svg:width="2.463cm" svg:height="0.424cm" svg:x="4.47cm" svg:y="16.83cm" svg:viewBox="0 0 2464 425" svg:d="M2464 0c-991 569-1473 543-2464 61">
          <text:p/>
        </draw:path>
        <draw:path draw:style-name="gr251" draw:text-style-name="P5" draw:layer="layout" svg:width="1.193cm" svg:height="0.329cm" draw:transform="rotate (-3.14159265358979) translate (6.959cm 15.189cm)" svg:viewBox="0 0 1194 330" svg:d="M1194 0c-280 457-813 407-1194 51">
          <text:p/>
        </draw:path>
        <draw:path draw:style-name="gr167" draw:text-style-name="P5" draw:layer="layout" svg:width="1.142cm" svg:height="0.786cm" draw:transform="rotate (-3.14159265358979) translate (5.613cm 16.408cm)" svg:viewBox="0 0 1143 787" svg:d="M0 787c1016-5-25-787 1143-787">
          <text:p/>
        </draw:path>
        <draw:frame draw:style-name="gr58" draw:text-style-name="P67" draw:layer="layout" svg:width="0.899cm" svg:height="0.37cm" svg:x="4.841cm" svg:y="16.281cm">
          <draw:text-box>
            <text:p text:style-name="P57"><text:span text:style-name="T68">h</text:span><text:span text:style-name="T68">ol</text:span><text:span text:style-name="T68">d </text:span><text:span text:style-name="T68">a</text:span></text:p>
          </draw:text-box>
        </draw:frame>
        <draw:path draw:style-name="gr167" draw:text-style-name="P5" draw:layer="layout" svg:width="0.485cm" svg:height="0.791cm" draw:transform="rotate (-3.14159265358979) translate (7.521126916613cm 13.111cm)" svg:viewBox="0 0 486 792" svg:d="M486 792c-664-5-614-792-55-792">
          <text:p/>
        </draw:path>
        <draw:frame draw:style-name="gr58" draw:text-style-name="P67" draw:layer="layout" svg:width="0.899cm" svg:height="0.37cm" svg:x="7.406cm" svg:y="12.934cm">
          <draw:text-box>
            <text:p text:style-name="P57"><text:span text:style-name="T68">h</text:span><text:span text:style-name="T68">ol</text:span><text:span text:style-name="T68">d </text:span><text:span text:style-name="T68">b</text:span></text:p>
          </draw:text-box>
        </draw:frame>
        <draw:path draw:style-name="gr167" draw:text-style-name="P5" draw:layer="layout" svg:width="0.485cm" svg:height="0.791cm" draw:transform="rotate (-3.14159265358979) translate (19.710126916613cm 3.459cm)" svg:viewBox="0 0 486 792" svg:d="M486 792c-664-5-614-792-55-792">
          <text:p/>
        </draw:path>
        <draw:custom-shape draw:style-name="gr235" draw:text-style-name="P74" draw:layer="layout" svg:width="0.153cm" svg:height="0.584cm" svg:x="16.814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16.789cm 3.454cm)" svg:viewBox="0 0 533 762" svg:d="M533 762c-1016-5 635-762-533-762">
          <text:p/>
        </draw:path>
        <draw:frame draw:style-name="gr58" draw:text-style-name="P58" draw:layer="layout" svg:width="1.692cm" svg:height="0.37cm" svg:x="12.827cm" svg:y="2.49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58" draw:text-style-name="P58" draw:layer="layout" svg:width="1.718cm" svg:height="0.37cm" svg:x="12.801cm" svg:y="3.25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7" draw:text-style-name="P5" draw:layer="layout" svg:width="1.371cm" svg:height="0.786cm" draw:transform="rotate (-3.14159265358979) translate (16.027cm 3.454cm)" svg:viewBox="0 0 1372 787" svg:d="M0 787c1016-5 204-787 1372-787">
          <text:p/>
        </draw:path>
        <draw:frame draw:style-name="gr58" draw:text-style-name="P67" draw:layer="layout" svg:width="0.391cm" svg:height="0.37cm" svg:x="15.006cm" svg:y="3.44cm">
          <draw:text-box>
            <text:p text:style-name="P57"><text:span text:style-name="T68">1</text:span><text:span text:style-name="T68">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6" draw:text-style-name="P5" draw:layer="layout" svg:width="1.32cm" svg:height="0.761cm" draw:transform="rotate (-3.14159265358979) translate (19.075cm 3.454cm)" svg:viewBox="0 0 1321 762" svg:d="M1321 762c-1016-5-153-762-1321-762">
          <text:p/>
        </draw:path>
        <draw:frame draw:style-name="gr58" draw:text-style-name="P66" draw:layer="layout" svg:width="0.254cm" svg:height="0.37cm" svg:x="16.535cm" svg:y="2.946cm">
          <draw:text-box>
            <text:p text:style-name="P57"><text:span text:style-name="T67">1</text:span></text:p>
          </draw:text-box>
        </draw:frame>
        <draw:frame draw:style-name="gr58" draw:text-style-name="P66" draw:layer="layout" svg:width="0.254cm" svg:height="0.37cm" svg:x="18.44cm" svg:y="2.946cm">
          <draw:text-box>
            <text:p text:style-name="P57"><text:span text:style-name="T67">2</text:span></text:p>
          </draw:text-box>
        </draw:frame>
        <draw:line draw:style-name="gr252" draw:text-style-name="P5" draw:layer="layout" svg:x1="19.177cm" svg:y1="4.191cm" svg:x2="19.177cm" svg:y2="3.86cm">
          <text:p/>
        </draw:line>
        <draw:path draw:style-name="gr253" draw:text-style-name="P5" draw:layer="layout" svg:width="2.209cm" svg:height="0.428cm" svg:x="16.941cm" svg:y="3.842cm" svg:viewBox="0 0 2210 429" svg:d="M2210 0c-991 569-1219 551-2210 69">
          <text:p/>
        </draw:path>
        <draw:line draw:style-name="gr169" draw:text-style-name="P5" draw:layer="layout" svg:x1="16.891cm" svg:y1="4.191cm" svg:x2="16.891cm" svg:y2="3.86cm">
          <text:p/>
        </draw:line>
        <draw:path draw:style-name="gr251" draw:text-style-name="P5" draw:layer="layout" svg:width="2.209cm" svg:height="0.428cm" svg:x="14.655cm" svg:y="3.842cm" svg:viewBox="0 0 2210 429" svg:d="M2210 0c-991 569-1219 551-2210 69">
          <text:p/>
        </draw:path>
        <draw:line draw:style-name="gr169" draw:text-style-name="P5" draw:layer="layout" svg:x1="16.129cm" svg:y1="1.905cm" svg:x2="16.129cm" svg:y2="2.236cm">
          <text:p/>
        </draw:line>
        <draw:path draw:style-name="gr251" draw:text-style-name="P5" draw:layer="layout" svg:width="1.422cm" svg:height="0.319cm" draw:transform="rotate (-3.14159265358979) translate (17.602cm 2.26cm)" svg:viewBox="0 0 1423 320" svg:d="M1423 25c-280 457-1042 331-1423-25">
          <text:p/>
        </draw:path>
        <draw:line draw:style-name="gr252" draw:text-style-name="P5" draw:layer="layout" svg:x1="17.653cm" svg:y1="1.905cm" svg:x2="17.653cm" svg:y2="2.236cm">
          <text:p/>
        </draw:line>
        <draw:path draw:style-name="gr253" draw:text-style-name="P5" draw:layer="layout" svg:width="1.422cm" svg:height="0.319cm" draw:transform="rotate (-3.14159265358979) translate (19.126cm 2.26cm)" svg:viewBox="0 0 1423 320" svg:d="M1423 25c-280 457-1042 331-1423-25">
          <text:p/>
        </draw:path>
        <draw:path draw:style-name="gr167" draw:text-style-name="P5" draw:layer="layout" svg:width="0.558cm" svg:height="0.786cm" draw:transform="rotate (-3.14159265358979) translate (17.551cm 3.454cm)" svg:viewBox="0 0 559 787" svg:d="M0 787c1016-5-609-787 559-787">
          <text:p/>
        </draw:path>
        <draw:frame draw:style-name="gr58" draw:text-style-name="P67" draw:layer="layout" svg:width="0.899cm" svg:height="0.37cm" svg:x="17.16cm" svg:y="3.429cm">
          <draw:text-box>
            <text:p text:style-name="P57"><text:span text:style-name="T68">1</text:span><text:span text:style-name="T68">b,</text:span><text:span text:style-name="T68">2</text:span><text:span text:style-name="T68">a</text:span></text:p>
          </draw:text-box>
        </draw:frame>
        <draw:frame draw:style-name="gr58" draw:text-style-name="P67" draw:layer="layout" svg:width="0.391cm" svg:height="0.37cm" svg:x="19.786cm" svg:y="2.83cm">
          <draw:text-box>
            <text:p text:style-name="P57"><text:span text:style-name="T68">2</text:span><text:span text:style-name="T68">b</text:span></text:p>
          </draw:text-box>
        </draw:frame>
        <draw:custom-shape draw:style-name="gr235" draw:text-style-name="P74" draw:layer="layout" svg:width="0.153cm" svg:height="0.584cm" svg:x="22.91cm" svg:y="2.387cm">
          <text:p/>
          <draw:enhanced-geometry svg:viewBox="0 0 21600 21600" draw:type="rectangle" draw:enhanced-path="M 0 0 L 21600 0 21600 21600 0 21600 0 0 Z N"/>
        </draw:custom-shape>
        <draw:custom-shape draw:style-name="gr236" draw:text-style-name="P75" draw:layer="layout" svg:width="0.153cm" svg:height="0.584cm" svg:x="21.386cm" svg:y="3.149cm">
          <text:p/>
          <draw:enhanced-geometry svg:viewBox="0 0 21600 21600" draw:type="rectangle" draw:enhanced-path="M 0 0 L 21600 0 21600 21600 0 21600 0 0 Z N"/>
        </draw:custom-shape>
        <draw:custom-shape draw:style-name="gr236" draw:text-style-name="P75" draw:layer="layout" svg:width="0.153cm" svg:height="0.584cm" svg:x="21.386cm" svg:y="2.387cm">
          <text:p/>
          <draw:enhanced-geometry svg:viewBox="0 0 21600 21600" draw:type="rectangle" draw:enhanced-path="M 0 0 L 21600 0 21600 21600 0 21600 0 0 Z N"/>
        </draw:custom-shape>
        <draw:custom-shape draw:style-name="gr235" draw:text-style-name="P74" draw:layer="layout" svg:width="0.153cm" svg:height="0.584cm" svg:x="23.672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7" draw:text-style-name="P5" draw:layer="layout" svg:width="0.485cm" svg:height="0.791cm" draw:transform="rotate (-3.14159265358979) translate (22.021126916613cm 3.459cm)" svg:viewBox="0 0 486 792" svg:d="M486 792c-664-5-614-792-55-792">
          <text:p/>
        </draw:path>
        <draw:line draw:style-name="gr254" draw:text-style-name="P5" draw:layer="layout" svg:x1="20.294cm" svg:y1="3.085cm" svg:x2="21.082cm" svg:y2="3.085cm">
          <text:p/>
        </draw:line>
        <draw:line draw:style-name="gr169" draw:text-style-name="P5" draw:layer="layout" svg:x1="15.621cm" svg:y1="7.746cm" svg:x2="15.621cm" svg:y2="8.077cm">
          <text:p/>
        </draw:line>
        <draw:path draw:style-name="gr251" draw:text-style-name="P5" draw:layer="layout" svg:width="2.463cm" svg:height="0.424cm" draw:transform="rotate (-3.14159265358979) translate (18.11cm 8.07cm)" svg:viewBox="0 0 2464 425" svg:d="M2464 0c-991 569-1473 543-2464 61">
          <text:p/>
        </draw:path>
        <draw:polyline draw:style-name="gr53" draw:text-style-name="P5" draw:layer="layout" svg:width="0.507cm" svg:height="2.539cm" draw:transform="rotate (1.5707963267949) translate (15.621cm 8.758cm)" svg:viewBox="0 0 508 2540" draw:points="0,0 508,0 508,1270 0,1270 0,2540 508,2540">
          <text:p/>
        </draw:polyline>
        <draw:frame draw:style-name="gr58" draw:text-style-name="P58" draw:layer="layout" svg:width="2.733cm" svg:height="0.37cm" svg:x="12.802cm" svg:y="8.326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2.802cm" svg:y="9.088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18.161cm 8.758cm)" svg:viewBox="0 0 508 2540" draw:points="0,0 508,0 508,1270 0,1270 0,2540 508,2540">
          <text:p/>
        </draw:polyline>
        <draw:polyline draw:style-name="gr53" draw:text-style-name="P5" draw:layer="layout" svg:width="0.507cm" svg:height="2.539cm" draw:transform="rotate (1.5707963267949) translate (20.701cm 8.758cm)" svg:viewBox="0 0 508 2540" draw:points="0,0 508,0 508,1270 0,1270 0,2540 508,2540">
          <text:p/>
        </draw:polyline>
        <draw:polyline draw:style-name="gr53" draw:text-style-name="P5" draw:layer="layout" svg:width="0.507cm" svg:height="2.539cm" draw:transform="rotate (1.5707963267949) translate (23.241cm 8.758cm)" svg:viewBox="0 0 508 2540" draw:points="0,0 508,0 508,1270 0,1270 0,2540 508,2540">
          <text:p/>
        </draw:polyline>
        <draw:polyline draw:style-name="gr53" draw:text-style-name="P5" draw:layer="layout" svg:width="0.507cm" svg:height="2.539cm" draw:transform="rotate (1.5707963267949) translate (25.781cm 8.758cm)" svg:viewBox="0 0 508 2540" draw:points="0,0 508,0 508,1270 0,1270 0,2540 508,2540">
          <text:p/>
        </draw:polyline>
        <draw:polyline draw:style-name="gr53" draw:text-style-name="P5" draw:layer="layout" svg:width="0.507cm" svg:height="2.539cm" draw:transform="rotate (1.5707963267949) translate (15.621cm 9.52cm)" svg:viewBox="0 0 508 2540" draw:points="0,0 508,0 508,1270 0,1270 0,2540 508,2540">
          <text:p/>
        </draw:polyline>
        <draw:polyline draw:style-name="gr53" draw:text-style-name="P5" draw:layer="layout" svg:width="0.507cm" svg:height="2.539cm" draw:transform="rotate (1.5707963267949) translate (18.161cm 9.52cm)" svg:viewBox="0 0 508 2540" draw:points="0,0 508,0 508,1270 0,1270 0,2540 508,2540">
          <text:p/>
        </draw:polyline>
        <draw:polyline draw:style-name="gr53" draw:text-style-name="P5" draw:layer="layout" svg:width="0.507cm" svg:height="2.539cm" draw:transform="rotate (1.5707963267949) translate (20.701cm 9.52cm)" svg:viewBox="0 0 508 2540" draw:points="0,0 508,0 508,1270 0,1270 0,2540 508,2540">
          <text:p/>
        </draw:polyline>
        <draw:polyline draw:style-name="gr53" draw:text-style-name="P5" draw:layer="layout" svg:width="0.507cm" svg:height="2.539cm" draw:transform="rotate (1.5707963267949) translate (23.241cm 9.52cm)" svg:viewBox="0 0 508 2540" draw:points="0,0 508,0 508,1270 0,1270 0,2540 508,2540">
          <text:p/>
        </draw:polyline>
        <draw:polyline draw:style-name="gr53" draw:text-style-name="P5" draw:layer="layout" svg:width="0.507cm" svg:height="2.539cm" draw:transform="rotate (1.5707963267949) translate (25.781cm 9.52cm)" svg:viewBox="0 0 508 2540" draw:points="0,0 508,0 508,1270 0,1270 0,2540 508,2540">
          <text:p/>
        </draw:polyline>
        <draw:path draw:style-name="gr245" draw:text-style-name="P5" draw:layer="layout" svg:width="5.003cm" svg:height="0.812cm" draw:transform="rotate (-3.14159265358979) translate (20.675cm 9.291cm)" svg:viewBox="0 0 5004 813" svg:d="M5004 813c-2871 0-1931-788-5004-813">
          <text:p/>
        </draw:path>
        <draw:line draw:style-name="gr169" draw:text-style-name="P5" draw:layer="layout" svg:x1="23.241cm" svg:y1="10.033cm" svg:x2="23.241cm" svg:y2="9.702cm">
          <text:p/>
        </draw:line>
        <draw:path draw:style-name="gr251" draw:text-style-name="P5" draw:layer="layout" svg:width="2.463cm" svg:height="0.424cm" svg:x="20.726cm" svg:y="9.718cm" svg:viewBox="0 0 2464 425" svg:d="M2464 0c-991 569-1473 543-2464 61">
          <text:p/>
        </draw:path>
        <draw:path draw:style-name="gr245" draw:text-style-name="P5" draw:layer="layout" svg:width="5.003cm" svg:height="0.792cm" draw:transform="rotate (-3.14159265358979) translate (23.19cm 9.271cm)" svg:viewBox="0 0 5004 793" svg:d="M5004 793c-2871 0-1931-768-5004-793">
          <text:p/>
        </draw:path>
        <draw:frame draw:style-name="gr58" draw:text-style-name="P67" draw:layer="layout" svg:width="0.899cm" svg:height="0.37cm" svg:x="18.364cm" svg:y="9.194cm">
          <draw:text-box>
            <text:p text:style-name="P57"><text:span text:style-name="T68">h</text:span><text:span text:style-name="T68">ol</text:span><text:span text:style-name="T68">d </text:span><text:span text:style-name="T68">a</text:span></text:p>
          </draw:text-box>
        </draw:frame>
        <draw:frame draw:style-name="gr58" draw:text-style-name="P67" draw:layer="layout" svg:width="0.899cm" svg:height="0.37cm" svg:x="19.634cm" svg:y="8.204cm">
          <draw:text-box>
            <text:p text:style-name="P57"><text:span text:style-name="T68">h</text:span><text:span text:style-name="T68">ol</text:span><text:span text:style-name="T68">d </text:span><text:span text:style-name="T68">b</text:span></text:p>
          </draw:text-box>
        </draw:frame>
        <draw:frame draw:style-name="gr250" draw:text-style-name="P68" draw:layer="layout" svg:width="1.702cm" svg:height="0.381cm" svg:x="14.757cm" svg:y="7.34cm">
          <draw:text-box>
            <text:p text:style-name="P16"><text:span text:style-name="T18">L</text:span><text:span text:style-name="T18">a</text:span><text:span text:style-name="T18">u</text:span><text:span text:style-name="T18">n</text:span><text:span text:style-name="T18">c</text:span><text:span text:style-name="T18">h </text:span><text:span text:style-name="T18">e</text:span><text:span text:style-name="T18">d</text:span><text:span text:style-name="T18">g</text:span><text:span text:style-name="T18">e</text:span></text:p>
          </draw:text-box>
        </draw:frame>
        <draw:frame draw:style-name="gr250" draw:text-style-name="P68" draw:layer="layout" svg:width="1.702cm" svg:height="0.381cm" svg:x="22.326cm" svg:y="10.058cm">
          <draw:text-box>
            <text:p text:style-name="P16"><text:span text:style-name="T18">C</text:span><text:span text:style-name="T18">a</text:span><text:span text:style-name="T18">pt</text:span><text:span text:style-name="T18">ur</text:span><text:span text:style-name="T18">e </text:span><text:span text:style-name="T18">e</text:span><text:span text:style-name="T18">d</text:span><text:span text:style-name="T18">g</text:span><text:span text:style-name="T18">e</text:span></text:p>
          </draw:text-box>
        </draw:frame>
        <draw:line draw:style-name="gr169" draw:text-style-name="P5" draw:layer="layout" svg:x1="20.701cm" svg:y1="14.096cm" svg:x2="20.701cm" svg:y2="14.427cm">
          <text:p/>
        </draw:line>
        <draw:path draw:style-name="gr251"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8" draw:layer="layout" svg:width="2.733cm" svg:height="0.37cm" svg:x="12.802cm" svg:y="14.676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12.802cm" svg:y="15.438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2/</text:span><text:span text:style-name="T24">C</text:span><text:span text:style-name="T24">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69" draw:text-style-name="P5" draw:layer="layout" svg:x1="23.241cm" svg:y1="16.383cm" svg:x2="23.241cm" svg:y2="16.052cm">
          <text:p/>
        </draw:line>
        <draw:path draw:style-name="gr251" draw:text-style-name="P5" draw:layer="layout" svg:width="2.463cm" svg:height="0.424cm" svg:x="20.726cm" svg:y="16.068cm" svg:viewBox="0 0 2464 425" svg:d="M2464 0c-991 569-1473 543-2464 61">
          <text:p/>
        </draw:path>
        <draw:frame draw:style-name="gr58" draw:text-style-name="P67" draw:layer="layout" svg:width="0.899cm" svg:height="0.37cm" svg:x="21.031cm" svg:y="15.595cm">
          <draw:text-box>
            <text:p text:style-name="P57"><text:span text:style-name="T68">h</text:span><text:span text:style-name="T68">ol</text:span><text:span text:style-name="T68">d </text:span><text:span text:style-name="T68">a</text:span></text:p>
          </draw:text-box>
        </draw:frame>
        <draw:frame draw:style-name="gr250" draw:text-style-name="P68" draw:layer="layout" svg:width="1.702cm" svg:height="0.381cm" svg:x="19.837cm" svg:y="13.69cm">
          <draw:text-box>
            <text:p text:style-name="P16"><text:span text:style-name="T18">L</text:span><text:span text:style-name="T18">a</text:span><text:span text:style-name="T18">u</text:span><text:span text:style-name="T18">n</text:span><text:span text:style-name="T18">c</text:span><text:span text:style-name="T18">h </text:span><text:span text:style-name="T18">e</text:span><text:span text:style-name="T18">d</text:span><text:span text:style-name="T18">g</text:span><text:span text:style-name="T18">e</text:span></text:p>
          </draw:text-box>
        </draw:frame>
        <draw:frame draw:style-name="gr250" draw:text-style-name="P68" draw:layer="layout" svg:width="1.702cm" svg:height="0.381cm" svg:x="22.326cm" svg:y="16.408cm">
          <draw:text-box>
            <text:p text:style-name="P16"><text:span text:style-name="T18">C</text:span><text:span text:style-name="T18">a</text:span><text:span text:style-name="T18">pt</text:span><text:span text:style-name="T18">ur</text:span><text:span text:style-name="T18">e </text:span><text:span text:style-name="T18">e</text:span><text:span text:style-name="T18">d</text:span><text:span text:style-name="T18">g</text:span><text:span text:style-name="T18">e</text:span></text:p>
          </draw:text-box>
        </draw:frame>
        <draw:path draw:style-name="gr167" draw:text-style-name="P5" draw:layer="layout" svg:width="0.458cm" svg:height="0.786cm" draw:transform="rotate (-3.14159265358979) translate (21.2104670406295cm 15.671cm)" svg:viewBox="0 0 459 787" svg:d="M459 787c-664-5-559-787 0-787">
          <text:p/>
        </draw:path>
        <draw:frame draw:style-name="gr58" draw:text-style-name="P67" draw:layer="layout" svg:width="0.899cm" svg:height="0.37cm" svg:x="23.561cm" svg:y="15.595cm">
          <draw:text-box>
            <text:p text:style-name="P57"><text:span text:style-name="T68">h</text:span><text:span text:style-name="T68">ol</text:span><text:span text:style-name="T68">d </text:span><text:span text:style-name="T68">b</text:span></text:p>
          </draw:text-box>
        </draw:frame>
        <draw:path draw:style-name="gr167" draw:text-style-name="P5" draw:layer="layout" svg:width="0.458cm" svg:height="0.786cm" draw:transform="rotate (-3.14159265358979) translate (23.7404670406295cm 15.671cm)" svg:viewBox="0 0 459 787" svg:d="M459 787c-664-5-559-787 0-787">
          <text:p/>
        </draw:path>
        <draw:path draw:style-name="gr247" draw:text-style-name="P5" draw:layer="layout" svg:width="4.469cm" svg:height="0.365cm" draw:transform="rotate (-3.14159265358979) translate (20.395cm 16.926cm)" svg:viewBox="0 0 4470 366" svg:d="M4470 26c-1295 482-2946 432-4470-26">
          <text:p/>
        </draw:path>
        <draw:frame draw:style-name="gr246" draw:text-style-name="P68" draw:layer="layout" svg:width="4.75cm" svg:height="0.522cm" svg:x="15.976cm" svg:y="16.129cm">
          <draw:text-box>
            <text:p text:style-name="P16"><text:span text:style-name="T18">M</text:span><text:span text:style-name="T18">o</text:span><text:span text:style-name="T18">v</text:span><text:span text:style-name="T18">e </text:span><text:span text:style-name="T18">h</text:span><text:span text:style-name="T18">ol</text:span><text:span text:style-name="T18">d </text:span><text:span text:style-name="T18">c</text:span><text:span text:style-name="T18">h</text:span><text:span text:style-name="T18">e</text:span><text:span text:style-name="T18">c</text:span><text:span text:style-name="T18">k </text:span><text:span text:style-name="T18">e</text:span><text:span text:style-name="T18">d</text:span><text:span text:style-name="T18">g</text:span><text:span text:style-name="T18">e </text:span><text:span text:style-name="T18">fo</text:span><text:span text:style-name="T18">r</text:span><text:span text:style-name="T18">w</text:span><text:span text:style-name="T18">ar</text:span><text:span text:style-name="T18">d </text:span><text:span text:style-name="T18">b</text:span><text:span text:style-name="T18">y </text:span><text:span text:style-name="T18">2 </text:span><text:span text:style-name="T18">c</text:span><text:span text:style-name="T18">y</text:span><text:span text:style-name="T18">cl</text:span><text:span text:style-name="T18">e</text:span><text:span text:style-name="T18">s.</text:span></text:p>
          </draw:text-box>
        </draw:frame>
      </draw:page>
      <draw:page draw:name="page6" draw:style-name="dp1" draw:master-page-name="Default">
        <draw:custom-shape draw:style-name="gr235" draw:text-style-name="P74" draw:layer="layout" svg:width="0.153cm" svg:height="0.584cm" svg:x="20.878cm" svg:y="12.268cm">
          <text:p/>
          <draw:enhanced-geometry svg:viewBox="0 0 21600 21600" draw:type="rectangle" draw:enhanced-path="M 0 0 L 21600 0 21600 21600 0 21600 0 0 Z N"/>
        </draw:custom-shape>
        <draw:path draw:style-name="gr242" draw:text-style-name="P5" draw:layer="layout" svg:width="5.054cm" svg:height="0.837cm" draw:transform="rotate (-3.14159265358979) translate (8.737cm 13.36cm)" svg:viewBox="0 0 5055 838" svg:d="M5055 838c-2667-26-2718-813-5055-838">
          <text:p/>
        </draw:path>
        <draw:custom-shape draw:style-name="gr236" draw:text-style-name="P75" draw:layer="layout" svg:width="0.154cm" svg:height="0.584cm" svg:x="3.606cm" svg:y="18.872cm">
          <text:p/>
          <draw:enhanced-geometry svg:viewBox="0 0 21600 21600" draw:type="rectangle" draw:enhanced-path="M 0 0 L 21600 0 21600 21600 0 21600 0 0 Z N"/>
        </draw:custom-shape>
        <draw:custom-shape draw:style-name="gr236" draw:text-style-name="P75" draw:layer="layout" svg:width="0.154cm" svg:height="0.584cm" svg:x="8.685cm" svg:y="19.659cm">
          <text:p/>
          <draw:enhanced-geometry svg:viewBox="0 0 21600 21600" draw:type="rectangle" draw:enhanced-path="M 0 0 L 21600 0 21600 21600 0 21600 0 0 Z N"/>
        </draw:custom-shape>
        <draw:custom-shape draw:style-name="gr235" draw:text-style-name="P74" draw:layer="layout" svg:width="0.153cm" svg:height="0.584cm" svg:x="6.146cm" svg:y="18.872cm">
          <text:p/>
          <draw:enhanced-geometry svg:viewBox="0 0 21600 21600" draw:type="rectangle" draw:enhanced-path="M 0 0 L 21600 0 21600 21600 0 21600 0 0 Z N"/>
        </draw:custom-shape>
        <draw:custom-shape draw:style-name="gr235" draw:text-style-name="P74" draw:layer="layout" svg:width="0.153cm" svg:height="0.584cm" svg:x="13.766cm" svg:y="19.659cm">
          <text:p/>
          <draw:enhanced-geometry svg:viewBox="0 0 21600 21600" draw:type="rectangle" draw:enhanced-path="M 0 0 L 21600 0 21600 21600 0 21600 0 0 Z N"/>
        </draw:custom-shape>
        <draw:custom-shape draw:style-name="gr235" draw:text-style-name="P74" draw:layer="layout" svg:width="0.153cm" svg:height="0.584cm" svg:x="19.354cm" svg:y="2.133cm">
          <text:p/>
          <draw:enhanced-geometry svg:viewBox="0 0 21600 21600" draw:type="rectangle" draw:enhanced-path="M 0 0 L 21600 0 21600 21600 0 21600 0 0 Z N"/>
        </draw:custom-shape>
        <draw:custom-shape draw:style-name="gr235" draw:text-style-name="P74"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3" draw:text-style-name="P5" draw:layer="layout" svg:width="2.463cm" svg:height="0.711cm" draw:transform="rotate (-3.14159265358979) translate (8.737cm 19.863cm)" svg:viewBox="0 0 2464 712" svg:d="M2464 712c-1016-5-1296-712-2464-712">
          <text:p/>
        </draw:path>
        <draw:frame draw:style-name="gr58" draw:text-style-name="P58" draw:layer="layout" svg:width="2.733cm" svg:height="0.37cm" svg:x="0.864cm" svg:y="18.999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0.864cm" svg:y="19.761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3/</text:span><text:span text:style-name="T24">C</text:span><text:span text:style-name="T24">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2" draw:text-style-name="P5" draw:layer="layout" svg:width="0.485cm" svg:height="0.791cm" draw:transform="rotate (-3.14159265358979) translate (4.190126916613cm 19.984cm)" svg:viewBox="0 0 486 792" svg:d="M486 792c-664-5-614-792-55-792">
          <text:p/>
        </draw:path>
        <draw:frame draw:style-name="gr58" draw:text-style-name="P67" draw:layer="layout" svg:width="0.751cm" svg:height="0.37cm" svg:x="6.451cm" svg:y="19.696cm">
          <draw:text-box>
            <text:p text:style-name="P57"><text:span text:style-name="T68">h</text:span><text:span text:style-name="T68">ol</text:span><text:span text:style-name="T68">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8" draw:layer="layout" svg:width="0.33cm" svg:height="0.37cm" svg:x="3.581cm" svg:y="18.521cm">
          <draw:text-box>
            <text:p text:style-name="P57"><text:span text:style-name="T24">0</text:span></text:p>
          </draw:text-box>
        </draw:frame>
        <draw:frame draw:style-name="gr58" draw:text-style-name="P58" draw:layer="layout" svg:width="0.33cm" svg:height="0.37cm" svg:x="4.8cm" svg:y="18.521cm">
          <draw:text-box>
            <text:p text:style-name="P57"><text:span text:style-name="T24">5</text:span></text:p>
          </draw:text-box>
        </draw:frame>
        <draw:frame draw:style-name="gr58" draw:text-style-name="P58" draw:layer="layout" svg:width="0.432cm" svg:height="0.37cm" svg:x="6.07cm" svg:y="18.521cm">
          <draw:text-box>
            <text:p text:style-name="P57"><text:span text:style-name="T24">1</text:span><text:span text:style-name="T24">0</text:span></text:p>
          </draw:text-box>
        </draw:frame>
        <draw:frame draw:style-name="gr58" draw:text-style-name="P58" draw:layer="layout" svg:width="0.432cm" svg:height="0.37cm" svg:x="7.289cm" svg:y="18.521cm">
          <draw:text-box>
            <text:p text:style-name="P57"><text:span text:style-name="T24">1</text:span><text:span text:style-name="T24">5</text:span></text:p>
          </draw:text-box>
        </draw:frame>
        <draw:frame draw:style-name="gr58" draw:text-style-name="P58" draw:layer="layout" svg:width="0.432cm" svg:height="0.37cm" svg:x="8.559cm" svg:y="18.521cm">
          <draw:text-box>
            <text:p text:style-name="P57"><text:span text:style-name="T24">2</text:span><text:span text:style-name="T24">0</text:span></text:p>
          </draw:text-box>
        </draw:frame>
        <draw:frame draw:style-name="gr58" draw:text-style-name="P58" draw:layer="layout" svg:width="0.432cm" svg:height="0.37cm" svg:x="9.829cm" svg:y="18.521cm">
          <draw:text-box>
            <text:p text:style-name="P57"><text:span text:style-name="T24">2</text:span><text:span text:style-name="T24">5</text:span></text:p>
          </draw:text-box>
        </draw:frame>
        <draw:frame draw:style-name="gr58" draw:text-style-name="P58" draw:layer="layout" svg:width="0.432cm" svg:height="0.37cm" svg:x="11.074cm" svg:y="18.521cm">
          <draw:text-box>
            <text:p text:style-name="P57"><text:span text:style-name="T24">3</text:span><text:span text:style-name="T24">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1"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7" draw:layer="layout" svg:width="0.751cm" svg:height="0.37cm" svg:x="20.015cm" svg:y="2.424cm">
          <draw:text-box>
            <text:p text:style-name="P57"><text:span text:style-name="T68">h</text:span><text:span text:style-name="T68">1</text:span><text:span text:style-name="T68">b</text:span></text:p>
          </draw:text-box>
        </draw:frame>
        <draw:frame draw:style-name="gr58" draw:text-style-name="P66" draw:layer="layout" svg:width="0.443cm" svg:height="0.37cm" svg:x="18.784cm" svg:y="1.447cm">
          <draw:text-box>
            <text:p text:style-name="P57"><text:span text:style-name="T67">s</text:span><text:span text:style-name="T67">1</text:span></text:p>
          </draw:text-box>
        </draw:frame>
        <draw:path draw:style-name="gr196" draw:text-style-name="P5" draw:layer="layout" svg:width="1.091cm" svg:height="0.812cm" draw:transform="rotate (-3.14159265358979) translate (19.329cm 2.413cm)" svg:viewBox="0 0 1092 813" svg:d="M1092 813c-1194 0 153-813-1092-813">
          <text:p/>
        </draw:path>
        <draw:path draw:style-name="gr242" draw:text-style-name="P5" draw:layer="layout" svg:width="1.142cm" svg:height="0.792cm" draw:transform="rotate (-3.14159265358979) translate (20.675cm 2.413cm)" svg:viewBox="0 0 1143 793" svg:d="M0 793c1219-5-26-793 1143-793">
          <text:p/>
        </draw:path>
        <draw:frame draw:style-name="gr58" draw:text-style-name="P77" draw:layer="layout" svg:width="0.33cm" svg:height="0.37cm" svg:x="3.581cm" svg:y="13.739cm">
          <draw:text-box>
            <text:p text:style-name="P57"><text:span text:style-name="T73">0</text:span></text:p>
          </draw:text-box>
        </draw:frame>
        <draw:frame draw:style-name="gr58" draw:text-style-name="P77" draw:layer="layout" svg:width="0.432cm" svg:height="0.37cm" svg:x="8.559cm" svg:y="13.739cm">
          <draw:text-box>
            <text:p text:style-name="P57"><text:span text:style-name="T73">1</text:span></text:p>
          </draw:text-box>
        </draw:frame>
        <draw:frame draw:style-name="gr244" draw:text-style-name="P82" draw:layer="layout" svg:width="0.432cm" svg:height="0.37cm" svg:x="13.639cm" svg:y="13.739cm">
          <draw:text-box>
            <text:p text:style-name="P57"><text:span text:style-name="T77">2</text:span></text:p>
          </draw:text-box>
        </draw:frame>
        <draw:path draw:style-name="gr255" draw:text-style-name="P5" draw:layer="layout" svg:width="4.978cm" svg:height="0.436cm" draw:transform="rotate (-3.14159265358979) translate (23.14cm 1.016cm)" svg:viewBox="0 0 4979 437" svg:d="M4979 76c-991 569-3988 406-4979-76">
          <text:p/>
        </draw:path>
        <draw:line draw:style-name="gr169" draw:text-style-name="P5" draw:layer="layout" svg:x1="6.223cm" svg:y1="15.366cm" svg:x2="6.223cm" svg:y2="15.697cm">
          <text:p/>
        </draw:line>
        <draw:path draw:style-name="gr251" draw:text-style-name="P5" draw:layer="layout" svg:width="2.463cm" svg:height="0.424cm" draw:transform="rotate (-3.14159265358979) translate (8.712cm 15.69cm)" svg:viewBox="0 0 2464 425" svg:d="M2464 0c-991 569-1473 543-2464 61">
          <text:p/>
        </draw:path>
        <draw:line draw:style-name="gr169" draw:text-style-name="P5" draw:layer="layout" svg:x1="13.843cm" svg:y1="17.907cm" svg:x2="13.843cm" svg:y2="17.576cm">
          <text:p/>
        </draw:line>
        <draw:path draw:style-name="gr251" draw:text-style-name="P5" draw:layer="layout" svg:width="5.028cm" svg:height="0.424cm" svg:x="8.763cm" svg:y="17.592cm" svg:viewBox="0 0 5029 425" svg:d="M5029 0c-991 569-4038 543-5029 61">
          <text:p/>
        </draw:path>
        <draw:frame draw:style-name="gr250" draw:text-style-name="P68" draw:layer="layout" svg:width="1.702cm" svg:height="0.381cm" svg:x="5.359cm" svg:y="14.948cm">
          <draw:text-box>
            <text:p text:style-name="P16"><text:span text:style-name="T18">L</text:span><text:span text:style-name="T18">a</text:span><text:span text:style-name="T18">u</text:span><text:span text:style-name="T18">n</text:span><text:span text:style-name="T18">c</text:span><text:span text:style-name="T18">h </text:span><text:span text:style-name="T18">e</text:span><text:span text:style-name="T18">d</text:span><text:span text:style-name="T18">g</text:span><text:span text:style-name="T18">e</text:span></text:p>
          </draw:text-box>
        </draw:frame>
        <draw:frame draw:style-name="gr250" draw:text-style-name="P68" draw:layer="layout" svg:width="1.702cm" svg:height="0.381cm" svg:x="12.928cm" svg:y="17.932cm">
          <draw:text-box>
            <text:p text:style-name="P16"><text:span text:style-name="T18">C</text:span><text:span text:style-name="T18">a</text:span><text:span text:style-name="T18">pt</text:span><text:span text:style-name="T18">ur</text:span><text:span text:style-name="T18">e </text:span><text:span text:style-name="T18">e</text:span><text:span text:style-name="T18">d</text:span><text:span text:style-name="T18">g</text:span><text:span text:style-name="T18">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6" draw:text-style-name="P5" draw:layer="layout" svg:width="7.518cm" svg:height="0.863cm" draw:transform="rotate (-3.14159265358979) translate (13.792cm 19.964cm)" svg:viewBox="0 0 7519 864" svg:d="M7519 864c-3836-51-3734-864-7519-864">
          <text:p/>
        </draw:path>
        <draw:frame draw:style-name="gr58" draw:text-style-name="P66" draw:layer="layout" svg:width="0.751cm" svg:height="0.37cm" svg:x="12.126cm" svg:y="19.543cm">
          <draw:text-box>
            <text:p text:style-name="P57"><text:span text:style-name="T67">s</text:span><text:span text:style-name="T67">et</text:span><text:span text:style-name="T67">u</text:span><text:span text:style-name="T67">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8" draw:layer="layout" svg:width="0.432cm" svg:height="0.37cm" svg:x="12.395cm" svg:y="18.521cm">
          <draw:text-box>
            <text:p text:style-name="P57"><text:span text:style-name="T24">3</text:span><text:span text:style-name="T24">5</text:span></text:p>
          </draw:text-box>
        </draw:frame>
        <draw:frame draw:style-name="gr58" draw:text-style-name="P58" draw:layer="layout" svg:width="0.432cm" svg:height="0.37cm" svg:x="13.614cm" svg:y="18.521cm">
          <draw:text-box>
            <text:p text:style-name="P57"><text:span text:style-name="T24">4</text:span><text:span text:style-name="T2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8" draw:layer="layout" svg:width="2.733cm" svg:height="0.37cm" svg:x="0.864cm" svg:y="16.205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0.864cm" svg:y="16.967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3/</text:span><text:span text:style-name="T24">C</text:span><text:span text:style-name="T24">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7" draw:layer="layout" svg:width="0.929cm" svg:height="0.37cm" svg:x="6.426cm" svg:y="16.687cm">
          <draw:text-box>
            <text:p text:style-name="P57"><text:span text:style-name="T68">h</text:span><text:span text:style-name="T68">ol</text:span><text:span text:style-name="T68">d </text:span><text:span text:style-name="T68">1</text:span><text:span text:style-name="T68">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8" draw:layer="layout" svg:width="0.33cm" svg:height="0.37cm" svg:x="3.581cm" svg:y="15.727cm">
          <draw:text-box>
            <text:p text:style-name="P57"><text:span text:style-name="T24">0</text:span></text:p>
          </draw:text-box>
        </draw:frame>
        <draw:frame draw:style-name="gr58" draw:text-style-name="P58" draw:layer="layout" svg:width="0.33cm" svg:height="0.37cm" svg:x="4.8cm" svg:y="15.727cm">
          <draw:text-box>
            <text:p text:style-name="P57"><text:span text:style-name="T24">5</text:span></text:p>
          </draw:text-box>
        </draw:frame>
        <draw:frame draw:style-name="gr58" draw:text-style-name="P58" draw:layer="layout" svg:width="0.432cm" svg:height="0.37cm" svg:x="6.07cm" svg:y="15.727cm">
          <draw:text-box>
            <text:p text:style-name="P57"><text:span text:style-name="T24">1</text:span><text:span text:style-name="T24">0</text:span></text:p>
          </draw:text-box>
        </draw:frame>
        <draw:frame draw:style-name="gr58" draw:text-style-name="P58" draw:layer="layout" svg:width="0.432cm" svg:height="0.37cm" svg:x="7.289cm" svg:y="15.727cm">
          <draw:text-box>
            <text:p text:style-name="P57"><text:span text:style-name="T24">1</text:span><text:span text:style-name="T24">5</text:span></text:p>
          </draw:text-box>
        </draw:frame>
        <draw:frame draw:style-name="gr58" draw:text-style-name="P58" draw:layer="layout" svg:width="0.432cm" svg:height="0.37cm" svg:x="8.559cm" svg:y="15.727cm">
          <draw:text-box>
            <text:p text:style-name="P57"><text:span text:style-name="T24">2</text:span><text:span text:style-name="T24">0</text:span></text:p>
          </draw:text-box>
        </draw:frame>
        <draw:frame draw:style-name="gr58" draw:text-style-name="P58" draw:layer="layout" svg:width="0.432cm" svg:height="0.37cm" svg:x="9.829cm" svg:y="15.727cm">
          <draw:text-box>
            <text:p text:style-name="P57"><text:span text:style-name="T24">2</text:span><text:span text:style-name="T24">5</text:span></text:p>
          </draw:text-box>
        </draw:frame>
        <draw:frame draw:style-name="gr58" draw:text-style-name="P58" draw:layer="layout" svg:width="0.432cm" svg:height="0.37cm" svg:x="11.074cm" svg:y="15.727cm">
          <draw:text-box>
            <text:p text:style-name="P57"><text:span text:style-name="T24">3</text:span><text:span text:style-name="T24">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8" draw:layer="layout" svg:width="0.432cm" svg:height="0.37cm" svg:x="12.395cm" svg:y="15.727cm">
          <draw:text-box>
            <text:p text:style-name="P57"><text:span text:style-name="T24">3</text:span><text:span text:style-name="T24">5</text:span></text:p>
          </draw:text-box>
        </draw:frame>
        <draw:frame draw:style-name="gr58" draw:text-style-name="P58" draw:layer="layout" svg:width="0.432cm" svg:height="0.37cm" svg:x="13.614cm" svg:y="15.727cm">
          <draw:text-box>
            <text:p text:style-name="P57"><text:span text:style-name="T24">4</text:span><text:span text:style-name="T24">0</text:span></text:p>
          </draw:text-box>
        </draw:frame>
        <draw:path draw:style-name="gr245" draw:text-style-name="P5" draw:layer="layout" svg:width="2.438cm" svg:height="0.787cm" draw:transform="rotate (-3.14159265358979) translate (8.712cm 17.145cm)" svg:viewBox="0 0 2439 788" svg:d="M2439 788c-1016-5-1271-788-2439-788">
          <text:p/>
        </draw:path>
        <draw:path draw:style-name="gr245" draw:text-style-name="P5" draw:layer="layout" svg:width="4.978cm" svg:height="0.761cm" draw:transform="rotate (-3.14159265358979) translate (13.792cm 17.119cm)" svg:viewBox="0 0 4979 762" svg:d="M4979 762c-2667-26-2642-737-4979-762">
          <text:p/>
        </draw:path>
        <draw:frame draw:style-name="gr58" draw:text-style-name="P67" draw:layer="layout" svg:width="0.929cm" svg:height="0.37cm" svg:x="11.506cm" svg:y="16.357cm">
          <draw:text-box>
            <text:p text:style-name="P57"><text:span text:style-name="T68">h</text:span><text:span text:style-name="T68">ol</text:span><text:span text:style-name="T68">d </text:span><text:span text:style-name="T68">1</text:span><text:span text:style-name="T68">b</text:span></text:p>
          </draw:text-box>
        </draw:frame>
        <draw:path draw:style-name="gr245" draw:text-style-name="P5" draw:layer="layout" svg:width="5.054cm" svg:height="0.837cm" draw:transform="rotate (-3.14159265358979) translate (8.737cm 19.964cm)" svg:viewBox="0 0 5055 838" svg:d="M5055 838c-2667-26-2718-813-5055-838">
          <text:p/>
        </draw:path>
        <draw:line draw:style-name="gr169" draw:text-style-name="P5" draw:layer="layout" svg:x1="8.763cm" svg:y1="8.508cm" svg:x2="8.763cm" svg:y2="8.839cm">
          <text:p/>
        </draw:line>
        <draw:path draw:style-name="gr251" draw:text-style-name="P5" draw:layer="layout" svg:width="2.463cm" svg:height="0.424cm" draw:transform="rotate (-3.14159265358979) translate (11.252cm 8.832cm)" svg:viewBox="0 0 2464 425" svg:d="M2464 0c-991 569-1473 543-2464 61">
          <text:p/>
        </draw:path>
        <draw:line draw:style-name="gr169" draw:text-style-name="P5" draw:layer="layout" svg:x1="13.843cm" svg:y1="11.049cm" svg:x2="13.843cm" svg:y2="10.718cm">
          <text:p/>
        </draw:line>
        <draw:path draw:style-name="gr251" draw:text-style-name="P5" draw:layer="layout" svg:width="5.028cm" svg:height="0.424cm" svg:x="8.763cm" svg:y="10.734cm" svg:viewBox="0 0 5029 425" svg:d="M5029 0c-991 569-4038 543-5029 61">
          <text:p/>
        </draw:path>
        <draw:frame draw:style-name="gr250" draw:text-style-name="P68" draw:layer="layout" svg:width="1.702cm" svg:height="0.381cm" svg:x="7.899cm" svg:y="8.102cm">
          <draw:text-box>
            <text:p text:style-name="P16"><text:span text:style-name="T18">L</text:span><text:span text:style-name="T18">a</text:span><text:span text:style-name="T18">u</text:span><text:span text:style-name="T18">n</text:span><text:span text:style-name="T18">c</text:span><text:span text:style-name="T18">h </text:span><text:span text:style-name="T18">e</text:span><text:span text:style-name="T18">d</text:span><text:span text:style-name="T18">g</text:span><text:span text:style-name="T18">e</text:span></text:p>
          </draw:text-box>
        </draw:frame>
        <draw:frame draw:style-name="gr250" draw:text-style-name="P68" draw:layer="layout" svg:width="1.702cm" svg:height="0.381cm" svg:x="12.928cm" svg:y="11.074cm">
          <draw:text-box>
            <text:p text:style-name="P16"><text:span text:style-name="T18">C</text:span><text:span text:style-name="T18">a</text:span><text:span text:style-name="T18">pt</text:span><text:span text:style-name="T18">ur</text:span><text:span text:style-name="T18">e </text:span><text:span text:style-name="T18">e</text:span><text:span text:style-name="T18">d</text:span><text:span text:style-name="T18">g</text:span><text:span text:style-name="T18">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8" draw:layer="layout" svg:width="2.733cm" svg:height="0.37cm" svg:x="0.864cm" svg:y="9.347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0.864cm" svg:y="10.109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3/</text:span><text:span text:style-name="T24">C</text:span><text:span text:style-name="T24">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7" draw:text-style-name="P5" draw:layer="layout" svg:width="0.46cm" svg:height="0.796cm" draw:transform="rotate (-3.14159265358979) translate (9.27087376161976cm 10.337cm)" svg:viewBox="0 0 461 797" svg:d="M461 797c-664-5-562-797-3-797">
          <text:p/>
        </draw:path>
        <draw:frame draw:style-name="gr58" draw:text-style-name="P67" draw:layer="layout" svg:width="0.929cm" svg:height="0.37cm" svg:x="9.18cm" svg:y="10.16cm">
          <draw:text-box>
            <text:p text:style-name="P57"><text:span text:style-name="T68">h</text:span><text:span text:style-name="T68">ol</text:span><text:span text:style-name="T68">d </text:span><text:span text:style-name="T68">1</text:span><text:span text:style-name="T68">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8" draw:layer="layout" svg:width="0.33cm" svg:height="0.37cm" svg:x="3.581cm" svg:y="8.869cm">
          <draw:text-box>
            <text:p text:style-name="P57"><text:span text:style-name="T24">0</text:span></text:p>
          </draw:text-box>
        </draw:frame>
        <draw:frame draw:style-name="gr58" draw:text-style-name="P58" draw:layer="layout" svg:width="0.33cm" svg:height="0.37cm" svg:x="4.8cm" svg:y="8.869cm">
          <draw:text-box>
            <text:p text:style-name="P57"><text:span text:style-name="T24">5</text:span></text:p>
          </draw:text-box>
        </draw:frame>
        <draw:frame draw:style-name="gr58" draw:text-style-name="P58" draw:layer="layout" svg:width="0.432cm" svg:height="0.37cm" svg:x="6.07cm" svg:y="8.869cm">
          <draw:text-box>
            <text:p text:style-name="P57"><text:span text:style-name="T24">1</text:span><text:span text:style-name="T24">0</text:span></text:p>
          </draw:text-box>
        </draw:frame>
        <draw:frame draw:style-name="gr58" draw:text-style-name="P58" draw:layer="layout" svg:width="0.432cm" svg:height="0.37cm" svg:x="7.289cm" svg:y="8.869cm">
          <draw:text-box>
            <text:p text:style-name="P57"><text:span text:style-name="T24">1</text:span><text:span text:style-name="T24">5</text:span></text:p>
          </draw:text-box>
        </draw:frame>
        <draw:frame draw:style-name="gr58" draw:text-style-name="P58" draw:layer="layout" svg:width="0.432cm" svg:height="0.37cm" svg:x="8.559cm" svg:y="8.869cm">
          <draw:text-box>
            <text:p text:style-name="P57"><text:span text:style-name="T24">2</text:span><text:span text:style-name="T24">0</text:span></text:p>
          </draw:text-box>
        </draw:frame>
        <draw:frame draw:style-name="gr58" draw:text-style-name="P58" draw:layer="layout" svg:width="0.432cm" svg:height="0.37cm" svg:x="9.829cm" svg:y="8.869cm">
          <draw:text-box>
            <text:p text:style-name="P57"><text:span text:style-name="T24">2</text:span><text:span text:style-name="T24">5</text:span></text:p>
          </draw:text-box>
        </draw:frame>
        <draw:frame draw:style-name="gr58" draw:text-style-name="P58" draw:layer="layout" svg:width="0.432cm" svg:height="0.37cm" svg:x="11.074cm" svg:y="8.869cm">
          <draw:text-box>
            <text:p text:style-name="P57"><text:span text:style-name="T24">3</text:span><text:span text:style-name="T24">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8" draw:layer="layout" svg:width="0.432cm" svg:height="0.37cm" svg:x="12.395cm" svg:y="8.869cm">
          <draw:text-box>
            <text:p text:style-name="P57"><text:span text:style-name="T24">3</text:span><text:span text:style-name="T24">5</text:span></text:p>
          </draw:text-box>
        </draw:frame>
        <draw:frame draw:style-name="gr58" draw:text-style-name="P58" draw:layer="layout" svg:width="0.432cm" svg:height="0.37cm" svg:x="13.614cm" svg:y="8.869cm">
          <draw:text-box>
            <text:p text:style-name="P57"><text:span text:style-name="T24">4</text:span><text:span text:style-name="T24">0</text:span></text:p>
          </draw:text-box>
        </draw:frame>
        <draw:path draw:style-name="gr245" draw:text-style-name="P5" draw:layer="layout" svg:width="2.438cm" svg:height="0.787cm" draw:transform="rotate (-3.14159265358979) translate (13.792cm 10.287cm)" svg:viewBox="0 0 2439 788" svg:d="M2439 788c-1016-5-1271-788-2439-788">
          <text:p/>
        </draw:path>
        <draw:frame draw:style-name="gr58" draw:text-style-name="P67" draw:layer="layout" svg:width="0.929cm" svg:height="0.37cm" svg:x="11.745cm" svg:y="9.956cm">
          <draw:text-box>
            <text:p text:style-name="P57"><text:span text:style-name="T68">h</text:span><text:span text:style-name="T68">ol</text:span><text:span text:style-name="T68">d </text:span><text:span text:style-name="T68">1</text:span><text:span text:style-name="T68">b</text:span></text:p>
          </draw:text-box>
        </draw:frame>
        <draw:custom-shape draw:style-name="gr236" draw:text-style-name="P75" draw:layer="layout" svg:width="0.076cm" svg:height="0.584cm" svg:x="6.223cm" svg:y="12.268cm">
          <text:p/>
          <draw:enhanced-geometry svg:viewBox="0 0 21600 21600" draw:type="rectangle" draw:enhanced-path="M 0 0 L 21600 0 21600 21600 0 21600 0 0 Z N"/>
        </draw:custom-shape>
        <draw:custom-shape draw:style-name="gr236" draw:text-style-name="P75" draw:layer="layout" svg:width="0.154cm" svg:height="0.584cm" svg:x="8.685cm" svg:y="13.055cm">
          <text:p/>
          <draw:enhanced-geometry svg:viewBox="0 0 21600 21600" draw:type="rectangle" draw:enhanced-path="M 0 0 L 21600 0 21600 21600 0 21600 0 0 Z N"/>
        </draw:custom-shape>
        <draw:custom-shape draw:style-name="gr235" draw:text-style-name="P74" draw:layer="layout" svg:width="0.077cm" svg:height="0.584cm" svg:x="6.146cm" svg:y="12.268cm">
          <text:p/>
          <draw:enhanced-geometry svg:viewBox="0 0 21600 21600" draw:type="rectangle" draw:enhanced-path="M 0 0 L 21600 0 21600 21600 0 21600 0 0 Z N"/>
        </draw:custom-shape>
        <draw:custom-shape draw:style-name="gr235" draw:text-style-name="P74"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5" draw:text-style-name="P5" draw:layer="layout" svg:width="2.463cm" svg:height="0.711cm" draw:transform="rotate (-3.14159265358979) translate (8.737cm 13.259cm)" svg:viewBox="0 0 2464 712" svg:d="M2464 712c-1016-5-1296-712-2464-712">
          <text:p/>
        </draw:path>
        <draw:frame draw:style-name="gr58" draw:text-style-name="P58" draw:layer="layout" svg:width="2.733cm" svg:height="0.37cm" svg:x="0.864cm" svg:y="12.395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span text:style-name="T24"><text:tab/></text:span><text:span text:style-name="T24">F</text:span><text:span text:style-name="T24">F</text:span><text:span text:style-name="T24">1/</text:span><text:span text:style-name="T24">C</text:span><text:span text:style-name="T24">K</text:span></text:p>
          </draw:text-box>
        </draw:frame>
        <draw:frame draw:style-name="gr58" draw:text-style-name="P58" draw:layer="layout" svg:width="2.733cm" svg:height="0.37cm" svg:x="0.864cm" svg:y="13.157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span text:style-name="T24"><text:tab/></text:span><text:span text:style-name="T24">F</text:span><text:span text:style-name="T24">F</text:span><text:span text:style-name="T24">3/</text:span><text:span text:style-name="T24">C</text:span><text:span text:style-name="T24">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7" draw:layer="layout" svg:width="0.751cm" svg:height="0.37cm" svg:x="6.564cm" svg:y="12.674cm">
          <draw:text-box>
            <text:p text:style-name="P57"><text:span text:style-name="T68">h</text:span><text:span text:style-name="T68">ol</text:span><text:span text:style-name="T68">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8" draw:layer="layout" svg:width="0.33cm" svg:height="0.37cm" svg:x="3.581cm" svg:y="11.917cm">
          <draw:text-box>
            <text:p text:style-name="P57"><text:span text:style-name="T24">0</text:span></text:p>
          </draw:text-box>
        </draw:frame>
        <draw:frame draw:style-name="gr58" draw:text-style-name="P58" draw:layer="layout" svg:width="0.33cm" svg:height="0.37cm" svg:x="4.8cm" svg:y="11.917cm">
          <draw:text-box>
            <text:p text:style-name="P57"><text:span text:style-name="T24">5</text:span></text:p>
          </draw:text-box>
        </draw:frame>
        <draw:frame draw:style-name="gr58" draw:text-style-name="P58" draw:layer="layout" svg:width="0.432cm" svg:height="0.37cm" svg:x="6.07cm" svg:y="11.917cm">
          <draw:text-box>
            <text:p text:style-name="P57"><text:span text:style-name="T24">1</text:span><text:span text:style-name="T24">0</text:span></text:p>
          </draw:text-box>
        </draw:frame>
        <draw:frame draw:style-name="gr58" draw:text-style-name="P58" draw:layer="layout" svg:width="0.432cm" svg:height="0.37cm" svg:x="7.289cm" svg:y="11.917cm">
          <draw:text-box>
            <text:p text:style-name="P57"><text:span text:style-name="T24">1</text:span><text:span text:style-name="T24">5</text:span></text:p>
          </draw:text-box>
        </draw:frame>
        <draw:frame draw:style-name="gr58" draw:text-style-name="P58" draw:layer="layout" svg:width="0.432cm" svg:height="0.37cm" svg:x="8.559cm" svg:y="11.917cm">
          <draw:text-box>
            <text:p text:style-name="P57"><text:span text:style-name="T24">2</text:span><text:span text:style-name="T24">0</text:span></text:p>
          </draw:text-box>
        </draw:frame>
        <draw:frame draw:style-name="gr58" draw:text-style-name="P58" draw:layer="layout" svg:width="0.432cm" svg:height="0.37cm" svg:x="9.829cm" svg:y="11.917cm">
          <draw:text-box>
            <text:p text:style-name="P57"><text:span text:style-name="T24">2</text:span><text:span text:style-name="T24">5</text:span></text:p>
          </draw:text-box>
        </draw:frame>
        <draw:frame draw:style-name="gr58" draw:text-style-name="P58" draw:layer="layout" svg:width="0.432cm" svg:height="0.37cm" svg:x="11.074cm" svg:y="11.917cm">
          <draw:text-box>
            <text:p text:style-name="P57"><text:span text:style-name="T24">3</text:span><text:span text:style-name="T24">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6" draw:text-style-name="P5" draw:layer="layout" svg:width="7.518cm" svg:height="0.863cm" draw:transform="rotate (-3.14159265358979) translate (13.792cm 13.36cm)" svg:viewBox="0 0 7519 864" svg:d="M7519 864c-3836-51-3734-864-7519-864">
          <text:p/>
        </draw:path>
        <draw:frame draw:style-name="gr58" draw:text-style-name="P66" draw:layer="layout" svg:width="0.751cm" svg:height="0.37cm" svg:x="12.126cm" svg:y="12.939cm">
          <draw:text-box>
            <text:p text:style-name="P57"><text:span text:style-name="T67">s</text:span><text:span text:style-name="T67">et</text:span><text:span text:style-name="T67">u</text:span><text:span text:style-name="T67">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8" draw:layer="layout" svg:width="0.432cm" svg:height="0.37cm" svg:x="12.395cm" svg:y="11.917cm">
          <draw:text-box>
            <text:p text:style-name="P57"><text:span text:style-name="T24">3</text:span><text:span text:style-name="T24">5</text:span></text:p>
          </draw:text-box>
        </draw:frame>
        <draw:frame draw:style-name="gr58" draw:text-style-name="P58" draw:layer="layout" svg:width="0.432cm" svg:height="0.37cm" svg:x="13.614cm" svg:y="11.917cm">
          <draw:text-box>
            <text:p text:style-name="P57"><text:span text:style-name="T24">4</text:span><text:span text:style-name="T24">0</text:span></text:p>
          </draw:text-box>
        </draw:frame>
        <draw:frame draw:style-name="gr58" draw:text-style-name="P67" draw:layer="layout" svg:width="0.33cm" svg:height="0.37cm" svg:x="3.581cm" svg:y="11.491cm">
          <draw:text-box>
            <text:p text:style-name="P57"><text:span text:style-name="T68">0</text:span></text:p>
          </draw:text-box>
        </draw:frame>
        <draw:frame draw:style-name="gr244" draw:text-style-name="P83" draw:layer="layout" svg:width="0.432cm" svg:height="0.37cm" svg:x="6.07cm" svg:y="11.491cm">
          <draw:text-box>
            <text:p text:style-name="P57"><text:span text:style-name="T78">1</text:span></text:p>
          </draw:text-box>
        </draw:frame>
        <draw:frame draw:style-name="gr58" draw:text-style-name="P67" draw:layer="layout" svg:width="0.432cm" svg:height="0.37cm" svg:x="8.559cm" svg:y="11.491cm">
          <draw:text-box>
            <text:p text:style-name="P57"><text:span text:style-name="T68">2</text:span></text:p>
          </draw:text-box>
        </draw:frame>
        <draw:frame draw:style-name="gr58" draw:text-style-name="P67" draw:layer="layout" svg:width="0.432cm" svg:height="0.37cm" svg:x="11.074cm" svg:y="11.491cm">
          <draw:text-box>
            <text:p text:style-name="P57"><text:span text:style-name="T68">3</text:span></text:p>
          </draw:text-box>
        </draw:frame>
        <draw:frame draw:style-name="gr58" draw:text-style-name="P67" draw:layer="layout" svg:width="0.432cm" svg:height="0.37cm" svg:x="13.665cm" svg:y="11.491cm">
          <draw:text-box>
            <text:p text:style-name="P57"><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2" draw:text-style-name="P5" draw:layer="layout" svg:width="2.386cm" svg:height="0.817cm" draw:transform="rotate (-3.14159265358979) translate (18.084cm 2.438cm)" svg:viewBox="0 0 2387 818" svg:d="M0 818c1219-5 1218-818 2387-818">
          <text:p/>
        </draw:path>
        <draw:frame draw:style-name="gr256" draw:text-style-name="P68" draw:layer="layout" svg:width="1.93cm" svg:height="0.381cm" svg:x="14.757cm" svg:y="0.508cm">
          <draw:text-box>
            <text:p text:style-name="P16"><text:span text:style-name="T18">-</text:span><text:span text:style-name="T18">st</text:span><text:span text:style-name="T18">ar</text:span><text:span text:style-name="T18">t </text:span><text:span text:style-name="T18">-</text:span><text:span text:style-name="T18">h</text:span><text:span text:style-name="T18">ol</text:span><text:span text:style-name="T18">d </text:span><text:span text:style-name="T18">N</text:span></text:p>
          </draw:text-box>
        </draw:frame>
        <draw:frame draw:style-name="gr58" draw:text-style-name="P67" draw:layer="layout" svg:width="0.751cm" svg:height="0.37cm" svg:x="16.408cm" svg:y="2.424cm">
          <draw:text-box>
            <text:p text:style-name="P57"><text:span text:style-name="T68">h</text:span><text:span text:style-name="T68">1</text:span><text:span text:style-name="T68">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7" draw:text-style-name="P58" draw:layer="layout" svg:width="0.432cm" svg:height="0.37cm" svg:x="21.437cm" svg:y="1.168cm">
          <draw:text-box>
            <text:p text:style-name="P27"><text:span text:style-name="T24">..</text:span><text:span text:style-name="T24">.</text:span></text:p>
          </draw:text-box>
        </draw:frame>
        <draw:frame draw:style-name="gr257" draw:text-style-name="P58" draw:layer="layout" svg:width="0.432cm" svg:height="0.37cm" svg:x="21.437cm" svg:y="2.438cm">
          <draw:text-box>
            <text:p text:style-name="P27"><text:span text:style-name="T24">..</text:span><text:span text:style-name="T24">.</text:span></text:p>
          </draw:text-box>
        </draw:frame>
        <draw:path draw:style-name="gr167" draw:text-style-name="P5" draw:layer="layout" svg:width="5.409cm" svg:height="0.584cm" draw:transform="rotate (-3.14159265358979) translate (24.942cm 2.413cm)" svg:viewBox="0 0 5410 585" svg:d="M0 585c2717 0 1625-585 5410-585">
          <text:p/>
        </draw:path>
        <draw:path draw:style-name="gr167" draw:text-style-name="P5" draw:layer="layout" svg:width="7.517cm" svg:height="0.817cm" draw:transform="rotate (-3.14159265358979) translate (23.215cm 2.438cm)" svg:viewBox="0 0 7518 818" svg:d="M0 818c1219-5 6349-818 7518-818">
          <text:p/>
        </draw:path>
        <draw:frame draw:style-name="gr58" draw:text-style-name="P58" draw:layer="layout" svg:width="0.432cm" svg:height="0.37cm" svg:x="23.139cm" svg:y="0.95cm">
          <draw:text-box>
            <text:p text:style-name="P57"><text:span text:style-name="T24">N</text:span></text:p>
          </draw:text-box>
        </draw:frame>
        <draw:custom-shape draw:style-name="gr235" draw:text-style-name="P74" draw:layer="layout" svg:width="0.153cm" svg:height="0.584cm" svg:x="19.354cm" svg:y="4.673cm">
          <text:p/>
          <draw:enhanced-geometry svg:viewBox="0 0 21600 21600" draw:type="rectangle" draw:enhanced-path="M 0 0 L 21600 0 21600 21600 0 21600 0 0 Z N"/>
        </draw:custom-shape>
        <draw:custom-shape draw:style-name="gr235" draw:text-style-name="P74"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1"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7" draw:layer="layout" svg:width="0.751cm" svg:height="0.37cm" svg:x="19.975cm" svg:y="3.846cm">
          <draw:text-box>
            <text:p text:style-name="P57"><text:span text:style-name="T68">h</text:span><text:span text:style-name="T68">1</text:span><text:span text:style-name="T68">b</text:span></text:p>
          </draw:text-box>
        </draw:frame>
        <draw:frame draw:style-name="gr58" draw:text-style-name="P66" draw:layer="layout" svg:width="0.443cm" svg:height="0.37cm" svg:x="18.784cm" svg:y="3.987cm">
          <draw:text-box>
            <text:p text:style-name="P57"><text:span text:style-name="T67">s</text:span><text:span text:style-name="T67">1</text:span></text:p>
          </draw:text-box>
        </draw:frame>
        <draw:path draw:style-name="gr196" draw:text-style-name="P5" draw:layer="layout" svg:width="1.091cm" svg:height="0.812cm" draw:transform="rotate (-3.14159265358979) translate (19.329cm 4.953cm)" svg:viewBox="0 0 1092 813" svg:d="M1092 813c-1194 0 153-813-1092-813">
          <text:p/>
        </draw:path>
        <draw:path draw:style-name="gr242" draw:text-style-name="P5" draw:layer="layout" svg:width="1.142cm" svg:height="0.792cm" draw:transform="rotate (-3.14159265358979) translate (20.675cm 4.953cm)" svg:viewBox="0 0 1143 793" svg:d="M0 793c1219-5-26-793 1143-793">
          <text:p/>
        </draw:path>
        <draw:path draw:style-name="gr255"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2" draw:text-style-name="P5" draw:layer="layout" svg:width="2.386cm" svg:height="0.817cm" draw:transform="rotate (-3.14159265358979) translate (18.084cm 4.978cm)" svg:viewBox="0 0 2387 818" svg:d="M0 818c1219-5 1218-818 2387-818">
          <text:p/>
        </draw:path>
        <draw:frame draw:style-name="gr256" draw:text-style-name="P68" draw:layer="layout" svg:width="1.93cm" svg:height="0.381cm" svg:x="14.757cm" svg:y="3.048cm">
          <draw:text-box>
            <text:p text:style-name="P16"><text:span text:style-name="T18">-</text:span><text:span text:style-name="T18">e</text:span><text:span text:style-name="T18">n</text:span><text:span text:style-name="T18">d </text:span><text:span text:style-name="T18">-</text:span><text:span text:style-name="T18">h</text:span><text:span text:style-name="T18">ol</text:span><text:span text:style-name="T18">d </text:span><text:span text:style-name="T18">N</text:span></text:p>
          </draw:text-box>
        </draw:frame>
        <draw:frame draw:style-name="gr58" draw:text-style-name="P67" draw:layer="layout" svg:width="0.751cm" svg:height="0.37cm" svg:x="17.054cm" svg:y="3.821cm">
          <draw:text-box>
            <text:p text:style-name="P57"><text:span text:style-name="T68">h</text:span><text:span text:style-name="T68">1</text:span><text:span text:style-name="T68">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7" draw:text-style-name="P58" draw:layer="layout" svg:width="0.432cm" svg:height="0.37cm" svg:x="21.437cm" svg:y="3.708cm">
          <draw:text-box>
            <text:p text:style-name="P27"><text:span text:style-name="T24">..</text:span><text:span text:style-name="T24">.</text:span></text:p>
          </draw:text-box>
        </draw:frame>
        <draw:frame draw:style-name="gr257" draw:text-style-name="P58" draw:layer="layout" svg:width="0.432cm" svg:height="0.37cm" svg:x="21.437cm" svg:y="4.978cm">
          <draw:text-box>
            <text:p text:style-name="P27"><text:span text:style-name="T24">..</text:span><text:span text:style-name="T24">.</text:span></text:p>
          </draw:text-box>
        </draw:frame>
        <draw:path draw:style-name="gr167" draw:text-style-name="P5" draw:layer="layout" svg:width="5.79cm" svg:height="0.788cm" draw:transform="rotate (-3.14159265358979) translate (20.675cm 4.953cm)" svg:viewBox="0 0 5791 789" svg:d="M0 789c2717 0 2514-789 5791-789">
          <text:p/>
        </draw:path>
        <draw:path draw:style-name="gr167" draw:text-style-name="P5" draw:layer="layout" svg:width="3.834cm" svg:height="0.792cm" draw:transform="rotate (-3.14159265358979) translate (18.033cm 4.953cm)" svg:viewBox="0 0 3835 793" svg:d="M0 793c2565-56 2539-589 3835-793">
          <text:p/>
        </draw:path>
        <draw:frame draw:style-name="gr58" draw:text-style-name="P58" draw:layer="layout" svg:width="0.432cm" svg:height="0.37cm" svg:x="19.329cm" svg:y="5.283cm">
          <draw:text-box>
            <text:p text:style-name="P57"><text:span text:style-name="T24">1</text:span></text:p>
          </draw:text-box>
        </draw:frame>
        <draw:frame draw:style-name="gr250" draw:text-style-name="P68" draw:layer="layout" svg:width="3.911cm" svg:height="0.381cm" svg:x="0.889cm" svg:y="8.102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text:span><text:span text:style-name="T18">_</text:span><text:span text:style-name="T18">p</text:span><text:span text:style-name="T18">at</text:span><text:span text:style-name="T18">h </text:span><text:span text:style-name="T18">-</text:span><text:span text:style-name="T18">h</text:span><text:span text:style-name="T18">ol</text:span><text:span text:style-name="T18">d </text:span><text:span text:style-name="T18">1 </text:span></text:p>
          </draw:text-box>
        </draw:frame>
        <draw:frame draw:style-name="gr250" draw:text-style-name="P68" draw:layer="layout" svg:width="3.911cm" svg:height="0.381cm" svg:x="0.889cm" svg:y="14.948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text:span><text:span text:style-name="T18">_</text:span><text:span text:style-name="T18">p</text:span><text:span text:style-name="T18">at</text:span><text:span text:style-name="T18">h </text:span><text:span text:style-name="T18">-</text:span><text:span text:style-name="T18">s</text:span><text:span text:style-name="T18">et</text:span><text:span text:style-name="T18">u</text:span><text:span text:style-name="T18">p </text:span><text:span text:style-name="T18">2 </text:span></text:p>
          </draw:text-box>
        </draw:frame>
        <draw:frame draw:style-name="gr58" draw:text-style-name="P58" draw:layer="layout" svg:width="0.432cm" svg:height="0.37cm" svg:x="20.548cm" svg:y="0.95cm">
          <draw:text-box>
            <text:p text:style-name="P57"><text:span text:style-name="T24">2</text:span></text:p>
          </draw:text-box>
        </draw:frame>
        <draw:frame draw:style-name="gr58" draw:text-style-name="P58" draw:layer="layout" svg:width="0.432cm" svg:height="0.37cm" svg:x="17.957cm" svg:y="0.95cm">
          <draw:text-box>
            <text:p text:style-name="P57"><text:span text:style-name="T24">1</text:span></text:p>
          </draw:text-box>
        </draw:frame>
        <draw:frame draw:style-name="gr58" draw:text-style-name="P58" draw:layer="layout" svg:width="0.432cm" svg:height="0.37cm" svg:x="15.494cm" svg:y="0.95cm">
          <draw:text-box>
            <text:p text:style-name="P57"><text:span text:style-name="T24">0</text:span></text:p>
          </draw:text-box>
        </draw:frame>
        <draw:frame draw:style-name="gr58" draw:text-style-name="P58" draw:layer="layout" svg:width="0.432cm" svg:height="0.37cm" svg:x="15.468cm" svg:y="5.283cm">
          <draw:text-box>
            <text:p text:style-name="P57"><text:span text:style-name="T24">2</text:span></text:p>
          </draw:text-box>
        </draw:frame>
        <draw:frame draw:style-name="gr58" draw:text-style-name="P58" draw:layer="layout" svg:width="0.432cm" svg:height="0.37cm" svg:x="14.63cm" svg:y="5.283cm">
          <draw:text-box>
            <text:p text:style-name="P57"><text:span text:style-name="T24">N</text:span></text:p>
          </draw:text-box>
        </draw:frame>
        <draw:custom-shape draw:style-name="gr235" draw:text-style-name="P74" draw:layer="layout" svg:width="0.153cm" svg:height="0.584cm" svg:x="7.924cm" svg:y="2.133cm">
          <text:p/>
          <draw:enhanced-geometry svg:viewBox="0 0 21600 21600" draw:type="rectangle" draw:enhanced-path="M 0 0 L 21600 0 21600 21600 0 21600 0 0 Z N"/>
        </draw:custom-shape>
        <draw:custom-shape draw:style-name="gr235" draw:text-style-name="P74"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1"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6" draw:layer="layout" svg:width="0.443cm" svg:height="0.37cm" svg:x="7.354cm" svg:y="1.447cm">
          <draw:text-box>
            <text:p text:style-name="P57"><text:span text:style-name="T67">s</text:span><text:span text:style-name="T67">1</text:span></text:p>
          </draw:text-box>
        </draw:frame>
        <draw:path draw:style-name="gr243" draw:text-style-name="P5" draw:layer="layout" svg:width="1.091cm" svg:height="0.812cm" draw:transform="rotate (-3.14159265358979) translate (7.899cm 2.413cm)" svg:viewBox="0 0 1092 813" svg:d="M1092 813c-1194 0 153-813-1092-813">
          <text:p/>
        </draw:path>
        <draw:path draw:style-name="gr255" draw:text-style-name="P5" draw:layer="layout" svg:width="3.326cm" svg:height="0.177cm" draw:transform="rotate (-3.14159265358979) translate (6.578cm 0.98999999999999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6" draw:text-style-name="P68" draw:layer="layout" svg:width="1.93cm" svg:height="0.381cm" svg:x="3.327cm" svg:y="0.508cm">
          <draw:text-box>
            <text:p text:style-name="P16"><text:span text:style-name="T18">-</text:span><text:span text:style-name="T18">st</text:span><text:span text:style-name="T18">ar</text:span><text:span text:style-name="T18">t </text:span><text:span text:style-name="T18">-</text:span><text:span text:style-name="T18">s</text:span><text:span text:style-name="T18">et</text:span><text:span text:style-name="T18">u</text:span><text:span text:style-name="T18">p </text:span><text:span text:style-name="T18">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7" draw:text-style-name="P58" draw:layer="layout" svg:width="0.432cm" svg:height="0.37cm" svg:x="10.007cm" svg:y="1.168cm">
          <draw:text-box>
            <text:p text:style-name="P27"><text:span text:style-name="T24">..</text:span><text:span text:style-name="T24">.</text:span></text:p>
          </draw:text-box>
        </draw:frame>
        <draw:frame draw:style-name="gr257" draw:text-style-name="P58" draw:layer="layout" svg:width="0.432cm" svg:height="0.37cm" svg:x="10.007cm" svg:y="2.438cm">
          <draw:text-box>
            <text:p text:style-name="P27"><text:span text:style-name="T24">..</text:span><text:span text:style-name="T24">.</text:span></text:p>
          </draw:text-box>
        </draw:frame>
        <draw:frame draw:style-name="gr58" draw:text-style-name="P58" draw:layer="layout" svg:width="0.432cm" svg:height="0.37cm" svg:x="2.946cm" svg:y="0.95cm">
          <draw:text-box>
            <text:p text:style-name="P57"><text:span text:style-name="T24">N</text:span></text:p>
          </draw:text-box>
        </draw:frame>
        <draw:custom-shape draw:style-name="gr235" draw:text-style-name="P74" draw:layer="layout" svg:width="0.153cm" svg:height="0.584cm" svg:x="7.924cm" svg:y="4.673cm">
          <text:p/>
          <draw:enhanced-geometry svg:viewBox="0 0 21600 21600" draw:type="rectangle" draw:enhanced-path="M 0 0 L 21600 0 21600 21600 0 21600 0 0 Z N"/>
        </draw:custom-shape>
        <draw:custom-shape draw:style-name="gr235" draw:text-style-name="P74"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1"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6" draw:layer="layout" svg:width="0.443cm" svg:height="0.37cm" svg:x="7.442cm" svg:y="4.202cm">
          <draw:text-box>
            <text:p text:style-name="P57"><text:span text:style-name="T67">s</text:span><text:span text:style-name="T67">1</text:span></text:p>
          </draw:text-box>
        </draw:frame>
        <draw:path draw:style-name="gr196" draw:text-style-name="P5" draw:layer="layout" svg:width="4.952cm" svg:height="0.812cm" draw:transform="rotate (-3.14159265358979) translate (11.76cm 4.953cm)" svg:viewBox="0 0 4953 813" svg:d="M4953 813c-1194 0-3708-813-4953-813">
          <text:p/>
        </draw:path>
        <draw:path draw:style-name="gr255"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6" draw:text-style-name="P68" draw:layer="layout" svg:width="1.93cm" svg:height="0.381cm" svg:x="3.327cm" svg:y="3.048cm">
          <draw:text-box>
            <text:p text:style-name="P16"><text:span text:style-name="T18">-</text:span><text:span text:style-name="T18">e</text:span><text:span text:style-name="T18">n</text:span><text:span text:style-name="T18">d </text:span><text:span text:style-name="T18">-</text:span><text:span text:style-name="T18">s</text:span><text:span text:style-name="T18">et</text:span><text:span text:style-name="T18">u</text:span><text:span text:style-name="T18">p </text:span><text:span text:style-name="T18">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7" draw:text-style-name="P58" draw:layer="layout" svg:width="0.432cm" svg:height="0.37cm" svg:x="10.007cm" svg:y="3.708cm">
          <draw:text-box>
            <text:p text:style-name="P27"><text:span text:style-name="T24">..</text:span><text:span text:style-name="T24">.</text:span></text:p>
          </draw:text-box>
        </draw:frame>
        <draw:frame draw:style-name="gr257" draw:text-style-name="P58" draw:layer="layout" svg:width="0.432cm" svg:height="0.37cm" svg:x="10.007cm" svg:y="4.978cm">
          <draw:text-box>
            <text:p text:style-name="P27"><text:span text:style-name="T24">..</text:span><text:span text:style-name="T24">.</text:span></text:p>
          </draw:text-box>
        </draw:frame>
        <draw:frame draw:style-name="gr58" draw:text-style-name="P58" draw:layer="layout" svg:width="0.432cm" svg:height="0.37cm" svg:x="7.899cm" svg:y="5.283cm">
          <draw:text-box>
            <text:p text:style-name="P57"><text:span text:style-name="T24">1</text:span></text:p>
          </draw:text-box>
        </draw:frame>
        <draw:frame draw:style-name="gr58" draw:text-style-name="P58" draw:layer="layout" svg:width="0.432cm" svg:height="0.37cm" svg:x="9.118cm" svg:y="0.95cm">
          <draw:text-box>
            <text:p text:style-name="P57"><text:span text:style-name="T24">0</text:span></text:p>
          </draw:text-box>
        </draw:frame>
        <draw:frame draw:style-name="gr58" draw:text-style-name="P58" draw:layer="layout" svg:width="0.432cm" svg:height="0.37cm" svg:x="6.527cm" svg:y="0.95cm">
          <draw:text-box>
            <text:p text:style-name="P57"><text:span text:style-name="T24">1</text:span></text:p>
          </draw:text-box>
        </draw:frame>
        <draw:frame draw:style-name="gr58" draw:text-style-name="P58" draw:layer="layout" svg:width="0.432cm" svg:height="0.37cm" svg:x="4.064cm" svg:y="0.95cm">
          <draw:text-box>
            <text:p text:style-name="P57"><text:span text:style-name="T24">2</text:span></text:p>
          </draw:text-box>
        </draw:frame>
        <draw:frame draw:style-name="gr58" draw:text-style-name="P58" draw:layer="layout" svg:width="0.432cm" svg:height="0.37cm" svg:x="4.038cm" svg:y="5.283cm">
          <draw:text-box>
            <text:p text:style-name="P57"><text:span text:style-name="T24">0</text:span></text:p>
          </draw:text-box>
        </draw:frame>
        <draw:frame draw:style-name="gr58" draw:text-style-name="P58" draw:layer="layout" svg:width="0.432cm" svg:height="0.37cm" svg:x="11.683cm" svg:y="5.283cm">
          <draw:text-box>
            <text:p text:style-name="P57"><text:span text:style-name="T24">N</text:span></text:p>
          </draw:text-box>
        </draw:frame>
        <draw:path draw:style-name="gr196" draw:text-style-name="P5" draw:layer="layout" svg:width="4.673cm" svg:height="0.812cm" draw:transform="rotate (-3.14159265358979) translate (7.899cm 2.413cm)" svg:viewBox="0 0 4674 813" svg:d="M4674 813c-1194 0-3429-813-4674-813">
          <text:p/>
        </draw:path>
        <draw:path draw:style-name="gr243" draw:text-style-name="P5" draw:layer="layout" svg:width="1.091cm" svg:height="0.812cm" draw:transform="rotate (-3.14159265358979) translate (7.899cm 4.953cm)" svg:viewBox="0 0 1092 813" svg:d="M1092 813c-1194 0 153-813-1092-813">
          <text:p/>
        </draw:path>
        <draw:custom-shape draw:style-name="gr235" draw:text-style-name="P74"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8" draw:layer="layout" svg:width="0.33cm" svg:height="0.37cm" svg:x="15.773cm" svg:y="11.917cm">
          <draw:text-box>
            <text:p text:style-name="P57"><text:span text:style-name="T24">0</text:span></text:p>
          </draw:text-box>
        </draw:frame>
        <draw:frame draw:style-name="gr58" draw:text-style-name="P58" draw:layer="layout" svg:width="0.33cm" svg:height="0.37cm" svg:x="16.992cm" svg:y="11.917cm">
          <draw:text-box>
            <text:p text:style-name="P57"><text:span text:style-name="T24">5</text:span></text:p>
          </draw:text-box>
        </draw:frame>
        <draw:frame draw:style-name="gr58" draw:text-style-name="P58" draw:layer="layout" svg:width="0.432cm" svg:height="0.37cm" svg:x="18.262cm" svg:y="11.917cm">
          <draw:text-box>
            <text:p text:style-name="P57"><text:span text:style-name="T24">1</text:span><text:span text:style-name="T24">0</text:span></text:p>
          </draw:text-box>
        </draw:frame>
        <draw:frame draw:style-name="gr58" draw:text-style-name="P58" draw:layer="layout" svg:width="0.432cm" svg:height="0.37cm" svg:x="19.481cm" svg:y="11.917cm">
          <draw:text-box>
            <text:p text:style-name="P57"><text:span text:style-name="T24">1</text:span><text:span text:style-name="T24">5</text:span></text:p>
          </draw:text-box>
        </draw:frame>
        <draw:frame draw:style-name="gr58" draw:text-style-name="P58" draw:layer="layout" svg:width="0.432cm" svg:height="0.37cm" svg:x="20.751cm" svg:y="11.917cm">
          <draw:text-box>
            <text:p text:style-name="P57"><text:span text:style-name="T24">2</text:span><text:span text:style-name="T24">0</text:span></text:p>
          </draw:text-box>
        </draw:frame>
        <draw:frame draw:style-name="gr58" draw:text-style-name="P58" draw:layer="layout" svg:width="0.432cm" svg:height="0.37cm" svg:x="22.021cm" svg:y="11.917cm">
          <draw:text-box>
            <text:p text:style-name="P57"><text:span text:style-name="T24">2</text:span><text:span text:style-name="T24">5</text:span></text:p>
          </draw:text-box>
        </draw:frame>
        <draw:frame draw:style-name="gr58" draw:text-style-name="P58" draw:layer="layout" svg:width="0.432cm" svg:height="0.37cm" svg:x="23.266cm" svg:y="11.917cm">
          <draw:text-box>
            <text:p text:style-name="P57"><text:span text:style-name="T24">3</text:span><text:span text:style-name="T24">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6" draw:text-style-name="P5" draw:layer="layout" svg:width="1.091cm" svg:height="0.837cm" draw:transform="rotate (-3.14159265358979) translate (22.123cm 13.36cm)" svg:viewBox="0 0 1092 838" svg:d="M1092 838c-990-25-25-813-1092-838">
          <text:p/>
        </draw:path>
        <draw:frame draw:style-name="gr58" draw:text-style-name="P58" draw:layer="layout" svg:width="0.432cm" svg:height="0.37cm" svg:x="24.587cm" svg:y="11.917cm">
          <draw:text-box>
            <text:p text:style-name="P57"><text:span text:style-name="T24">3</text:span><text:span text:style-name="T24">5</text:span></text:p>
          </draw:text-box>
        </draw:frame>
        <draw:frame draw:style-name="gr58" draw:text-style-name="P58" draw:layer="layout" svg:width="0.432cm" svg:height="0.37cm" svg:x="25.806cm" svg:y="11.917cm">
          <draw:text-box>
            <text:p text:style-name="P57"><text:span text:style-name="T24">4</text:span><text:span text:style-name="T24">0</text:span></text:p>
          </draw:text-box>
        </draw:frame>
        <draw:frame draw:style-name="gr58" draw:text-style-name="P67" draw:layer="layout" svg:width="0.33cm" svg:height="0.37cm" svg:x="15.773cm" svg:y="11.491cm">
          <draw:text-box>
            <text:p text:style-name="P57"><text:span text:style-name="T68">3</text:span></text:p>
          </draw:text-box>
        </draw:frame>
        <draw:frame draw:style-name="gr258" draw:text-style-name="P84" draw:layer="layout" svg:width="0.432cm" svg:height="0.37cm" svg:x="18.262cm" svg:y="11.491cm">
          <draw:text-box>
            <text:p text:style-name="P57"><text:span text:style-name="T79">2</text:span></text:p>
          </draw:text-box>
        </draw:frame>
        <draw:frame draw:style-name="gr58" draw:text-style-name="P67" draw:layer="layout" svg:width="0.432cm" svg:height="0.37cm" svg:x="20.751cm" svg:y="11.491cm">
          <draw:text-box>
            <text:p text:style-name="P57"><text:span text:style-name="T68">1</text:span></text:p>
          </draw:text-box>
        </draw:frame>
        <draw:frame draw:style-name="gr58" draw:text-style-name="P67" draw:layer="layout" svg:width="0.432cm" svg:height="0.37cm" svg:x="23.266cm" svg:y="11.491cm">
          <draw:text-box>
            <text:p text:style-name="P57"><text:span text:style-name="T68">0</text:span></text:p>
          </draw:text-box>
        </draw:frame>
        <draw:frame draw:style-name="gr58" draw:text-style-name="P67" draw:layer="layout" svg:width="0.432cm" svg:height="0.37cm" svg:x="25.857cm" svg:y="11.491cm">
          <draw:text-box>
            <text:p text:style-name="P57"><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8" draw:layer="layout" svg:width="0.432cm" svg:height="0.37cm" svg:x="27.101cm" svg:y="11.917cm">
          <draw:text-box>
            <text:p text:style-name="P57"><text:span text:style-name="T24">4</text:span><text:span text:style-name="T24">5</text:span></text:p>
          </draw:text-box>
        </draw:frame>
        <draw:frame draw:style-name="gr58" draw:text-style-name="P58" draw:layer="layout" svg:width="0.432cm" svg:height="0.37cm" svg:x="28.32cm" svg:y="11.917cm">
          <draw:text-box>
            <text:p text:style-name="P57"><text:span text:style-name="T24">5</text:span><text:span text:style-name="T24">0</text:span></text:p>
          </draw:text-box>
        </draw:frame>
        <draw:frame draw:style-name="gr256" draw:text-style-name="P68" draw:layer="layout" svg:width="4.42cm" svg:height="0.381cm" svg:x="15.773cm" svg:y="10.998cm">
          <draw:text-box>
            <text:p text:style-name="P16"><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text:span><text:span text:style-name="T18">_</text:span><text:span text:style-name="T18">p</text:span><text:span text:style-name="T18">at</text:span><text:span text:style-name="T18">h </text:span><text:span text:style-name="T76">-</text:span><text:span text:style-name="T76">st</text:span><text:span text:style-name="T76">a</text:span><text:span text:style-name="T76">rt</text:span><text:span text:style-name="T18"> </text:span><text:span text:style-name="T18">-</text:span><text:span text:style-name="T18">s</text:span><text:span text:style-name="T18">et</text:span><text:span text:style-name="T18">u</text:span><text:span text:style-name="T18">p </text:span><text:span text:style-name="T18">1</text:span></text:p>
          </draw:text-box>
        </draw:frame>
        <draw:line draw:style-name="gr169" draw:text-style-name="P5" draw:layer="layout" svg:x1="20.853cm" svg:y1="11.149cm" svg:x2="20.853cm" svg:y2="11.48cm">
          <text:p/>
        </draw:line>
        <draw:frame draw:style-name="gr170" draw:text-style-name="P68" draw:layer="layout" svg:width="3.353cm" svg:height="0.637cm" svg:x="19.17cm" svg:y="10.515cm">
          <draw:text-box>
            <text:p text:style-name="P16"><text:span text:style-name="T18">D</text:span><text:span text:style-name="T18">ef</text:span><text:span text:style-name="T18">a</text:span><text:span text:style-name="T18">ul</text:span><text:span text:style-name="T18">t </text:span><text:span text:style-name="T18">s</text:span><text:span text:style-name="T18">et</text:span><text:span text:style-name="T18">u</text:span><text:span text:style-name="T18">p </text:span><text:span text:style-name="T18">e</text:span><text:span text:style-name="T18">d</text:span><text:span text:style-name="T18">g</text:span><text:span text:style-name="T18">e </text:span><text:span text:style-name="T18">d</text:span><text:span text:style-name="T18">et</text:span><text:span text:style-name="T18">er</text:span><text:span text:style-name="T18">m</text:span><text:span text:style-name="T18">in</text:span><text:span text:style-name="T18">e</text:span><text:span text:style-name="T18">s </text:span><text:span text:style-name="T18">th</text:span><text:span text:style-name="T18">e </text:span><text:span text:style-name="T18">e</text:span><text:span text:style-name="T18">d</text:span><text:span text:style-name="T18">g</text:span><text:span text:style-name="T18">e </text:span><text:span text:style-name="T18">N</text:span><text:span text:style-name="T18">o. </text:span><text:span text:style-name="T18">1.</text:span></text:p>
          </draw:text-box>
        </draw:frame>
        <draw:custom-shape draw:style-name="gr235" draw:text-style-name="P74" draw:layer="layout" svg:width="0.153cm" svg:height="0.584cm" svg:x="18.338cm" svg:y="14.808cm">
          <text:p/>
          <draw:enhanced-geometry svg:viewBox="0 0 21600 21600" draw:type="rectangle" draw:enhanced-path="M 0 0 L 21600 0 21600 21600 0 21600 0 0 Z N"/>
        </draw:custom-shape>
        <draw:custom-shape draw:style-name="gr235" draw:text-style-name="P74"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8" draw:layer="layout" svg:width="0.33cm" svg:height="0.37cm" svg:x="15.773cm" svg:y="14.457cm">
          <draw:text-box>
            <text:p text:style-name="P57"><text:span text:style-name="T24">0</text:span></text:p>
          </draw:text-box>
        </draw:frame>
        <draw:frame draw:style-name="gr58" draw:text-style-name="P58" draw:layer="layout" svg:width="0.33cm" svg:height="0.37cm" svg:x="16.992cm" svg:y="14.457cm">
          <draw:text-box>
            <text:p text:style-name="P57"><text:span text:style-name="T24">5</text:span></text:p>
          </draw:text-box>
        </draw:frame>
        <draw:frame draw:style-name="gr58" draw:text-style-name="P58" draw:layer="layout" svg:width="0.432cm" svg:height="0.37cm" svg:x="18.262cm" svg:y="14.457cm">
          <draw:text-box>
            <text:p text:style-name="P57"><text:span text:style-name="T24">1</text:span><text:span text:style-name="T24">0</text:span></text:p>
          </draw:text-box>
        </draw:frame>
        <draw:frame draw:style-name="gr58" draw:text-style-name="P58" draw:layer="layout" svg:width="0.432cm" svg:height="0.37cm" svg:x="19.481cm" svg:y="14.457cm">
          <draw:text-box>
            <text:p text:style-name="P57"><text:span text:style-name="T24">1</text:span><text:span text:style-name="T24">5</text:span></text:p>
          </draw:text-box>
        </draw:frame>
        <draw:frame draw:style-name="gr58" draw:text-style-name="P58" draw:layer="layout" svg:width="0.432cm" svg:height="0.37cm" svg:x="20.751cm" svg:y="14.457cm">
          <draw:text-box>
            <text:p text:style-name="P57"><text:span text:style-name="T24">2</text:span><text:span text:style-name="T24">0</text:span></text:p>
          </draw:text-box>
        </draw:frame>
        <draw:frame draw:style-name="gr58" draw:text-style-name="P58" draw:layer="layout" svg:width="0.432cm" svg:height="0.37cm" svg:x="22.021cm" svg:y="14.457cm">
          <draw:text-box>
            <text:p text:style-name="P57"><text:span text:style-name="T24">2</text:span><text:span text:style-name="T24">5</text:span></text:p>
          </draw:text-box>
        </draw:frame>
        <draw:frame draw:style-name="gr58" draw:text-style-name="P58" draw:layer="layout" svg:width="0.432cm" svg:height="0.37cm" svg:x="23.266cm" svg:y="14.457cm">
          <draw:text-box>
            <text:p text:style-name="P57"><text:span text:style-name="T24">3</text:span><text:span text:style-name="T24">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6" draw:text-style-name="P5" draw:layer="layout" svg:width="3.606cm" svg:height="0.812cm" draw:transform="rotate (-3.14159265358979) translate (22.123cm 15.9cm)" svg:viewBox="0 0 3607 813" svg:d="M3607 813c-1550-26-2007-788-3607-813">
          <text:p/>
        </draw:path>
        <draw:frame draw:style-name="gr58" draw:text-style-name="P58" draw:layer="layout" svg:width="0.432cm" svg:height="0.37cm" svg:x="24.587cm" svg:y="14.457cm">
          <draw:text-box>
            <text:p text:style-name="P57"><text:span text:style-name="T24">3</text:span><text:span text:style-name="T24">5</text:span></text:p>
          </draw:text-box>
        </draw:frame>
        <draw:frame draw:style-name="gr58" draw:text-style-name="P58" draw:layer="layout" svg:width="0.432cm" svg:height="0.37cm" svg:x="25.806cm" svg:y="14.457cm">
          <draw:text-box>
            <text:p text:style-name="P57"><text:span text:style-name="T24">4</text:span><text:span text:style-name="T2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8" draw:layer="layout" svg:width="0.432cm" svg:height="0.37cm" svg:x="27.101cm" svg:y="14.457cm">
          <draw:text-box>
            <text:p text:style-name="P57"><text:span text:style-name="T24">4</text:span><text:span text:style-name="T24">5</text:span></text:p>
          </draw:text-box>
        </draw:frame>
        <draw:frame draw:style-name="gr58" draw:text-style-name="P58" draw:layer="layout" svg:width="0.432cm" svg:height="0.37cm" svg:x="28.32cm" svg:y="14.457cm">
          <draw:text-box>
            <text:p text:style-name="P57"><text:span text:style-name="T24">5</text:span><text:span text:style-name="T24">0</text:span></text:p>
          </draw:text-box>
        </draw:frame>
        <draw:frame draw:style-name="gr256" draw:text-style-name="P68" draw:layer="layout" svg:width="4.42cm" svg:height="0.381cm" svg:x="15.773cm" svg:y="13.97cm">
          <draw:text-box>
            <text:p text:style-name="P16"><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text:span><text:span text:style-name="T18">_</text:span><text:span text:style-name="T18">p</text:span><text:span text:style-name="T18">at</text:span><text:span text:style-name="T18">h </text:span><text:span text:style-name="T76">-</text:span><text:span text:style-name="T76">st</text:span><text:span text:style-name="T76">a</text:span><text:span text:style-name="T76">rt</text:span><text:span text:style-name="T18"> </text:span><text:span text:style-name="T18">-</text:span><text:span text:style-name="T18">s</text:span><text:span text:style-name="T18">et</text:span><text:span text:style-name="T18">u</text:span><text:span text:style-name="T18">p </text:span><text:span text:style-name="T18">2</text:span></text:p>
          </draw:text-box>
        </draw:frame>
        <draw:custom-shape draw:style-name="gr235" draw:text-style-name="P74" draw:layer="layout" svg:width="0.153cm" svg:height="0.584cm" svg:x="15.798cm" svg:y="17.348cm">
          <text:p/>
          <draw:enhanced-geometry svg:viewBox="0 0 21600 21600" draw:type="rectangle" draw:enhanced-path="M 0 0 L 21600 0 21600 21600 0 21600 0 0 Z N"/>
        </draw:custom-shape>
        <draw:custom-shape draw:style-name="gr235" draw:text-style-name="P74"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8" draw:layer="layout" svg:width="0.33cm" svg:height="0.37cm" svg:x="15.773cm" svg:y="16.997cm">
          <draw:text-box>
            <text:p text:style-name="P57"><text:span text:style-name="T24">0</text:span></text:p>
          </draw:text-box>
        </draw:frame>
        <draw:frame draw:style-name="gr58" draw:text-style-name="P58" draw:layer="layout" svg:width="0.33cm" svg:height="0.37cm" svg:x="16.992cm" svg:y="16.997cm">
          <draw:text-box>
            <text:p text:style-name="P57"><text:span text:style-name="T24">5</text:span></text:p>
          </draw:text-box>
        </draw:frame>
        <draw:frame draw:style-name="gr58" draw:text-style-name="P58" draw:layer="layout" svg:width="0.432cm" svg:height="0.37cm" svg:x="18.262cm" svg:y="16.997cm">
          <draw:text-box>
            <text:p text:style-name="P57"><text:span text:style-name="T24">1</text:span><text:span text:style-name="T24">0</text:span></text:p>
          </draw:text-box>
        </draw:frame>
        <draw:frame draw:style-name="gr58" draw:text-style-name="P58" draw:layer="layout" svg:width="0.432cm" svg:height="0.37cm" svg:x="19.481cm" svg:y="16.997cm">
          <draw:text-box>
            <text:p text:style-name="P57"><text:span text:style-name="T24">1</text:span><text:span text:style-name="T24">5</text:span></text:p>
          </draw:text-box>
        </draw:frame>
        <draw:frame draw:style-name="gr58" draw:text-style-name="P58" draw:layer="layout" svg:width="0.432cm" svg:height="0.37cm" svg:x="20.751cm" svg:y="16.997cm">
          <draw:text-box>
            <text:p text:style-name="P57"><text:span text:style-name="T24">2</text:span><text:span text:style-name="T24">0</text:span></text:p>
          </draw:text-box>
        </draw:frame>
        <draw:frame draw:style-name="gr58" draw:text-style-name="P58" draw:layer="layout" svg:width="0.432cm" svg:height="0.37cm" svg:x="22.021cm" svg:y="16.997cm">
          <draw:text-box>
            <text:p text:style-name="P57"><text:span text:style-name="T24">2</text:span><text:span text:style-name="T24">5</text:span></text:p>
          </draw:text-box>
        </draw:frame>
        <draw:frame draw:style-name="gr58" draw:text-style-name="P58" draw:layer="layout" svg:width="0.432cm" svg:height="0.37cm" svg:x="23.266cm" svg:y="16.997cm">
          <draw:text-box>
            <text:p text:style-name="P57"><text:span text:style-name="T24">3</text:span><text:span text:style-name="T24">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6" draw:text-style-name="P5" draw:layer="layout" svg:width="6.146cm" svg:height="0.837cm" draw:transform="rotate (-3.14159265358979) translate (22.123cm 18.44cm)" svg:viewBox="0 0 6147 838" svg:d="M6147 838c-1550-26-4547-813-6147-838">
          <text:p/>
        </draw:path>
        <draw:frame draw:style-name="gr58" draw:text-style-name="P58" draw:layer="layout" svg:width="0.432cm" svg:height="0.37cm" svg:x="24.587cm" svg:y="16.997cm">
          <draw:text-box>
            <text:p text:style-name="P57"><text:span text:style-name="T24">3</text:span><text:span text:style-name="T24">5</text:span></text:p>
          </draw:text-box>
        </draw:frame>
        <draw:frame draw:style-name="gr58" draw:text-style-name="P58" draw:layer="layout" svg:width="0.432cm" svg:height="0.37cm" svg:x="25.806cm" svg:y="16.997cm">
          <draw:text-box>
            <text:p text:style-name="P57"><text:span text:style-name="T24">4</text:span><text:span text:style-name="T2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8" draw:layer="layout" svg:width="0.432cm" svg:height="0.37cm" svg:x="27.101cm" svg:y="16.997cm">
          <draw:text-box>
            <text:p text:style-name="P57"><text:span text:style-name="T24">4</text:span><text:span text:style-name="T24">5</text:span></text:p>
          </draw:text-box>
        </draw:frame>
        <draw:frame draw:style-name="gr58" draw:text-style-name="P58" draw:layer="layout" svg:width="0.432cm" svg:height="0.37cm" svg:x="28.32cm" svg:y="16.997cm">
          <draw:text-box>
            <text:p text:style-name="P57"><text:span text:style-name="T24">5</text:span><text:span text:style-name="T24">0</text:span></text:p>
          </draw:text-box>
        </draw:frame>
        <draw:frame draw:style-name="gr256" draw:text-style-name="P68" draw:layer="layout" svg:width="4.42cm" svg:height="0.381cm" svg:x="15.773cm" svg:y="16.51cm">
          <draw:text-box>
            <text:p text:style-name="P16"><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text:span><text:span text:style-name="T18">_</text:span><text:span text:style-name="T18">p</text:span><text:span text:style-name="T18">at</text:span><text:span text:style-name="T18">h </text:span><text:span text:style-name="T76">-</text:span><text:span text:style-name="T76">st</text:span><text:span text:style-name="T76">a</text:span><text:span text:style-name="T76">rt</text:span><text:span text:style-name="T18"> </text:span><text:span text:style-name="T18">-</text:span><text:span text:style-name="T18">s</text:span><text:span text:style-name="T18">et</text:span><text:span text:style-name="T18">u</text:span><text:span text:style-name="T18">p </text:span><text:span text:style-name="T18">3</text:span></text:p>
          </draw:text-box>
        </draw:frame>
      </draw:page>
      <draw:page draw:name="page7" draw:style-name="dp1" draw:master-page-name="Default">
        <draw:custom-shape draw:style-name="gr259" draw:text-style-name="P74" draw:layer="layout" svg:width="0.153cm" svg:height="0.584cm" svg:x="18.084cm" svg:y="2.362cm">
          <text:p/>
          <draw:enhanced-geometry svg:viewBox="0 0 21600 21600" draw:type="rectangle" draw:enhanced-path="M 0 0 L 21600 0 21600 21600 0 21600 0 0 Z N"/>
        </draw:custom-shape>
        <draw:custom-shape draw:style-name="gr259" draw:text-style-name="P74" draw:layer="layout" svg:width="0.153cm" svg:height="0.584cm" svg:x="20.624cm" svg:y="3.124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2.916cm)" svg:viewBox="0 0 508 2540" draw:points="0,0 508,0 508,1270 0,1270 0,2540 508,2540">
          <text:p/>
        </draw:polyline>
        <draw:frame draw:style-name="gr261" draw:text-style-name="P58" draw:layer="layout" svg:width="1.625cm" svg:height="0.37cm" svg:x="13.767cm" svg:y="2.48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61" draw:text-style-name="P58" draw:layer="layout" svg:width="1.676cm" svg:height="0.37cm" svg:x="13.767cm" svg:y="3.24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60" draw:text-style-name="P5" draw:layer="layout" svg:width="0.507cm" svg:height="2.539cm" draw:transform="rotate (1.5707963267949) translate (18.161cm 2.916cm)" svg:viewBox="0 0 508 2540" draw:points="0,0 508,0 508,1270 0,1270 0,2540 508,2540">
          <text:p/>
        </draw:polyline>
        <draw:polyline draw:style-name="gr260" draw:text-style-name="P5" draw:layer="layout" svg:width="0.507cm" svg:height="2.539cm" draw:transform="rotate (1.5707963267949) translate (20.701cm 2.916cm)" svg:viewBox="0 0 508 2540" draw:points="0,0 508,0 508,1270 0,1270 0,2540 508,2540">
          <text:p/>
        </draw:polyline>
        <draw:frame draw:style-name="gr261" draw:text-style-name="P58" draw:layer="layout" svg:width="0.483cm" svg:height="0.37cm" svg:x="15.519cm" svg:y="2.006cm">
          <draw:text-box>
            <text:p text:style-name="P57"><text:span text:style-name="T24">-</text:span><text:span text:style-name="T24">1</text:span><text:span text:style-name="T24">0</text:span></text:p>
          </draw:text-box>
        </draw:frame>
        <draw:frame draw:style-name="gr261" draw:text-style-name="P58" draw:layer="layout" svg:width="0.33cm" svg:height="0.37cm" svg:x="16.738cm" svg:y="2.006cm">
          <draw:text-box>
            <text:p text:style-name="P57"><text:span text:style-name="T24">-5</text:span></text:p>
          </draw:text-box>
        </draw:frame>
        <draw:frame draw:style-name="gr262" draw:text-style-name="P85" draw:layer="layout" svg:width="0.432cm" svg:height="0.37cm" svg:x="18.008cm" svg:y="2.006cm">
          <draw:text-box>
            <text:p text:style-name="P57"><text:span text:style-name="T24">0</text:span></text:p>
          </draw:text-box>
        </draw:frame>
        <draw:frame draw:style-name="gr261" draw:text-style-name="P58" draw:layer="layout" svg:width="0.432cm" svg:height="0.37cm" svg:x="19.227cm" svg:y="2.006cm">
          <draw:text-box>
            <text:p text:style-name="P57"><text:span text:style-name="T24">5</text:span></text:p>
          </draw:text-box>
        </draw:frame>
        <draw:frame draw:style-name="gr261" draw:text-style-name="P58" draw:layer="layout" svg:width="0.432cm" svg:height="0.37cm" svg:x="20.497cm" svg:y="2.006cm">
          <draw:text-box>
            <text:p text:style-name="P57"><text:span text:style-name="T24">1</text:span><text:span text:style-name="T24">0</text:span></text:p>
          </draw:text-box>
        </draw:frame>
        <draw:frame draw:style-name="gr261" draw:text-style-name="P58" draw:layer="layout" svg:width="0.432cm" svg:height="0.37cm" svg:x="21.767cm" svg:y="2.006cm">
          <draw:text-box>
            <text:p text:style-name="P57"><text:span text:style-name="T24">1</text:span><text:span text:style-name="T24">5</text:span></text:p>
          </draw:text-box>
        </draw:frame>
        <draw:frame draw:style-name="gr261" draw:text-style-name="P58" draw:layer="layout" svg:width="0.432cm" svg:height="0.37cm" svg:x="23.012cm" svg:y="2.006cm">
          <draw:text-box>
            <text:p text:style-name="P57"><text:span text:style-name="T24">2</text:span><text:span text:style-name="T24">0</text:span></text:p>
          </draw:text-box>
        </draw:frame>
        <draw:polyline draw:style-name="gr260" draw:text-style-name="P5" draw:layer="layout" svg:width="0.507cm" svg:height="2.539cm" draw:transform="rotate (1.5707963267949) translate (23.241cm 2.916cm)" svg:viewBox="0 0 508 2540" draw:points="0,0 508,0 508,1270 0,1270 0,2540 508,2540">
          <text:p/>
        </draw:polyline>
        <draw:polyline draw:style-name="gr260" draw:text-style-name="P5" draw:layer="layout" svg:width="0.507cm" svg:height="2.539cm" draw:transform="rotate (1.5707963267949) translate (25.781cm 2.916cm)" svg:viewBox="0 0 508 2540" draw:points="0,0 508,0 508,1270 0,1270 0,2540 508,2540">
          <text:p/>
        </draw:polyline>
        <draw:frame draw:style-name="gr261" draw:text-style-name="P58" draw:layer="layout" svg:width="0.432cm" svg:height="0.37cm" svg:x="24.333cm" svg:y="2.006cm">
          <draw:text-box>
            <text:p text:style-name="P57"><text:span text:style-name="T24">2</text:span><text:span text:style-name="T24">5</text:span></text:p>
          </draw:text-box>
        </draw:frame>
        <draw:frame draw:style-name="gr261" draw:text-style-name="P58" draw:layer="layout" svg:width="0.432cm" svg:height="0.37cm" svg:x="25.603cm" svg:y="2.006cm">
          <draw:text-box>
            <text:p text:style-name="P57"><text:span text:style-name="T24">3</text:span><text:span text:style-name="T24">0</text:span></text:p>
          </draw:text-box>
        </draw:frame>
        <draw:frame draw:style-name="gr261" draw:text-style-name="P58" draw:layer="layout" svg:width="0.432cm" svg:height="0.37cm" svg:x="26.847cm" svg:y="2.006cm">
          <draw:text-box>
            <text:p text:style-name="P57"><text:span text:style-name="T24">3</text:span><text:span text:style-name="T24">5</text:span></text:p>
          </draw:text-box>
        </draw:frame>
        <draw:frame draw:style-name="gr261" draw:text-style-name="P58" draw:layer="layout" svg:width="0.432cm" svg:height="0.37cm" svg:x="28.117cm" svg:y="2.006cm">
          <draw:text-box>
            <text:p text:style-name="P57"><text:span text:style-name="T24">4</text:span><text:span text:style-name="T24">0</text:span></text:p>
          </draw:text-box>
        </draw:frame>
        <draw:polyline draw:style-name="gr260" draw:text-style-name="P5" draw:layer="layout" svg:width="0.507cm" svg:height="2.539cm" draw:transform="rotate (1.5707963267949) translate (15.621cm 3.678cm)" svg:viewBox="0 0 508 2540" draw:points="0,0 508,0 508,1270 0,1270 0,2540 508,2540">
          <text:p/>
        </draw:polyline>
        <draw:polyline draw:style-name="gr260" draw:text-style-name="P5" draw:layer="layout" svg:width="0.507cm" svg:height="2.539cm" draw:transform="rotate (1.5707963267949) translate (18.161cm 3.678cm)" svg:viewBox="0 0 508 2540" draw:points="0,0 508,0 508,1270 0,1270 0,2540 508,2540">
          <text:p/>
        </draw:polyline>
        <draw:polyline draw:style-name="gr260" draw:text-style-name="P5" draw:layer="layout" svg:width="0.507cm" svg:height="2.539cm" draw:transform="rotate (1.5707963267949) translate (20.701cm 3.678cm)" svg:viewBox="0 0 508 2540" draw:points="0,0 508,0 508,1270 0,1270 0,2540 508,2540">
          <text:p/>
        </draw:polyline>
        <draw:polyline draw:style-name="gr260" draw:text-style-name="P5" draw:layer="layout" svg:width="0.507cm" svg:height="2.539cm" draw:transform="rotate (1.5707963267949) translate (23.241cm 3.678cm)" svg:viewBox="0 0 508 2540" draw:points="0,0 508,0 508,1270 0,1270 0,2540 508,2540">
          <text:p/>
        </draw:polyline>
        <draw:polyline draw:style-name="gr260" draw:text-style-name="P5" draw:layer="layout" svg:width="0.507cm" svg:height="2.539cm" draw:transform="rotate (1.5707963267949) translate (25.781cm 3.678cm)" svg:viewBox="0 0 508 2540" draw:points="0,0 508,0 508,1270 0,1270 0,2540 508,2540">
          <text:p/>
        </draw:polyline>
        <draw:path draw:style-name="gr263" draw:text-style-name="P5" draw:layer="layout" svg:width="2.361cm" svg:height="0.787cm" draw:transform="rotate (-3.14159265358979) translate (20.624cm 3.429cm)" svg:viewBox="0 0 2362 788" svg:d="M2362 788c-1169 0-1118-788-2362-788">
          <text:p/>
        </draw:path>
        <draw:path draw:style-name="gr264" draw:text-style-name="P5" draw:layer="layout" svg:width="0.891cm" svg:height="0.787cm" draw:transform="rotate (-3.14159265358979) translate (21.6429702481208cm 3.429cm)" svg:viewBox="0 0 892 788" svg:d="M892 788c-1067-26-1296-768-26-788">
          <text:p/>
        </draw:path>
        <draw:frame draw:style-name="gr261" draw:text-style-name="P86" draw:layer="layout" svg:width="0.33cm" svg:height="0.37cm" svg:x="15.419cm" svg:y="1.625cm">
          <draw:text-box>
            <text:p text:style-name="P23"><text:span text:style-name="T73">2</text:span></text:p>
          </draw:text-box>
        </draw:frame>
        <draw:frame draw:style-name="gr261" draw:text-style-name="P86" draw:layer="layout" svg:width="0.432cm" svg:height="0.37cm" svg:x="17.856cm" svg:y="1.625cm">
          <draw:text-box>
            <text:p text:style-name="P23"><text:span text:style-name="T73">1</text:span></text:p>
          </draw:text-box>
        </draw:frame>
        <draw:frame draw:style-name="gr261" draw:text-style-name="P86" draw:layer="layout" svg:width="0.432cm" svg:height="0.37cm" svg:x="20.397cm" svg:y="1.625cm">
          <draw:text-box>
            <text:p text:style-name="P23"><text:span text:style-name="T73">0</text:span></text:p>
          </draw:text-box>
        </draw:frame>
        <draw:frame draw:style-name="gr265" draw:text-style-name="P87" draw:layer="layout" svg:width="0.432cm" svg:height="0.37cm" svg:x="22.912cm" svg:y="1.625cm">
          <draw:text-box>
            <text:p text:style-name="P23"><text:span text:style-name="T80">-1</text:span></text:p>
          </draw:text-box>
        </draw:frame>
        <draw:frame draw:style-name="gr261" draw:text-style-name="P86" draw:layer="layout" svg:width="0.432cm" svg:height="0.37cm" svg:x="25.503cm" svg:y="1.625cm">
          <draw:text-box>
            <text:p text:style-name="P23"><text:span text:style-name="T73">-2</text:span></text:p>
          </draw:text-box>
        </draw:frame>
        <draw:frame draw:style-name="gr261" draw:text-style-name="P86" draw:layer="layout" svg:width="0.432cm" svg:height="0.37cm" svg:x="28.017cm" svg:y="1.625cm">
          <draw:text-box>
            <text:p text:style-name="P23"><text:span text:style-name="T73">-3</text:span></text:p>
          </draw:text-box>
        </draw:frame>
        <draw:line draw:style-name="gr266" draw:text-style-name="P88" draw:layer="layout" svg:x1="18.161cm" svg:y1="2.311cm" svg:x2="18.161cm" svg:y2="3.835cm">
          <text:p/>
        </draw:line>
        <draw:frame draw:style-name="gr261" draw:text-style-name="P89" draw:layer="layout" svg:width="0.33cm" svg:height="0.37cm" svg:x="15.419cm" svg:y="1.255cm">
          <draw:text-box>
            <text:p text:style-name="P23"><text:span text:style-name="T68">-1</text:span></text:p>
          </draw:text-box>
        </draw:frame>
        <draw:frame draw:style-name="gr267" draw:text-style-name="P91" draw:layer="layout" svg:width="0.432cm" svg:height="0.37cm" svg:x="17.856cm" svg:y="1.255cm">
          <draw:text-box>
            <text:p text:style-name="P90"><text:span text:style-name="T81">0</text:span></text:p>
          </draw:text-box>
        </draw:frame>
        <draw:frame draw:style-name="gr261" draw:text-style-name="P89" draw:layer="layout" svg:width="0.432cm" svg:height="0.37cm" svg:x="20.397cm" svg:y="1.255cm">
          <draw:text-box>
            <text:p text:style-name="P23"><text:span text:style-name="T68">1</text:span></text:p>
          </draw:text-box>
        </draw:frame>
        <draw:frame draw:style-name="gr265" draw:text-style-name="P92" draw:layer="layout" svg:width="0.432cm" svg:height="0.37cm" svg:x="22.912cm" svg:y="1.255cm">
          <draw:text-box>
            <text:p text:style-name="P23"><text:span text:style-name="T82">2</text:span></text:p>
          </draw:text-box>
        </draw:frame>
        <draw:frame draw:style-name="gr261" draw:text-style-name="P89" draw:layer="layout" svg:width="0.432cm" svg:height="0.37cm" svg:x="25.503cm" svg:y="1.255cm">
          <draw:text-box>
            <text:p text:style-name="P23"><text:span text:style-name="T68">3</text:span></text:p>
          </draw:text-box>
        </draw:frame>
        <draw:frame draw:style-name="gr261" draw:text-style-name="P89" draw:layer="layout" svg:width="0.432cm" svg:height="0.37cm" svg:x="28.017cm" svg:y="1.255cm">
          <draw:text-box>
            <text:p text:style-name="P23"><text:span text:style-name="T68">4</text:span></text:p>
          </draw:text-box>
        </draw:frame>
        <draw:path draw:style-name="gr268" draw:text-style-name="P5" draw:layer="layout" svg:width="2.208cm" svg:height="0.324cm" draw:transform="rotate (-3.14159265358979) translate (20.497cm 2.057cm)" svg:viewBox="0 0 2209 325" svg:d="M2209 76c-990 356-1219 330-2209-76">
          <text:p/>
        </draw:path>
        <draw:frame draw:style-name="gr261" draw:text-style-name="P89" draw:layer="layout" svg:width="0.33cm" svg:height="0.37cm" svg:x="15.419cm" svg:y="4.19cm">
          <draw:text-box>
            <text:p text:style-name="P23"><text:span text:style-name="T68">2</text:span></text:p>
          </draw:text-box>
        </draw:frame>
        <draw:frame draw:style-name="gr261" draw:text-style-name="P89" draw:layer="layout" svg:width="0.432cm" svg:height="0.37cm" svg:x="17.856cm" svg:y="4.19cm">
          <draw:text-box>
            <text:p text:style-name="P23"><text:span text:style-name="T68">1</text:span></text:p>
          </draw:text-box>
        </draw:frame>
        <draw:frame draw:style-name="gr261" draw:text-style-name="P89" draw:layer="layout" svg:width="0.432cm" svg:height="0.37cm" svg:x="20.397cm" svg:y="4.19cm">
          <draw:text-box>
            <text:p text:style-name="P23"><text:span text:style-name="T68">0</text:span></text:p>
          </draw:text-box>
        </draw:frame>
        <draw:frame draw:style-name="gr265" draw:text-style-name="P92" draw:layer="layout" svg:width="0.432cm" svg:height="0.37cm" svg:x="22.912cm" svg:y="4.19cm">
          <draw:text-box>
            <text:p text:style-name="P23"><text:span text:style-name="T82">-1</text:span></text:p>
          </draw:text-box>
        </draw:frame>
        <draw:frame draw:style-name="gr261" draw:text-style-name="P89" draw:layer="layout" svg:width="0.432cm" svg:height="0.37cm" svg:x="25.503cm" svg:y="4.19cm">
          <draw:text-box>
            <text:p text:style-name="P23"><text:span text:style-name="T68">-2</text:span></text:p>
          </draw:text-box>
        </draw:frame>
        <draw:frame draw:style-name="gr261" draw:text-style-name="P89" draw:layer="layout" svg:width="0.432cm" svg:height="0.37cm" svg:x="28.017cm" svg:y="4.19cm">
          <draw:text-box>
            <text:p text:style-name="P23"><text:span text:style-name="T68">-3</text:span></text:p>
          </draw:text-box>
        </draw:frame>
        <draw:frame draw:style-name="gr261" draw:text-style-name="P86" draw:layer="layout" svg:width="0.33cm" svg:height="0.37cm" svg:x="15.419cm" svg:y="3.82cm">
          <draw:text-box>
            <text:p text:style-name="P23"><text:span text:style-name="T73">-1</text:span></text:p>
          </draw:text-box>
        </draw:frame>
        <draw:frame draw:style-name="gr269" draw:text-style-name="P93" draw:layer="layout" svg:width="0.432cm" svg:height="0.37cm" svg:x="17.856cm" svg:y="3.82cm">
          <draw:text-box>
            <text:p text:style-name="P90"><text:span text:style-name="T83">0</text:span></text:p>
          </draw:text-box>
        </draw:frame>
        <draw:frame draw:style-name="gr261" draw:text-style-name="P86" draw:layer="layout" svg:width="0.432cm" svg:height="0.37cm" svg:x="20.397cm" svg:y="3.82cm">
          <draw:text-box>
            <text:p text:style-name="P23"><text:span text:style-name="T73">1</text:span></text:p>
          </draw:text-box>
        </draw:frame>
        <draw:frame draw:style-name="gr265" draw:text-style-name="P87" draw:layer="layout" svg:width="0.432cm" svg:height="0.37cm" svg:x="22.912cm" svg:y="3.82cm">
          <draw:text-box>
            <text:p text:style-name="P23"><text:span text:style-name="T80">2</text:span></text:p>
          </draw:text-box>
        </draw:frame>
        <draw:frame draw:style-name="gr261" draw:text-style-name="P86" draw:layer="layout" svg:width="0.432cm" svg:height="0.37cm" svg:x="25.503cm" svg:y="3.82cm">
          <draw:text-box>
            <text:p text:style-name="P23"><text:span text:style-name="T73">3</text:span></text:p>
          </draw:text-box>
        </draw:frame>
        <draw:frame draw:style-name="gr261" draw:text-style-name="P86" draw:layer="layout" svg:width="0.432cm" svg:height="0.37cm" svg:x="28.017cm" svg:y="3.82cm">
          <draw:text-box>
            <text:p text:style-name="P23"><text:span text:style-name="T73">4</text:span></text:p>
          </draw:text-box>
        </draw:frame>
        <draw:frame draw:style-name="gr270" draw:text-style-name="P94" draw:layer="layout" svg:width="11.989cm" svg:height="0.381cm" svg:x="14.757cm" svg:y="0.787cm">
          <draw:text-box>
            <text:p text:style-name="P19"><text:span text:style-name="T18">d</text:span><text:span text:style-name="T18">ef</text:span><text:span text:style-name="T18">a</text:span><text:span text:style-name="T18">ul</text:span><text:span text:style-name="T18">t </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1)</text:span></text:p>
          </draw:text-box>
        </draw:frame>
        <draw:custom-shape draw:style-name="gr259" draw:text-style-name="P74" draw:layer="layout" svg:width="0.153cm" svg:height="0.584cm" svg:x="20.624cm" svg:y="14.3cm">
          <text:p/>
          <draw:enhanced-geometry svg:viewBox="0 0 21600 21600" draw:type="rectangle" draw:enhanced-path="M 0 0 L 21600 0 21600 21600 0 21600 0 0 Z N"/>
        </draw:custom-shape>
        <draw:custom-shape draw:style-name="gr259" draw:text-style-name="P74" draw:layer="layout" svg:width="0.153cm" svg:height="0.584cm" svg:x="20.624cm" svg:y="15.062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4.854cm)" svg:viewBox="0 0 508 2540" draw:points="0,0 508,0 508,1270 0,1270 0,2540 508,2540">
          <text:p/>
        </draw:polyline>
        <draw:frame draw:style-name="gr261" draw:text-style-name="P58" draw:layer="layout" svg:width="1.625cm" svg:height="0.37cm" svg:x="13.767cm" svg:y="14.422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61" draw:text-style-name="P58" draw:layer="layout" svg:width="1.676cm" svg:height="0.37cm" svg:x="13.767cm" svg:y="15.184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60" draw:text-style-name="P5" draw:layer="layout" svg:width="0.507cm" svg:height="2.539cm" draw:transform="rotate (1.5707963267949) translate (18.161cm 14.854cm)" svg:viewBox="0 0 508 2540" draw:points="0,0 508,0 508,1270 0,1270 0,2540 508,2540">
          <text:p/>
        </draw:polyline>
        <draw:polyline draw:style-name="gr260" draw:text-style-name="P5" draw:layer="layout" svg:width="0.507cm" svg:height="2.539cm" draw:transform="rotate (1.5707963267949) translate (20.701cm 14.854cm)" svg:viewBox="0 0 508 2540" draw:points="0,0 508,0 508,1270 0,1270 0,2540 508,2540">
          <text:p/>
        </draw:polyline>
        <draw:frame draw:style-name="gr261" draw:text-style-name="P58" draw:layer="layout" svg:width="0.483cm" svg:height="0.37cm" svg:x="15.519cm" svg:y="13.944cm">
          <draw:text-box>
            <text:p text:style-name="P57"><text:span text:style-name="T24">-</text:span><text:span text:style-name="T24">1</text:span><text:span text:style-name="T24">0</text:span></text:p>
          </draw:text-box>
        </draw:frame>
        <draw:frame draw:style-name="gr261" draw:text-style-name="P58" draw:layer="layout" svg:width="0.33cm" svg:height="0.37cm" svg:x="16.738cm" svg:y="13.944cm">
          <draw:text-box>
            <text:p text:style-name="P57"><text:span text:style-name="T24">-5</text:span></text:p>
          </draw:text-box>
        </draw:frame>
        <draw:frame draw:style-name="gr262" draw:text-style-name="P85" draw:layer="layout" svg:width="0.432cm" svg:height="0.37cm" svg:x="18.008cm" svg:y="13.944cm">
          <draw:text-box>
            <text:p text:style-name="P57"><text:span text:style-name="T24">0</text:span></text:p>
          </draw:text-box>
        </draw:frame>
        <draw:frame draw:style-name="gr261" draw:text-style-name="P58" draw:layer="layout" svg:width="0.432cm" svg:height="0.37cm" svg:x="19.227cm" svg:y="13.944cm">
          <draw:text-box>
            <text:p text:style-name="P57"><text:span text:style-name="T24">5</text:span></text:p>
          </draw:text-box>
        </draw:frame>
        <draw:frame draw:style-name="gr261" draw:text-style-name="P58" draw:layer="layout" svg:width="0.432cm" svg:height="0.37cm" svg:x="20.497cm" svg:y="13.944cm">
          <draw:text-box>
            <text:p text:style-name="P57"><text:span text:style-name="T24">1</text:span><text:span text:style-name="T24">0</text:span></text:p>
          </draw:text-box>
        </draw:frame>
        <draw:frame draw:style-name="gr261" draw:text-style-name="P58" draw:layer="layout" svg:width="0.432cm" svg:height="0.37cm" svg:x="21.767cm" svg:y="13.944cm">
          <draw:text-box>
            <text:p text:style-name="P57"><text:span text:style-name="T24">1</text:span><text:span text:style-name="T24">5</text:span></text:p>
          </draw:text-box>
        </draw:frame>
        <draw:frame draw:style-name="gr261" draw:text-style-name="P58" draw:layer="layout" svg:width="0.432cm" svg:height="0.37cm" svg:x="23.012cm" svg:y="13.944cm">
          <draw:text-box>
            <text:p text:style-name="P57"><text:span text:style-name="T24">2</text:span><text:span text:style-name="T24">0</text:span></text:p>
          </draw:text-box>
        </draw:frame>
        <draw:polyline draw:style-name="gr260" draw:text-style-name="P5" draw:layer="layout" svg:width="0.507cm" svg:height="2.539cm" draw:transform="rotate (1.5707963267949) translate (23.241cm 14.854cm)" svg:viewBox="0 0 508 2540" draw:points="0,0 508,0 508,1270 0,1270 0,2540 508,2540">
          <text:p/>
        </draw:polyline>
        <draw:polyline draw:style-name="gr260" draw:text-style-name="P5" draw:layer="layout" svg:width="0.507cm" svg:height="2.539cm" draw:transform="rotate (1.5707963267949) translate (25.781cm 14.854cm)" svg:viewBox="0 0 508 2540" draw:points="0,0 508,0 508,1270 0,1270 0,2540 508,2540">
          <text:p/>
        </draw:polyline>
        <draw:frame draw:style-name="gr261" draw:text-style-name="P58" draw:layer="layout" svg:width="0.432cm" svg:height="0.37cm" svg:x="24.333cm" svg:y="13.944cm">
          <draw:text-box>
            <text:p text:style-name="P57"><text:span text:style-name="T24">2</text:span><text:span text:style-name="T24">5</text:span></text:p>
          </draw:text-box>
        </draw:frame>
        <draw:frame draw:style-name="gr261" draw:text-style-name="P58" draw:layer="layout" svg:width="0.432cm" svg:height="0.37cm" svg:x="25.603cm" svg:y="13.944cm">
          <draw:text-box>
            <text:p text:style-name="P57"><text:span text:style-name="T24">3</text:span><text:span text:style-name="T24">0</text:span></text:p>
          </draw:text-box>
        </draw:frame>
        <draw:frame draw:style-name="gr261" draw:text-style-name="P58" draw:layer="layout" svg:width="0.432cm" svg:height="0.37cm" svg:x="26.847cm" svg:y="13.944cm">
          <draw:text-box>
            <text:p text:style-name="P57"><text:span text:style-name="T24">3</text:span><text:span text:style-name="T24">5</text:span></text:p>
          </draw:text-box>
        </draw:frame>
        <draw:frame draw:style-name="gr261" draw:text-style-name="P58" draw:layer="layout" svg:width="0.432cm" svg:height="0.37cm" svg:x="28.117cm" svg:y="13.944cm">
          <draw:text-box>
            <text:p text:style-name="P57"><text:span text:style-name="T24">4</text:span><text:span text:style-name="T24">0</text:span></text:p>
          </draw:text-box>
        </draw:frame>
        <draw:polyline draw:style-name="gr260" draw:text-style-name="P5" draw:layer="layout" svg:width="0.507cm" svg:height="2.539cm" draw:transform="rotate (1.5707963267949) translate (15.621cm 15.616cm)" svg:viewBox="0 0 508 2540" draw:points="0,0 508,0 508,1270 0,1270 0,2540 508,2540">
          <text:p/>
        </draw:polyline>
        <draw:polyline draw:style-name="gr260" draw:text-style-name="P5" draw:layer="layout" svg:width="0.507cm" svg:height="2.539cm" draw:transform="rotate (1.5707963267949) translate (18.161cm 15.616cm)" svg:viewBox="0 0 508 2540" draw:points="0,0 508,0 508,1270 0,1270 0,2540 508,2540">
          <text:p/>
        </draw:polyline>
        <draw:polyline draw:style-name="gr260" draw:text-style-name="P5" draw:layer="layout" svg:width="0.507cm" svg:height="2.539cm" draw:transform="rotate (1.5707963267949) translate (20.701cm 15.616cm)" svg:viewBox="0 0 508 2540" draw:points="0,0 508,0 508,1270 0,1270 0,2540 508,2540">
          <text:p/>
        </draw:polyline>
        <draw:polyline draw:style-name="gr260" draw:text-style-name="P5" draw:layer="layout" svg:width="0.507cm" svg:height="2.539cm" draw:transform="rotate (1.5707963267949) translate (23.241cm 15.616cm)" svg:viewBox="0 0 508 2540" draw:points="0,0 508,0 508,1270 0,1270 0,2540 508,2540">
          <text:p/>
        </draw:polyline>
        <draw:polyline draw:style-name="gr260" draw:text-style-name="P5" draw:layer="layout" svg:width="0.507cm" svg:height="2.539cm" draw:transform="rotate (1.5707963267949) translate (25.781cm 15.616cm)" svg:viewBox="0 0 508 2540" draw:points="0,0 508,0 508,1270 0,1270 0,2540 508,2540">
          <text:p/>
        </draw:polyline>
        <draw:frame draw:style-name="gr261" draw:text-style-name="P86" draw:layer="layout" svg:width="0.33cm" svg:height="0.37cm" svg:x="15.419cm" svg:y="13.563cm">
          <draw:text-box>
            <text:p text:style-name="P23"><text:span text:style-name="T73">2</text:span></text:p>
          </draw:text-box>
        </draw:frame>
        <draw:frame draw:style-name="gr261" draw:text-style-name="P86" draw:layer="layout" svg:width="0.432cm" svg:height="0.37cm" svg:x="17.856cm" svg:y="13.563cm">
          <draw:text-box>
            <text:p text:style-name="P23"><text:span text:style-name="T73">1</text:span></text:p>
          </draw:text-box>
        </draw:frame>
        <draw:frame draw:style-name="gr261" draw:text-style-name="P86" draw:layer="layout" svg:width="0.432cm" svg:height="0.37cm" svg:x="20.397cm" svg:y="13.563cm">
          <draw:text-box>
            <text:p text:style-name="P23"><text:span text:style-name="T73">0</text:span></text:p>
          </draw:text-box>
        </draw:frame>
        <draw:frame draw:style-name="gr265" draw:text-style-name="P87" draw:layer="layout" svg:width="0.432cm" svg:height="0.37cm" svg:x="22.912cm" svg:y="13.563cm">
          <draw:text-box>
            <text:p text:style-name="P23"><text:span text:style-name="T80">-1</text:span></text:p>
          </draw:text-box>
        </draw:frame>
        <draw:frame draw:style-name="gr261" draw:text-style-name="P86" draw:layer="layout" svg:width="0.432cm" svg:height="0.37cm" svg:x="25.503cm" svg:y="13.563cm">
          <draw:text-box>
            <text:p text:style-name="P23"><text:span text:style-name="T73">-2</text:span></text:p>
          </draw:text-box>
        </draw:frame>
        <draw:frame draw:style-name="gr261" draw:text-style-name="P86" draw:layer="layout" svg:width="0.432cm" svg:height="0.37cm" svg:x="28.017cm" svg:y="13.563cm">
          <draw:text-box>
            <text:p text:style-name="P23"><text:span text:style-name="T73">-3</text:span></text:p>
          </draw:text-box>
        </draw:frame>
        <draw:line draw:style-name="gr266" draw:text-style-name="P88" draw:layer="layout" svg:x1="18.161cm" svg:y1="14.249cm" svg:x2="18.161cm" svg:y2="15.773cm">
          <text:p/>
        </draw:line>
        <draw:frame draw:style-name="gr261" draw:text-style-name="P89" draw:layer="layout" svg:width="0.33cm" svg:height="0.37cm" svg:x="15.419cm" svg:y="13.193cm">
          <draw:text-box>
            <text:p text:style-name="P23"><text:span text:style-name="T68">-2</text:span></text:p>
          </draw:text-box>
        </draw:frame>
        <draw:frame draw:style-name="gr271" draw:text-style-name="P91" draw:layer="layout" svg:width="0.432cm" svg:height="0.37cm" svg:x="17.856cm" svg:y="13.193cm">
          <draw:text-box>
            <text:p text:style-name="P90"><text:span text:style-name="T81">-1</text:span></text:p>
          </draw:text-box>
        </draw:frame>
        <draw:frame draw:style-name="gr261" draw:text-style-name="P89" draw:layer="layout" svg:width="0.432cm" svg:height="0.37cm" svg:x="20.397cm" svg:y="13.193cm">
          <draw:text-box>
            <text:p text:style-name="P23"><text:span text:style-name="T68">0</text:span></text:p>
          </draw:text-box>
        </draw:frame>
        <draw:frame draw:style-name="gr265" draw:text-style-name="P92" draw:layer="layout" svg:width="0.432cm" svg:height="0.37cm" svg:x="22.912cm" svg:y="13.193cm">
          <draw:text-box>
            <text:p text:style-name="P23"><text:span text:style-name="T82">1</text:span></text:p>
          </draw:text-box>
        </draw:frame>
        <draw:frame draw:style-name="gr261" draw:text-style-name="P89" draw:layer="layout" svg:width="0.432cm" svg:height="0.37cm" svg:x="25.503cm" svg:y="13.193cm">
          <draw:text-box>
            <text:p text:style-name="P23"><text:span text:style-name="T68">2</text:span></text:p>
          </draw:text-box>
        </draw:frame>
        <draw:frame draw:style-name="gr261" draw:text-style-name="P89" draw:layer="layout" svg:width="0.432cm" svg:height="0.37cm" svg:x="28.017cm" svg:y="13.193cm">
          <draw:text-box>
            <text:p text:style-name="P23"><text:span text:style-name="T68">3</text:span></text:p>
          </draw:text-box>
        </draw:frame>
        <draw:path draw:style-name="gr268" draw:text-style-name="P5" draw:layer="layout" svg:width="2.208cm" svg:height="0.324cm" draw:transform="rotate (-3.14159265358979) translate (23.037cm 13.995cm)" svg:viewBox="0 0 2209 325" svg:d="M2209 76c-990 356-1219 330-2209-76">
          <text:p/>
        </draw:path>
        <draw:frame draw:style-name="gr261" draw:text-style-name="P89" draw:layer="layout" svg:width="0.33cm" svg:height="0.37cm" svg:x="15.419cm" svg:y="16.128cm">
          <draw:text-box>
            <text:p text:style-name="P23"><text:span text:style-name="T68">2</text:span></text:p>
          </draw:text-box>
        </draw:frame>
        <draw:frame draw:style-name="gr261" draw:text-style-name="P89" draw:layer="layout" svg:width="0.432cm" svg:height="0.37cm" svg:x="17.856cm" svg:y="16.128cm">
          <draw:text-box>
            <text:p text:style-name="P23"><text:span text:style-name="T68">1</text:span></text:p>
          </draw:text-box>
        </draw:frame>
        <draw:frame draw:style-name="gr261" draw:text-style-name="P89" draw:layer="layout" svg:width="0.432cm" svg:height="0.37cm" svg:x="20.397cm" svg:y="16.128cm">
          <draw:text-box>
            <text:p text:style-name="P23"><text:span text:style-name="T68">0</text:span></text:p>
          </draw:text-box>
        </draw:frame>
        <draw:frame draw:style-name="gr265" draw:text-style-name="P92" draw:layer="layout" svg:width="0.432cm" svg:height="0.37cm" svg:x="22.912cm" svg:y="16.128cm">
          <draw:text-box>
            <text:p text:style-name="P23"><text:span text:style-name="T82">-1</text:span></text:p>
          </draw:text-box>
        </draw:frame>
        <draw:frame draw:style-name="gr261" draw:text-style-name="P89" draw:layer="layout" svg:width="0.432cm" svg:height="0.37cm" svg:x="25.503cm" svg:y="16.128cm">
          <draw:text-box>
            <text:p text:style-name="P23"><text:span text:style-name="T68">-2</text:span></text:p>
          </draw:text-box>
        </draw:frame>
        <draw:frame draw:style-name="gr261" draw:text-style-name="P89" draw:layer="layout" svg:width="0.432cm" svg:height="0.37cm" svg:x="28.017cm" svg:y="16.128cm">
          <draw:text-box>
            <text:p text:style-name="P23"><text:span text:style-name="T68">-3</text:span></text:p>
          </draw:text-box>
        </draw:frame>
        <draw:frame draw:style-name="gr261" draw:text-style-name="P86" draw:layer="layout" svg:width="0.33cm" svg:height="0.37cm" svg:x="15.419cm" svg:y="15.758cm">
          <draw:text-box>
            <text:p text:style-name="P23"><text:span text:style-name="T73">-1</text:span></text:p>
          </draw:text-box>
        </draw:frame>
        <draw:frame draw:style-name="gr272" draw:text-style-name="P93" draw:layer="layout" svg:width="0.432cm" svg:height="0.37cm" svg:x="17.856cm" svg:y="15.758cm">
          <draw:text-box>
            <text:p text:style-name="P90"><text:span text:style-name="T83">0</text:span></text:p>
          </draw:text-box>
        </draw:frame>
        <draw:frame draw:style-name="gr261" draw:text-style-name="P86" draw:layer="layout" svg:width="0.432cm" svg:height="0.37cm" svg:x="20.397cm" svg:y="15.758cm">
          <draw:text-box>
            <text:p text:style-name="P23"><text:span text:style-name="T73">1</text:span></text:p>
          </draw:text-box>
        </draw:frame>
        <draw:frame draw:style-name="gr265" draw:text-style-name="P87" draw:layer="layout" svg:width="0.432cm" svg:height="0.37cm" svg:x="22.912cm" svg:y="15.758cm">
          <draw:text-box>
            <text:p text:style-name="P23"><text:span text:style-name="T80">2</text:span></text:p>
          </draw:text-box>
        </draw:frame>
        <draw:frame draw:style-name="gr261" draw:text-style-name="P86" draw:layer="layout" svg:width="0.432cm" svg:height="0.37cm" svg:x="25.503cm" svg:y="15.758cm">
          <draw:text-box>
            <text:p text:style-name="P23"><text:span text:style-name="T73">3</text:span></text:p>
          </draw:text-box>
        </draw:frame>
        <draw:frame draw:style-name="gr261" draw:text-style-name="P86" draw:layer="layout" svg:width="0.432cm" svg:height="0.37cm" svg:x="28.017cm" svg:y="15.758cm">
          <draw:text-box>
            <text:p text:style-name="P23"><text:span text:style-name="T73">4</text:span></text:p>
          </draw:text-box>
        </draw:frame>
        <draw:frame draw:style-name="gr270" draw:text-style-name="P94" draw:layer="layout" svg:width="11.989cm" svg:height="0.381cm" svg:x="14.757cm" svg:y="12.725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0 </text:span><text:span text:style-name="T18">-</text:span><text:span text:style-name="T18">st</text:span><text:span text:style-name="T18">ar</text:span><text:span text:style-name="T18">t</text:span></text:p>
          </draw:text-box>
        </draw:frame>
        <draw:path draw:style-name="gr264" draw:text-style-name="P5" draw:layer="layout" svg:width="2.361cm" svg:height="0.787cm" draw:transform="rotate (-3.14159265358979) translate (23.19cm 15.443cm)" svg:viewBox="0 0 2362 788" svg:d="M0 788c1169 0 1118-788 2362-788">
          <text:p/>
        </draw:path>
        <draw:custom-shape draw:style-name="gr259" draw:text-style-name="P74" draw:layer="layout" svg:width="0.153cm" svg:height="0.584cm" svg:x="18.084cm" svg:y="6.172cm">
          <text:p/>
          <draw:enhanced-geometry svg:viewBox="0 0 21600 21600" draw:type="rectangle" draw:enhanced-path="M 0 0 L 21600 0 21600 21600 0 21600 0 0 Z N"/>
        </draw:custom-shape>
        <draw:custom-shape draw:style-name="gr259" draw:text-style-name="P74" draw:layer="layout" svg:width="0.153cm" svg:height="0.584cm" svg:x="23.164cm" svg:y="6.934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6.726cm)" svg:viewBox="0 0 508 2540" draw:points="0,0 508,0 508,1270 0,1270 0,2540 508,2540">
          <text:p/>
        </draw:polyline>
        <draw:frame draw:style-name="gr261" draw:text-style-name="P58" draw:layer="layout" svg:width="1.625cm" svg:height="0.37cm" svg:x="13.767cm" svg:y="6.29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61" draw:text-style-name="P58" draw:layer="layout" svg:width="1.676cm" svg:height="0.37cm" svg:x="13.767cm" svg:y="7.05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60" draw:text-style-name="P5" draw:layer="layout" svg:width="0.507cm" svg:height="2.539cm" draw:transform="rotate (1.5707963267949) translate (18.161cm 6.726cm)" svg:viewBox="0 0 508 2540" draw:points="0,0 508,0 508,1270 0,1270 0,2540 508,2540">
          <text:p/>
        </draw:polyline>
        <draw:polyline draw:style-name="gr260" draw:text-style-name="P5" draw:layer="layout" svg:width="0.507cm" svg:height="2.539cm" draw:transform="rotate (1.5707963267949) translate (20.701cm 6.726cm)" svg:viewBox="0 0 508 2540" draw:points="0,0 508,0 508,1270 0,1270 0,2540 508,2540">
          <text:p/>
        </draw:polyline>
        <draw:frame draw:style-name="gr261" draw:text-style-name="P58" draw:layer="layout" svg:width="0.483cm" svg:height="0.37cm" svg:x="15.519cm" svg:y="5.816cm">
          <draw:text-box>
            <text:p text:style-name="P57"><text:span text:style-name="T24">-</text:span><text:span text:style-name="T24">1</text:span><text:span text:style-name="T24">0</text:span></text:p>
          </draw:text-box>
        </draw:frame>
        <draw:frame draw:style-name="gr261" draw:text-style-name="P58" draw:layer="layout" svg:width="0.33cm" svg:height="0.37cm" svg:x="16.738cm" svg:y="5.816cm">
          <draw:text-box>
            <text:p text:style-name="P57"><text:span text:style-name="T24">-5</text:span></text:p>
          </draw:text-box>
        </draw:frame>
        <draw:frame draw:style-name="gr262" draw:text-style-name="P85" draw:layer="layout" svg:width="0.432cm" svg:height="0.37cm" svg:x="18.008cm" svg:y="5.816cm">
          <draw:text-box>
            <text:p text:style-name="P57"><text:span text:style-name="T24">0</text:span></text:p>
          </draw:text-box>
        </draw:frame>
        <draw:frame draw:style-name="gr261" draw:text-style-name="P58" draw:layer="layout" svg:width="0.432cm" svg:height="0.37cm" svg:x="19.227cm" svg:y="5.816cm">
          <draw:text-box>
            <text:p text:style-name="P57"><text:span text:style-name="T24">5</text:span></text:p>
          </draw:text-box>
        </draw:frame>
        <draw:frame draw:style-name="gr261" draw:text-style-name="P58" draw:layer="layout" svg:width="0.432cm" svg:height="0.37cm" svg:x="20.497cm" svg:y="5.816cm">
          <draw:text-box>
            <text:p text:style-name="P57"><text:span text:style-name="T24">1</text:span><text:span text:style-name="T24">0</text:span></text:p>
          </draw:text-box>
        </draw:frame>
        <draw:frame draw:style-name="gr261" draw:text-style-name="P58" draw:layer="layout" svg:width="0.432cm" svg:height="0.37cm" svg:x="21.767cm" svg:y="5.816cm">
          <draw:text-box>
            <text:p text:style-name="P57"><text:span text:style-name="T24">1</text:span><text:span text:style-name="T24">5</text:span></text:p>
          </draw:text-box>
        </draw:frame>
        <draw:frame draw:style-name="gr261" draw:text-style-name="P58" draw:layer="layout" svg:width="0.432cm" svg:height="0.37cm" svg:x="23.012cm" svg:y="5.816cm">
          <draw:text-box>
            <text:p text:style-name="P57"><text:span text:style-name="T24">2</text:span><text:span text:style-name="T24">0</text:span></text:p>
          </draw:text-box>
        </draw:frame>
        <draw:polyline draw:style-name="gr260" draw:text-style-name="P5" draw:layer="layout" svg:width="0.507cm" svg:height="2.539cm" draw:transform="rotate (1.5707963267949) translate (23.241cm 6.726cm)" svg:viewBox="0 0 508 2540" draw:points="0,0 508,0 508,1270 0,1270 0,2540 508,2540">
          <text:p/>
        </draw:polyline>
        <draw:polyline draw:style-name="gr260" draw:text-style-name="P5" draw:layer="layout" svg:width="0.507cm" svg:height="2.539cm" draw:transform="rotate (1.5707963267949) translate (25.781cm 6.726cm)" svg:viewBox="0 0 508 2540" draw:points="0,0 508,0 508,1270 0,1270 0,2540 508,2540">
          <text:p/>
        </draw:polyline>
        <draw:frame draw:style-name="gr261" draw:text-style-name="P58" draw:layer="layout" svg:width="0.432cm" svg:height="0.37cm" svg:x="24.333cm" svg:y="5.816cm">
          <draw:text-box>
            <text:p text:style-name="P57"><text:span text:style-name="T24">2</text:span><text:span text:style-name="T24">5</text:span></text:p>
          </draw:text-box>
        </draw:frame>
        <draw:frame draw:style-name="gr261" draw:text-style-name="P58" draw:layer="layout" svg:width="0.432cm" svg:height="0.37cm" svg:x="25.603cm" svg:y="5.816cm">
          <draw:text-box>
            <text:p text:style-name="P57"><text:span text:style-name="T24">3</text:span><text:span text:style-name="T24">0</text:span></text:p>
          </draw:text-box>
        </draw:frame>
        <draw:frame draw:style-name="gr261" draw:text-style-name="P58" draw:layer="layout" svg:width="0.432cm" svg:height="0.37cm" svg:x="26.847cm" svg:y="5.816cm">
          <draw:text-box>
            <text:p text:style-name="P57"><text:span text:style-name="T24">3</text:span><text:span text:style-name="T24">5</text:span></text:p>
          </draw:text-box>
        </draw:frame>
        <draw:frame draw:style-name="gr261" draw:text-style-name="P58" draw:layer="layout" svg:width="0.432cm" svg:height="0.37cm" svg:x="28.117cm" svg:y="5.816cm">
          <draw:text-box>
            <text:p text:style-name="P57"><text:span text:style-name="T24">4</text:span><text:span text:style-name="T24">0</text:span></text:p>
          </draw:text-box>
        </draw:frame>
        <draw:polyline draw:style-name="gr260" draw:text-style-name="P5" draw:layer="layout" svg:width="0.507cm" svg:height="2.539cm" draw:transform="rotate (1.5707963267949) translate (15.621cm 7.488cm)" svg:viewBox="0 0 508 2540" draw:points="0,0 508,0 508,1270 0,1270 0,2540 508,2540">
          <text:p/>
        </draw:polyline>
        <draw:polyline draw:style-name="gr260" draw:text-style-name="P5" draw:layer="layout" svg:width="0.507cm" svg:height="2.539cm" draw:transform="rotate (1.5707963267949) translate (18.161cm 7.488cm)" svg:viewBox="0 0 508 2540" draw:points="0,0 508,0 508,1270 0,1270 0,2540 508,2540">
          <text:p/>
        </draw:polyline>
        <draw:polyline draw:style-name="gr260" draw:text-style-name="P5" draw:layer="layout" svg:width="0.507cm" svg:height="2.539cm" draw:transform="rotate (1.5707963267949) translate (20.701cm 7.488cm)" svg:viewBox="0 0 508 2540" draw:points="0,0 508,0 508,1270 0,1270 0,2540 508,2540">
          <text:p/>
        </draw:polyline>
        <draw:polyline draw:style-name="gr260" draw:text-style-name="P5" draw:layer="layout" svg:width="0.507cm" svg:height="2.539cm" draw:transform="rotate (1.5707963267949) translate (23.241cm 7.488cm)" svg:viewBox="0 0 508 2540" draw:points="0,0 508,0 508,1270 0,1270 0,2540 508,2540">
          <text:p/>
        </draw:polyline>
        <draw:polyline draw:style-name="gr260" draw:text-style-name="P5" draw:layer="layout" svg:width="0.507cm" svg:height="2.539cm" draw:transform="rotate (1.5707963267949) translate (25.781cm 7.488cm)" svg:viewBox="0 0 508 2540" draw:points="0,0 508,0 508,1270 0,1270 0,2540 508,2540">
          <text:p/>
        </draw:polyline>
        <draw:frame draw:style-name="gr261" draw:text-style-name="P86" draw:layer="layout" svg:width="0.33cm" svg:height="0.37cm" svg:x="15.419cm" svg:y="5.435cm">
          <draw:text-box>
            <text:p text:style-name="P23"><text:span text:style-name="T73">2</text:span></text:p>
          </draw:text-box>
        </draw:frame>
        <draw:frame draw:style-name="gr261" draw:text-style-name="P86" draw:layer="layout" svg:width="0.432cm" svg:height="0.37cm" svg:x="17.856cm" svg:y="5.435cm">
          <draw:text-box>
            <text:p text:style-name="P23"><text:span text:style-name="T73">1</text:span></text:p>
          </draw:text-box>
        </draw:frame>
        <draw:frame draw:style-name="gr261" draw:text-style-name="P86" draw:layer="layout" svg:width="0.432cm" svg:height="0.37cm" svg:x="20.397cm" svg:y="5.435cm">
          <draw:text-box>
            <text:p text:style-name="P23"><text:span text:style-name="T73">0</text:span></text:p>
          </draw:text-box>
        </draw:frame>
        <draw:frame draw:style-name="gr265" draw:text-style-name="P87" draw:layer="layout" svg:width="0.432cm" svg:height="0.37cm" svg:x="22.912cm" svg:y="5.435cm">
          <draw:text-box>
            <text:p text:style-name="P23"><text:span text:style-name="T80">-1</text:span></text:p>
          </draw:text-box>
        </draw:frame>
        <draw:frame draw:style-name="gr261" draw:text-style-name="P86" draw:layer="layout" svg:width="0.432cm" svg:height="0.37cm" svg:x="25.503cm" svg:y="5.435cm">
          <draw:text-box>
            <text:p text:style-name="P23"><text:span text:style-name="T73">-2</text:span></text:p>
          </draw:text-box>
        </draw:frame>
        <draw:frame draw:style-name="gr261" draw:text-style-name="P86" draw:layer="layout" svg:width="0.432cm" svg:height="0.37cm" svg:x="28.017cm" svg:y="5.435cm">
          <draw:text-box>
            <text:p text:style-name="P23"><text:span text:style-name="T73">-3</text:span></text:p>
          </draw:text-box>
        </draw:frame>
        <draw:line draw:style-name="gr266" draw:text-style-name="P88" draw:layer="layout" svg:x1="18.161cm" svg:y1="6.121cm" svg:x2="18.161cm" svg:y2="7.645cm">
          <text:p/>
        </draw:line>
        <draw:frame draw:style-name="gr261" draw:text-style-name="P89" draw:layer="layout" svg:width="0.33cm" svg:height="0.37cm" svg:x="15.419cm" svg:y="5.065cm">
          <draw:text-box>
            <text:p text:style-name="P23"><text:span text:style-name="T68">-1</text:span></text:p>
          </draw:text-box>
        </draw:frame>
        <draw:frame draw:style-name="gr273" draw:text-style-name="P91" draw:layer="layout" svg:width="0.432cm" svg:height="0.37cm" svg:x="17.856cm" svg:y="5.065cm">
          <draw:text-box>
            <text:p text:style-name="P90"><text:span text:style-name="T81">0</text:span></text:p>
          </draw:text-box>
        </draw:frame>
        <draw:frame draw:style-name="gr261" draw:text-style-name="P89" draw:layer="layout" svg:width="0.432cm" svg:height="0.37cm" svg:x="20.397cm" svg:y="5.065cm">
          <draw:text-box>
            <text:p text:style-name="P23"><text:span text:style-name="T68">1</text:span></text:p>
          </draw:text-box>
        </draw:frame>
        <draw:frame draw:style-name="gr265" draw:text-style-name="P92" draw:layer="layout" svg:width="0.432cm" svg:height="0.37cm" svg:x="22.912cm" svg:y="5.065cm">
          <draw:text-box>
            <text:p text:style-name="P23"><text:span text:style-name="T82">2</text:span></text:p>
          </draw:text-box>
        </draw:frame>
        <draw:frame draw:style-name="gr261" draw:text-style-name="P89" draw:layer="layout" svg:width="0.432cm" svg:height="0.37cm" svg:x="25.503cm" svg:y="5.065cm">
          <draw:text-box>
            <text:p text:style-name="P23"><text:span text:style-name="T68">3</text:span></text:p>
          </draw:text-box>
        </draw:frame>
        <draw:frame draw:style-name="gr261" draw:text-style-name="P89" draw:layer="layout" svg:width="0.432cm" svg:height="0.37cm" svg:x="28.017cm" svg:y="5.065cm">
          <draw:text-box>
            <text:p text:style-name="P23"><text:span text:style-name="T68">4</text:span></text:p>
          </draw:text-box>
        </draw:frame>
        <draw:path draw:style-name="gr268" draw:text-style-name="P5" draw:layer="layout" svg:width="2.208cm" svg:height="0.324cm" draw:transform="rotate (-3.14159265358979) translate (20.497cm 5.867cm)" svg:viewBox="0 0 2209 325" svg:d="M2209 76c-990 356-1219 330-2209-76">
          <text:p/>
        </draw:path>
        <draw:frame draw:style-name="gr261" draw:text-style-name="P89" draw:layer="layout" svg:width="0.33cm" svg:height="0.37cm" svg:x="15.419cm" svg:y="8cm">
          <draw:text-box>
            <text:p text:style-name="P23"><text:span text:style-name="T68">3</text:span></text:p>
          </draw:text-box>
        </draw:frame>
        <draw:frame draw:style-name="gr261" draw:text-style-name="P89" draw:layer="layout" svg:width="0.432cm" svg:height="0.37cm" svg:x="17.856cm" svg:y="8cm">
          <draw:text-box>
            <text:p text:style-name="P23"><text:span text:style-name="T68">2</text:span></text:p>
          </draw:text-box>
        </draw:frame>
        <draw:frame draw:style-name="gr261" draw:text-style-name="P89" draw:layer="layout" svg:width="0.432cm" svg:height="0.37cm" svg:x="20.397cm" svg:y="8cm">
          <draw:text-box>
            <text:p text:style-name="P23"><text:span text:style-name="T68">1</text:span></text:p>
          </draw:text-box>
        </draw:frame>
        <draw:frame draw:style-name="gr265" draw:text-style-name="P92" draw:layer="layout" svg:width="0.432cm" svg:height="0.37cm" svg:x="22.912cm" svg:y="8cm">
          <draw:text-box>
            <text:p text:style-name="P23"><text:span text:style-name="T82">0</text:span></text:p>
          </draw:text-box>
        </draw:frame>
        <draw:frame draw:style-name="gr261" draw:text-style-name="P89" draw:layer="layout" svg:width="0.432cm" svg:height="0.37cm" svg:x="25.503cm" svg:y="8cm">
          <draw:text-box>
            <text:p text:style-name="P23"><text:span text:style-name="T68">-1</text:span></text:p>
          </draw:text-box>
        </draw:frame>
        <draw:frame draw:style-name="gr261" draw:text-style-name="P89" draw:layer="layout" svg:width="0.432cm" svg:height="0.37cm" svg:x="28.017cm" svg:y="8cm">
          <draw:text-box>
            <text:p text:style-name="P23"><text:span text:style-name="T68">-2</text:span></text:p>
          </draw:text-box>
        </draw:frame>
        <draw:frame draw:style-name="gr261" draw:text-style-name="P86" draw:layer="layout" svg:width="0.33cm" svg:height="0.37cm" svg:x="15.419cm" svg:y="7.63cm">
          <draw:text-box>
            <text:p text:style-name="P23"><text:span text:style-name="T73">-1</text:span></text:p>
          </draw:text-box>
        </draw:frame>
        <draw:frame draw:style-name="gr274" draw:text-style-name="P93" draw:layer="layout" svg:width="0.432cm" svg:height="0.37cm" svg:x="17.856cm" svg:y="7.63cm">
          <draw:text-box>
            <text:p text:style-name="P90"><text:span text:style-name="T83">0</text:span></text:p>
          </draw:text-box>
        </draw:frame>
        <draw:frame draw:style-name="gr261" draw:text-style-name="P86" draw:layer="layout" svg:width="0.432cm" svg:height="0.37cm" svg:x="20.397cm" svg:y="7.63cm">
          <draw:text-box>
            <text:p text:style-name="P23"><text:span text:style-name="T73">1</text:span></text:p>
          </draw:text-box>
        </draw:frame>
        <draw:frame draw:style-name="gr265" draw:text-style-name="P87" draw:layer="layout" svg:width="0.432cm" svg:height="0.37cm" svg:x="22.912cm" svg:y="7.63cm">
          <draw:text-box>
            <text:p text:style-name="P23"><text:span text:style-name="T80">2</text:span></text:p>
          </draw:text-box>
        </draw:frame>
        <draw:frame draw:style-name="gr261" draw:text-style-name="P86" draw:layer="layout" svg:width="0.432cm" svg:height="0.37cm" svg:x="25.503cm" svg:y="7.63cm">
          <draw:text-box>
            <text:p text:style-name="P23"><text:span text:style-name="T73">3</text:span></text:p>
          </draw:text-box>
        </draw:frame>
        <draw:frame draw:style-name="gr261" draw:text-style-name="P86" draw:layer="layout" svg:width="0.432cm" svg:height="0.37cm" svg:x="28.017cm" svg:y="7.63cm">
          <draw:text-box>
            <text:p text:style-name="P23"><text:span text:style-name="T73">4</text:span></text:p>
          </draw:text-box>
        </draw:frame>
        <draw:frame draw:style-name="gr270" draw:text-style-name="P94" draw:layer="layout" svg:width="11.989cm" svg:height="0.381cm" svg:x="14.757cm" svg:y="4.597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e</text:span><text:span text:style-name="T18">n</text:span><text:span text:style-name="T18">d]</text:span></text:p>
          </draw:text-box>
        </draw:frame>
        <draw:path draw:style-name="gr263" draw:text-style-name="P5" draw:layer="layout" svg:width="4.901cm" svg:height="0.761cm" draw:transform="rotate (-3.14159265358979) translate (23.164cm 7.226cm)" svg:viewBox="0 0 4902 762" svg:d="M4902 762c-2388 0-2210-762-4902-762">
          <text:p/>
        </draw:path>
        <draw:path draw:style-name="gr264" draw:text-style-name="P5" draw:layer="layout" svg:width="2.361cm" svg:height="0.787cm" draw:transform="rotate (-3.14159265358979) translate (23.164cm 7.126cm)" svg:viewBox="0 0 2362 788" svg:d="M2362 788c-1169 0-1118-788-2362-788">
          <text:p/>
        </draw:path>
        <draw:custom-shape draw:style-name="gr259" draw:text-style-name="P74" draw:layer="layout" svg:width="0.153cm" svg:height="0.584cm" svg:x="15.544cm" svg:y="10.236cm">
          <text:p/>
          <draw:enhanced-geometry svg:viewBox="0 0 21600 21600" draw:type="rectangle" draw:enhanced-path="M 0 0 L 21600 0 21600 21600 0 21600 0 0 Z N"/>
        </draw:custom-shape>
        <draw:custom-shape draw:style-name="gr259" draw:text-style-name="P74" draw:layer="layout" svg:width="0.153cm" svg:height="0.584cm" svg:x="20.624cm" svg:y="10.998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0.79cm)" svg:viewBox="0 0 508 2540" draw:points="0,0 508,0 508,1270 0,1270 0,2540 508,2540">
          <text:p/>
        </draw:polyline>
        <draw:frame draw:style-name="gr261" draw:text-style-name="P58" draw:layer="layout" svg:width="1.625cm" svg:height="0.37cm" svg:x="13.767cm" svg:y="10.358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61" draw:text-style-name="P58" draw:layer="layout" svg:width="1.676cm" svg:height="0.37cm" svg:x="13.767cm" svg:y="11.12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60" draw:text-style-name="P5" draw:layer="layout" svg:width="0.507cm" svg:height="2.539cm" draw:transform="rotate (1.5707963267949) translate (18.161cm 10.79cm)" svg:viewBox="0 0 508 2540" draw:points="0,0 508,0 508,1270 0,1270 0,2540 508,2540">
          <text:p/>
        </draw:polyline>
        <draw:polyline draw:style-name="gr260" draw:text-style-name="P5" draw:layer="layout" svg:width="0.507cm" svg:height="2.539cm" draw:transform="rotate (1.5707963267949) translate (20.701cm 10.79cm)" svg:viewBox="0 0 508 2540" draw:points="0,0 508,0 508,1270 0,1270 0,2540 508,2540">
          <text:p/>
        </draw:polyline>
        <draw:frame draw:style-name="gr261" draw:text-style-name="P58" draw:layer="layout" svg:width="0.483cm" svg:height="0.37cm" svg:x="15.519cm" svg:y="9.88cm">
          <draw:text-box>
            <text:p text:style-name="P57"><text:span text:style-name="T24">-</text:span><text:span text:style-name="T24">1</text:span><text:span text:style-name="T24">0</text:span></text:p>
          </draw:text-box>
        </draw:frame>
        <draw:frame draw:style-name="gr261" draw:text-style-name="P58" draw:layer="layout" svg:width="0.33cm" svg:height="0.37cm" svg:x="16.738cm" svg:y="9.88cm">
          <draw:text-box>
            <text:p text:style-name="P57"><text:span text:style-name="T24">-5</text:span></text:p>
          </draw:text-box>
        </draw:frame>
        <draw:frame draw:style-name="gr262" draw:text-style-name="P85" draw:layer="layout" svg:width="0.432cm" svg:height="0.37cm" svg:x="18.008cm" svg:y="9.88cm">
          <draw:text-box>
            <text:p text:style-name="P57"><text:span text:style-name="T24">0</text:span></text:p>
          </draw:text-box>
        </draw:frame>
        <draw:frame draw:style-name="gr261" draw:text-style-name="P58" draw:layer="layout" svg:width="0.432cm" svg:height="0.37cm" svg:x="19.227cm" svg:y="9.88cm">
          <draw:text-box>
            <text:p text:style-name="P57"><text:span text:style-name="T24">5</text:span></text:p>
          </draw:text-box>
        </draw:frame>
        <draw:frame draw:style-name="gr261" draw:text-style-name="P58" draw:layer="layout" svg:width="0.432cm" svg:height="0.37cm" svg:x="20.497cm" svg:y="9.88cm">
          <draw:text-box>
            <text:p text:style-name="P57"><text:span text:style-name="T24">1</text:span><text:span text:style-name="T24">0</text:span></text:p>
          </draw:text-box>
        </draw:frame>
        <draw:frame draw:style-name="gr261" draw:text-style-name="P58" draw:layer="layout" svg:width="0.432cm" svg:height="0.37cm" svg:x="21.767cm" svg:y="9.88cm">
          <draw:text-box>
            <text:p text:style-name="P57"><text:span text:style-name="T24">1</text:span><text:span text:style-name="T24">5</text:span></text:p>
          </draw:text-box>
        </draw:frame>
        <draw:frame draw:style-name="gr261" draw:text-style-name="P58" draw:layer="layout" svg:width="0.432cm" svg:height="0.37cm" svg:x="23.012cm" svg:y="9.88cm">
          <draw:text-box>
            <text:p text:style-name="P57"><text:span text:style-name="T24">2</text:span><text:span text:style-name="T24">0</text:span></text:p>
          </draw:text-box>
        </draw:frame>
        <draw:polyline draw:style-name="gr260" draw:text-style-name="P5" draw:layer="layout" svg:width="0.507cm" svg:height="2.539cm" draw:transform="rotate (1.5707963267949) translate (23.241cm 10.79cm)" svg:viewBox="0 0 508 2540" draw:points="0,0 508,0 508,1270 0,1270 0,2540 508,2540">
          <text:p/>
        </draw:polyline>
        <draw:polyline draw:style-name="gr260" draw:text-style-name="P5" draw:layer="layout" svg:width="0.507cm" svg:height="2.539cm" draw:transform="rotate (1.5707963267949) translate (25.781cm 10.79cm)" svg:viewBox="0 0 508 2540" draw:points="0,0 508,0 508,1270 0,1270 0,2540 508,2540">
          <text:p/>
        </draw:polyline>
        <draw:frame draw:style-name="gr261" draw:text-style-name="P58" draw:layer="layout" svg:width="0.432cm" svg:height="0.37cm" svg:x="24.333cm" svg:y="9.88cm">
          <draw:text-box>
            <text:p text:style-name="P57"><text:span text:style-name="T24">2</text:span><text:span text:style-name="T24">5</text:span></text:p>
          </draw:text-box>
        </draw:frame>
        <draw:frame draw:style-name="gr261" draw:text-style-name="P58" draw:layer="layout" svg:width="0.432cm" svg:height="0.37cm" svg:x="25.603cm" svg:y="9.88cm">
          <draw:text-box>
            <text:p text:style-name="P57"><text:span text:style-name="T24">3</text:span><text:span text:style-name="T24">0</text:span></text:p>
          </draw:text-box>
        </draw:frame>
        <draw:frame draw:style-name="gr261" draw:text-style-name="P58" draw:layer="layout" svg:width="0.432cm" svg:height="0.37cm" svg:x="26.847cm" svg:y="9.88cm">
          <draw:text-box>
            <text:p text:style-name="P57"><text:span text:style-name="T24">3</text:span><text:span text:style-name="T24">5</text:span></text:p>
          </draw:text-box>
        </draw:frame>
        <draw:frame draw:style-name="gr261" draw:text-style-name="P58" draw:layer="layout" svg:width="0.432cm" svg:height="0.37cm" svg:x="28.117cm" svg:y="9.88cm">
          <draw:text-box>
            <text:p text:style-name="P57"><text:span text:style-name="T24">4</text:span><text:span text:style-name="T24">0</text:span></text:p>
          </draw:text-box>
        </draw:frame>
        <draw:polyline draw:style-name="gr260" draw:text-style-name="P5" draw:layer="layout" svg:width="0.507cm" svg:height="2.539cm" draw:transform="rotate (1.5707963267949) translate (15.621cm 11.552cm)" svg:viewBox="0 0 508 2540" draw:points="0,0 508,0 508,1270 0,1270 0,2540 508,2540">
          <text:p/>
        </draw:polyline>
        <draw:polyline draw:style-name="gr260" draw:text-style-name="P5" draw:layer="layout" svg:width="0.507cm" svg:height="2.539cm" draw:transform="rotate (1.5707963267949) translate (18.161cm 11.552cm)" svg:viewBox="0 0 508 2540" draw:points="0,0 508,0 508,1270 0,1270 0,2540 508,2540">
          <text:p/>
        </draw:polyline>
        <draw:polyline draw:style-name="gr260" draw:text-style-name="P5" draw:layer="layout" svg:width="0.507cm" svg:height="2.539cm" draw:transform="rotate (1.5707963267949) translate (20.701cm 11.552cm)" svg:viewBox="0 0 508 2540" draw:points="0,0 508,0 508,1270 0,1270 0,2540 508,2540">
          <text:p/>
        </draw:polyline>
        <draw:polyline draw:style-name="gr260" draw:text-style-name="P5" draw:layer="layout" svg:width="0.507cm" svg:height="2.539cm" draw:transform="rotate (1.5707963267949) translate (23.241cm 11.552cm)" svg:viewBox="0 0 508 2540" draw:points="0,0 508,0 508,1270 0,1270 0,2540 508,2540">
          <text:p/>
        </draw:polyline>
        <draw:polyline draw:style-name="gr260" draw:text-style-name="P5" draw:layer="layout" svg:width="0.507cm" svg:height="2.539cm" draw:transform="rotate (1.5707963267949) translate (25.781cm 11.552cm)" svg:viewBox="0 0 508 2540" draw:points="0,0 508,0 508,1270 0,1270 0,2540 508,2540">
          <text:p/>
        </draw:polyline>
        <draw:path draw:style-name="gr263" draw:text-style-name="P5" draw:layer="layout" svg:width="4.901cm" svg:height="0.761cm" draw:transform="rotate (-3.14159265358979) translate (20.624cm 11.303cm)" svg:viewBox="0 0 4902 762" svg:d="M4902 762c-2388 0-2210-762-4902-762">
          <text:p/>
        </draw:path>
        <draw:frame draw:style-name="gr261" draw:text-style-name="P86" draw:layer="layout" svg:width="0.33cm" svg:height="0.37cm" svg:x="15.419cm" svg:y="9.499cm">
          <draw:text-box>
            <text:p text:style-name="P23"><text:span text:style-name="T73">2</text:span></text:p>
          </draw:text-box>
        </draw:frame>
        <draw:frame draw:style-name="gr261" draw:text-style-name="P86" draw:layer="layout" svg:width="0.432cm" svg:height="0.37cm" svg:x="17.856cm" svg:y="9.499cm">
          <draw:text-box>
            <text:p text:style-name="P23"><text:span text:style-name="T73">1</text:span></text:p>
          </draw:text-box>
        </draw:frame>
        <draw:frame draw:style-name="gr261" draw:text-style-name="P86" draw:layer="layout" svg:width="0.432cm" svg:height="0.37cm" svg:x="20.397cm" svg:y="9.499cm">
          <draw:text-box>
            <text:p text:style-name="P23"><text:span text:style-name="T73">0</text:span></text:p>
          </draw:text-box>
        </draw:frame>
        <draw:frame draw:style-name="gr265" draw:text-style-name="P87" draw:layer="layout" svg:width="0.432cm" svg:height="0.37cm" svg:x="22.912cm" svg:y="9.499cm">
          <draw:text-box>
            <text:p text:style-name="P23"><text:span text:style-name="T80">-1</text:span></text:p>
          </draw:text-box>
        </draw:frame>
        <draw:frame draw:style-name="gr261" draw:text-style-name="P86" draw:layer="layout" svg:width="0.432cm" svg:height="0.37cm" svg:x="25.503cm" svg:y="9.499cm">
          <draw:text-box>
            <text:p text:style-name="P23"><text:span text:style-name="T73">-2</text:span></text:p>
          </draw:text-box>
        </draw:frame>
        <draw:frame draw:style-name="gr261" draw:text-style-name="P86" draw:layer="layout" svg:width="0.432cm" svg:height="0.37cm" svg:x="28.017cm" svg:y="9.499cm">
          <draw:text-box>
            <text:p text:style-name="P23"><text:span text:style-name="T73">-3</text:span></text:p>
          </draw:text-box>
        </draw:frame>
        <draw:line draw:style-name="gr266" draw:text-style-name="P88" draw:layer="layout" svg:x1="18.161cm" svg:y1="10.185cm" svg:x2="18.161cm" svg:y2="11.709cm">
          <text:p/>
        </draw:line>
        <draw:frame draw:style-name="gr261" draw:text-style-name="P89" draw:layer="layout" svg:width="0.33cm" svg:height="0.37cm" svg:x="15.419cm" svg:y="9.129cm">
          <draw:text-box>
            <text:p text:style-name="P23"><text:span text:style-name="T68">0</text:span></text:p>
          </draw:text-box>
        </draw:frame>
        <draw:frame draw:style-name="gr275" draw:text-style-name="P91" draw:layer="layout" svg:width="0.432cm" svg:height="0.37cm" svg:x="17.856cm" svg:y="9.129cm">
          <draw:text-box>
            <text:p text:style-name="P90"><text:span text:style-name="T81">1</text:span></text:p>
          </draw:text-box>
        </draw:frame>
        <draw:frame draw:style-name="gr261" draw:text-style-name="P89" draw:layer="layout" svg:width="0.432cm" svg:height="0.37cm" svg:x="20.397cm" svg:y="9.129cm">
          <draw:text-box>
            <text:p text:style-name="P23"><text:span text:style-name="T68">2</text:span></text:p>
          </draw:text-box>
        </draw:frame>
        <draw:frame draw:style-name="gr265" draw:text-style-name="P92" draw:layer="layout" svg:width="0.432cm" svg:height="0.37cm" svg:x="22.912cm" svg:y="9.129cm">
          <draw:text-box>
            <text:p text:style-name="P23"><text:span text:style-name="T82">3</text:span></text:p>
          </draw:text-box>
        </draw:frame>
        <draw:frame draw:style-name="gr261" draw:text-style-name="P89" draw:layer="layout" svg:width="0.432cm" svg:height="0.37cm" svg:x="25.503cm" svg:y="9.129cm">
          <draw:text-box>
            <text:p text:style-name="P23"><text:span text:style-name="T68">4</text:span></text:p>
          </draw:text-box>
        </draw:frame>
        <draw:frame draw:style-name="gr261" draw:text-style-name="P89" draw:layer="layout" svg:width="0.432cm" svg:height="0.37cm" svg:x="28.017cm" svg:y="9.129cm">
          <draw:text-box>
            <text:p text:style-name="P23"><text:span text:style-name="T68">5</text:span></text:p>
          </draw:text-box>
        </draw:frame>
        <draw:path draw:style-name="gr268" draw:text-style-name="P5" draw:layer="layout" svg:width="2.208cm" svg:height="0.324cm" draw:transform="rotate (-3.14159265358979) translate (17.983cm 9.931cm)" svg:viewBox="0 0 2209 325" svg:d="M2209 76c-990 356-1219 330-2209-76">
          <text:p/>
        </draw:path>
        <draw:frame draw:style-name="gr261" draw:text-style-name="P89" draw:layer="layout" svg:width="0.33cm" svg:height="0.37cm" svg:x="15.419cm" svg:y="12.064cm">
          <draw:text-box>
            <text:p text:style-name="P23"><text:span text:style-name="T68">2</text:span></text:p>
          </draw:text-box>
        </draw:frame>
        <draw:frame draw:style-name="gr261" draw:text-style-name="P89" draw:layer="layout" svg:width="0.432cm" svg:height="0.37cm" svg:x="17.856cm" svg:y="12.064cm">
          <draw:text-box>
            <text:p text:style-name="P23"><text:span text:style-name="T68">1</text:span></text:p>
          </draw:text-box>
        </draw:frame>
        <draw:frame draw:style-name="gr261" draw:text-style-name="P89" draw:layer="layout" svg:width="0.432cm" svg:height="0.37cm" svg:x="20.397cm" svg:y="12.064cm">
          <draw:text-box>
            <text:p text:style-name="P23"><text:span text:style-name="T68">0</text:span></text:p>
          </draw:text-box>
        </draw:frame>
        <draw:frame draw:style-name="gr265" draw:text-style-name="P92" draw:layer="layout" svg:width="0.432cm" svg:height="0.37cm" svg:x="22.912cm" svg:y="12.064cm">
          <draw:text-box>
            <text:p text:style-name="P23"><text:span text:style-name="T82">-1</text:span></text:p>
          </draw:text-box>
        </draw:frame>
        <draw:frame draw:style-name="gr261" draw:text-style-name="P89" draw:layer="layout" svg:width="0.432cm" svg:height="0.37cm" svg:x="25.503cm" svg:y="12.064cm">
          <draw:text-box>
            <text:p text:style-name="P23"><text:span text:style-name="T68">-2</text:span></text:p>
          </draw:text-box>
        </draw:frame>
        <draw:frame draw:style-name="gr261" draw:text-style-name="P89" draw:layer="layout" svg:width="0.432cm" svg:height="0.37cm" svg:x="28.017cm" svg:y="12.064cm">
          <draw:text-box>
            <text:p text:style-name="P23"><text:span text:style-name="T68">-3</text:span></text:p>
          </draw:text-box>
        </draw:frame>
        <draw:frame draw:style-name="gr261" draw:text-style-name="P86" draw:layer="layout" svg:width="0.33cm" svg:height="0.37cm" svg:x="15.419cm" svg:y="11.694cm">
          <draw:text-box>
            <text:p text:style-name="P23"><text:span text:style-name="T73">-1</text:span></text:p>
          </draw:text-box>
        </draw:frame>
        <draw:frame draw:style-name="gr276" draw:text-style-name="P93" draw:layer="layout" svg:width="0.432cm" svg:height="0.37cm" svg:x="17.856cm" svg:y="11.694cm">
          <draw:text-box>
            <text:p text:style-name="P90"><text:span text:style-name="T83">0</text:span></text:p>
          </draw:text-box>
        </draw:frame>
        <draw:frame draw:style-name="gr261" draw:text-style-name="P86" draw:layer="layout" svg:width="0.432cm" svg:height="0.37cm" svg:x="20.397cm" svg:y="11.694cm">
          <draw:text-box>
            <text:p text:style-name="P23"><text:span text:style-name="T73">1</text:span></text:p>
          </draw:text-box>
        </draw:frame>
        <draw:frame draw:style-name="gr265" draw:text-style-name="P87" draw:layer="layout" svg:width="0.432cm" svg:height="0.37cm" svg:x="22.912cm" svg:y="11.694cm">
          <draw:text-box>
            <text:p text:style-name="P23"><text:span text:style-name="T80">2</text:span></text:p>
          </draw:text-box>
        </draw:frame>
        <draw:frame draw:style-name="gr261" draw:text-style-name="P86" draw:layer="layout" svg:width="0.432cm" svg:height="0.37cm" svg:x="25.503cm" svg:y="11.694cm">
          <draw:text-box>
            <text:p text:style-name="P23"><text:span text:style-name="T73">3</text:span></text:p>
          </draw:text-box>
        </draw:frame>
        <draw:frame draw:style-name="gr261" draw:text-style-name="P86" draw:layer="layout" svg:width="0.432cm" svg:height="0.37cm" svg:x="28.017cm" svg:y="11.694cm">
          <draw:text-box>
            <text:p text:style-name="P23"><text:span text:style-name="T73">4</text:span></text:p>
          </draw:text-box>
        </draw:frame>
        <draw:frame draw:style-name="gr270" draw:text-style-name="P94" draw:layer="layout" svg:width="11.989cm" svg:height="0.381cm" svg:x="14.757cm" svg:y="8.661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st</text:span><text:span text:style-name="T18">ar</text:span><text:span text:style-name="T18">t</text:span></text:p>
          </draw:text-box>
        </draw:frame>
        <draw:path draw:style-name="gr264" draw:text-style-name="P5" draw:layer="layout" svg:width="2.361cm" svg:height="0.787cm" draw:transform="rotate (-3.14159265358979) translate (20.624cm 11.203cm)" svg:viewBox="0 0 2362 788" svg:d="M2362 788c-1169 0-1118-788-2362-788">
          <text:p/>
        </draw:path>
        <draw:path draw:style-name="gr263" draw:text-style-name="P5" draw:layer="layout" svg:width="0.891cm" svg:height="0.787cm" draw:transform="rotate (-3.14159265358979) translate (21.6939702481208cm 15.367cm)" svg:viewBox="0 0 892 788" svg:d="M892 788c-1067-26-1296-768-26-788">
          <text:p/>
        </draw:path>
        <draw:custom-shape draw:style-name="gr259" draw:text-style-name="P74" draw:layer="layout" svg:width="0.153cm" svg:height="0.584cm" svg:x="23.164cm" svg:y="18.364cm">
          <text:p/>
          <draw:enhanced-geometry svg:viewBox="0 0 21600 21600" draw:type="rectangle" draw:enhanced-path="M 0 0 L 21600 0 21600 21600 0 21600 0 0 Z N"/>
        </draw:custom-shape>
        <draw:custom-shape draw:style-name="gr259" draw:text-style-name="P74" draw:layer="layout" svg:width="0.153cm" svg:height="0.584cm" svg:x="20.624cm" svg:y="19.126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8.918cm)" svg:viewBox="0 0 508 2540" draw:points="0,0 508,0 508,1270 0,1270 0,2540 508,2540">
          <text:p/>
        </draw:polyline>
        <draw:frame draw:style-name="gr261" draw:text-style-name="P58" draw:layer="layout" svg:width="1.625cm" svg:height="0.37cm" svg:x="13.767cm" svg:y="18.486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61" draw:text-style-name="P58" draw:layer="layout" svg:width="1.676cm" svg:height="0.37cm" svg:x="13.767cm" svg:y="19.248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60" draw:text-style-name="P5" draw:layer="layout" svg:width="0.507cm" svg:height="2.539cm" draw:transform="rotate (1.5707963267949) translate (18.161cm 18.918cm)" svg:viewBox="0 0 508 2540" draw:points="0,0 508,0 508,1270 0,1270 0,2540 508,2540">
          <text:p/>
        </draw:polyline>
        <draw:polyline draw:style-name="gr260" draw:text-style-name="P5" draw:layer="layout" svg:width="0.507cm" svg:height="2.539cm" draw:transform="rotate (1.5707963267949) translate (20.701cm 18.918cm)" svg:viewBox="0 0 508 2540" draw:points="0,0 508,0 508,1270 0,1270 0,2540 508,2540">
          <text:p/>
        </draw:polyline>
        <draw:frame draw:style-name="gr261" draw:text-style-name="P58" draw:layer="layout" svg:width="0.483cm" svg:height="0.37cm" svg:x="15.519cm" svg:y="18.008cm">
          <draw:text-box>
            <text:p text:style-name="P57"><text:span text:style-name="T24">-</text:span><text:span text:style-name="T24">1</text:span><text:span text:style-name="T24">0</text:span></text:p>
          </draw:text-box>
        </draw:frame>
        <draw:frame draw:style-name="gr261" draw:text-style-name="P58" draw:layer="layout" svg:width="0.33cm" svg:height="0.37cm" svg:x="16.738cm" svg:y="18.008cm">
          <draw:text-box>
            <text:p text:style-name="P57"><text:span text:style-name="T24">-5</text:span></text:p>
          </draw:text-box>
        </draw:frame>
        <draw:frame draw:style-name="gr262" draw:text-style-name="P85" draw:layer="layout" svg:width="0.432cm" svg:height="0.37cm" svg:x="18.008cm" svg:y="18.008cm">
          <draw:text-box>
            <text:p text:style-name="P57"><text:span text:style-name="T24">0</text:span></text:p>
          </draw:text-box>
        </draw:frame>
        <draw:frame draw:style-name="gr261" draw:text-style-name="P58" draw:layer="layout" svg:width="0.432cm" svg:height="0.37cm" svg:x="19.227cm" svg:y="18.008cm">
          <draw:text-box>
            <text:p text:style-name="P57"><text:span text:style-name="T24">5</text:span></text:p>
          </draw:text-box>
        </draw:frame>
        <draw:frame draw:style-name="gr261" draw:text-style-name="P58" draw:layer="layout" svg:width="0.432cm" svg:height="0.37cm" svg:x="20.497cm" svg:y="18.008cm">
          <draw:text-box>
            <text:p text:style-name="P57"><text:span text:style-name="T24">1</text:span><text:span text:style-name="T24">0</text:span></text:p>
          </draw:text-box>
        </draw:frame>
        <draw:frame draw:style-name="gr261" draw:text-style-name="P58" draw:layer="layout" svg:width="0.432cm" svg:height="0.37cm" svg:x="21.767cm" svg:y="18.008cm">
          <draw:text-box>
            <text:p text:style-name="P57"><text:span text:style-name="T24">1</text:span><text:span text:style-name="T24">5</text:span></text:p>
          </draw:text-box>
        </draw:frame>
        <draw:frame draw:style-name="gr261" draw:text-style-name="P58" draw:layer="layout" svg:width="0.432cm" svg:height="0.37cm" svg:x="23.012cm" svg:y="18.008cm">
          <draw:text-box>
            <text:p text:style-name="P57"><text:span text:style-name="T24">2</text:span><text:span text:style-name="T24">0</text:span></text:p>
          </draw:text-box>
        </draw:frame>
        <draw:polyline draw:style-name="gr260" draw:text-style-name="P5" draw:layer="layout" svg:width="0.507cm" svg:height="2.539cm" draw:transform="rotate (1.5707963267949) translate (23.241cm 18.918cm)" svg:viewBox="0 0 508 2540" draw:points="0,0 508,0 508,1270 0,1270 0,2540 508,2540">
          <text:p/>
        </draw:polyline>
        <draw:polyline draw:style-name="gr260" draw:text-style-name="P5" draw:layer="layout" svg:width="0.507cm" svg:height="2.539cm" draw:transform="rotate (1.5707963267949) translate (25.781cm 18.918cm)" svg:viewBox="0 0 508 2540" draw:points="0,0 508,0 508,1270 0,1270 0,2540 508,2540">
          <text:p/>
        </draw:polyline>
        <draw:frame draw:style-name="gr261" draw:text-style-name="P58" draw:layer="layout" svg:width="0.432cm" svg:height="0.37cm" svg:x="24.333cm" svg:y="18.008cm">
          <draw:text-box>
            <text:p text:style-name="P57"><text:span text:style-name="T24">2</text:span><text:span text:style-name="T24">5</text:span></text:p>
          </draw:text-box>
        </draw:frame>
        <draw:frame draw:style-name="gr261" draw:text-style-name="P58" draw:layer="layout" svg:width="0.432cm" svg:height="0.37cm" svg:x="25.603cm" svg:y="18.008cm">
          <draw:text-box>
            <text:p text:style-name="P57"><text:span text:style-name="T24">3</text:span><text:span text:style-name="T24">0</text:span></text:p>
          </draw:text-box>
        </draw:frame>
        <draw:frame draw:style-name="gr261" draw:text-style-name="P58" draw:layer="layout" svg:width="0.432cm" svg:height="0.37cm" svg:x="26.847cm" svg:y="18.008cm">
          <draw:text-box>
            <text:p text:style-name="P57"><text:span text:style-name="T24">3</text:span><text:span text:style-name="T24">5</text:span></text:p>
          </draw:text-box>
        </draw:frame>
        <draw:frame draw:style-name="gr261" draw:text-style-name="P58" draw:layer="layout" svg:width="0.432cm" svg:height="0.37cm" svg:x="28.117cm" svg:y="18.008cm">
          <draw:text-box>
            <text:p text:style-name="P57"><text:span text:style-name="T24">4</text:span><text:span text:style-name="T24">0</text:span></text:p>
          </draw:text-box>
        </draw:frame>
        <draw:polyline draw:style-name="gr260" draw:text-style-name="P5" draw:layer="layout" svg:width="0.507cm" svg:height="2.539cm" draw:transform="rotate (1.5707963267949) translate (15.621cm 19.68cm)" svg:viewBox="0 0 508 2540" draw:points="0,0 508,0 508,1270 0,1270 0,2540 508,2540">
          <text:p/>
        </draw:polyline>
        <draw:polyline draw:style-name="gr260" draw:text-style-name="P5" draw:layer="layout" svg:width="0.507cm" svg:height="2.539cm" draw:transform="rotate (1.5707963267949) translate (18.161cm 19.68cm)" svg:viewBox="0 0 508 2540" draw:points="0,0 508,0 508,1270 0,1270 0,2540 508,2540">
          <text:p/>
        </draw:polyline>
        <draw:polyline draw:style-name="gr260" draw:text-style-name="P5" draw:layer="layout" svg:width="0.507cm" svg:height="2.539cm" draw:transform="rotate (1.5707963267949) translate (20.701cm 19.68cm)" svg:viewBox="0 0 508 2540" draw:points="0,0 508,0 508,1270 0,1270 0,2540 508,2540">
          <text:p/>
        </draw:polyline>
        <draw:polyline draw:style-name="gr260" draw:text-style-name="P5" draw:layer="layout" svg:width="0.507cm" svg:height="2.539cm" draw:transform="rotate (1.5707963267949) translate (23.241cm 19.68cm)" svg:viewBox="0 0 508 2540" draw:points="0,0 508,0 508,1270 0,1270 0,2540 508,2540">
          <text:p/>
        </draw:polyline>
        <draw:polyline draw:style-name="gr260" draw:text-style-name="P5" draw:layer="layout" svg:width="0.507cm" svg:height="2.539cm" draw:transform="rotate (1.5707963267949) translate (25.781cm 19.68cm)" svg:viewBox="0 0 508 2540" draw:points="0,0 508,0 508,1270 0,1270 0,2540 508,2540">
          <text:p/>
        </draw:polyline>
        <draw:frame draw:style-name="gr261" draw:text-style-name="P86" draw:layer="layout" svg:width="0.33cm" svg:height="0.37cm" svg:x="15.419cm" svg:y="17.627cm">
          <draw:text-box>
            <text:p text:style-name="P23"><text:span text:style-name="T73">2</text:span></text:p>
          </draw:text-box>
        </draw:frame>
        <draw:frame draw:style-name="gr261" draw:text-style-name="P86" draw:layer="layout" svg:width="0.432cm" svg:height="0.37cm" svg:x="17.856cm" svg:y="17.627cm">
          <draw:text-box>
            <text:p text:style-name="P23"><text:span text:style-name="T73">1</text:span></text:p>
          </draw:text-box>
        </draw:frame>
        <draw:frame draw:style-name="gr261" draw:text-style-name="P86" draw:layer="layout" svg:width="0.432cm" svg:height="0.37cm" svg:x="20.397cm" svg:y="17.627cm">
          <draw:text-box>
            <text:p text:style-name="P23"><text:span text:style-name="T73">0</text:span></text:p>
          </draw:text-box>
        </draw:frame>
        <draw:frame draw:style-name="gr265" draw:text-style-name="P87" draw:layer="layout" svg:width="0.432cm" svg:height="0.37cm" svg:x="22.912cm" svg:y="17.627cm">
          <draw:text-box>
            <text:p text:style-name="P23"><text:span text:style-name="T80">-1</text:span></text:p>
          </draw:text-box>
        </draw:frame>
        <draw:frame draw:style-name="gr261" draw:text-style-name="P86" draw:layer="layout" svg:width="0.432cm" svg:height="0.37cm" svg:x="25.503cm" svg:y="17.627cm">
          <draw:text-box>
            <text:p text:style-name="P23"><text:span text:style-name="T73">-2</text:span></text:p>
          </draw:text-box>
        </draw:frame>
        <draw:frame draw:style-name="gr261" draw:text-style-name="P86" draw:layer="layout" svg:width="0.432cm" svg:height="0.37cm" svg:x="28.017cm" svg:y="17.627cm">
          <draw:text-box>
            <text:p text:style-name="P23"><text:span text:style-name="T73">-3</text:span></text:p>
          </draw:text-box>
        </draw:frame>
        <draw:line draw:style-name="gr266" draw:text-style-name="P88" draw:layer="layout" svg:x1="18.161cm" svg:y1="18.313cm" svg:x2="18.161cm" svg:y2="19.837cm">
          <text:p/>
        </draw:line>
        <draw:frame draw:style-name="gr261" draw:text-style-name="P89" draw:layer="layout" svg:width="0.33cm" svg:height="0.37cm" svg:x="15.419cm" svg:y="17.257cm">
          <draw:text-box>
            <text:p text:style-name="P23"><text:span text:style-name="T68">-3</text:span></text:p>
          </draw:text-box>
        </draw:frame>
        <draw:frame draw:style-name="gr277" draw:text-style-name="P91" draw:layer="layout" svg:width="0.432cm" svg:height="0.37cm" svg:x="17.856cm" svg:y="17.257cm">
          <draw:text-box>
            <text:p text:style-name="P90"><text:span text:style-name="T81">-2</text:span></text:p>
          </draw:text-box>
        </draw:frame>
        <draw:frame draw:style-name="gr261" draw:text-style-name="P89" draw:layer="layout" svg:width="0.432cm" svg:height="0.37cm" svg:x="20.397cm" svg:y="17.257cm">
          <draw:text-box>
            <text:p text:style-name="P23"><text:span text:style-name="T68">-1</text:span></text:p>
          </draw:text-box>
        </draw:frame>
        <draw:frame draw:style-name="gr265" draw:text-style-name="P92" draw:layer="layout" svg:width="0.432cm" svg:height="0.37cm" svg:x="22.912cm" svg:y="17.257cm">
          <draw:text-box>
            <text:p text:style-name="P23"><text:span text:style-name="T82">0</text:span></text:p>
          </draw:text-box>
        </draw:frame>
        <draw:frame draw:style-name="gr261" draw:text-style-name="P89" draw:layer="layout" svg:width="0.432cm" svg:height="0.37cm" svg:x="25.503cm" svg:y="17.257cm">
          <draw:text-box>
            <text:p text:style-name="P23"><text:span text:style-name="T68">1</text:span></text:p>
          </draw:text-box>
        </draw:frame>
        <draw:frame draw:style-name="gr261" draw:text-style-name="P89" draw:layer="layout" svg:width="0.432cm" svg:height="0.37cm" svg:x="28.017cm" svg:y="17.257cm">
          <draw:text-box>
            <text:p text:style-name="P23"><text:span text:style-name="T68">2</text:span></text:p>
          </draw:text-box>
        </draw:frame>
        <draw:path draw:style-name="gr268" draw:text-style-name="P5" draw:layer="layout" svg:width="2.208cm" svg:height="0.324cm" draw:transform="rotate (-3.14159265358979) translate (25.603cm 18.059cm)" svg:viewBox="0 0 2209 325" svg:d="M2209 76c-990 356-1219 330-2209-76">
          <text:p/>
        </draw:path>
        <draw:frame draw:style-name="gr261" draw:text-style-name="P89" draw:layer="layout" svg:width="0.33cm" svg:height="0.37cm" svg:x="15.419cm" svg:y="20.192cm">
          <draw:text-box>
            <text:p text:style-name="P23"><text:span text:style-name="T68">2</text:span></text:p>
          </draw:text-box>
        </draw:frame>
        <draw:frame draw:style-name="gr261" draw:text-style-name="P89" draw:layer="layout" svg:width="0.432cm" svg:height="0.37cm" svg:x="17.856cm" svg:y="20.192cm">
          <draw:text-box>
            <text:p text:style-name="P23"><text:span text:style-name="T68">1</text:span></text:p>
          </draw:text-box>
        </draw:frame>
        <draw:frame draw:style-name="gr261" draw:text-style-name="P89" draw:layer="layout" svg:width="0.432cm" svg:height="0.37cm" svg:x="20.397cm" svg:y="20.192cm">
          <draw:text-box>
            <text:p text:style-name="P23"><text:span text:style-name="T68">0</text:span></text:p>
          </draw:text-box>
        </draw:frame>
        <draw:frame draw:style-name="gr265" draw:text-style-name="P92" draw:layer="layout" svg:width="0.432cm" svg:height="0.37cm" svg:x="22.912cm" svg:y="20.192cm">
          <draw:text-box>
            <text:p text:style-name="P23"><text:span text:style-name="T82">-1</text:span></text:p>
          </draw:text-box>
        </draw:frame>
        <draw:frame draw:style-name="gr261" draw:text-style-name="P89" draw:layer="layout" svg:width="0.432cm" svg:height="0.37cm" svg:x="25.503cm" svg:y="20.192cm">
          <draw:text-box>
            <text:p text:style-name="P23"><text:span text:style-name="T68">-2</text:span></text:p>
          </draw:text-box>
        </draw:frame>
        <draw:frame draw:style-name="gr261" draw:text-style-name="P89" draw:layer="layout" svg:width="0.432cm" svg:height="0.37cm" svg:x="28.017cm" svg:y="20.192cm">
          <draw:text-box>
            <text:p text:style-name="P23"><text:span text:style-name="T68">-3</text:span></text:p>
          </draw:text-box>
        </draw:frame>
        <draw:frame draw:style-name="gr261" draw:text-style-name="P86" draw:layer="layout" svg:width="0.33cm" svg:height="0.37cm" svg:x="15.419cm" svg:y="19.822cm">
          <draw:text-box>
            <text:p text:style-name="P23"><text:span text:style-name="T73">-1</text:span></text:p>
          </draw:text-box>
        </draw:frame>
        <draw:frame draw:style-name="gr278" draw:text-style-name="P93" draw:layer="layout" svg:width="0.432cm" svg:height="0.37cm" svg:x="17.856cm" svg:y="19.822cm">
          <draw:text-box>
            <text:p text:style-name="P90"><text:span text:style-name="T83">0</text:span></text:p>
          </draw:text-box>
        </draw:frame>
        <draw:frame draw:style-name="gr261" draw:text-style-name="P86" draw:layer="layout" svg:width="0.432cm" svg:height="0.37cm" svg:x="20.397cm" svg:y="19.822cm">
          <draw:text-box>
            <text:p text:style-name="P23"><text:span text:style-name="T73">1</text:span></text:p>
          </draw:text-box>
        </draw:frame>
        <draw:frame draw:style-name="gr265" draw:text-style-name="P87" draw:layer="layout" svg:width="0.432cm" svg:height="0.37cm" svg:x="22.912cm" svg:y="19.822cm">
          <draw:text-box>
            <text:p text:style-name="P23"><text:span text:style-name="T80">2</text:span></text:p>
          </draw:text-box>
        </draw:frame>
        <draw:frame draw:style-name="gr261" draw:text-style-name="P86" draw:layer="layout" svg:width="0.432cm" svg:height="0.37cm" svg:x="25.503cm" svg:y="19.822cm">
          <draw:text-box>
            <text:p text:style-name="P23"><text:span text:style-name="T73">3</text:span></text:p>
          </draw:text-box>
        </draw:frame>
        <draw:frame draw:style-name="gr261" draw:text-style-name="P86" draw:layer="layout" svg:width="0.432cm" svg:height="0.37cm" svg:x="28.017cm" svg:y="19.822cm">
          <draw:text-box>
            <text:p text:style-name="P23"><text:span text:style-name="T73">4</text:span></text:p>
          </draw:text-box>
        </draw:frame>
        <draw:frame draw:style-name="gr270" draw:text-style-name="P94" draw:layer="layout" svg:width="11.989cm" svg:height="0.381cm" svg:x="14.757cm" svg:y="16.789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1 </text:span><text:span text:style-name="T18">-</text:span><text:span text:style-name="T18">st</text:span><text:span text:style-name="T18">ar</text:span><text:span text:style-name="T18">t</text:span></text:p>
          </draw:text-box>
        </draw:frame>
        <draw:path draw:style-name="gr263" draw:text-style-name="P5" draw:layer="layout" svg:width="2.361cm" svg:height="0.787cm" draw:transform="rotate (-3.14159265358979) translate (23.164cm 19.405cm)" svg:viewBox="0 0 2362 788" svg:d="M0 788c1169 0 1118-788 2362-788">
          <text:p/>
        </draw:path>
        <draw:path draw:style-name="gr264" draw:text-style-name="P5" draw:layer="layout" svg:width="4.901cm" svg:height="0.761cm" draw:transform="rotate (-3.14159265358979) translate (25.704cm 19.481cm)" svg:viewBox="0 0 4902 762" svg:d="M0 762c2388 0 2210-762 4902-762">
          <text:p/>
        </draw:path>
        <draw:path draw:style-name="gr279" draw:text-style-name="P5" draw:layer="layout" svg:width="5.129cm" svg:height="0.277cm" draw:transform="rotate (-3.14159265358979) translate (23.418cm 17.856cm)" svg:viewBox="0 0 5130 278" svg:d="M5130 102c-1066 228-4013 274-5130-102">
          <text:p/>
        </draw:path>
        <draw:path draw:style-name="gr279" draw:text-style-name="P5" draw:layer="layout" svg:width="2.615cm" svg:height="0.265cm" draw:transform="rotate (-3.14159265358979) translate (20.904cm 13.792cm)" svg:viewBox="0 0 2616 266" svg:d="M2616 78c-1066 228-1499 298-2616-78">
          <text:p/>
        </draw:path>
        <draw:path draw:style-name="gr279" draw:text-style-name="P5" draw:layer="layout" svg:width="2.615cm" svg:height="0.265cm" draw:transform="rotate (-3.14159265358979) translate (18.059cm 9.74cm)" svg:viewBox="0 0 2616 266" svg:d="M0 78c1066 228 1499 298 2616-78">
          <text:p/>
        </draw:path>
        <draw:path draw:style-name="gr279" draw:text-style-name="P5" draw:layer="layout" svg:width="2.615cm" svg:height="0.265cm" svg:x="20.802cm" svg:y="7.735cm" svg:viewBox="0 0 2616 266" svg:d="M0 78c1066 228 1499 298 2616-78">
          <text:p/>
        </draw:path>
        <draw:path draw:style-name="gr268" draw:text-style-name="P5" draw:layer="layout" svg:width="2.208cm" svg:height="0.324cm" svg:x="18.287cm" svg:y="3.738cm" svg:viewBox="0 0 2209 325" svg:d="M2209 76c-990 356-1219 330-2209-76">
          <text:p/>
        </draw:path>
        <draw:path draw:style-name="gr268" draw:text-style-name="P5" draw:layer="layout" svg:width="2.208cm" svg:height="0.324cm" svg:x="20.828cm" svg:y="7.523cm" svg:viewBox="0 0 2209 325" svg:d="M2209 76c-990 356-1219 330-2209-76">
          <text:p/>
        </draw:path>
        <draw:path draw:style-name="gr268" draw:text-style-name="P5" draw:layer="layout" svg:width="2.208cm" svg:height="0.324cm" svg:x="18.287cm" svg:y="11.633cm" svg:viewBox="0 0 2209 325" svg:d="M2209 76c-990 356-1219 330-2209-76">
          <text:p/>
        </draw:path>
        <draw:path draw:style-name="gr268" draw:text-style-name="P5" draw:layer="layout" svg:width="2.208cm" svg:height="0.324cm" svg:x="18.287cm" svg:y="15.702cm" svg:viewBox="0 0 2209 325" svg:d="M2209 76c-990 356-1219 330-2209-76">
          <text:p/>
        </draw:path>
        <draw:path draw:style-name="gr268" draw:text-style-name="P5" draw:layer="layout" svg:width="2.208cm" svg:height="0.324cm" svg:x="18.287cm" svg:y="19.817cm" svg:viewBox="0 0 2209 325" svg:d="M2209 76c-990 356-1219 330-2209-76">
          <text:p/>
        </draw:path>
        <draw:frame draw:style-name="gr280" draw:text-style-name="P95" draw:layer="layout" svg:width="9.957cm" svg:height="1.067cm" svg:x="1.117cm" svg:y="0.965cm">
          <draw:text-box>
            <text:p>Same Clock Multicycles #1</text:p>
          </draw:text-box>
        </draw:frame>
      </draw:page>
      <draw:page draw:name="page8" draw:style-name="dp1" draw:master-page-name="Default">
        <draw:custom-shape draw:style-name="gr281" draw:text-style-name="P74" draw:layer="layout" svg:width="0.153cm" svg:height="0.584cm" svg:x="18.084cm" svg:y="2.362cm">
          <text:p/>
          <draw:enhanced-geometry svg:viewBox="0 0 21600 21600" draw:type="rectangle" draw:enhanced-path="M 0 0 L 21600 0 21600 21600 0 21600 0 0 Z N"/>
        </draw:custom-shape>
        <draw:custom-shape draw:style-name="gr281" draw:text-style-name="P74" draw:layer="layout" svg:width="0.153cm" svg:height="0.584cm" svg:x="23.164cm" svg:y="3.124cm">
          <text:p/>
          <draw:enhanced-geometry svg:viewBox="0 0 21600 21600" draw:type="rectangle" draw:enhanced-path="M 0 0 L 21600 0 21600 21600 0 21600 0 0 Z N"/>
        </draw:custom-shape>
        <draw:polyline draw:style-name="gr282" draw:text-style-name="P5" draw:layer="layout" svg:width="0.507cm" svg:height="2.539cm" draw:transform="rotate (1.5707963267949) translate (15.621cm 2.916cm)" svg:viewBox="0 0 508 2540" draw:points="0,0 508,0 508,1270 0,1270 0,2540 508,2540">
          <text:p/>
        </draw:polyline>
        <draw:frame draw:style-name="gr283" draw:text-style-name="P58" draw:layer="layout" svg:width="1.625cm" svg:height="0.37cm" svg:x="13.767cm" svg:y="2.48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83" draw:text-style-name="P58" draw:layer="layout" svg:width="1.676cm" svg:height="0.37cm" svg:x="13.767cm" svg:y="3.24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82" draw:text-style-name="P5" draw:layer="layout" svg:width="0.507cm" svg:height="2.539cm" draw:transform="rotate (1.5707963267949) translate (18.161cm 2.916cm)" svg:viewBox="0 0 508 2540" draw:points="0,0 508,0 508,1270 0,1270 0,2540 508,2540">
          <text:p/>
        </draw:polyline>
        <draw:polyline draw:style-name="gr282" draw:text-style-name="P5" draw:layer="layout" svg:width="0.507cm" svg:height="2.539cm" draw:transform="rotate (1.5707963267949) translate (20.701cm 2.916cm)" svg:viewBox="0 0 508 2540" draw:points="0,0 508,0 508,1270 0,1270 0,2540 508,2540">
          <text:p/>
        </draw:polyline>
        <draw:frame draw:style-name="gr283" draw:text-style-name="P58" draw:layer="layout" svg:width="0.483cm" svg:height="0.37cm" svg:x="15.519cm" svg:y="2.006cm">
          <draw:text-box>
            <text:p text:style-name="P57"><text:span text:style-name="T24">-</text:span><text:span text:style-name="T24">1</text:span><text:span text:style-name="T24">0</text:span></text:p>
          </draw:text-box>
        </draw:frame>
        <draw:frame draw:style-name="gr283" draw:text-style-name="P58" draw:layer="layout" svg:width="0.33cm" svg:height="0.37cm" svg:x="16.738cm" svg:y="2.006cm">
          <draw:text-box>
            <text:p text:style-name="P57"><text:span text:style-name="T24">-5</text:span></text:p>
          </draw:text-box>
        </draw:frame>
        <draw:frame draw:style-name="gr284" draw:text-style-name="P85" draw:layer="layout" svg:width="0.432cm" svg:height="0.37cm" svg:x="18.008cm" svg:y="2.006cm">
          <draw:text-box>
            <text:p text:style-name="P57"><text:span text:style-name="T24">0</text:span></text:p>
          </draw:text-box>
        </draw:frame>
        <draw:frame draw:style-name="gr283" draw:text-style-name="P58" draw:layer="layout" svg:width="0.432cm" svg:height="0.37cm" svg:x="19.227cm" svg:y="2.006cm">
          <draw:text-box>
            <text:p text:style-name="P57"><text:span text:style-name="T24">5</text:span></text:p>
          </draw:text-box>
        </draw:frame>
        <draw:frame draw:style-name="gr283" draw:text-style-name="P58" draw:layer="layout" svg:width="0.432cm" svg:height="0.37cm" svg:x="20.497cm" svg:y="2.006cm">
          <draw:text-box>
            <text:p text:style-name="P57"><text:span text:style-name="T24">1</text:span><text:span text:style-name="T24">0</text:span></text:p>
          </draw:text-box>
        </draw:frame>
        <draw:frame draw:style-name="gr283" draw:text-style-name="P58" draw:layer="layout" svg:width="0.432cm" svg:height="0.37cm" svg:x="21.767cm" svg:y="2.006cm">
          <draw:text-box>
            <text:p text:style-name="P57"><text:span text:style-name="T24">1</text:span><text:span text:style-name="T24">5</text:span></text:p>
          </draw:text-box>
        </draw:frame>
        <draw:frame draw:style-name="gr283" draw:text-style-name="P58" draw:layer="layout" svg:width="0.432cm" svg:height="0.37cm" svg:x="23.012cm" svg:y="2.006cm">
          <draw:text-box>
            <text:p text:style-name="P57"><text:span text:style-name="T24">2</text:span><text:span text:style-name="T24">0</text:span></text:p>
          </draw:text-box>
        </draw:frame>
        <draw:polyline draw:style-name="gr282" draw:text-style-name="P5" draw:layer="layout" svg:width="0.507cm" svg:height="2.539cm" draw:transform="rotate (1.5707963267949) translate (23.241cm 2.916cm)" svg:viewBox="0 0 508 2540" draw:points="0,0 508,0 508,1270 0,1270 0,2540 508,2540">
          <text:p/>
        </draw:polyline>
        <draw:polyline draw:style-name="gr282" draw:text-style-name="P5" draw:layer="layout" svg:width="0.507cm" svg:height="2.539cm" draw:transform="rotate (1.5707963267949) translate (25.781cm 2.916cm)" svg:viewBox="0 0 508 2540" draw:points="0,0 508,0 508,1270 0,1270 0,2540 508,2540">
          <text:p/>
        </draw:polyline>
        <draw:frame draw:style-name="gr283" draw:text-style-name="P58" draw:layer="layout" svg:width="0.432cm" svg:height="0.37cm" svg:x="24.333cm" svg:y="2.006cm">
          <draw:text-box>
            <text:p text:style-name="P57"><text:span text:style-name="T24">2</text:span><text:span text:style-name="T24">5</text:span></text:p>
          </draw:text-box>
        </draw:frame>
        <draw:frame draw:style-name="gr283" draw:text-style-name="P58" draw:layer="layout" svg:width="0.432cm" svg:height="0.37cm" svg:x="25.603cm" svg:y="2.006cm">
          <draw:text-box>
            <text:p text:style-name="P57"><text:span text:style-name="T24">3</text:span><text:span text:style-name="T24">0</text:span></text:p>
          </draw:text-box>
        </draw:frame>
        <draw:frame draw:style-name="gr283" draw:text-style-name="P58" draw:layer="layout" svg:width="0.432cm" svg:height="0.37cm" svg:x="26.847cm" svg:y="2.006cm">
          <draw:text-box>
            <text:p text:style-name="P57"><text:span text:style-name="T24">3</text:span><text:span text:style-name="T24">5</text:span></text:p>
          </draw:text-box>
        </draw:frame>
        <draw:frame draw:style-name="gr283" draw:text-style-name="P58" draw:layer="layout" svg:width="0.432cm" svg:height="0.37cm" svg:x="28.117cm" svg:y="2.006cm">
          <draw:text-box>
            <text:p text:style-name="P57"><text:span text:style-name="T24">4</text:span><text:span text:style-name="T24">0</text:span></text:p>
          </draw:text-box>
        </draw:frame>
        <draw:polyline draw:style-name="gr282" draw:text-style-name="P5" draw:layer="layout" svg:width="0.507cm" svg:height="2.539cm" draw:transform="rotate (1.5707963267949) translate (15.621cm 3.678cm)" svg:viewBox="0 0 508 2540" draw:points="0,0 508,0 508,1270 0,1270 0,2540 508,2540">
          <text:p/>
        </draw:polyline>
        <draw:polyline draw:style-name="gr282" draw:text-style-name="P5" draw:layer="layout" svg:width="0.507cm" svg:height="2.539cm" draw:transform="rotate (1.5707963267949) translate (18.161cm 3.678cm)" svg:viewBox="0 0 508 2540" draw:points="0,0 508,0 508,1270 0,1270 0,2540 508,2540">
          <text:p/>
        </draw:polyline>
        <draw:polyline draw:style-name="gr282" draw:text-style-name="P5" draw:layer="layout" svg:width="0.507cm" svg:height="2.539cm" draw:transform="rotate (1.5707963267949) translate (20.701cm 3.678cm)" svg:viewBox="0 0 508 2540" draw:points="0,0 508,0 508,1270 0,1270 0,2540 508,2540">
          <text:p/>
        </draw:polyline>
        <draw:polyline draw:style-name="gr282" draw:text-style-name="P5" draw:layer="layout" svg:width="0.507cm" svg:height="2.539cm" draw:transform="rotate (1.5707963267949) translate (23.241cm 3.678cm)" svg:viewBox="0 0 508 2540" draw:points="0,0 508,0 508,1270 0,1270 0,2540 508,2540">
          <text:p/>
        </draw:polyline>
        <draw:polyline draw:style-name="gr282" draw:text-style-name="P5" draw:layer="layout" svg:width="0.507cm" svg:height="2.539cm" draw:transform="rotate (1.5707963267949) translate (25.781cm 3.678cm)" svg:viewBox="0 0 508 2540" draw:points="0,0 508,0 508,1270 0,1270 0,2540 508,2540">
          <text:p/>
        </draw:polyline>
        <draw:path draw:style-name="gr285" draw:text-style-name="P5" draw:layer="layout" svg:width="0.891cm" svg:height="0.787cm" draw:transform="rotate (-3.14159265358979) translate (24.2059702481208cm 3.429cm)" svg:viewBox="0 0 892 788" svg:d="M892 788c-1067-26-1296-768-26-788">
          <text:p/>
        </draw:path>
        <draw:frame draw:style-name="gr283" draw:text-style-name="P86" draw:layer="layout" svg:width="0.33cm" svg:height="0.37cm" svg:x="15.419cm" svg:y="1.625cm">
          <draw:text-box>
            <text:p text:style-name="P23"><text:span text:style-name="T73">2</text:span></text:p>
          </draw:text-box>
        </draw:frame>
        <draw:frame draw:style-name="gr283" draw:text-style-name="P86" draw:layer="layout" svg:width="0.432cm" svg:height="0.37cm" svg:x="17.856cm" svg:y="1.625cm">
          <draw:text-box>
            <text:p text:style-name="P23"><text:span text:style-name="T73">1</text:span></text:p>
          </draw:text-box>
        </draw:frame>
        <draw:frame draw:style-name="gr283" draw:text-style-name="P86" draw:layer="layout" svg:width="0.432cm" svg:height="0.37cm" svg:x="20.397cm" svg:y="1.625cm">
          <draw:text-box>
            <text:p text:style-name="P23"><text:span text:style-name="T73">0</text:span></text:p>
          </draw:text-box>
        </draw:frame>
        <draw:frame draw:style-name="gr286" draw:text-style-name="P87" draw:layer="layout" svg:width="0.432cm" svg:height="0.37cm" svg:x="22.912cm" svg:y="1.625cm">
          <draw:text-box>
            <text:p text:style-name="P23"><text:span text:style-name="T80">-1</text:span></text:p>
          </draw:text-box>
        </draw:frame>
        <draw:frame draw:style-name="gr283" draw:text-style-name="P86" draw:layer="layout" svg:width="0.432cm" svg:height="0.37cm" svg:x="25.503cm" svg:y="1.625cm">
          <draw:text-box>
            <text:p text:style-name="P23"><text:span text:style-name="T73">-2</text:span></text:p>
          </draw:text-box>
        </draw:frame>
        <draw:frame draw:style-name="gr283" draw:text-style-name="P86" draw:layer="layout" svg:width="0.432cm" svg:height="0.37cm" svg:x="28.017cm" svg:y="1.625cm">
          <draw:text-box>
            <text:p text:style-name="P23"><text:span text:style-name="T73">-3</text:span></text:p>
          </draw:text-box>
        </draw:frame>
        <draw:line draw:style-name="gr287" draw:text-style-name="P88" draw:layer="layout" svg:x1="18.161cm" svg:y1="2.311cm" svg:x2="18.161cm" svg:y2="3.835cm">
          <text:p/>
        </draw:line>
        <draw:frame draw:style-name="gr283" draw:text-style-name="P89" draw:layer="layout" svg:width="0.33cm" svg:height="0.37cm" svg:x="15.419cm" svg:y="1.255cm">
          <draw:text-box>
            <text:p text:style-name="P23"><text:span text:style-name="T68">-1</text:span></text:p>
          </draw:text-box>
        </draw:frame>
        <draw:frame draw:style-name="gr288" draw:text-style-name="P91" draw:layer="layout" svg:width="0.432cm" svg:height="0.37cm" svg:x="17.856cm" svg:y="1.255cm">
          <draw:text-box>
            <text:p text:style-name="P90"><text:span text:style-name="T81">0</text:span></text:p>
          </draw:text-box>
        </draw:frame>
        <draw:frame draw:style-name="gr283" draw:text-style-name="P89" draw:layer="layout" svg:width="0.432cm" svg:height="0.37cm" svg:x="20.397cm" svg:y="1.255cm">
          <draw:text-box>
            <text:p text:style-name="P23"><text:span text:style-name="T68">1</text:span></text:p>
          </draw:text-box>
        </draw:frame>
        <draw:frame draw:style-name="gr286" draw:text-style-name="P92" draw:layer="layout" svg:width="0.432cm" svg:height="0.37cm" svg:x="22.912cm" svg:y="1.255cm">
          <draw:text-box>
            <text:p text:style-name="P23"><text:span text:style-name="T82">2</text:span></text:p>
          </draw:text-box>
        </draw:frame>
        <draw:frame draw:style-name="gr283" draw:text-style-name="P89" draw:layer="layout" svg:width="0.432cm" svg:height="0.37cm" svg:x="25.503cm" svg:y="1.255cm">
          <draw:text-box>
            <text:p text:style-name="P23"><text:span text:style-name="T68">3</text:span></text:p>
          </draw:text-box>
        </draw:frame>
        <draw:frame draw:style-name="gr283" draw:text-style-name="P89" draw:layer="layout" svg:width="0.432cm" svg:height="0.37cm" svg:x="28.017cm" svg:y="1.255cm">
          <draw:text-box>
            <text:p text:style-name="P23"><text:span text:style-name="T68">4</text:span></text:p>
          </draw:text-box>
        </draw:frame>
        <draw:path draw:style-name="gr289" draw:text-style-name="P5" draw:layer="layout" svg:width="2.208cm" svg:height="0.324cm" draw:transform="rotate (-3.14159265358979) translate (23.062cm 2.057cm)" svg:viewBox="0 0 2209 325" svg:d="M2209 76c-990 356-1219 330-2209-76">
          <text:p/>
        </draw:path>
        <draw:frame draw:style-name="gr283" draw:text-style-name="P89" draw:layer="layout" svg:width="0.33cm" svg:height="0.37cm" svg:x="15.419cm" svg:y="4.19cm">
          <draw:text-box>
            <text:p text:style-name="P23"><text:span text:style-name="T68">3</text:span></text:p>
          </draw:text-box>
        </draw:frame>
        <draw:frame draw:style-name="gr283" draw:text-style-name="P89" draw:layer="layout" svg:width="0.432cm" svg:height="0.37cm" svg:x="17.856cm" svg:y="4.19cm">
          <draw:text-box>
            <text:p text:style-name="P23"><text:span text:style-name="T68">2</text:span></text:p>
          </draw:text-box>
        </draw:frame>
        <draw:frame draw:style-name="gr283" draw:text-style-name="P89" draw:layer="layout" svg:width="0.432cm" svg:height="0.37cm" svg:x="20.397cm" svg:y="4.19cm">
          <draw:text-box>
            <text:p text:style-name="P23"><text:span text:style-name="T68">1</text:span></text:p>
          </draw:text-box>
        </draw:frame>
        <draw:frame draw:style-name="gr286" draw:text-style-name="P92" draw:layer="layout" svg:width="0.432cm" svg:height="0.37cm" svg:x="22.912cm" svg:y="4.19cm">
          <draw:text-box>
            <text:p text:style-name="P23"><text:span text:style-name="T82">0</text:span></text:p>
          </draw:text-box>
        </draw:frame>
        <draw:frame draw:style-name="gr283" draw:text-style-name="P89" draw:layer="layout" svg:width="0.432cm" svg:height="0.37cm" svg:x="25.503cm" svg:y="4.19cm">
          <draw:text-box>
            <text:p text:style-name="P23"><text:span text:style-name="T68">-1</text:span></text:p>
          </draw:text-box>
        </draw:frame>
        <draw:frame draw:style-name="gr283" draw:text-style-name="P89" draw:layer="layout" svg:width="0.432cm" svg:height="0.37cm" svg:x="28.017cm" svg:y="4.19cm">
          <draw:text-box>
            <text:p text:style-name="P23"><text:span text:style-name="T68">-2</text:span></text:p>
          </draw:text-box>
        </draw:frame>
        <draw:frame draw:style-name="gr283" draw:text-style-name="P86" draw:layer="layout" svg:width="0.33cm" svg:height="0.37cm" svg:x="15.419cm" svg:y="3.82cm">
          <draw:text-box>
            <text:p text:style-name="P23"><text:span text:style-name="T73">-1</text:span></text:p>
          </draw:text-box>
        </draw:frame>
        <draw:frame draw:style-name="gr290" draw:text-style-name="P93" draw:layer="layout" svg:width="0.432cm" svg:height="0.37cm" svg:x="17.856cm" svg:y="3.82cm">
          <draw:text-box>
            <text:p text:style-name="P90"><text:span text:style-name="T83">0</text:span></text:p>
          </draw:text-box>
        </draw:frame>
        <draw:frame draw:style-name="gr283" draw:text-style-name="P86" draw:layer="layout" svg:width="0.432cm" svg:height="0.37cm" svg:x="20.397cm" svg:y="3.82cm">
          <draw:text-box>
            <text:p text:style-name="P23"><text:span text:style-name="T73">1</text:span></text:p>
          </draw:text-box>
        </draw:frame>
        <draw:frame draw:style-name="gr286" draw:text-style-name="P87" draw:layer="layout" svg:width="0.432cm" svg:height="0.37cm" svg:x="22.912cm" svg:y="3.82cm">
          <draw:text-box>
            <text:p text:style-name="P23"><text:span text:style-name="T80">2</text:span></text:p>
          </draw:text-box>
        </draw:frame>
        <draw:frame draw:style-name="gr283" draw:text-style-name="P86" draw:layer="layout" svg:width="0.432cm" svg:height="0.37cm" svg:x="25.503cm" svg:y="3.82cm">
          <draw:text-box>
            <text:p text:style-name="P23"><text:span text:style-name="T73">3</text:span></text:p>
          </draw:text-box>
        </draw:frame>
        <draw:frame draw:style-name="gr283" draw:text-style-name="P86" draw:layer="layout" svg:width="0.432cm" svg:height="0.37cm" svg:x="28.017cm" svg:y="3.82cm">
          <draw:text-box>
            <text:p text:style-name="P23"><text:span text:style-name="T73">4</text:span></text:p>
          </draw:text-box>
        </draw:frame>
        <draw:frame draw:style-name="gr291" draw:text-style-name="P94" draw:layer="layout" svg:width="11.989cm" svg:height="0.381cm" svg:x="14.757cm" svg:y="0.787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e</text:span><text:span text:style-name="T18">n</text:span><text:span text:style-name="T18">d]</text:span><text:span text:style-name="T18">; <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custom-shape draw:style-name="gr281" draw:text-style-name="P74" draw:layer="layout" svg:width="0.153cm" svg:height="0.584cm" svg:x="18.084cm" svg:y="14.3cm">
          <text:p/>
          <draw:enhanced-geometry svg:viewBox="0 0 21600 21600" draw:type="rectangle" draw:enhanced-path="M 0 0 L 21600 0 21600 21600 0 21600 0 0 Z N"/>
        </draw:custom-shape>
        <draw:custom-shape draw:style-name="gr281" draw:text-style-name="P74" draw:layer="layout" svg:width="0.153cm" svg:height="0.584cm" svg:x="18.084cm" svg:y="15.062cm">
          <text:p/>
          <draw:enhanced-geometry svg:viewBox="0 0 21600 21600" draw:type="rectangle" draw:enhanced-path="M 0 0 L 21600 0 21600 21600 0 21600 0 0 Z N"/>
        </draw:custom-shape>
        <draw:polyline draw:style-name="gr282" draw:text-style-name="P5" draw:layer="layout" svg:width="0.507cm" svg:height="2.539cm" draw:transform="rotate (1.5707963267949) translate (15.621cm 14.854cm)" svg:viewBox="0 0 508 2540" draw:points="0,0 508,0 508,1270 0,1270 0,2540 508,2540">
          <text:p/>
        </draw:polyline>
        <draw:frame draw:style-name="gr283" draw:text-style-name="P58" draw:layer="layout" svg:width="1.625cm" svg:height="0.37cm" svg:x="13.767cm" svg:y="14.422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83" draw:text-style-name="P58" draw:layer="layout" svg:width="1.676cm" svg:height="0.37cm" svg:x="13.767cm" svg:y="15.184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82" draw:text-style-name="P5" draw:layer="layout" svg:width="0.507cm" svg:height="2.539cm" draw:transform="rotate (1.5707963267949) translate (18.161cm 14.854cm)" svg:viewBox="0 0 508 2540" draw:points="0,0 508,0 508,1270 0,1270 0,2540 508,2540">
          <text:p/>
        </draw:polyline>
        <draw:polyline draw:style-name="gr282" draw:text-style-name="P5" draw:layer="layout" svg:width="0.507cm" svg:height="2.539cm" draw:transform="rotate (1.5707963267949) translate (20.701cm 14.854cm)" svg:viewBox="0 0 508 2540" draw:points="0,0 508,0 508,1270 0,1270 0,2540 508,2540">
          <text:p/>
        </draw:polyline>
        <draw:frame draw:style-name="gr283" draw:text-style-name="P58" draw:layer="layout" svg:width="0.483cm" svg:height="0.37cm" svg:x="15.519cm" svg:y="13.944cm">
          <draw:text-box>
            <text:p text:style-name="P57"><text:span text:style-name="T24">-</text:span><text:span text:style-name="T24">1</text:span><text:span text:style-name="T24">0</text:span></text:p>
          </draw:text-box>
        </draw:frame>
        <draw:frame draw:style-name="gr283" draw:text-style-name="P58" draw:layer="layout" svg:width="0.33cm" svg:height="0.37cm" svg:x="16.738cm" svg:y="13.944cm">
          <draw:text-box>
            <text:p text:style-name="P57"><text:span text:style-name="T24">-5</text:span></text:p>
          </draw:text-box>
        </draw:frame>
        <draw:frame draw:style-name="gr284" draw:text-style-name="P85" draw:layer="layout" svg:width="0.432cm" svg:height="0.37cm" svg:x="18.008cm" svg:y="13.944cm">
          <draw:text-box>
            <text:p text:style-name="P57"><text:span text:style-name="T24">0</text:span></text:p>
          </draw:text-box>
        </draw:frame>
        <draw:frame draw:style-name="gr283" draw:text-style-name="P58" draw:layer="layout" svg:width="0.432cm" svg:height="0.37cm" svg:x="19.227cm" svg:y="13.944cm">
          <draw:text-box>
            <text:p text:style-name="P57"><text:span text:style-name="T24">5</text:span></text:p>
          </draw:text-box>
        </draw:frame>
        <draw:frame draw:style-name="gr283" draw:text-style-name="P58" draw:layer="layout" svg:width="0.432cm" svg:height="0.37cm" svg:x="20.497cm" svg:y="13.944cm">
          <draw:text-box>
            <text:p text:style-name="P57"><text:span text:style-name="T24">1</text:span><text:span text:style-name="T24">0</text:span></text:p>
          </draw:text-box>
        </draw:frame>
        <draw:frame draw:style-name="gr283" draw:text-style-name="P58" draw:layer="layout" svg:width="0.432cm" svg:height="0.37cm" svg:x="21.767cm" svg:y="13.944cm">
          <draw:text-box>
            <text:p text:style-name="P57"><text:span text:style-name="T24">1</text:span><text:span text:style-name="T24">5</text:span></text:p>
          </draw:text-box>
        </draw:frame>
        <draw:frame draw:style-name="gr283" draw:text-style-name="P58" draw:layer="layout" svg:width="0.432cm" svg:height="0.37cm" svg:x="23.012cm" svg:y="13.944cm">
          <draw:text-box>
            <text:p text:style-name="P57"><text:span text:style-name="T24">2</text:span><text:span text:style-name="T24">0</text:span></text:p>
          </draw:text-box>
        </draw:frame>
        <draw:polyline draw:style-name="gr282" draw:text-style-name="P5" draw:layer="layout" svg:width="0.507cm" svg:height="2.539cm" draw:transform="rotate (1.5707963267949) translate (23.241cm 14.854cm)" svg:viewBox="0 0 508 2540" draw:points="0,0 508,0 508,1270 0,1270 0,2540 508,2540">
          <text:p/>
        </draw:polyline>
        <draw:polyline draw:style-name="gr282" draw:text-style-name="P5" draw:layer="layout" svg:width="0.507cm" svg:height="2.539cm" draw:transform="rotate (1.5707963267949) translate (25.781cm 14.854cm)" svg:viewBox="0 0 508 2540" draw:points="0,0 508,0 508,1270 0,1270 0,2540 508,2540">
          <text:p/>
        </draw:polyline>
        <draw:frame draw:style-name="gr283" draw:text-style-name="P58" draw:layer="layout" svg:width="0.432cm" svg:height="0.37cm" svg:x="24.333cm" svg:y="13.944cm">
          <draw:text-box>
            <text:p text:style-name="P57"><text:span text:style-name="T24">2</text:span><text:span text:style-name="T24">5</text:span></text:p>
          </draw:text-box>
        </draw:frame>
        <draw:frame draw:style-name="gr283" draw:text-style-name="P58" draw:layer="layout" svg:width="0.432cm" svg:height="0.37cm" svg:x="25.603cm" svg:y="13.944cm">
          <draw:text-box>
            <text:p text:style-name="P57"><text:span text:style-name="T24">3</text:span><text:span text:style-name="T24">0</text:span></text:p>
          </draw:text-box>
        </draw:frame>
        <draw:frame draw:style-name="gr283" draw:text-style-name="P58" draw:layer="layout" svg:width="0.432cm" svg:height="0.37cm" svg:x="26.847cm" svg:y="13.944cm">
          <draw:text-box>
            <text:p text:style-name="P57"><text:span text:style-name="T24">3</text:span><text:span text:style-name="T24">5</text:span></text:p>
          </draw:text-box>
        </draw:frame>
        <draw:frame draw:style-name="gr283" draw:text-style-name="P58" draw:layer="layout" svg:width="0.432cm" svg:height="0.37cm" svg:x="28.117cm" svg:y="13.944cm">
          <draw:text-box>
            <text:p text:style-name="P57"><text:span text:style-name="T24">4</text:span><text:span text:style-name="T24">0</text:span></text:p>
          </draw:text-box>
        </draw:frame>
        <draw:polyline draw:style-name="gr282" draw:text-style-name="P5" draw:layer="layout" svg:width="0.507cm" svg:height="2.539cm" draw:transform="rotate (1.5707963267949) translate (15.621cm 15.616cm)" svg:viewBox="0 0 508 2540" draw:points="0,0 508,0 508,1270 0,1270 0,2540 508,2540">
          <text:p/>
        </draw:polyline>
        <draw:polyline draw:style-name="gr282" draw:text-style-name="P5" draw:layer="layout" svg:width="0.507cm" svg:height="2.539cm" draw:transform="rotate (1.5707963267949) translate (18.161cm 15.616cm)" svg:viewBox="0 0 508 2540" draw:points="0,0 508,0 508,1270 0,1270 0,2540 508,2540">
          <text:p/>
        </draw:polyline>
        <draw:polyline draw:style-name="gr282" draw:text-style-name="P5" draw:layer="layout" svg:width="0.507cm" svg:height="2.539cm" draw:transform="rotate (1.5707963267949) translate (20.701cm 15.616cm)" svg:viewBox="0 0 508 2540" draw:points="0,0 508,0 508,1270 0,1270 0,2540 508,2540">
          <text:p/>
        </draw:polyline>
        <draw:polyline draw:style-name="gr282" draw:text-style-name="P5" draw:layer="layout" svg:width="0.507cm" svg:height="2.539cm" draw:transform="rotate (1.5707963267949) translate (23.241cm 15.616cm)" svg:viewBox="0 0 508 2540" draw:points="0,0 508,0 508,1270 0,1270 0,2540 508,2540">
          <text:p/>
        </draw:polyline>
        <draw:polyline draw:style-name="gr282" draw:text-style-name="P5" draw:layer="layout" svg:width="0.507cm" svg:height="2.539cm" draw:transform="rotate (1.5707963267949) translate (25.781cm 15.616cm)" svg:viewBox="0 0 508 2540" draw:points="0,0 508,0 508,1270 0,1270 0,2540 508,2540">
          <text:p/>
        </draw:polyline>
        <draw:frame draw:style-name="gr283" draw:text-style-name="P86" draw:layer="layout" svg:width="0.33cm" svg:height="0.37cm" svg:x="15.419cm" svg:y="13.563cm">
          <draw:text-box>
            <text:p text:style-name="P23"><text:span text:style-name="T73">2</text:span></text:p>
          </draw:text-box>
        </draw:frame>
        <draw:frame draw:style-name="gr283" draw:text-style-name="P86" draw:layer="layout" svg:width="0.432cm" svg:height="0.37cm" svg:x="17.856cm" svg:y="13.563cm">
          <draw:text-box>
            <text:p text:style-name="P23"><text:span text:style-name="T73">1</text:span></text:p>
          </draw:text-box>
        </draw:frame>
        <draw:frame draw:style-name="gr283" draw:text-style-name="P86" draw:layer="layout" svg:width="0.432cm" svg:height="0.37cm" svg:x="20.397cm" svg:y="13.563cm">
          <draw:text-box>
            <text:p text:style-name="P23"><text:span text:style-name="T73">0</text:span></text:p>
          </draw:text-box>
        </draw:frame>
        <draw:frame draw:style-name="gr286" draw:text-style-name="P87" draw:layer="layout" svg:width="0.432cm" svg:height="0.37cm" svg:x="22.912cm" svg:y="13.563cm">
          <draw:text-box>
            <text:p text:style-name="P23"><text:span text:style-name="T80">-1</text:span></text:p>
          </draw:text-box>
        </draw:frame>
        <draw:frame draw:style-name="gr283" draw:text-style-name="P86" draw:layer="layout" svg:width="0.432cm" svg:height="0.37cm" svg:x="25.503cm" svg:y="13.563cm">
          <draw:text-box>
            <text:p text:style-name="P23"><text:span text:style-name="T73">-2</text:span></text:p>
          </draw:text-box>
        </draw:frame>
        <draw:frame draw:style-name="gr283" draw:text-style-name="P86" draw:layer="layout" svg:width="0.432cm" svg:height="0.37cm" svg:x="28.017cm" svg:y="13.563cm">
          <draw:text-box>
            <text:p text:style-name="P23"><text:span text:style-name="T73">-3</text:span></text:p>
          </draw:text-box>
        </draw:frame>
        <draw:line draw:style-name="gr287" draw:text-style-name="P88" draw:layer="layout" svg:x1="18.161cm" svg:y1="14.249cm" svg:x2="18.161cm" svg:y2="15.773cm">
          <text:p/>
        </draw:line>
        <draw:frame draw:style-name="gr283" draw:text-style-name="P89" draw:layer="layout" svg:width="0.33cm" svg:height="0.37cm" svg:x="15.419cm" svg:y="13.193cm">
          <draw:text-box>
            <text:p text:style-name="P23"><text:span text:style-name="T68">-1</text:span></text:p>
          </draw:text-box>
        </draw:frame>
        <draw:frame draw:style-name="gr292" draw:text-style-name="P91" draw:layer="layout" svg:width="0.432cm" svg:height="0.37cm" svg:x="17.856cm" svg:y="13.193cm">
          <draw:text-box>
            <text:p text:style-name="P90"><text:span text:style-name="T81">0</text:span></text:p>
          </draw:text-box>
        </draw:frame>
        <draw:frame draw:style-name="gr283" draw:text-style-name="P89" draw:layer="layout" svg:width="0.432cm" svg:height="0.37cm" svg:x="20.397cm" svg:y="13.193cm">
          <draw:text-box>
            <text:p text:style-name="P23"><text:span text:style-name="T68">1</text:span></text:p>
          </draw:text-box>
        </draw:frame>
        <draw:frame draw:style-name="gr286" draw:text-style-name="P92" draw:layer="layout" svg:width="0.432cm" svg:height="0.37cm" svg:x="22.912cm" svg:y="13.193cm">
          <draw:text-box>
            <text:p text:style-name="P23"><text:span text:style-name="T82">2</text:span></text:p>
          </draw:text-box>
        </draw:frame>
        <draw:frame draw:style-name="gr283" draw:text-style-name="P89" draw:layer="layout" svg:width="0.432cm" svg:height="0.37cm" svg:x="25.503cm" svg:y="13.193cm">
          <draw:text-box>
            <text:p text:style-name="P23"><text:span text:style-name="T68">3</text:span></text:p>
          </draw:text-box>
        </draw:frame>
        <draw:frame draw:style-name="gr283" draw:text-style-name="P89" draw:layer="layout" svg:width="0.432cm" svg:height="0.37cm" svg:x="28.017cm" svg:y="13.193cm">
          <draw:text-box>
            <text:p text:style-name="P23"><text:span text:style-name="T68">4</text:span></text:p>
          </draw:text-box>
        </draw:frame>
        <draw:path draw:style-name="gr289" draw:text-style-name="P5" draw:layer="layout" svg:width="2.208cm" svg:height="0.324cm" draw:transform="rotate (-3.14159265358979) translate (18.033cm 13.995cm)" svg:viewBox="0 0 2209 325" svg:d="M2209 76c-990 356-1219 330-2209-76">
          <text:p/>
        </draw:path>
        <draw:frame draw:style-name="gr283" draw:text-style-name="P89" draw:layer="layout" svg:width="0.33cm" svg:height="0.37cm" svg:x="15.419cm" svg:y="16.128cm">
          <draw:text-box>
            <text:p text:style-name="P23"><text:span text:style-name="T68">1</text:span></text:p>
          </draw:text-box>
        </draw:frame>
        <draw:frame draw:style-name="gr283" draw:text-style-name="P89" draw:layer="layout" svg:width="0.432cm" svg:height="0.37cm" svg:x="17.856cm" svg:y="16.128cm">
          <draw:text-box>
            <text:p text:style-name="P23"><text:span text:style-name="T68">0</text:span></text:p>
          </draw:text-box>
        </draw:frame>
        <draw:frame draw:style-name="gr283" draw:text-style-name="P89" draw:layer="layout" svg:width="0.432cm" svg:height="0.37cm" svg:x="20.397cm" svg:y="16.128cm">
          <draw:text-box>
            <text:p text:style-name="P23"><text:span text:style-name="T68">-1</text:span></text:p>
          </draw:text-box>
        </draw:frame>
        <draw:frame draw:style-name="gr286" draw:text-style-name="P92" draw:layer="layout" svg:width="0.432cm" svg:height="0.37cm" svg:x="22.912cm" svg:y="16.128cm">
          <draw:text-box>
            <text:p text:style-name="P23"><text:span text:style-name="T82">-2</text:span></text:p>
          </draw:text-box>
        </draw:frame>
        <draw:frame draw:style-name="gr283" draw:text-style-name="P89" draw:layer="layout" svg:width="0.432cm" svg:height="0.37cm" svg:x="25.503cm" svg:y="16.128cm">
          <draw:text-box>
            <text:p text:style-name="P23"><text:span text:style-name="T68">-3</text:span></text:p>
          </draw:text-box>
        </draw:frame>
        <draw:frame draw:style-name="gr283" draw:text-style-name="P89" draw:layer="layout" svg:width="0.432cm" svg:height="0.37cm" svg:x="28.017cm" svg:y="16.128cm">
          <draw:text-box>
            <text:p text:style-name="P23"><text:span text:style-name="T68">-4</text:span></text:p>
          </draw:text-box>
        </draw:frame>
        <draw:frame draw:style-name="gr283" draw:text-style-name="P86" draw:layer="layout" svg:width="0.33cm" svg:height="0.37cm" svg:x="15.419cm" svg:y="15.758cm">
          <draw:text-box>
            <text:p text:style-name="P23"><text:span text:style-name="T73">-1</text:span></text:p>
          </draw:text-box>
        </draw:frame>
        <draw:frame draw:style-name="gr293" draw:text-style-name="P93" draw:layer="layout" svg:width="0.432cm" svg:height="0.37cm" svg:x="17.856cm" svg:y="15.758cm">
          <draw:text-box>
            <text:p text:style-name="P90"><text:span text:style-name="T83">0</text:span></text:p>
          </draw:text-box>
        </draw:frame>
        <draw:frame draw:style-name="gr283" draw:text-style-name="P86" draw:layer="layout" svg:width="0.432cm" svg:height="0.37cm" svg:x="20.397cm" svg:y="15.758cm">
          <draw:text-box>
            <text:p text:style-name="P23"><text:span text:style-name="T73">1</text:span></text:p>
          </draw:text-box>
        </draw:frame>
        <draw:frame draw:style-name="gr286" draw:text-style-name="P87" draw:layer="layout" svg:width="0.432cm" svg:height="0.37cm" svg:x="22.912cm" svg:y="15.758cm">
          <draw:text-box>
            <text:p text:style-name="P23"><text:span text:style-name="T80">2</text:span></text:p>
          </draw:text-box>
        </draw:frame>
        <draw:frame draw:style-name="gr283" draw:text-style-name="P86" draw:layer="layout" svg:width="0.432cm" svg:height="0.37cm" svg:x="25.503cm" svg:y="15.758cm">
          <draw:text-box>
            <text:p text:style-name="P23"><text:span text:style-name="T73">3</text:span></text:p>
          </draw:text-box>
        </draw:frame>
        <draw:frame draw:style-name="gr283" draw:text-style-name="P86" draw:layer="layout" svg:width="0.432cm" svg:height="0.37cm" svg:x="28.017cm" svg:y="15.758cm">
          <draw:text-box>
            <text:p text:style-name="P23"><text:span text:style-name="T73">4</text:span></text:p>
          </draw:text-box>
        </draw:frame>
        <draw:frame draw:style-name="gr291" draw:text-style-name="P94" draw:layer="layout" svg:width="11.989cm" svg:height="0.381cm" svg:x="14.757cm" svg:y="12.725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0 </text:span><text:span text:style-name="T18">[-</text:span><text:span text:style-name="T18">e</text:span><text:span text:style-name="T18">n</text:span><text:span text:style-name="T18">d]</text:span><text:span text:style-name="T18">; <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custom-shape draw:style-name="gr281" draw:text-style-name="P74" draw:layer="layout" svg:width="0.153cm" svg:height="0.584cm" svg:x="15.544cm" svg:y="6.172cm">
          <text:p/>
          <draw:enhanced-geometry svg:viewBox="0 0 21600 21600" draw:type="rectangle" draw:enhanced-path="M 0 0 L 21600 0 21600 21600 0 21600 0 0 Z N"/>
        </draw:custom-shape>
        <draw:custom-shape draw:style-name="gr281" draw:text-style-name="P74" draw:layer="layout" svg:width="0.153cm" svg:height="0.584cm" svg:x="20.624cm" svg:y="6.934cm">
          <text:p/>
          <draw:enhanced-geometry svg:viewBox="0 0 21600 21600" draw:type="rectangle" draw:enhanced-path="M 0 0 L 21600 0 21600 21600 0 21600 0 0 Z N"/>
        </draw:custom-shape>
        <draw:polyline draw:style-name="gr282" draw:text-style-name="P5" draw:layer="layout" svg:width="0.507cm" svg:height="2.539cm" draw:transform="rotate (1.5707963267949) translate (15.621cm 6.726cm)" svg:viewBox="0 0 508 2540" draw:points="0,0 508,0 508,1270 0,1270 0,2540 508,2540">
          <text:p/>
        </draw:polyline>
        <draw:frame draw:style-name="gr283" draw:text-style-name="P58" draw:layer="layout" svg:width="1.625cm" svg:height="0.37cm" svg:x="13.767cm" svg:y="6.29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83" draw:text-style-name="P58" draw:layer="layout" svg:width="1.676cm" svg:height="0.37cm" svg:x="13.767cm" svg:y="7.05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82" draw:text-style-name="P5" draw:layer="layout" svg:width="0.507cm" svg:height="2.539cm" draw:transform="rotate (1.5707963267949) translate (18.161cm 6.726cm)" svg:viewBox="0 0 508 2540" draw:points="0,0 508,0 508,1270 0,1270 0,2540 508,2540">
          <text:p/>
        </draw:polyline>
        <draw:polyline draw:style-name="gr282" draw:text-style-name="P5" draw:layer="layout" svg:width="0.507cm" svg:height="2.539cm" draw:transform="rotate (1.5707963267949) translate (20.701cm 6.726cm)" svg:viewBox="0 0 508 2540" draw:points="0,0 508,0 508,1270 0,1270 0,2540 508,2540">
          <text:p/>
        </draw:polyline>
        <draw:frame draw:style-name="gr283" draw:text-style-name="P58" draw:layer="layout" svg:width="0.483cm" svg:height="0.37cm" svg:x="15.519cm" svg:y="5.816cm">
          <draw:text-box>
            <text:p text:style-name="P57"><text:span text:style-name="T24">-</text:span><text:span text:style-name="T24">1</text:span><text:span text:style-name="T24">0</text:span></text:p>
          </draw:text-box>
        </draw:frame>
        <draw:frame draw:style-name="gr283" draw:text-style-name="P58" draw:layer="layout" svg:width="0.33cm" svg:height="0.37cm" svg:x="16.738cm" svg:y="5.816cm">
          <draw:text-box>
            <text:p text:style-name="P57"><text:span text:style-name="T24">-5</text:span></text:p>
          </draw:text-box>
        </draw:frame>
        <draw:frame draw:style-name="gr284" draw:text-style-name="P85" draw:layer="layout" svg:width="0.432cm" svg:height="0.37cm" svg:x="18.008cm" svg:y="5.816cm">
          <draw:text-box>
            <text:p text:style-name="P57"><text:span text:style-name="T24">0</text:span></text:p>
          </draw:text-box>
        </draw:frame>
        <draw:frame draw:style-name="gr283" draw:text-style-name="P58" draw:layer="layout" svg:width="0.432cm" svg:height="0.37cm" svg:x="19.227cm" svg:y="5.816cm">
          <draw:text-box>
            <text:p text:style-name="P57"><text:span text:style-name="T24">5</text:span></text:p>
          </draw:text-box>
        </draw:frame>
        <draw:frame draw:style-name="gr283" draw:text-style-name="P58" draw:layer="layout" svg:width="0.432cm" svg:height="0.37cm" svg:x="20.497cm" svg:y="5.816cm">
          <draw:text-box>
            <text:p text:style-name="P57"><text:span text:style-name="T24">1</text:span><text:span text:style-name="T24">0</text:span></text:p>
          </draw:text-box>
        </draw:frame>
        <draw:frame draw:style-name="gr283" draw:text-style-name="P58" draw:layer="layout" svg:width="0.432cm" svg:height="0.37cm" svg:x="21.767cm" svg:y="5.816cm">
          <draw:text-box>
            <text:p text:style-name="P57"><text:span text:style-name="T24">1</text:span><text:span text:style-name="T24">5</text:span></text:p>
          </draw:text-box>
        </draw:frame>
        <draw:frame draw:style-name="gr283" draw:text-style-name="P58" draw:layer="layout" svg:width="0.432cm" svg:height="0.37cm" svg:x="23.012cm" svg:y="5.816cm">
          <draw:text-box>
            <text:p text:style-name="P57"><text:span text:style-name="T24">2</text:span><text:span text:style-name="T24">0</text:span></text:p>
          </draw:text-box>
        </draw:frame>
        <draw:polyline draw:style-name="gr282" draw:text-style-name="P5" draw:layer="layout" svg:width="0.507cm" svg:height="2.539cm" draw:transform="rotate (1.5707963267949) translate (23.241cm 6.726cm)" svg:viewBox="0 0 508 2540" draw:points="0,0 508,0 508,1270 0,1270 0,2540 508,2540">
          <text:p/>
        </draw:polyline>
        <draw:polyline draw:style-name="gr282" draw:text-style-name="P5" draw:layer="layout" svg:width="0.507cm" svg:height="2.539cm" draw:transform="rotate (1.5707963267949) translate (25.781cm 6.726cm)" svg:viewBox="0 0 508 2540" draw:points="0,0 508,0 508,1270 0,1270 0,2540 508,2540">
          <text:p/>
        </draw:polyline>
        <draw:frame draw:style-name="gr283" draw:text-style-name="P58" draw:layer="layout" svg:width="0.432cm" svg:height="0.37cm" svg:x="24.333cm" svg:y="5.816cm">
          <draw:text-box>
            <text:p text:style-name="P57"><text:span text:style-name="T24">2</text:span><text:span text:style-name="T24">5</text:span></text:p>
          </draw:text-box>
        </draw:frame>
        <draw:frame draw:style-name="gr283" draw:text-style-name="P58" draw:layer="layout" svg:width="0.432cm" svg:height="0.37cm" svg:x="25.603cm" svg:y="5.816cm">
          <draw:text-box>
            <text:p text:style-name="P57"><text:span text:style-name="T24">3</text:span><text:span text:style-name="T24">0</text:span></text:p>
          </draw:text-box>
        </draw:frame>
        <draw:frame draw:style-name="gr283" draw:text-style-name="P58" draw:layer="layout" svg:width="0.432cm" svg:height="0.37cm" svg:x="26.847cm" svg:y="5.816cm">
          <draw:text-box>
            <text:p text:style-name="P57"><text:span text:style-name="T24">3</text:span><text:span text:style-name="T24">5</text:span></text:p>
          </draw:text-box>
        </draw:frame>
        <draw:frame draw:style-name="gr283" draw:text-style-name="P58" draw:layer="layout" svg:width="0.432cm" svg:height="0.37cm" svg:x="28.117cm" svg:y="5.816cm">
          <draw:text-box>
            <text:p text:style-name="P57"><text:span text:style-name="T24">4</text:span><text:span text:style-name="T24">0</text:span></text:p>
          </draw:text-box>
        </draw:frame>
        <draw:polyline draw:style-name="gr282" draw:text-style-name="P5" draw:layer="layout" svg:width="0.507cm" svg:height="2.539cm" draw:transform="rotate (1.5707963267949) translate (15.621cm 7.488cm)" svg:viewBox="0 0 508 2540" draw:points="0,0 508,0 508,1270 0,1270 0,2540 508,2540">
          <text:p/>
        </draw:polyline>
        <draw:polyline draw:style-name="gr282" draw:text-style-name="P5" draw:layer="layout" svg:width="0.507cm" svg:height="2.539cm" draw:transform="rotate (1.5707963267949) translate (18.161cm 7.488cm)" svg:viewBox="0 0 508 2540" draw:points="0,0 508,0 508,1270 0,1270 0,2540 508,2540">
          <text:p/>
        </draw:polyline>
        <draw:polyline draw:style-name="gr282" draw:text-style-name="P5" draw:layer="layout" svg:width="0.507cm" svg:height="2.539cm" draw:transform="rotate (1.5707963267949) translate (20.701cm 7.488cm)" svg:viewBox="0 0 508 2540" draw:points="0,0 508,0 508,1270 0,1270 0,2540 508,2540">
          <text:p/>
        </draw:polyline>
        <draw:polyline draw:style-name="gr282" draw:text-style-name="P5" draw:layer="layout" svg:width="0.507cm" svg:height="2.539cm" draw:transform="rotate (1.5707963267949) translate (23.241cm 7.488cm)" svg:viewBox="0 0 508 2540" draw:points="0,0 508,0 508,1270 0,1270 0,2540 508,2540">
          <text:p/>
        </draw:polyline>
        <draw:polyline draw:style-name="gr282" draw:text-style-name="P5" draw:layer="layout" svg:width="0.507cm" svg:height="2.539cm" draw:transform="rotate (1.5707963267949) translate (25.781cm 7.488cm)" svg:viewBox="0 0 508 2540" draw:points="0,0 508,0 508,1270 0,1270 0,2540 508,2540">
          <text:p/>
        </draw:polyline>
        <draw:frame draw:style-name="gr283" draw:text-style-name="P86" draw:layer="layout" svg:width="0.33cm" svg:height="0.37cm" svg:x="15.419cm" svg:y="5.435cm">
          <draw:text-box>
            <text:p text:style-name="P23"><text:span text:style-name="T73">2</text:span></text:p>
          </draw:text-box>
        </draw:frame>
        <draw:frame draw:style-name="gr283" draw:text-style-name="P86" draw:layer="layout" svg:width="0.432cm" svg:height="0.37cm" svg:x="17.856cm" svg:y="5.435cm">
          <draw:text-box>
            <text:p text:style-name="P23"><text:span text:style-name="T73">1</text:span></text:p>
          </draw:text-box>
        </draw:frame>
        <draw:frame draw:style-name="gr283" draw:text-style-name="P86" draw:layer="layout" svg:width="0.432cm" svg:height="0.37cm" svg:x="20.397cm" svg:y="5.435cm">
          <draw:text-box>
            <text:p text:style-name="P23"><text:span text:style-name="T73">0</text:span></text:p>
          </draw:text-box>
        </draw:frame>
        <draw:frame draw:style-name="gr286" draw:text-style-name="P87" draw:layer="layout" svg:width="0.432cm" svg:height="0.37cm" svg:x="22.912cm" svg:y="5.435cm">
          <draw:text-box>
            <text:p text:style-name="P23"><text:span text:style-name="T80">-1</text:span></text:p>
          </draw:text-box>
        </draw:frame>
        <draw:frame draw:style-name="gr283" draw:text-style-name="P86" draw:layer="layout" svg:width="0.432cm" svg:height="0.37cm" svg:x="25.503cm" svg:y="5.435cm">
          <draw:text-box>
            <text:p text:style-name="P23"><text:span text:style-name="T73">-2</text:span></text:p>
          </draw:text-box>
        </draw:frame>
        <draw:frame draw:style-name="gr283" draw:text-style-name="P86" draw:layer="layout" svg:width="0.432cm" svg:height="0.37cm" svg:x="28.017cm" svg:y="5.435cm">
          <draw:text-box>
            <text:p text:style-name="P23"><text:span text:style-name="T73">-3</text:span></text:p>
          </draw:text-box>
        </draw:frame>
        <draw:line draw:style-name="gr287" draw:text-style-name="P88" draw:layer="layout" svg:x1="18.161cm" svg:y1="6.121cm" svg:x2="18.161cm" svg:y2="7.645cm">
          <text:p/>
        </draw:line>
        <draw:frame draw:style-name="gr283" draw:text-style-name="P89" draw:layer="layout" svg:width="0.33cm" svg:height="0.37cm" svg:x="15.419cm" svg:y="5.065cm">
          <draw:text-box>
            <text:p text:style-name="P23"><text:span text:style-name="T68">0</text:span></text:p>
          </draw:text-box>
        </draw:frame>
        <draw:frame draw:style-name="gr294" draw:text-style-name="P91" draw:layer="layout" svg:width="0.432cm" svg:height="0.37cm" svg:x="17.856cm" svg:y="5.065cm">
          <draw:text-box>
            <text:p text:style-name="P90"><text:span text:style-name="T81">1</text:span></text:p>
          </draw:text-box>
        </draw:frame>
        <draw:frame draw:style-name="gr283" draw:text-style-name="P89" draw:layer="layout" svg:width="0.432cm" svg:height="0.37cm" svg:x="20.397cm" svg:y="5.065cm">
          <draw:text-box>
            <text:p text:style-name="P23"><text:span text:style-name="T68">2</text:span></text:p>
          </draw:text-box>
        </draw:frame>
        <draw:frame draw:style-name="gr286" draw:text-style-name="P92" draw:layer="layout" svg:width="0.432cm" svg:height="0.37cm" svg:x="22.912cm" svg:y="5.065cm">
          <draw:text-box>
            <text:p text:style-name="P23"><text:span text:style-name="T82">3</text:span></text:p>
          </draw:text-box>
        </draw:frame>
        <draw:frame draw:style-name="gr283" draw:text-style-name="P89" draw:layer="layout" svg:width="0.432cm" svg:height="0.37cm" svg:x="25.503cm" svg:y="5.065cm">
          <draw:text-box>
            <text:p text:style-name="P23"><text:span text:style-name="T68">4</text:span></text:p>
          </draw:text-box>
        </draw:frame>
        <draw:frame draw:style-name="gr283" draw:text-style-name="P89" draw:layer="layout" svg:width="0.432cm" svg:height="0.37cm" svg:x="28.017cm" svg:y="5.065cm">
          <draw:text-box>
            <text:p text:style-name="P23"><text:span text:style-name="T68">5</text:span></text:p>
          </draw:text-box>
        </draw:frame>
        <draw:path draw:style-name="gr289" draw:text-style-name="P5" draw:layer="layout" svg:width="2.208cm" svg:height="0.324cm" draw:transform="rotate (-3.14159265358979) translate (20.497cm 5.867cm)" svg:viewBox="0 0 2209 325" svg:d="M2209 76c-990 356-1219 330-2209-76">
          <text:p/>
        </draw:path>
        <draw:frame draw:style-name="gr283" draw:text-style-name="P89" draw:layer="layout" svg:width="0.33cm" svg:height="0.37cm" svg:x="15.419cm" svg:y="8cm">
          <draw:text-box>
            <text:p text:style-name="P23"><text:span text:style-name="T68">2</text:span></text:p>
          </draw:text-box>
        </draw:frame>
        <draw:frame draw:style-name="gr283" draw:text-style-name="P89" draw:layer="layout" svg:width="0.432cm" svg:height="0.37cm" svg:x="17.856cm" svg:y="8cm">
          <draw:text-box>
            <text:p text:style-name="P23"><text:span text:style-name="T68">1</text:span></text:p>
          </draw:text-box>
        </draw:frame>
        <draw:frame draw:style-name="gr283" draw:text-style-name="P89" draw:layer="layout" svg:width="0.432cm" svg:height="0.37cm" svg:x="20.397cm" svg:y="8cm">
          <draw:text-box>
            <text:p text:style-name="P23"><text:span text:style-name="T68">0</text:span></text:p>
          </draw:text-box>
        </draw:frame>
        <draw:frame draw:style-name="gr286" draw:text-style-name="P92" draw:layer="layout" svg:width="0.432cm" svg:height="0.37cm" svg:x="22.912cm" svg:y="8cm">
          <draw:text-box>
            <text:p text:style-name="P23"><text:span text:style-name="T82">-1</text:span></text:p>
          </draw:text-box>
        </draw:frame>
        <draw:frame draw:style-name="gr283" draw:text-style-name="P89" draw:layer="layout" svg:width="0.432cm" svg:height="0.37cm" svg:x="25.503cm" svg:y="8cm">
          <draw:text-box>
            <text:p text:style-name="P23"><text:span text:style-name="T68">-2</text:span></text:p>
          </draw:text-box>
        </draw:frame>
        <draw:frame draw:style-name="gr283" draw:text-style-name="P89" draw:layer="layout" svg:width="0.432cm" svg:height="0.37cm" svg:x="28.017cm" svg:y="8cm">
          <draw:text-box>
            <text:p text:style-name="P23"><text:span text:style-name="T68">-3</text:span></text:p>
          </draw:text-box>
        </draw:frame>
        <draw:frame draw:style-name="gr283" draw:text-style-name="P86" draw:layer="layout" svg:width="0.33cm" svg:height="0.37cm" svg:x="15.419cm" svg:y="7.63cm">
          <draw:text-box>
            <text:p text:style-name="P23"><text:span text:style-name="T73">-1</text:span></text:p>
          </draw:text-box>
        </draw:frame>
        <draw:frame draw:style-name="gr295" draw:text-style-name="P93" draw:layer="layout" svg:width="0.432cm" svg:height="0.37cm" svg:x="17.856cm" svg:y="7.63cm">
          <draw:text-box>
            <text:p text:style-name="P90"><text:span text:style-name="T83">0</text:span></text:p>
          </draw:text-box>
        </draw:frame>
        <draw:frame draw:style-name="gr283" draw:text-style-name="P86" draw:layer="layout" svg:width="0.432cm" svg:height="0.37cm" svg:x="20.397cm" svg:y="7.63cm">
          <draw:text-box>
            <text:p text:style-name="P23"><text:span text:style-name="T73">1</text:span></text:p>
          </draw:text-box>
        </draw:frame>
        <draw:frame draw:style-name="gr286" draw:text-style-name="P87" draw:layer="layout" svg:width="0.432cm" svg:height="0.37cm" svg:x="22.912cm" svg:y="7.63cm">
          <draw:text-box>
            <text:p text:style-name="P23"><text:span text:style-name="T80">2</text:span></text:p>
          </draw:text-box>
        </draw:frame>
        <draw:frame draw:style-name="gr283" draw:text-style-name="P86" draw:layer="layout" svg:width="0.432cm" svg:height="0.37cm" svg:x="25.503cm" svg:y="7.63cm">
          <draw:text-box>
            <text:p text:style-name="P23"><text:span text:style-name="T73">3</text:span></text:p>
          </draw:text-box>
        </draw:frame>
        <draw:frame draw:style-name="gr283" draw:text-style-name="P86" draw:layer="layout" svg:width="0.432cm" svg:height="0.37cm" svg:x="28.017cm" svg:y="7.63cm">
          <draw:text-box>
            <text:p text:style-name="P23"><text:span text:style-name="T73">4</text:span></text:p>
          </draw:text-box>
        </draw:frame>
        <draw:frame draw:style-name="gr291" draw:text-style-name="P94" draw:layer="layout" svg:width="11.989cm" svg:height="0.381cm" svg:x="14.757cm" svg:y="4.597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st</text:span><text:span text:style-name="T18">ar</text:span><text:span text:style-name="T18">t; </text:span><text:span text:style-name="T18"><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path draw:style-name="gr296" draw:text-style-name="P5" draw:layer="layout" svg:width="4.901cm" svg:height="0.761cm" draw:transform="rotate (-3.14159265358979) translate (20.624cm 7.226cm)" svg:viewBox="0 0 4902 762" svg:d="M4902 762c-2388 0-2210-762-4902-762">
          <text:p/>
        </draw:path>
        <draw:custom-shape draw:style-name="gr281" draw:text-style-name="P74" draw:layer="layout" svg:width="0.153cm" svg:height="0.584cm" svg:x="18.084cm" svg:y="10.236cm">
          <text:p/>
          <draw:enhanced-geometry svg:viewBox="0 0 21600 21600" draw:type="rectangle" draw:enhanced-path="M 0 0 L 21600 0 21600 21600 0 21600 0 0 Z N"/>
        </draw:custom-shape>
        <draw:custom-shape draw:style-name="gr281" draw:text-style-name="P74" draw:layer="layout" svg:width="0.153cm" svg:height="0.584cm" svg:x="23.164cm" svg:y="10.998cm">
          <text:p/>
          <draw:enhanced-geometry svg:viewBox="0 0 21600 21600" draw:type="rectangle" draw:enhanced-path="M 0 0 L 21600 0 21600 21600 0 21600 0 0 Z N"/>
        </draw:custom-shape>
        <draw:polyline draw:style-name="gr282" draw:text-style-name="P5" draw:layer="layout" svg:width="0.507cm" svg:height="2.539cm" draw:transform="rotate (1.5707963267949) translate (15.621cm 10.79cm)" svg:viewBox="0 0 508 2540" draw:points="0,0 508,0 508,1270 0,1270 0,2540 508,2540">
          <text:p/>
        </draw:polyline>
        <draw:frame draw:style-name="gr283" draw:text-style-name="P58" draw:layer="layout" svg:width="1.625cm" svg:height="0.37cm" svg:x="13.767cm" svg:y="10.358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83" draw:text-style-name="P58" draw:layer="layout" svg:width="1.676cm" svg:height="0.37cm" svg:x="13.767cm" svg:y="11.12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82" draw:text-style-name="P5" draw:layer="layout" svg:width="0.507cm" svg:height="2.539cm" draw:transform="rotate (1.5707963267949) translate (18.161cm 10.79cm)" svg:viewBox="0 0 508 2540" draw:points="0,0 508,0 508,1270 0,1270 0,2540 508,2540">
          <text:p/>
        </draw:polyline>
        <draw:polyline draw:style-name="gr282" draw:text-style-name="P5" draw:layer="layout" svg:width="0.507cm" svg:height="2.539cm" draw:transform="rotate (1.5707963267949) translate (20.701cm 10.79cm)" svg:viewBox="0 0 508 2540" draw:points="0,0 508,0 508,1270 0,1270 0,2540 508,2540">
          <text:p/>
        </draw:polyline>
        <draw:frame draw:style-name="gr283" draw:text-style-name="P58" draw:layer="layout" svg:width="0.483cm" svg:height="0.37cm" svg:x="15.519cm" svg:y="9.88cm">
          <draw:text-box>
            <text:p text:style-name="P57"><text:span text:style-name="T24">-</text:span><text:span text:style-name="T24">1</text:span><text:span text:style-name="T24">0</text:span></text:p>
          </draw:text-box>
        </draw:frame>
        <draw:frame draw:style-name="gr283" draw:text-style-name="P58" draw:layer="layout" svg:width="0.33cm" svg:height="0.37cm" svg:x="16.738cm" svg:y="9.88cm">
          <draw:text-box>
            <text:p text:style-name="P57"><text:span text:style-name="T24">-5</text:span></text:p>
          </draw:text-box>
        </draw:frame>
        <draw:frame draw:style-name="gr284" draw:text-style-name="P85" draw:layer="layout" svg:width="0.432cm" svg:height="0.37cm" svg:x="18.008cm" svg:y="9.88cm">
          <draw:text-box>
            <text:p text:style-name="P57"><text:span text:style-name="T24">0</text:span></text:p>
          </draw:text-box>
        </draw:frame>
        <draw:frame draw:style-name="gr283" draw:text-style-name="P58" draw:layer="layout" svg:width="0.432cm" svg:height="0.37cm" svg:x="19.227cm" svg:y="9.88cm">
          <draw:text-box>
            <text:p text:style-name="P57"><text:span text:style-name="T24">5</text:span></text:p>
          </draw:text-box>
        </draw:frame>
        <draw:frame draw:style-name="gr283" draw:text-style-name="P58" draw:layer="layout" svg:width="0.432cm" svg:height="0.37cm" svg:x="20.497cm" svg:y="9.88cm">
          <draw:text-box>
            <text:p text:style-name="P57"><text:span text:style-name="T24">1</text:span><text:span text:style-name="T24">0</text:span></text:p>
          </draw:text-box>
        </draw:frame>
        <draw:frame draw:style-name="gr283" draw:text-style-name="P58" draw:layer="layout" svg:width="0.432cm" svg:height="0.37cm" svg:x="21.767cm" svg:y="9.88cm">
          <draw:text-box>
            <text:p text:style-name="P57"><text:span text:style-name="T24">1</text:span><text:span text:style-name="T24">5</text:span></text:p>
          </draw:text-box>
        </draw:frame>
        <draw:frame draw:style-name="gr283" draw:text-style-name="P58" draw:layer="layout" svg:width="0.432cm" svg:height="0.37cm" svg:x="23.012cm" svg:y="9.88cm">
          <draw:text-box>
            <text:p text:style-name="P57"><text:span text:style-name="T24">2</text:span><text:span text:style-name="T24">0</text:span></text:p>
          </draw:text-box>
        </draw:frame>
        <draw:polyline draw:style-name="gr282" draw:text-style-name="P5" draw:layer="layout" svg:width="0.507cm" svg:height="2.539cm" draw:transform="rotate (1.5707963267949) translate (23.241cm 10.79cm)" svg:viewBox="0 0 508 2540" draw:points="0,0 508,0 508,1270 0,1270 0,2540 508,2540">
          <text:p/>
        </draw:polyline>
        <draw:polyline draw:style-name="gr282" draw:text-style-name="P5" draw:layer="layout" svg:width="0.507cm" svg:height="2.539cm" draw:transform="rotate (1.5707963267949) translate (25.781cm 10.79cm)" svg:viewBox="0 0 508 2540" draw:points="0,0 508,0 508,1270 0,1270 0,2540 508,2540">
          <text:p/>
        </draw:polyline>
        <draw:frame draw:style-name="gr283" draw:text-style-name="P58" draw:layer="layout" svg:width="0.432cm" svg:height="0.37cm" svg:x="24.333cm" svg:y="9.88cm">
          <draw:text-box>
            <text:p text:style-name="P57"><text:span text:style-name="T24">2</text:span><text:span text:style-name="T24">5</text:span></text:p>
          </draw:text-box>
        </draw:frame>
        <draw:frame draw:style-name="gr283" draw:text-style-name="P58" draw:layer="layout" svg:width="0.432cm" svg:height="0.37cm" svg:x="25.603cm" svg:y="9.88cm">
          <draw:text-box>
            <text:p text:style-name="P57"><text:span text:style-name="T24">3</text:span><text:span text:style-name="T24">0</text:span></text:p>
          </draw:text-box>
        </draw:frame>
        <draw:frame draw:style-name="gr283" draw:text-style-name="P58" draw:layer="layout" svg:width="0.432cm" svg:height="0.37cm" svg:x="26.847cm" svg:y="9.88cm">
          <draw:text-box>
            <text:p text:style-name="P57"><text:span text:style-name="T24">3</text:span><text:span text:style-name="T24">5</text:span></text:p>
          </draw:text-box>
        </draw:frame>
        <draw:frame draw:style-name="gr283" draw:text-style-name="P58" draw:layer="layout" svg:width="0.432cm" svg:height="0.37cm" svg:x="28.117cm" svg:y="9.88cm">
          <draw:text-box>
            <text:p text:style-name="P57"><text:span text:style-name="T24">4</text:span><text:span text:style-name="T24">0</text:span></text:p>
          </draw:text-box>
        </draw:frame>
        <draw:polyline draw:style-name="gr282" draw:text-style-name="P5" draw:layer="layout" svg:width="0.507cm" svg:height="2.539cm" draw:transform="rotate (1.5707963267949) translate (15.621cm 11.552cm)" svg:viewBox="0 0 508 2540" draw:points="0,0 508,0 508,1270 0,1270 0,2540 508,2540">
          <text:p/>
        </draw:polyline>
        <draw:polyline draw:style-name="gr282" draw:text-style-name="P5" draw:layer="layout" svg:width="0.507cm" svg:height="2.539cm" draw:transform="rotate (1.5707963267949) translate (18.161cm 11.552cm)" svg:viewBox="0 0 508 2540" draw:points="0,0 508,0 508,1270 0,1270 0,2540 508,2540">
          <text:p/>
        </draw:polyline>
        <draw:polyline draw:style-name="gr282" draw:text-style-name="P5" draw:layer="layout" svg:width="0.507cm" svg:height="2.539cm" draw:transform="rotate (1.5707963267949) translate (20.701cm 11.552cm)" svg:viewBox="0 0 508 2540" draw:points="0,0 508,0 508,1270 0,1270 0,2540 508,2540">
          <text:p/>
        </draw:polyline>
        <draw:polyline draw:style-name="gr282" draw:text-style-name="P5" draw:layer="layout" svg:width="0.507cm" svg:height="2.539cm" draw:transform="rotate (1.5707963267949) translate (23.241cm 11.552cm)" svg:viewBox="0 0 508 2540" draw:points="0,0 508,0 508,1270 0,1270 0,2540 508,2540">
          <text:p/>
        </draw:polyline>
        <draw:polyline draw:style-name="gr282" draw:text-style-name="P5" draw:layer="layout" svg:width="0.507cm" svg:height="2.539cm" draw:transform="rotate (1.5707963267949) translate (25.781cm 11.552cm)" svg:viewBox="0 0 508 2540" draw:points="0,0 508,0 508,1270 0,1270 0,2540 508,2540">
          <text:p/>
        </draw:polyline>
        <draw:path draw:style-name="gr296" draw:text-style-name="P5" draw:layer="layout" svg:width="4.901cm" svg:height="0.761cm" draw:transform="rotate (-3.14159265358979) translate (23.164cm 11.303cm)" svg:viewBox="0 0 4902 762" svg:d="M4902 762c-2388 0-2210-762-4902-762">
          <text:p/>
        </draw:path>
        <draw:frame draw:style-name="gr283" draw:text-style-name="P86" draw:layer="layout" svg:width="0.33cm" svg:height="0.37cm" svg:x="15.419cm" svg:y="9.499cm">
          <draw:text-box>
            <text:p text:style-name="P23"><text:span text:style-name="T73">2</text:span></text:p>
          </draw:text-box>
        </draw:frame>
        <draw:frame draw:style-name="gr283" draw:text-style-name="P86" draw:layer="layout" svg:width="0.432cm" svg:height="0.37cm" svg:x="17.856cm" svg:y="9.499cm">
          <draw:text-box>
            <text:p text:style-name="P23"><text:span text:style-name="T73">1</text:span></text:p>
          </draw:text-box>
        </draw:frame>
        <draw:frame draw:style-name="gr283" draw:text-style-name="P86" draw:layer="layout" svg:width="0.432cm" svg:height="0.37cm" svg:x="20.397cm" svg:y="9.499cm">
          <draw:text-box>
            <text:p text:style-name="P23"><text:span text:style-name="T73">0</text:span></text:p>
          </draw:text-box>
        </draw:frame>
        <draw:frame draw:style-name="gr286" draw:text-style-name="P87" draw:layer="layout" svg:width="0.432cm" svg:height="0.37cm" svg:x="22.912cm" svg:y="9.499cm">
          <draw:text-box>
            <text:p text:style-name="P23"><text:span text:style-name="T80">-1</text:span></text:p>
          </draw:text-box>
        </draw:frame>
        <draw:frame draw:style-name="gr283" draw:text-style-name="P86" draw:layer="layout" svg:width="0.432cm" svg:height="0.37cm" svg:x="25.503cm" svg:y="9.499cm">
          <draw:text-box>
            <text:p text:style-name="P23"><text:span text:style-name="T73">-2</text:span></text:p>
          </draw:text-box>
        </draw:frame>
        <draw:frame draw:style-name="gr283" draw:text-style-name="P86" draw:layer="layout" svg:width="0.432cm" svg:height="0.37cm" svg:x="28.017cm" svg:y="9.499cm">
          <draw:text-box>
            <text:p text:style-name="P23"><text:span text:style-name="T73">-3</text:span></text:p>
          </draw:text-box>
        </draw:frame>
        <draw:line draw:style-name="gr287" draw:text-style-name="P88" draw:layer="layout" svg:x1="18.161cm" svg:y1="10.185cm" svg:x2="18.161cm" svg:y2="11.709cm">
          <text:p/>
        </draw:line>
        <draw:frame draw:style-name="gr283" draw:text-style-name="P89" draw:layer="layout" svg:width="0.33cm" svg:height="0.37cm" svg:x="15.419cm" svg:y="9.129cm">
          <draw:text-box>
            <text:p text:style-name="P23"><text:span text:style-name="T68">-1</text:span></text:p>
          </draw:text-box>
        </draw:frame>
        <draw:frame draw:style-name="gr297" draw:text-style-name="P91" draw:layer="layout" svg:width="0.432cm" svg:height="0.37cm" svg:x="17.856cm" svg:y="9.129cm">
          <draw:text-box>
            <text:p text:style-name="P90"><text:span text:style-name="T81">0</text:span></text:p>
          </draw:text-box>
        </draw:frame>
        <draw:frame draw:style-name="gr283" draw:text-style-name="P89" draw:layer="layout" svg:width="0.432cm" svg:height="0.37cm" svg:x="20.397cm" svg:y="9.129cm">
          <draw:text-box>
            <text:p text:style-name="P23"><text:span text:style-name="T68">1</text:span></text:p>
          </draw:text-box>
        </draw:frame>
        <draw:frame draw:style-name="gr286" draw:text-style-name="P92" draw:layer="layout" svg:width="0.432cm" svg:height="0.37cm" svg:x="22.912cm" svg:y="9.129cm">
          <draw:text-box>
            <text:p text:style-name="P23"><text:span text:style-name="T82">2</text:span></text:p>
          </draw:text-box>
        </draw:frame>
        <draw:frame draw:style-name="gr283" draw:text-style-name="P89" draw:layer="layout" svg:width="0.432cm" svg:height="0.37cm" svg:x="25.503cm" svg:y="9.129cm">
          <draw:text-box>
            <text:p text:style-name="P23"><text:span text:style-name="T68">3</text:span></text:p>
          </draw:text-box>
        </draw:frame>
        <draw:frame draw:style-name="gr283" draw:text-style-name="P89" draw:layer="layout" svg:width="0.432cm" svg:height="0.37cm" svg:x="28.017cm" svg:y="9.129cm">
          <draw:text-box>
            <text:p text:style-name="P23"><text:span text:style-name="T68">4</text:span></text:p>
          </draw:text-box>
        </draw:frame>
        <draw:path draw:style-name="gr289" draw:text-style-name="P5" draw:layer="layout" svg:width="2.208cm" svg:height="0.324cm" draw:transform="rotate (-3.14159265358979) translate (20.523cm 9.931cm)" svg:viewBox="0 0 2209 325" svg:d="M2209 76c-990 356-1219 330-2209-76">
          <text:p/>
        </draw:path>
        <draw:frame draw:style-name="gr283" draw:text-style-name="P89" draw:layer="layout" svg:width="0.33cm" svg:height="0.37cm" svg:x="15.419cm" svg:y="12.064cm">
          <draw:text-box>
            <text:p text:style-name="P23"><text:span text:style-name="T68">3</text:span></text:p>
          </draw:text-box>
        </draw:frame>
        <draw:frame draw:style-name="gr283" draw:text-style-name="P89" draw:layer="layout" svg:width="0.432cm" svg:height="0.37cm" svg:x="17.856cm" svg:y="12.064cm">
          <draw:text-box>
            <text:p text:style-name="P23"><text:span text:style-name="T68">2</text:span></text:p>
          </draw:text-box>
        </draw:frame>
        <draw:frame draw:style-name="gr283" draw:text-style-name="P89" draw:layer="layout" svg:width="0.432cm" svg:height="0.37cm" svg:x="20.397cm" svg:y="12.064cm">
          <draw:text-box>
            <text:p text:style-name="P23"><text:span text:style-name="T68">1</text:span></text:p>
          </draw:text-box>
        </draw:frame>
        <draw:frame draw:style-name="gr286" draw:text-style-name="P92" draw:layer="layout" svg:width="0.432cm" svg:height="0.37cm" svg:x="22.912cm" svg:y="12.064cm">
          <draw:text-box>
            <text:p text:style-name="P23"><text:span text:style-name="T82">0</text:span></text:p>
          </draw:text-box>
        </draw:frame>
        <draw:frame draw:style-name="gr283" draw:text-style-name="P89" draw:layer="layout" svg:width="0.432cm" svg:height="0.37cm" svg:x="25.503cm" svg:y="12.064cm">
          <draw:text-box>
            <text:p text:style-name="P23"><text:span text:style-name="T68">-1</text:span></text:p>
          </draw:text-box>
        </draw:frame>
        <draw:frame draw:style-name="gr283" draw:text-style-name="P89" draw:layer="layout" svg:width="0.432cm" svg:height="0.37cm" svg:x="28.017cm" svg:y="12.064cm">
          <draw:text-box>
            <text:p text:style-name="P23"><text:span text:style-name="T68">-2</text:span></text:p>
          </draw:text-box>
        </draw:frame>
        <draw:frame draw:style-name="gr283" draw:text-style-name="P86" draw:layer="layout" svg:width="0.33cm" svg:height="0.37cm" svg:x="15.419cm" svg:y="11.694cm">
          <draw:text-box>
            <text:p text:style-name="P23"><text:span text:style-name="T73">-1</text:span></text:p>
          </draw:text-box>
        </draw:frame>
        <draw:frame draw:style-name="gr298" draw:text-style-name="P93" draw:layer="layout" svg:width="0.432cm" svg:height="0.37cm" svg:x="17.856cm" svg:y="11.694cm">
          <draw:text-box>
            <text:p text:style-name="P90"><text:span text:style-name="T83">0</text:span></text:p>
          </draw:text-box>
        </draw:frame>
        <draw:frame draw:style-name="gr283" draw:text-style-name="P86" draw:layer="layout" svg:width="0.432cm" svg:height="0.37cm" svg:x="20.397cm" svg:y="11.694cm">
          <draw:text-box>
            <text:p text:style-name="P23"><text:span text:style-name="T73">1</text:span></text:p>
          </draw:text-box>
        </draw:frame>
        <draw:frame draw:style-name="gr286" draw:text-style-name="P87" draw:layer="layout" svg:width="0.432cm" svg:height="0.37cm" svg:x="22.912cm" svg:y="11.694cm">
          <draw:text-box>
            <text:p text:style-name="P23"><text:span text:style-name="T80">2</text:span></text:p>
          </draw:text-box>
        </draw:frame>
        <draw:frame draw:style-name="gr283" draw:text-style-name="P86" draw:layer="layout" svg:width="0.432cm" svg:height="0.37cm" svg:x="25.503cm" svg:y="11.694cm">
          <draw:text-box>
            <text:p text:style-name="P23"><text:span text:style-name="T73">3</text:span></text:p>
          </draw:text-box>
        </draw:frame>
        <draw:frame draw:style-name="gr283" draw:text-style-name="P86" draw:layer="layout" svg:width="0.432cm" svg:height="0.37cm" svg:x="28.017cm" svg:y="11.694cm">
          <draw:text-box>
            <text:p text:style-name="P23"><text:span text:style-name="T73">4</text:span></text:p>
          </draw:text-box>
        </draw:frame>
        <draw:frame draw:style-name="gr291" draw:text-style-name="P94" draw:layer="layout" svg:width="11.989cm" svg:height="0.381cm" svg:x="14.757cm" svg:y="8.661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e</text:span><text:span text:style-name="T18">n</text:span><text:span text:style-name="T18">d]</text:span><text:span text:style-name="T18">; <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e</text:span><text:span text:style-name="T18">n</text:span><text:span text:style-name="T18">d</text:span></text:p>
          </draw:text-box>
        </draw:frame>
        <draw:path draw:style-name="gr296" draw:text-style-name="P5" draw:layer="layout" svg:width="0.891cm" svg:height="0.787cm" draw:transform="rotate (-3.14159265358979) translate (19.1259702481208cm 15.367cm)" svg:viewBox="0 0 892 788" svg:d="M892 788c-1067-26-1296-768-26-788">
          <text:p/>
        </draw:path>
        <draw:custom-shape draw:style-name="gr281" draw:text-style-name="P74" draw:layer="layout" svg:width="0.153cm" svg:height="0.584cm" svg:x="23.164cm" svg:y="18.364cm">
          <text:p/>
          <draw:enhanced-geometry svg:viewBox="0 0 21600 21600" draw:type="rectangle" draw:enhanced-path="M 0 0 L 21600 0 21600 21600 0 21600 0 0 Z N"/>
        </draw:custom-shape>
        <draw:custom-shape draw:style-name="gr281" draw:text-style-name="P74" draw:layer="layout" svg:width="0.153cm" svg:height="0.584cm" svg:x="20.624cm" svg:y="19.126cm">
          <text:p/>
          <draw:enhanced-geometry svg:viewBox="0 0 21600 21600" draw:type="rectangle" draw:enhanced-path="M 0 0 L 21600 0 21600 21600 0 21600 0 0 Z N"/>
        </draw:custom-shape>
        <draw:polyline draw:style-name="gr282" draw:text-style-name="P5" draw:layer="layout" svg:width="0.507cm" svg:height="2.539cm" draw:transform="rotate (1.5707963267949) translate (15.621cm 18.918cm)" svg:viewBox="0 0 508 2540" draw:points="0,0 508,0 508,1270 0,1270 0,2540 508,2540">
          <text:p/>
        </draw:polyline>
        <draw:frame draw:style-name="gr283" draw:text-style-name="P58" draw:layer="layout" svg:width="1.625cm" svg:height="0.37cm" svg:x="13.767cm" svg:y="18.486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283" draw:text-style-name="P58" draw:layer="layout" svg:width="1.676cm" svg:height="0.37cm" svg:x="13.767cm" svg:y="19.248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282" draw:text-style-name="P5" draw:layer="layout" svg:width="0.507cm" svg:height="2.539cm" draw:transform="rotate (1.5707963267949) translate (18.161cm 18.918cm)" svg:viewBox="0 0 508 2540" draw:points="0,0 508,0 508,1270 0,1270 0,2540 508,2540">
          <text:p/>
        </draw:polyline>
        <draw:polyline draw:style-name="gr282" draw:text-style-name="P5" draw:layer="layout" svg:width="0.507cm" svg:height="2.539cm" draw:transform="rotate (1.5707963267949) translate (20.701cm 18.918cm)" svg:viewBox="0 0 508 2540" draw:points="0,0 508,0 508,1270 0,1270 0,2540 508,2540">
          <text:p/>
        </draw:polyline>
        <draw:frame draw:style-name="gr283" draw:text-style-name="P58" draw:layer="layout" svg:width="0.483cm" svg:height="0.37cm" svg:x="15.519cm" svg:y="18.008cm">
          <draw:text-box>
            <text:p text:style-name="P57"><text:span text:style-name="T24">-</text:span><text:span text:style-name="T24">1</text:span><text:span text:style-name="T24">0</text:span></text:p>
          </draw:text-box>
        </draw:frame>
        <draw:frame draw:style-name="gr283" draw:text-style-name="P58" draw:layer="layout" svg:width="0.33cm" svg:height="0.37cm" svg:x="16.738cm" svg:y="18.008cm">
          <draw:text-box>
            <text:p text:style-name="P57"><text:span text:style-name="T24">-5</text:span></text:p>
          </draw:text-box>
        </draw:frame>
        <draw:frame draw:style-name="gr284" draw:text-style-name="P85" draw:layer="layout" svg:width="0.432cm" svg:height="0.37cm" svg:x="18.008cm" svg:y="18.008cm">
          <draw:text-box>
            <text:p text:style-name="P57"><text:span text:style-name="T24">0</text:span></text:p>
          </draw:text-box>
        </draw:frame>
        <draw:frame draw:style-name="gr283" draw:text-style-name="P58" draw:layer="layout" svg:width="0.432cm" svg:height="0.37cm" svg:x="19.227cm" svg:y="18.008cm">
          <draw:text-box>
            <text:p text:style-name="P57"><text:span text:style-name="T24">5</text:span></text:p>
          </draw:text-box>
        </draw:frame>
        <draw:frame draw:style-name="gr283" draw:text-style-name="P58" draw:layer="layout" svg:width="0.432cm" svg:height="0.37cm" svg:x="20.497cm" svg:y="18.008cm">
          <draw:text-box>
            <text:p text:style-name="P57"><text:span text:style-name="T24">1</text:span><text:span text:style-name="T24">0</text:span></text:p>
          </draw:text-box>
        </draw:frame>
        <draw:frame draw:style-name="gr283" draw:text-style-name="P58" draw:layer="layout" svg:width="0.432cm" svg:height="0.37cm" svg:x="21.767cm" svg:y="18.008cm">
          <draw:text-box>
            <text:p text:style-name="P57"><text:span text:style-name="T24">1</text:span><text:span text:style-name="T24">5</text:span></text:p>
          </draw:text-box>
        </draw:frame>
        <draw:frame draw:style-name="gr283" draw:text-style-name="P58" draw:layer="layout" svg:width="0.432cm" svg:height="0.37cm" svg:x="23.012cm" svg:y="18.008cm">
          <draw:text-box>
            <text:p text:style-name="P57"><text:span text:style-name="T24">2</text:span><text:span text:style-name="T24">0</text:span></text:p>
          </draw:text-box>
        </draw:frame>
        <draw:polyline draw:style-name="gr282" draw:text-style-name="P5" draw:layer="layout" svg:width="0.507cm" svg:height="2.539cm" draw:transform="rotate (1.5707963267949) translate (23.241cm 18.918cm)" svg:viewBox="0 0 508 2540" draw:points="0,0 508,0 508,1270 0,1270 0,2540 508,2540">
          <text:p/>
        </draw:polyline>
        <draw:polyline draw:style-name="gr282" draw:text-style-name="P5" draw:layer="layout" svg:width="0.507cm" svg:height="2.539cm" draw:transform="rotate (1.5707963267949) translate (25.781cm 18.918cm)" svg:viewBox="0 0 508 2540" draw:points="0,0 508,0 508,1270 0,1270 0,2540 508,2540">
          <text:p/>
        </draw:polyline>
        <draw:frame draw:style-name="gr283" draw:text-style-name="P58" draw:layer="layout" svg:width="0.432cm" svg:height="0.37cm" svg:x="24.333cm" svg:y="18.008cm">
          <draw:text-box>
            <text:p text:style-name="P57"><text:span text:style-name="T24">2</text:span><text:span text:style-name="T24">5</text:span></text:p>
          </draw:text-box>
        </draw:frame>
        <draw:frame draw:style-name="gr283" draw:text-style-name="P58" draw:layer="layout" svg:width="0.432cm" svg:height="0.37cm" svg:x="25.603cm" svg:y="18.008cm">
          <draw:text-box>
            <text:p text:style-name="P57"><text:span text:style-name="T24">3</text:span><text:span text:style-name="T24">0</text:span></text:p>
          </draw:text-box>
        </draw:frame>
        <draw:frame draw:style-name="gr283" draw:text-style-name="P58" draw:layer="layout" svg:width="0.432cm" svg:height="0.37cm" svg:x="26.847cm" svg:y="18.008cm">
          <draw:text-box>
            <text:p text:style-name="P57"><text:span text:style-name="T24">3</text:span><text:span text:style-name="T24">5</text:span></text:p>
          </draw:text-box>
        </draw:frame>
        <draw:frame draw:style-name="gr283" draw:text-style-name="P58" draw:layer="layout" svg:width="0.432cm" svg:height="0.37cm" svg:x="28.117cm" svg:y="18.008cm">
          <draw:text-box>
            <text:p text:style-name="P57"><text:span text:style-name="T24">4</text:span><text:span text:style-name="T24">0</text:span></text:p>
          </draw:text-box>
        </draw:frame>
        <draw:polyline draw:style-name="gr282" draw:text-style-name="P5" draw:layer="layout" svg:width="0.507cm" svg:height="2.539cm" draw:transform="rotate (1.5707963267949) translate (15.621cm 19.68cm)" svg:viewBox="0 0 508 2540" draw:points="0,0 508,0 508,1270 0,1270 0,2540 508,2540">
          <text:p/>
        </draw:polyline>
        <draw:polyline draw:style-name="gr282" draw:text-style-name="P5" draw:layer="layout" svg:width="0.507cm" svg:height="2.539cm" draw:transform="rotate (1.5707963267949) translate (18.161cm 19.68cm)" svg:viewBox="0 0 508 2540" draw:points="0,0 508,0 508,1270 0,1270 0,2540 508,2540">
          <text:p/>
        </draw:polyline>
        <draw:polyline draw:style-name="gr282" draw:text-style-name="P5" draw:layer="layout" svg:width="0.507cm" svg:height="2.539cm" draw:transform="rotate (1.5707963267949) translate (20.701cm 19.68cm)" svg:viewBox="0 0 508 2540" draw:points="0,0 508,0 508,1270 0,1270 0,2540 508,2540">
          <text:p/>
        </draw:polyline>
        <draw:polyline draw:style-name="gr282" draw:text-style-name="P5" draw:layer="layout" svg:width="0.507cm" svg:height="2.539cm" draw:transform="rotate (1.5707963267949) translate (23.241cm 19.68cm)" svg:viewBox="0 0 508 2540" draw:points="0,0 508,0 508,1270 0,1270 0,2540 508,2540">
          <text:p/>
        </draw:polyline>
        <draw:polyline draw:style-name="gr282" draw:text-style-name="P5" draw:layer="layout" svg:width="0.507cm" svg:height="2.539cm" draw:transform="rotate (1.5707963267949) translate (25.781cm 19.68cm)" svg:viewBox="0 0 508 2540" draw:points="0,0 508,0 508,1270 0,1270 0,2540 508,2540">
          <text:p/>
        </draw:polyline>
        <draw:frame draw:style-name="gr283" draw:text-style-name="P86" draw:layer="layout" svg:width="0.33cm" svg:height="0.37cm" svg:x="15.419cm" svg:y="17.627cm">
          <draw:text-box>
            <text:p text:style-name="P23"><text:span text:style-name="T73">2</text:span></text:p>
          </draw:text-box>
        </draw:frame>
        <draw:frame draw:style-name="gr283" draw:text-style-name="P86" draw:layer="layout" svg:width="0.432cm" svg:height="0.37cm" svg:x="17.856cm" svg:y="17.627cm">
          <draw:text-box>
            <text:p text:style-name="P23"><text:span text:style-name="T73">1</text:span></text:p>
          </draw:text-box>
        </draw:frame>
        <draw:frame draw:style-name="gr283" draw:text-style-name="P86" draw:layer="layout" svg:width="0.432cm" svg:height="0.37cm" svg:x="20.397cm" svg:y="17.627cm">
          <draw:text-box>
            <text:p text:style-name="P23"><text:span text:style-name="T73">0</text:span></text:p>
          </draw:text-box>
        </draw:frame>
        <draw:frame draw:style-name="gr286" draw:text-style-name="P87" draw:layer="layout" svg:width="0.432cm" svg:height="0.37cm" svg:x="22.912cm" svg:y="17.627cm">
          <draw:text-box>
            <text:p text:style-name="P23"><text:span text:style-name="T80">-1</text:span></text:p>
          </draw:text-box>
        </draw:frame>
        <draw:frame draw:style-name="gr283" draw:text-style-name="P86" draw:layer="layout" svg:width="0.432cm" svg:height="0.37cm" svg:x="25.503cm" svg:y="17.627cm">
          <draw:text-box>
            <text:p text:style-name="P23"><text:span text:style-name="T73">-2</text:span></text:p>
          </draw:text-box>
        </draw:frame>
        <draw:frame draw:style-name="gr283" draw:text-style-name="P86" draw:layer="layout" svg:width="0.432cm" svg:height="0.37cm" svg:x="28.017cm" svg:y="17.627cm">
          <draw:text-box>
            <text:p text:style-name="P23"><text:span text:style-name="T73">-3</text:span></text:p>
          </draw:text-box>
        </draw:frame>
        <draw:line draw:style-name="gr287" draw:text-style-name="P88" draw:layer="layout" svg:x1="18.161cm" svg:y1="18.313cm" svg:x2="18.161cm" svg:y2="19.837cm">
          <text:p/>
        </draw:line>
        <draw:frame draw:style-name="gr283" draw:text-style-name="P89" draw:layer="layout" svg:width="0.33cm" svg:height="0.37cm" svg:x="15.419cm" svg:y="17.257cm">
          <draw:text-box>
            <text:p text:style-name="P23"><text:span text:style-name="T68">-3</text:span></text:p>
          </draw:text-box>
        </draw:frame>
        <draw:frame draw:style-name="gr299" draw:text-style-name="P91" draw:layer="layout" svg:width="0.432cm" svg:height="0.37cm" svg:x="17.856cm" svg:y="17.257cm">
          <draw:text-box>
            <text:p text:style-name="P90"><text:span text:style-name="T81">-2</text:span></text:p>
          </draw:text-box>
        </draw:frame>
        <draw:frame draw:style-name="gr283" draw:text-style-name="P89" draw:layer="layout" svg:width="0.432cm" svg:height="0.37cm" svg:x="20.397cm" svg:y="17.257cm">
          <draw:text-box>
            <text:p text:style-name="P23"><text:span text:style-name="T68">-1</text:span></text:p>
          </draw:text-box>
        </draw:frame>
        <draw:frame draw:style-name="gr286" draw:text-style-name="P92" draw:layer="layout" svg:width="0.432cm" svg:height="0.37cm" svg:x="22.912cm" svg:y="17.257cm">
          <draw:text-box>
            <text:p text:style-name="P23"><text:span text:style-name="T82">0</text:span></text:p>
          </draw:text-box>
        </draw:frame>
        <draw:frame draw:style-name="gr283" draw:text-style-name="P89" draw:layer="layout" svg:width="0.432cm" svg:height="0.37cm" svg:x="25.503cm" svg:y="17.257cm">
          <draw:text-box>
            <text:p text:style-name="P23"><text:span text:style-name="T68">1</text:span></text:p>
          </draw:text-box>
        </draw:frame>
        <draw:frame draw:style-name="gr283" draw:text-style-name="P89" draw:layer="layout" svg:width="0.432cm" svg:height="0.37cm" svg:x="28.017cm" svg:y="17.257cm">
          <draw:text-box>
            <text:p text:style-name="P23"><text:span text:style-name="T68">2</text:span></text:p>
          </draw:text-box>
        </draw:frame>
        <draw:path draw:style-name="gr289" draw:text-style-name="P5" draw:layer="layout" svg:width="2.208cm" svg:height="0.324cm" draw:transform="rotate (-3.14159265358979) translate (25.603cm 18.059cm)" svg:viewBox="0 0 2209 325" svg:d="M2209 76c-990 356-1219 330-2209-76">
          <text:p/>
        </draw:path>
        <draw:frame draw:style-name="gr283" draw:text-style-name="P89" draw:layer="layout" svg:width="0.33cm" svg:height="0.37cm" svg:x="15.419cm" svg:y="20.192cm">
          <draw:text-box>
            <text:p text:style-name="P23"><text:span text:style-name="T68">2</text:span></text:p>
          </draw:text-box>
        </draw:frame>
        <draw:frame draw:style-name="gr283" draw:text-style-name="P89" draw:layer="layout" svg:width="0.432cm" svg:height="0.37cm" svg:x="17.856cm" svg:y="20.192cm">
          <draw:text-box>
            <text:p text:style-name="P23"><text:span text:style-name="T68">1</text:span></text:p>
          </draw:text-box>
        </draw:frame>
        <draw:frame draw:style-name="gr283" draw:text-style-name="P89" draw:layer="layout" svg:width="0.432cm" svg:height="0.37cm" svg:x="20.397cm" svg:y="20.192cm">
          <draw:text-box>
            <text:p text:style-name="P23"><text:span text:style-name="T68">0</text:span></text:p>
          </draw:text-box>
        </draw:frame>
        <draw:frame draw:style-name="gr286" draw:text-style-name="P92" draw:layer="layout" svg:width="0.432cm" svg:height="0.37cm" svg:x="22.912cm" svg:y="20.192cm">
          <draw:text-box>
            <text:p text:style-name="P23"><text:span text:style-name="T82">-1</text:span></text:p>
          </draw:text-box>
        </draw:frame>
        <draw:frame draw:style-name="gr283" draw:text-style-name="P89" draw:layer="layout" svg:width="0.432cm" svg:height="0.37cm" svg:x="25.503cm" svg:y="20.192cm">
          <draw:text-box>
            <text:p text:style-name="P23"><text:span text:style-name="T68">-2</text:span></text:p>
          </draw:text-box>
        </draw:frame>
        <draw:frame draw:style-name="gr283" draw:text-style-name="P89" draw:layer="layout" svg:width="0.432cm" svg:height="0.37cm" svg:x="28.017cm" svg:y="20.192cm">
          <draw:text-box>
            <text:p text:style-name="P23"><text:span text:style-name="T68">-3</text:span></text:p>
          </draw:text-box>
        </draw:frame>
        <draw:frame draw:style-name="gr283" draw:text-style-name="P86" draw:layer="layout" svg:width="0.33cm" svg:height="0.37cm" svg:x="15.419cm" svg:y="19.822cm">
          <draw:text-box>
            <text:p text:style-name="P23"><text:span text:style-name="T73">-1</text:span></text:p>
          </draw:text-box>
        </draw:frame>
        <draw:frame draw:style-name="gr300" draw:text-style-name="P93" draw:layer="layout" svg:width="0.432cm" svg:height="0.37cm" svg:x="17.856cm" svg:y="19.822cm">
          <draw:text-box>
            <text:p text:style-name="P90"><text:span text:style-name="T83">0</text:span></text:p>
          </draw:text-box>
        </draw:frame>
        <draw:frame draw:style-name="gr283" draw:text-style-name="P86" draw:layer="layout" svg:width="0.432cm" svg:height="0.37cm" svg:x="20.397cm" svg:y="19.822cm">
          <draw:text-box>
            <text:p text:style-name="P23"><text:span text:style-name="T73">1</text:span></text:p>
          </draw:text-box>
        </draw:frame>
        <draw:frame draw:style-name="gr286" draw:text-style-name="P87" draw:layer="layout" svg:width="0.432cm" svg:height="0.37cm" svg:x="22.912cm" svg:y="19.822cm">
          <draw:text-box>
            <text:p text:style-name="P23"><text:span text:style-name="T80">2</text:span></text:p>
          </draw:text-box>
        </draw:frame>
        <draw:frame draw:style-name="gr283" draw:text-style-name="P86" draw:layer="layout" svg:width="0.432cm" svg:height="0.37cm" svg:x="25.503cm" svg:y="19.822cm">
          <draw:text-box>
            <text:p text:style-name="P23"><text:span text:style-name="T73">3</text:span></text:p>
          </draw:text-box>
        </draw:frame>
        <draw:frame draw:style-name="gr283" draw:text-style-name="P86" draw:layer="layout" svg:width="0.432cm" svg:height="0.37cm" svg:x="28.017cm" svg:y="19.822cm">
          <draw:text-box>
            <text:p text:style-name="P23"><text:span text:style-name="T73">4</text:span></text:p>
          </draw:text-box>
        </draw:frame>
        <draw:frame draw:style-name="gr291" draw:text-style-name="P94" draw:layer="layout" svg:width="11.989cm" svg:height="0.381cm" svg:x="14.757cm" svg:y="16.789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1 </text:span><text:span text:style-name="T18">-</text:span><text:span text:style-name="T18">st</text:span><text:span text:style-name="T18">ar</text:span><text:span text:style-name="T18">t; </text:span><text:span text:style-name="T18"><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2 </text:span><text:span text:style-name="T18">[-</text:span><text:span text:style-name="T18">e</text:span><text:span text:style-name="T18">n</text:span><text:span text:style-name="T18">d]</text:span></text:p>
          </draw:text-box>
        </draw:frame>
        <draw:path draw:style-name="gr296" draw:text-style-name="P5" draw:layer="layout" svg:width="2.361cm" svg:height="0.787cm" draw:transform="rotate (-3.14159265358979) translate (23.164cm 19.405cm)" svg:viewBox="0 0 2362 788" svg:d="M0 788c1169 0 1118-788 2362-788">
          <text:p/>
        </draw:path>
        <draw:path draw:style-name="gr301" draw:text-style-name="P5" draw:layer="layout" svg:width="5.129cm" svg:height="0.277cm" draw:transform="rotate (-3.14159265358979) translate (23.418cm 17.856cm)" svg:viewBox="0 0 5130 278" svg:d="M5130 102c-1066 228-4013 274-5130-102">
          <text:p/>
        </draw:path>
        <draw:path draw:style-name="gr301" draw:text-style-name="P5" draw:layer="layout" svg:width="2.615cm" svg:height="0.265cm" svg:x="17.983cm" svg:y="15.863cm" svg:viewBox="0 0 2616 266" svg:d="M2616 78c-1066 228-1499 298-2616-78">
          <text:p/>
        </draw:path>
        <draw:path draw:style-name="gr301" draw:text-style-name="P5" draw:layer="layout" svg:width="2.615cm" svg:height="0.265cm" svg:x="20.802cm" svg:y="11.811cm" svg:viewBox="0 0 2616 266" svg:d="M0 78c1066 228 1499 298 2616-78">
          <text:p/>
        </draw:path>
        <draw:path draw:style-name="gr301" draw:text-style-name="P5" draw:layer="layout" svg:width="2.615cm" svg:height="0.265cm" draw:transform="rotate (-3.14159265358979) translate (18.059cm 5.65cm)" svg:viewBox="0 0 2616 266" svg:d="M0 78c1066 228 1499 298 2616-78">
          <text:p/>
        </draw:path>
        <draw:path draw:style-name="gr289" draw:text-style-name="P5" draw:layer="layout" svg:width="2.208cm" svg:height="0.324cm" svg:x="20.803cm" svg:y="3.738cm" svg:viewBox="0 0 2209 325" svg:d="M2209 76c-990 356-1219 330-2209-76">
          <text:p/>
        </draw:path>
        <draw:path draw:style-name="gr289" draw:text-style-name="P5" draw:layer="layout" svg:width="2.208cm" svg:height="0.324cm" svg:x="18.339cm" svg:y="7.523cm" svg:viewBox="0 0 2209 325" svg:d="M2209 76c-990 356-1219 330-2209-76">
          <text:p/>
        </draw:path>
        <draw:path draw:style-name="gr289" draw:text-style-name="P5" draw:layer="layout" svg:width="2.208cm" svg:height="0.324cm" svg:x="18.287cm" svg:y="11.633cm" svg:viewBox="0 0 2209 325" svg:d="M2209 76c-990 356-1219 330-2209-76">
          <text:p/>
        </draw:path>
        <draw:path draw:style-name="gr289" draw:text-style-name="P5" draw:layer="layout" svg:width="2.208cm" svg:height="0.324cm" svg:x="15.798cm" svg:y="15.702cm" svg:viewBox="0 0 2209 325" svg:d="M2209 76c-990 356-1219 330-2209-76">
          <text:p/>
        </draw:path>
        <draw:path draw:style-name="gr289" draw:text-style-name="P5" draw:layer="layout" svg:width="2.208cm" svg:height="0.324cm" svg:x="23.47cm" svg:y="19.817cm" svg:viewBox="0 0 2209 325" svg:d="M2209 76c-990 356-1219 330-2209-76">
          <text:p/>
        </draw:path>
        <draw:path draw:style-name="gr301" draw:text-style-name="P5" draw:layer="layout" svg:width="2.615cm" svg:height="0.265cm" svg:x="20.802cm" svg:y="3.925cm" svg:viewBox="0 0 2616 266" svg:d="M0 78c1066 228 1499 298 2616-78">
          <text:p/>
        </draw:path>
        <draw:path draw:style-name="gr302" draw:text-style-name="P5" draw:layer="layout" svg:width="2.615cm" svg:height="0.265cm" draw:transform="rotate (-3.14159265358979) translate (20.904cm 1.498cm)" svg:viewBox="0 0 2616 266" svg:d="M2616 78c-1066 228-1499 298-2616-78">
          <text:p/>
        </draw:path>
        <draw:path draw:style-name="gr296" draw:text-style-name="P5" draw:layer="layout" svg:width="4.901cm" svg:height="0.761cm" draw:transform="rotate (-3.14159265358979) translate (23.164cm 3.429cm)" svg:viewBox="0 0 4902 762" svg:d="M4902 762c-2388 0-2210-762-4902-762">
          <text:p/>
        </draw:path>
        <draw:path draw:style-name="gr302" draw:text-style-name="P5" draw:layer="layout" svg:width="2.615cm" svg:height="0.265cm" draw:transform="rotate (-3.14159265358979) translate (18.364cm 5.269cm)" svg:viewBox="0 0 2616 266" svg:d="M2616 78c-1066 228-1499 298-2616-78">
          <text:p/>
        </draw:path>
        <draw:path draw:style-name="gr285" draw:text-style-name="P5" draw:layer="layout" svg:width="0.891cm" svg:height="0.787cm" draw:transform="rotate (-3.14159265358979) translate (21.6689702481208cm 7.239cm)" svg:viewBox="0 0 892 788" svg:d="M892 788c-1067-26-1296-768-26-788">
          <text:p/>
        </draw:path>
        <draw:path draw:style-name="gr302" draw:text-style-name="P5" draw:layer="layout" svg:width="2.615cm" svg:height="0.265cm" svg:x="20.523cm" svg:y="12.18cm" svg:viewBox="0 0 2616 266" svg:d="M2616 78c-1066 228-1499 298-2616-78">
          <text:p/>
        </draw:path>
        <draw:path draw:style-name="gr285" draw:text-style-name="P5" draw:layer="layout" svg:width="0.891cm" svg:height="0.787cm" draw:transform="rotate (-3.14159265358979) translate (21.6689702481208cm 11.329cm)" svg:viewBox="0 0 892 788" svg:d="M892 788c-1067-26-1296-768-26-788">
          <text:p/>
        </draw:path>
        <draw:path draw:style-name="gr285" draw:text-style-name="P5" draw:layer="layout" svg:width="0.891cm" svg:height="0.787cm" draw:transform="rotate (-3.14159265358979) translate (19.1259702481208cm 15.494cm)" svg:viewBox="0 0 892 788" svg:d="M892 788c-1067-26-1296-768-26-788">
          <text:p/>
        </draw:path>
        <draw:path draw:style-name="gr302" draw:text-style-name="P5" draw:layer="layout" svg:width="2.615cm" svg:height="0.265cm" draw:transform="rotate (-3.14159265358979) translate (18.059cm 13.436cm)" svg:viewBox="0 0 2616 266" svg:d="M0 78c1066 228 1499 298 2616-78">
          <text:p/>
        </draw:path>
        <draw:path draw:style-name="gr302" draw:text-style-name="P5" draw:layer="layout" svg:width="5.129cm" svg:height="0.277cm" svg:x="20.854cm" svg:y="20.296cm" svg:viewBox="0 0 5130 278" svg:d="M0 102c1066 228 4013 274 5130-102">
          <text:p/>
        </draw:path>
        <draw:path draw:style-name="gr285" draw:text-style-name="P5" draw:layer="layout" svg:width="0.891cm" svg:height="0.787cm" draw:transform="rotate (-3.14159265358979) translate (26.7229702481208cm 19.457cm)" svg:viewBox="0 0 892 788" svg:d="M892 788c-1067-26-1296-768-26-788">
          <text:p/>
        </draw:path>
        <draw:frame draw:style-name="gr280" draw:text-style-name="P95" draw:layer="layout" svg:width="9.957cm" svg:height="1.067cm" svg:x="1.118cm" svg:y="0.966cm">
          <draw:text-box>
            <text:p>Same Clock Multicycles #2</text:p>
          </draw:text-box>
        </draw:frame>
      </draw:page>
      <draw:page draw:name="page9" draw:style-name="dp1" draw:master-page-name="Default">
        <draw:custom-shape draw:style-name="gr303" draw:text-style-name="P74" draw:layer="layout" svg:width="0.153cm" svg:height="0.584cm" svg:x="20.624cm" svg:y="2.362cm">
          <text:p/>
          <draw:enhanced-geometry svg:viewBox="0 0 21600 21600" draw:type="rectangle" draw:enhanced-path="M 0 0 L 21600 0 21600 21600 0 21600 0 0 Z N"/>
        </draw:custom-shape>
        <draw:custom-shape draw:style-name="gr303" draw:text-style-name="P74" draw:layer="layout" svg:width="0.153cm" svg:height="0.584cm" svg:x="20.624cm" svg:y="3.124cm">
          <text:p/>
          <draw:enhanced-geometry svg:viewBox="0 0 21600 21600" draw:type="rectangle" draw:enhanced-path="M 0 0 L 21600 0 21600 21600 0 21600 0 0 Z N"/>
        </draw:custom-shape>
        <draw:polyline draw:style-name="gr304" draw:text-style-name="P5" draw:layer="layout" svg:width="0.507cm" svg:height="2.539cm" draw:transform="rotate (1.5707963267949) translate (15.621cm 2.916cm)" svg:viewBox="0 0 508 2540" draw:points="0,0 508,0 508,1270 0,1270 0,2540 508,2540">
          <text:p/>
        </draw:polyline>
        <draw:frame draw:style-name="gr305" draw:text-style-name="P58" draw:layer="layout" svg:width="1.625cm" svg:height="0.37cm" svg:x="13.767cm" svg:y="2.484cm">
          <draw:text-box>
            <text:p text:style-name="P57"><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305" draw:text-style-name="P58" draw:layer="layout" svg:width="1.676cm" svg:height="0.37cm" svg:x="13.767cm" svg:y="3.246cm">
          <draw:text-box>
            <text:p text:style-name="P57"><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04" draw:text-style-name="P5" draw:layer="layout" svg:width="0.507cm" svg:height="2.539cm" draw:transform="rotate (1.5707963267949) translate (18.161cm 2.916cm)" svg:viewBox="0 0 508 2540" draw:points="0,0 508,0 508,1270 0,1270 0,2540 508,2540">
          <text:p/>
        </draw:polyline>
        <draw:polyline draw:style-name="gr304" draw:text-style-name="P5" draw:layer="layout" svg:width="0.507cm" svg:height="2.539cm" draw:transform="rotate (1.5707963267949) translate (20.701cm 2.916cm)" svg:viewBox="0 0 508 2540" draw:points="0,0 508,0 508,1270 0,1270 0,2540 508,2540">
          <text:p/>
        </draw:polyline>
        <draw:frame draw:style-name="gr305" draw:text-style-name="P58" draw:layer="layout" svg:width="0.483cm" svg:height="0.37cm" svg:x="15.519cm" svg:y="2.006cm">
          <draw:text-box>
            <text:p text:style-name="P57"><text:span text:style-name="T24">-</text:span><text:span text:style-name="T24">1</text:span><text:span text:style-name="T24">0</text:span></text:p>
          </draw:text-box>
        </draw:frame>
        <draw:frame draw:style-name="gr305" draw:text-style-name="P58" draw:layer="layout" svg:width="0.33cm" svg:height="0.37cm" svg:x="16.738cm" svg:y="2.006cm">
          <draw:text-box>
            <text:p text:style-name="P57"><text:span text:style-name="T24">-5</text:span></text:p>
          </draw:text-box>
        </draw:frame>
        <draw:frame draw:style-name="gr306" draw:text-style-name="P85" draw:layer="layout" svg:width="0.432cm" svg:height="0.37cm" svg:x="18.008cm" svg:y="2.006cm">
          <draw:text-box>
            <text:p text:style-name="P57"><text:span text:style-name="T24">0</text:span></text:p>
          </draw:text-box>
        </draw:frame>
        <draw:frame draw:style-name="gr305" draw:text-style-name="P58" draw:layer="layout" svg:width="0.432cm" svg:height="0.37cm" svg:x="19.227cm" svg:y="2.006cm">
          <draw:text-box>
            <text:p text:style-name="P57"><text:span text:style-name="T24">5</text:span></text:p>
          </draw:text-box>
        </draw:frame>
        <draw:frame draw:style-name="gr305" draw:text-style-name="P58" draw:layer="layout" svg:width="0.432cm" svg:height="0.37cm" svg:x="20.497cm" svg:y="2.006cm">
          <draw:text-box>
            <text:p text:style-name="P57"><text:span text:style-name="T24">1</text:span><text:span text:style-name="T24">0</text:span></text:p>
          </draw:text-box>
        </draw:frame>
        <draw:frame draw:style-name="gr305" draw:text-style-name="P58" draw:layer="layout" svg:width="0.432cm" svg:height="0.37cm" svg:x="21.767cm" svg:y="2.006cm">
          <draw:text-box>
            <text:p text:style-name="P57"><text:span text:style-name="T24">1</text:span><text:span text:style-name="T24">5</text:span></text:p>
          </draw:text-box>
        </draw:frame>
        <draw:frame draw:style-name="gr305" draw:text-style-name="P58" draw:layer="layout" svg:width="0.432cm" svg:height="0.37cm" svg:x="23.012cm" svg:y="2.006cm">
          <draw:text-box>
            <text:p text:style-name="P57"><text:span text:style-name="T24">2</text:span><text:span text:style-name="T24">0</text:span></text:p>
          </draw:text-box>
        </draw:frame>
        <draw:polyline draw:style-name="gr304" draw:text-style-name="P5" draw:layer="layout" svg:width="0.507cm" svg:height="2.539cm" draw:transform="rotate (1.5707963267949) translate (23.241cm 2.916cm)" svg:viewBox="0 0 508 2540" draw:points="0,0 508,0 508,1270 0,1270 0,2540 508,2540">
          <text:p/>
        </draw:polyline>
        <draw:polyline draw:style-name="gr304" draw:text-style-name="P5" draw:layer="layout" svg:width="0.507cm" svg:height="2.539cm" draw:transform="rotate (1.5707963267949) translate (25.781cm 2.916cm)" svg:viewBox="0 0 508 2540" draw:points="0,0 508,0 508,1270 0,1270 0,2540 508,2540">
          <text:p/>
        </draw:polyline>
        <draw:frame draw:style-name="gr305" draw:text-style-name="P58" draw:layer="layout" svg:width="0.432cm" svg:height="0.37cm" svg:x="24.333cm" svg:y="2.006cm">
          <draw:text-box>
            <text:p text:style-name="P57"><text:span text:style-name="T24">2</text:span><text:span text:style-name="T24">5</text:span></text:p>
          </draw:text-box>
        </draw:frame>
        <draw:frame draw:style-name="gr305" draw:text-style-name="P58" draw:layer="layout" svg:width="0.432cm" svg:height="0.37cm" svg:x="25.603cm" svg:y="2.006cm">
          <draw:text-box>
            <text:p text:style-name="P57"><text:span text:style-name="T24">3</text:span><text:span text:style-name="T24">0</text:span></text:p>
          </draw:text-box>
        </draw:frame>
        <draw:frame draw:style-name="gr305" draw:text-style-name="P58" draw:layer="layout" svg:width="0.432cm" svg:height="0.37cm" svg:x="26.847cm" svg:y="2.006cm">
          <draw:text-box>
            <text:p text:style-name="P57"><text:span text:style-name="T24">3</text:span><text:span text:style-name="T24">5</text:span></text:p>
          </draw:text-box>
        </draw:frame>
        <draw:frame draw:style-name="gr305" draw:text-style-name="P58" draw:layer="layout" svg:width="0.432cm" svg:height="0.37cm" svg:x="28.117cm" svg:y="2.006cm">
          <draw:text-box>
            <text:p text:style-name="P57"><text:span text:style-name="T24">4</text:span><text:span text:style-name="T24">0</text:span></text:p>
          </draw:text-box>
        </draw:frame>
        <draw:polyline draw:style-name="gr304" draw:text-style-name="P5" draw:layer="layout" svg:width="0.507cm" svg:height="2.539cm" draw:transform="rotate (1.5707963267949) translate (15.621cm 3.678cm)" svg:viewBox="0 0 508 2540" draw:points="0,0 508,0 508,1270 0,1270 0,2540 508,2540">
          <text:p/>
        </draw:polyline>
        <draw:polyline draw:style-name="gr304" draw:text-style-name="P5" draw:layer="layout" svg:width="0.507cm" svg:height="2.539cm" draw:transform="rotate (1.5707963267949) translate (18.161cm 3.678cm)" svg:viewBox="0 0 508 2540" draw:points="0,0 508,0 508,1270 0,1270 0,2540 508,2540">
          <text:p/>
        </draw:polyline>
        <draw:polyline draw:style-name="gr304" draw:text-style-name="P5" draw:layer="layout" svg:width="0.507cm" svg:height="2.539cm" draw:transform="rotate (1.5707963267949) translate (20.701cm 3.678cm)" svg:viewBox="0 0 508 2540" draw:points="0,0 508,0 508,1270 0,1270 0,2540 508,2540">
          <text:p/>
        </draw:polyline>
        <draw:polyline draw:style-name="gr304" draw:text-style-name="P5" draw:layer="layout" svg:width="0.507cm" svg:height="2.539cm" draw:transform="rotate (1.5707963267949) translate (23.241cm 3.678cm)" svg:viewBox="0 0 508 2540" draw:points="0,0 508,0 508,1270 0,1270 0,2540 508,2540">
          <text:p/>
        </draw:polyline>
        <draw:polyline draw:style-name="gr304" draw:text-style-name="P5" draw:layer="layout" svg:width="0.507cm" svg:height="2.539cm" draw:transform="rotate (1.5707963267949) translate (25.781cm 3.678cm)" svg:viewBox="0 0 508 2540" draw:points="0,0 508,0 508,1270 0,1270 0,2540 508,2540">
          <text:p/>
        </draw:polyline>
        <draw:frame draw:style-name="gr305" draw:text-style-name="P86" draw:layer="layout" svg:width="0.33cm" svg:height="0.37cm" svg:x="15.419cm" svg:y="1.625cm">
          <draw:text-box>
            <text:p text:style-name="P23"><text:span text:style-name="T73">2</text:span></text:p>
          </draw:text-box>
        </draw:frame>
        <draw:frame draw:style-name="gr305" draw:text-style-name="P86" draw:layer="layout" svg:width="0.432cm" svg:height="0.37cm" svg:x="17.856cm" svg:y="1.625cm">
          <draw:text-box>
            <text:p text:style-name="P23"><text:span text:style-name="T73">1</text:span></text:p>
          </draw:text-box>
        </draw:frame>
        <draw:frame draw:style-name="gr305" draw:text-style-name="P86" draw:layer="layout" svg:width="0.432cm" svg:height="0.37cm" svg:x="20.397cm" svg:y="1.625cm">
          <draw:text-box>
            <text:p text:style-name="P23"><text:span text:style-name="T73">0</text:span></text:p>
          </draw:text-box>
        </draw:frame>
        <draw:frame draw:style-name="gr307" draw:text-style-name="P87" draw:layer="layout" svg:width="0.432cm" svg:height="0.37cm" svg:x="22.912cm" svg:y="1.625cm">
          <draw:text-box>
            <text:p text:style-name="P23"><text:span text:style-name="T80">-1</text:span></text:p>
          </draw:text-box>
        </draw:frame>
        <draw:frame draw:style-name="gr305" draw:text-style-name="P86" draw:layer="layout" svg:width="0.432cm" svg:height="0.37cm" svg:x="25.503cm" svg:y="1.625cm">
          <draw:text-box>
            <text:p text:style-name="P23"><text:span text:style-name="T73">-2</text:span></text:p>
          </draw:text-box>
        </draw:frame>
        <draw:frame draw:style-name="gr305" draw:text-style-name="P86" draw:layer="layout" svg:width="0.432cm" svg:height="0.37cm" svg:x="28.017cm" svg:y="1.625cm">
          <draw:text-box>
            <text:p text:style-name="P23"><text:span text:style-name="T73">-3</text:span></text:p>
          </draw:text-box>
        </draw:frame>
        <draw:line draw:style-name="gr308" draw:text-style-name="P88" draw:layer="layout" svg:x1="18.161cm" svg:y1="2.311cm" svg:x2="18.161cm" svg:y2="3.835cm">
          <text:p/>
        </draw:line>
        <draw:frame draw:style-name="gr305" draw:text-style-name="P89" draw:layer="layout" svg:width="0.33cm" svg:height="0.37cm" svg:x="15.419cm" svg:y="1.255cm">
          <draw:text-box>
            <text:p text:style-name="P23"><text:span text:style-name="T68">-2</text:span></text:p>
          </draw:text-box>
        </draw:frame>
        <draw:frame draw:style-name="gr309" draw:text-style-name="P91" draw:layer="layout" svg:width="0.432cm" svg:height="0.37cm" svg:x="17.856cm" svg:y="1.255cm">
          <draw:text-box>
            <text:p text:style-name="P90"><text:span text:style-name="T81">-1</text:span></text:p>
          </draw:text-box>
        </draw:frame>
        <draw:frame draw:style-name="gr305" draw:text-style-name="P89" draw:layer="layout" svg:width="0.432cm" svg:height="0.37cm" svg:x="20.397cm" svg:y="1.255cm">
          <draw:text-box>
            <text:p text:style-name="P23"><text:span text:style-name="T68">0</text:span></text:p>
          </draw:text-box>
        </draw:frame>
        <draw:frame draw:style-name="gr307" draw:text-style-name="P92" draw:layer="layout" svg:width="0.432cm" svg:height="0.37cm" svg:x="22.912cm" svg:y="1.255cm">
          <draw:text-box>
            <text:p text:style-name="P23"><text:span text:style-name="T82">1</text:span></text:p>
          </draw:text-box>
        </draw:frame>
        <draw:frame draw:style-name="gr305" draw:text-style-name="P89" draw:layer="layout" svg:width="0.432cm" svg:height="0.37cm" svg:x="25.503cm" svg:y="1.255cm">
          <draw:text-box>
            <text:p text:style-name="P23"><text:span text:style-name="T68">2</text:span></text:p>
          </draw:text-box>
        </draw:frame>
        <draw:frame draw:style-name="gr305" draw:text-style-name="P89" draw:layer="layout" svg:width="0.432cm" svg:height="0.37cm" svg:x="28.017cm" svg:y="1.255cm">
          <draw:text-box>
            <text:p text:style-name="P23"><text:span text:style-name="T68">3</text:span></text:p>
          </draw:text-box>
        </draw:frame>
        <draw:path draw:style-name="gr310" draw:text-style-name="P5" draw:layer="layout" svg:width="2.208cm" svg:height="0.324cm" draw:transform="rotate (-3.14159265358979) translate (20.472cm 2.057cm)" svg:viewBox="0 0 2209 325" svg:d="M2209 76c-990 356-1219 330-2209-76">
          <text:p/>
        </draw:path>
        <draw:frame draw:style-name="gr305" draw:text-style-name="P89" draw:layer="layout" svg:width="0.33cm" svg:height="0.37cm" svg:x="15.419cm" svg:y="4.19cm">
          <draw:text-box>
            <text:p text:style-name="P23"><text:span text:style-name="T68">2</text:span></text:p>
          </draw:text-box>
        </draw:frame>
        <draw:frame draw:style-name="gr305" draw:text-style-name="P89" draw:layer="layout" svg:width="0.432cm" svg:height="0.37cm" svg:x="17.856cm" svg:y="4.19cm">
          <draw:text-box>
            <text:p text:style-name="P23"><text:span text:style-name="T68">1</text:span></text:p>
          </draw:text-box>
        </draw:frame>
        <draw:frame draw:style-name="gr305" draw:text-style-name="P89" draw:layer="layout" svg:width="0.432cm" svg:height="0.37cm" svg:x="20.397cm" svg:y="4.19cm">
          <draw:text-box>
            <text:p text:style-name="P23"><text:span text:style-name="T68">0</text:span></text:p>
          </draw:text-box>
        </draw:frame>
        <draw:frame draw:style-name="gr307" draw:text-style-name="P92" draw:layer="layout" svg:width="0.432cm" svg:height="0.37cm" svg:x="22.912cm" svg:y="4.19cm">
          <draw:text-box>
            <text:p text:style-name="P23"><text:span text:style-name="T82">-1</text:span></text:p>
          </draw:text-box>
        </draw:frame>
        <draw:frame draw:style-name="gr305" draw:text-style-name="P89" draw:layer="layout" svg:width="0.432cm" svg:height="0.37cm" svg:x="25.503cm" svg:y="4.19cm">
          <draw:text-box>
            <text:p text:style-name="P23"><text:span text:style-name="T68">-2</text:span></text:p>
          </draw:text-box>
        </draw:frame>
        <draw:frame draw:style-name="gr305" draw:text-style-name="P89" draw:layer="layout" svg:width="0.432cm" svg:height="0.37cm" svg:x="28.017cm" svg:y="4.19cm">
          <draw:text-box>
            <text:p text:style-name="P23"><text:span text:style-name="T68">-3</text:span></text:p>
          </draw:text-box>
        </draw:frame>
        <draw:frame draw:style-name="gr305" draw:text-style-name="P86" draw:layer="layout" svg:width="0.33cm" svg:height="0.37cm" svg:x="15.419cm" svg:y="3.82cm">
          <draw:text-box>
            <text:p text:style-name="P23"><text:span text:style-name="T73">-1</text:span></text:p>
          </draw:text-box>
        </draw:frame>
        <draw:frame draw:style-name="gr311" draw:text-style-name="P93" draw:layer="layout" svg:width="0.432cm" svg:height="0.37cm" svg:x="17.856cm" svg:y="3.82cm">
          <draw:text-box>
            <text:p text:style-name="P90"><text:span text:style-name="T83">0</text:span></text:p>
          </draw:text-box>
        </draw:frame>
        <draw:frame draw:style-name="gr305" draw:text-style-name="P86" draw:layer="layout" svg:width="0.432cm" svg:height="0.37cm" svg:x="20.397cm" svg:y="3.82cm">
          <draw:text-box>
            <text:p text:style-name="P23"><text:span text:style-name="T73">1</text:span></text:p>
          </draw:text-box>
        </draw:frame>
        <draw:frame draw:style-name="gr307" draw:text-style-name="P87" draw:layer="layout" svg:width="0.432cm" svg:height="0.37cm" svg:x="22.912cm" svg:y="3.82cm">
          <draw:text-box>
            <text:p text:style-name="P23"><text:span text:style-name="T80">2</text:span></text:p>
          </draw:text-box>
        </draw:frame>
        <draw:frame draw:style-name="gr305" draw:text-style-name="P86" draw:layer="layout" svg:width="0.432cm" svg:height="0.37cm" svg:x="25.503cm" svg:y="3.82cm">
          <draw:text-box>
            <text:p text:style-name="P23"><text:span text:style-name="T73">3</text:span></text:p>
          </draw:text-box>
        </draw:frame>
        <draw:frame draw:style-name="gr305" draw:text-style-name="P86" draw:layer="layout" svg:width="0.432cm" svg:height="0.37cm" svg:x="28.017cm" svg:y="3.82cm">
          <draw:text-box>
            <text:p text:style-name="P23"><text:span text:style-name="T73">4</text:span></text:p>
          </draw:text-box>
        </draw:frame>
        <draw:frame draw:style-name="gr312" draw:text-style-name="P94" draw:layer="layout" svg:width="11.989cm" svg:height="0.381cm" svg:x="14.757cm" svg:y="0.787cm">
          <draw:text-box>
            <text:p text:style-name="P1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0 </text:span><text:span text:style-name="T18">-</text:span><text:span text:style-name="T18">st</text:span><text:span text:style-name="T18">ar</text:span><text:span text:style-name="T18">t; </text:span><text:span text:style-name="T18"><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path draw:style-name="gr313" draw:text-style-name="P5" draw:layer="layout" svg:width="0.891cm" svg:height="0.787cm" draw:transform="rotate (-3.14159265358979) translate (21.6689702481208cm 3.404cm)" svg:viewBox="0 0 892 788" svg:d="M892 788c-1067-26-1296-768-26-788">
          <text:p/>
        </draw:path>
        <draw:path draw:style-name="gr310" draw:text-style-name="P5" draw:layer="layout" svg:width="2.208cm" svg:height="0.324cm" svg:x="18.314cm" svg:y="3.738cm" svg:viewBox="0 0 2209 325" svg:d="M2209 76c-990 356-1219 330-2209-76">
          <text:p/>
        </draw:path>
        <draw:path draw:style-name="gr314" draw:text-style-name="P5" draw:layer="layout" svg:width="2.615cm" svg:height="0.265cm" draw:transform="rotate (-3.14159265358979) translate (20.574cm 1.498cm)" svg:viewBox="0 0 2616 266" svg:d="M0 78c1066 228 1499 298 2616-78">
          <text:p/>
        </draw:path>
        <draw:path draw:style-name="gr315" draw:text-style-name="P5" draw:layer="layout" svg:width="0.891cm" svg:height="0.787cm" draw:transform="rotate (-3.14159265358979) translate (21.6689702481208cm 3.531cm)" svg:viewBox="0 0 892 788" svg:d="M892 788c-1067-26-1296-768-26-788">
          <text:p/>
        </draw:path>
        <draw:frame draw:style-name="gr316" draw:text-style-name="P95" draw:layer="layout" svg:width="9.957cm" svg:height="1.067cm" svg:x="1.118cm" svg:y="0.966cm">
          <draw:text-box>
            <text:p>Same Clock Multicycles #3</text:p>
          </draw:text-box>
        </draw:frame>
        <draw:path draw:style-name="gr317" draw:text-style-name="P5" draw:layer="layout" svg:width="2.615cm" svg:height="0.265cm" draw:transform="rotate (-3.14159265358979) translate (20.904cm 1.84cm)" svg:viewBox="0 0 2616 266" svg:d="M2616 78c-1066 228-1499 298-2616-78">
          <text:p/>
        </draw:path>
      </draw:page>
      <draw:page draw:name="page10" draw:style-name="dp1" draw:master-page-name="Default">
        <draw:custom-shape draw:style-name="gr318" draw:text-style-name="P74" draw:layer="layout" svg:width="0.153cm" svg:height="0.584cm" svg:x="20.624cm" svg:y="2.362cm">
          <text:p/>
          <draw:enhanced-geometry svg:viewBox="0 0 21600 21600" draw:type="rectangle" draw:enhanced-path="M 0 0 L 21600 0 21600 21600 0 21600 0 0 Z N"/>
        </draw:custom-shape>
        <draw:custom-shape draw:style-name="gr318" draw:text-style-name="P74" draw:layer="layout" svg:width="0.153cm" svg:height="0.584cm" svg:x="23.164cm" svg:y="3.124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2.916cm)" svg:viewBox="0 0 508 2540" draw:points="0,0 508,0 508,1270 0,1270 0,2540 508,2540">
          <text:p/>
        </draw:polyline>
        <draw:frame draw:style-name="gr320" draw:text-style-name="P58" draw:layer="layout" svg:width="1.625cm" svg:height="0.37cm" svg:x="13.767cm" svg:y="2.484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320" draw:text-style-name="P58" draw:layer="layout" svg:width="1.676cm" svg:height="0.37cm" svg:x="13.767cm" svg:y="3.246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8.161cm 2.916cm)" svg:viewBox="0 0 508 2540" draw:points="0,0 508,0 508,1270 0,1270 0,2540 508,2540">
          <text:p/>
        </draw:polyline>
        <draw:polyline draw:style-name="gr319" draw:text-style-name="P5" draw:layer="layout" svg:width="0.507cm" svg:height="2.539cm" draw:transform="rotate (1.5707963267949) translate (20.701cm 2.916cm)" svg:viewBox="0 0 508 2540" draw:points="0,0 508,0 508,1270 0,1270 0,2540 508,2540">
          <text:p/>
        </draw:polyline>
        <draw:frame draw:style-name="gr320" draw:text-style-name="P58" draw:layer="layout" svg:width="0.483cm" svg:height="0.37cm" svg:x="15.519cm" svg:y="2.006cm">
          <draw:text-box>
            <text:p text:style-name="P96"><text:span text:style-name="T24">-</text:span><text:span text:style-name="T24">1</text:span><text:span text:style-name="T24">0</text:span></text:p>
          </draw:text-box>
        </draw:frame>
        <draw:frame draw:style-name="gr320" draw:text-style-name="P58" draw:layer="layout" svg:width="0.33cm" svg:height="0.37cm" svg:x="16.738cm" svg:y="2.006cm">
          <draw:text-box>
            <text:p text:style-name="P96"><text:span text:style-name="T24">-5</text:span></text:p>
          </draw:text-box>
        </draw:frame>
        <draw:frame draw:style-name="gr321" draw:text-style-name="P85" draw:layer="layout" svg:width="0.432cm" svg:height="0.37cm" svg:x="18.008cm" svg:y="2.006cm">
          <draw:text-box>
            <text:p text:style-name="P96"><text:span text:style-name="T24">0</text:span></text:p>
          </draw:text-box>
        </draw:frame>
        <draw:frame draw:style-name="gr320" draw:text-style-name="P58" draw:layer="layout" svg:width="0.432cm" svg:height="0.37cm" svg:x="19.227cm" svg:y="2.006cm">
          <draw:text-box>
            <text:p text:style-name="P96"><text:span text:style-name="T24">5</text:span></text:p>
          </draw:text-box>
        </draw:frame>
        <draw:frame draw:style-name="gr320" draw:text-style-name="P58" draw:layer="layout" svg:width="0.432cm" svg:height="0.37cm" svg:x="20.497cm" svg:y="2.006cm">
          <draw:text-box>
            <text:p text:style-name="P96"><text:span text:style-name="T24">1</text:span><text:span text:style-name="T24">0</text:span></text:p>
          </draw:text-box>
        </draw:frame>
        <draw:frame draw:style-name="gr320" draw:text-style-name="P58" draw:layer="layout" svg:width="0.432cm" svg:height="0.37cm" svg:x="21.767cm" svg:y="2.006cm">
          <draw:text-box>
            <text:p text:style-name="P96"><text:span text:style-name="T24">1</text:span><text:span text:style-name="T24">5</text:span></text:p>
          </draw:text-box>
        </draw:frame>
        <draw:frame draw:style-name="gr320" draw:text-style-name="P58" draw:layer="layout" svg:width="0.432cm" svg:height="0.37cm" svg:x="23.012cm" svg:y="2.006cm">
          <draw:text-box>
            <text:p text:style-name="P96"><text:span text:style-name="T24">2</text:span><text:span text:style-name="T24">0</text:span></text:p>
          </draw:text-box>
        </draw:frame>
        <draw:polyline draw:style-name="gr319" draw:text-style-name="P5" draw:layer="layout" svg:width="0.507cm" svg:height="2.539cm" draw:transform="rotate (1.5707963267949) translate (23.241cm 2.916cm)" svg:viewBox="0 0 508 2540" draw:points="0,0 508,0 508,1270 0,1270 0,2540 508,2540">
          <text:p/>
        </draw:polyline>
        <draw:polyline draw:style-name="gr319" draw:text-style-name="P5" draw:layer="layout" svg:width="0.507cm" svg:height="2.539cm" draw:transform="rotate (1.5707963267949) translate (25.781cm 2.916cm)" svg:viewBox="0 0 508 2540" draw:points="0,0 508,0 508,1270 0,1270 0,2540 508,2540">
          <text:p/>
        </draw:polyline>
        <draw:frame draw:style-name="gr320" draw:text-style-name="P58" draw:layer="layout" svg:width="0.432cm" svg:height="0.37cm" svg:x="24.333cm" svg:y="2.006cm">
          <draw:text-box>
            <text:p text:style-name="P96"><text:span text:style-name="T24">2</text:span><text:span text:style-name="T24">5</text:span></text:p>
          </draw:text-box>
        </draw:frame>
        <draw:frame draw:style-name="gr320" draw:text-style-name="P58" draw:layer="layout" svg:width="0.432cm" svg:height="0.37cm" svg:x="25.603cm" svg:y="2.006cm">
          <draw:text-box>
            <text:p text:style-name="P96"><text:span text:style-name="T24">3</text:span><text:span text:style-name="T24">0</text:span></text:p>
          </draw:text-box>
        </draw:frame>
        <draw:frame draw:style-name="gr320" draw:text-style-name="P58" draw:layer="layout" svg:width="0.432cm" svg:height="0.37cm" svg:x="26.847cm" svg:y="2.006cm">
          <draw:text-box>
            <text:p text:style-name="P96"><text:span text:style-name="T24">3</text:span><text:span text:style-name="T24">5</text:span></text:p>
          </draw:text-box>
        </draw:frame>
        <draw:frame draw:style-name="gr320" draw:text-style-name="P58" draw:layer="layout" svg:width="0.432cm" svg:height="0.37cm" svg:x="28.117cm" svg:y="2.006cm">
          <draw:text-box>
            <text:p text:style-name="P96"><text:span text:style-name="T24">4</text:span><text:span text:style-name="T24">0</text:span></text:p>
          </draw:text-box>
        </draw:frame>
        <draw:polyline draw:style-name="gr319" draw:text-style-name="P5" draw:layer="layout" svg:width="0.507cm" svg:height="2.539cm" draw:transform="rotate (1.5707963267949) translate (15.621cm 3.683cm)" svg:viewBox="0 0 508 2540" draw:points="508,0 0,0 0,2540 508,2540">
          <text:p/>
        </draw:polyline>
        <draw:path draw:style-name="gr322" draw:text-style-name="P5" draw:layer="layout" svg:width="2.361cm" svg:height="0.787cm" draw:transform="rotate (-3.14159265358979) translate (23.164cm 3.429cm)" svg:viewBox="0 0 2362 788" svg:d="M2362 788c-1169 0-1118-788-2362-788">
          <text:p/>
        </draw:path>
        <draw:path draw:style-name="gr323" draw:text-style-name="P5" draw:layer="layout" svg:width="0.891cm" svg:height="0.787cm" draw:transform="rotate (-3.14159265358979) translate (24.1829702481208cm 3.429cm)" svg:viewBox="0 0 892 788" svg:d="M892 788c-1067-26-1296-768-26-788">
          <text:p/>
        </draw:path>
        <draw:frame draw:style-name="gr320" draw:text-style-name="P86" draw:layer="layout" svg:width="0.33cm" svg:height="0.37cm" svg:x="15.419cm" svg:y="1.625cm">
          <draw:text-box>
            <text:p text:style-name="P97"><text:span text:style-name="T73">3</text:span></text:p>
          </draw:text-box>
        </draw:frame>
        <draw:frame draw:style-name="gr320" draw:text-style-name="P86" draw:layer="layout" svg:width="0.432cm" svg:height="0.37cm" svg:x="17.856cm" svg:y="1.625cm">
          <draw:text-box>
            <text:p text:style-name="P97"><text:span text:style-name="T73">2</text:span></text:p>
          </draw:text-box>
        </draw:frame>
        <draw:frame draw:style-name="gr320" draw:text-style-name="P86" draw:layer="layout" svg:width="0.432cm" svg:height="0.37cm" svg:x="20.397cm" svg:y="1.625cm">
          <draw:text-box>
            <text:p text:style-name="P97"><text:span text:style-name="T73">1</text:span></text:p>
          </draw:text-box>
        </draw:frame>
        <draw:frame draw:style-name="gr324" draw:text-style-name="P87" draw:layer="layout" svg:width="0.432cm" svg:height="0.37cm" svg:x="22.912cm" svg:y="1.625cm">
          <draw:text-box>
            <text:p text:style-name="P97"><text:span text:style-name="T80">0</text:span></text:p>
          </draw:text-box>
        </draw:frame>
        <draw:frame draw:style-name="gr320" draw:text-style-name="P86" draw:layer="layout" svg:width="0.432cm" svg:height="0.37cm" svg:x="25.503cm" svg:y="1.625cm">
          <draw:text-box>
            <text:p text:style-name="P97"><text:span text:style-name="T73">-1</text:span></text:p>
          </draw:text-box>
        </draw:frame>
        <draw:frame draw:style-name="gr320" draw:text-style-name="P86" draw:layer="layout" svg:width="0.432cm" svg:height="0.37cm" svg:x="28.017cm" svg:y="1.625cm">
          <draw:text-box>
            <text:p text:style-name="P97"><text:span text:style-name="T73">-2</text:span></text:p>
          </draw:text-box>
        </draw:frame>
        <draw:line draw:style-name="gr325" draw:text-style-name="P88" draw:layer="layout" svg:x1="18.161cm" svg:y1="2.311cm" svg:x2="18.161cm" svg:y2="3.835cm">
          <text:p/>
        </draw:line>
        <draw:frame draw:style-name="gr320" draw:text-style-name="P89" draw:layer="layout" svg:width="0.33cm" svg:height="0.37cm" svg:x="15.419cm" svg:y="1.255cm">
          <draw:text-box>
            <text:p text:style-name="P97"><text:span text:style-name="T68">-2</text:span></text:p>
          </draw:text-box>
        </draw:frame>
        <draw:frame draw:style-name="gr326" draw:text-style-name="P91" draw:layer="layout" svg:width="0.432cm" svg:height="0.37cm" svg:x="17.856cm" svg:y="1.255cm">
          <draw:text-box>
            <text:p text:style-name="P98"><text:span text:style-name="T81">-1</text:span></text:p>
          </draw:text-box>
        </draw:frame>
        <draw:frame draw:style-name="gr320" draw:text-style-name="P89" draw:layer="layout" svg:width="0.432cm" svg:height="0.37cm" svg:x="20.397cm" svg:y="1.255cm">
          <draw:text-box>
            <text:p text:style-name="P97"><text:span text:style-name="T68">0</text:span></text:p>
          </draw:text-box>
        </draw:frame>
        <draw:frame draw:style-name="gr324" draw:text-style-name="P92" draw:layer="layout" svg:width="0.432cm" svg:height="0.37cm" svg:x="22.912cm" svg:y="1.255cm">
          <draw:text-box>
            <text:p text:style-name="P97"><text:span text:style-name="T82">1</text:span></text:p>
          </draw:text-box>
        </draw:frame>
        <draw:frame draw:style-name="gr320" draw:text-style-name="P89" draw:layer="layout" svg:width="0.432cm" svg:height="0.37cm" svg:x="25.503cm" svg:y="1.255cm">
          <draw:text-box>
            <text:p text:style-name="P97"><text:span text:style-name="T68">2</text:span></text:p>
          </draw:text-box>
        </draw:frame>
        <draw:frame draw:style-name="gr320" draw:text-style-name="P89" draw:layer="layout" svg:width="0.432cm" svg:height="0.37cm" svg:x="28.017cm" svg:y="1.255cm">
          <draw:text-box>
            <text:p text:style-name="P97"><text:span text:style-name="T68">3</text:span></text:p>
          </draw:text-box>
        </draw:frame>
        <draw:path draw:style-name="gr327" draw:text-style-name="P5" draw:layer="layout" svg:width="2.208cm" svg:height="0.324cm" draw:transform="rotate (-3.14159265358979) translate (23.037cm 2.057cm)" svg:viewBox="0 0 2209 325" svg:d="M2209 76c-990 356-1219 330-2209-76">
          <text:p/>
        </draw:path>
        <draw:frame draw:style-name="gr320" draw:text-style-name="P89" draw:layer="layout" svg:width="0.432cm" svg:height="0.37cm" svg:x="17.856cm" svg:y="4.19cm">
          <draw:text-box>
            <text:p text:style-name="P97"><text:span text:style-name="T68">1</text:span></text:p>
          </draw:text-box>
        </draw:frame>
        <draw:frame draw:style-name="gr324" draw:text-style-name="P92" draw:layer="layout" svg:width="0.432cm" svg:height="0.37cm" svg:x="22.912cm" svg:y="4.19cm">
          <draw:text-box>
            <text:p text:style-name="P97"><text:span text:style-name="T82">0</text:span></text:p>
          </draw:text-box>
        </draw:frame>
        <draw:frame draw:style-name="gr320" draw:text-style-name="P89" draw:layer="layout" svg:width="0.432cm" svg:height="0.37cm" svg:x="28.017cm" svg:y="4.19cm">
          <draw:text-box>
            <text:p text:style-name="P97"><text:span text:style-name="T68">-1</text:span></text:p>
          </draw:text-box>
        </draw:frame>
        <draw:frame draw:style-name="gr328" draw:text-style-name="P93" draw:layer="layout" svg:width="0.432cm" svg:height="0.37cm" svg:x="17.856cm" svg:y="3.82cm">
          <draw:text-box>
            <text:p text:style-name="P98"><text:span text:style-name="T83">0</text:span></text:p>
          </draw:text-box>
        </draw:frame>
        <draw:frame draw:style-name="gr324" draw:text-style-name="P87" draw:layer="layout" svg:width="0.432cm" svg:height="0.37cm" svg:x="22.912cm" svg:y="3.82cm">
          <draw:text-box>
            <text:p text:style-name="P97"><text:span text:style-name="T80">1</text:span></text:p>
          </draw:text-box>
        </draw:frame>
        <draw:frame draw:style-name="gr320" draw:text-style-name="P86" draw:layer="layout" svg:width="0.432cm" svg:height="0.37cm" svg:x="28.017cm" svg:y="3.82cm">
          <draw:text-box>
            <text:p text:style-name="P97"><text:span text:style-name="T73">2</text:span></text:p>
          </draw:text-box>
        </draw:frame>
        <draw:frame draw:style-name="gr329" draw:text-style-name="P94" draw:layer="layout" svg:width="11.989cm" svg:height="0.381cm" svg:x="14.757cm" svg:y="0.787cm">
          <draw:text-box>
            <text:p text:style-name="P99"><text:span text:style-name="T18">d</text:span><text:span text:style-name="T18">ef</text:span><text:span text:style-name="T18">a</text:span><text:span text:style-name="T18">ul</text:span><text:span text:style-name="T18">t </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1)</text:span></text:p>
          </draw:text-box>
        </draw:frame>
        <draw:custom-shape draw:style-name="gr318" draw:text-style-name="P74" draw:layer="layout" svg:width="0.153cm" svg:height="0.584cm" svg:x="23.164cm" svg:y="14.3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14.854cm)" svg:viewBox="0 0 508 2540" draw:points="0,0 508,0 508,1270 0,1270 0,2540 508,2540">
          <text:p/>
        </draw:polyline>
        <draw:frame draw:style-name="gr320" draw:text-style-name="P58" draw:layer="layout" svg:width="1.625cm" svg:height="0.37cm" svg:x="13.767cm" svg:y="14.422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8.161cm 14.854cm)" svg:viewBox="0 0 508 2540" draw:points="0,0 508,0 508,1270 0,1270 0,2540 508,2540">
          <text:p/>
        </draw:polyline>
        <draw:polyline draw:style-name="gr319" draw:text-style-name="P5" draw:layer="layout" svg:width="0.507cm" svg:height="2.539cm" draw:transform="rotate (1.5707963267949) translate (20.701cm 14.854cm)" svg:viewBox="0 0 508 2540" draw:points="0,0 508,0 508,1270 0,1270 0,2540 508,2540">
          <text:p/>
        </draw:polyline>
        <draw:frame draw:style-name="gr320" draw:text-style-name="P58" draw:layer="layout" svg:width="0.483cm" svg:height="0.37cm" svg:x="15.519cm" svg:y="13.944cm">
          <draw:text-box>
            <text:p text:style-name="P96"><text:span text:style-name="T24">-</text:span><text:span text:style-name="T24">1</text:span><text:span text:style-name="T24">0</text:span></text:p>
          </draw:text-box>
        </draw:frame>
        <draw:frame draw:style-name="gr320" draw:text-style-name="P58" draw:layer="layout" svg:width="0.33cm" svg:height="0.37cm" svg:x="16.738cm" svg:y="13.944cm">
          <draw:text-box>
            <text:p text:style-name="P96"><text:span text:style-name="T24">-5</text:span></text:p>
          </draw:text-box>
        </draw:frame>
        <draw:frame draw:style-name="gr321" draw:text-style-name="P85" draw:layer="layout" svg:width="0.432cm" svg:height="0.37cm" svg:x="18.008cm" svg:y="13.944cm">
          <draw:text-box>
            <text:p text:style-name="P96"><text:span text:style-name="T24">0</text:span></text:p>
          </draw:text-box>
        </draw:frame>
        <draw:frame draw:style-name="gr320" draw:text-style-name="P58" draw:layer="layout" svg:width="0.432cm" svg:height="0.37cm" svg:x="19.227cm" svg:y="13.944cm">
          <draw:text-box>
            <text:p text:style-name="P96"><text:span text:style-name="T24">5</text:span></text:p>
          </draw:text-box>
        </draw:frame>
        <draw:frame draw:style-name="gr320" draw:text-style-name="P58" draw:layer="layout" svg:width="0.432cm" svg:height="0.37cm" svg:x="20.497cm" svg:y="13.944cm">
          <draw:text-box>
            <text:p text:style-name="P96"><text:span text:style-name="T24">1</text:span><text:span text:style-name="T24">0</text:span></text:p>
          </draw:text-box>
        </draw:frame>
        <draw:frame draw:style-name="gr320" draw:text-style-name="P58" draw:layer="layout" svg:width="0.432cm" svg:height="0.37cm" svg:x="21.767cm" svg:y="13.944cm">
          <draw:text-box>
            <text:p text:style-name="P96"><text:span text:style-name="T24">1</text:span><text:span text:style-name="T24">5</text:span></text:p>
          </draw:text-box>
        </draw:frame>
        <draw:frame draw:style-name="gr320" draw:text-style-name="P58" draw:layer="layout" svg:width="0.432cm" svg:height="0.37cm" svg:x="23.012cm" svg:y="13.944cm">
          <draw:text-box>
            <text:p text:style-name="P96"><text:span text:style-name="T24">2</text:span><text:span text:style-name="T24">0</text:span></text:p>
          </draw:text-box>
        </draw:frame>
        <draw:polyline draw:style-name="gr319" draw:text-style-name="P5" draw:layer="layout" svg:width="0.507cm" svg:height="2.539cm" draw:transform="rotate (1.5707963267949) translate (23.241cm 14.854cm)" svg:viewBox="0 0 508 2540" draw:points="0,0 508,0 508,1270 0,1270 0,2540 508,2540">
          <text:p/>
        </draw:polyline>
        <draw:polyline draw:style-name="gr319" draw:text-style-name="P5" draw:layer="layout" svg:width="0.507cm" svg:height="2.539cm" draw:transform="rotate (1.5707963267949) translate (25.781cm 14.854cm)" svg:viewBox="0 0 508 2540" draw:points="0,0 508,0 508,1270 0,1270 0,2540 508,2540">
          <text:p/>
        </draw:polyline>
        <draw:frame draw:style-name="gr320" draw:text-style-name="P58" draw:layer="layout" svg:width="0.432cm" svg:height="0.37cm" svg:x="24.333cm" svg:y="13.944cm">
          <draw:text-box>
            <text:p text:style-name="P96"><text:span text:style-name="T24">2</text:span><text:span text:style-name="T24">5</text:span></text:p>
          </draw:text-box>
        </draw:frame>
        <draw:frame draw:style-name="gr320" draw:text-style-name="P58" draw:layer="layout" svg:width="0.432cm" svg:height="0.37cm" svg:x="25.603cm" svg:y="13.944cm">
          <draw:text-box>
            <text:p text:style-name="P96"><text:span text:style-name="T24">3</text:span><text:span text:style-name="T24">0</text:span></text:p>
          </draw:text-box>
        </draw:frame>
        <draw:frame draw:style-name="gr320" draw:text-style-name="P58" draw:layer="layout" svg:width="0.432cm" svg:height="0.37cm" svg:x="26.847cm" svg:y="13.944cm">
          <draw:text-box>
            <text:p text:style-name="P96"><text:span text:style-name="T24">3</text:span><text:span text:style-name="T24">5</text:span></text:p>
          </draw:text-box>
        </draw:frame>
        <draw:frame draw:style-name="gr320" draw:text-style-name="P58" draw:layer="layout" svg:width="0.432cm" svg:height="0.37cm" svg:x="28.117cm" svg:y="13.944cm">
          <draw:text-box>
            <text:p text:style-name="P96"><text:span text:style-name="T24">4</text:span><text:span text:style-name="T24">0</text:span></text:p>
          </draw:text-box>
        </draw:frame>
        <draw:frame draw:style-name="gr320" draw:text-style-name="P86" draw:layer="layout" svg:width="0.33cm" svg:height="0.37cm" svg:x="15.419cm" svg:y="13.563cm">
          <draw:text-box>
            <text:p text:style-name="P97"><text:span text:style-name="T73">3</text:span></text:p>
          </draw:text-box>
        </draw:frame>
        <draw:frame draw:style-name="gr320" draw:text-style-name="P86" draw:layer="layout" svg:width="0.432cm" svg:height="0.37cm" svg:x="17.856cm" svg:y="13.563cm">
          <draw:text-box>
            <text:p text:style-name="P97"><text:span text:style-name="T73">2</text:span></text:p>
          </draw:text-box>
        </draw:frame>
        <draw:frame draw:style-name="gr320" draw:text-style-name="P86" draw:layer="layout" svg:width="0.432cm" svg:height="0.37cm" svg:x="20.397cm" svg:y="13.563cm">
          <draw:text-box>
            <text:p text:style-name="P97"><text:span text:style-name="T73">1</text:span></text:p>
          </draw:text-box>
        </draw:frame>
        <draw:frame draw:style-name="gr324" draw:text-style-name="P87" draw:layer="layout" svg:width="0.432cm" svg:height="0.37cm" svg:x="22.912cm" svg:y="13.563cm">
          <draw:text-box>
            <text:p text:style-name="P97"><text:span text:style-name="T80">0</text:span></text:p>
          </draw:text-box>
        </draw:frame>
        <draw:frame draw:style-name="gr320" draw:text-style-name="P86" draw:layer="layout" svg:width="0.432cm" svg:height="0.37cm" svg:x="25.503cm" svg:y="13.563cm">
          <draw:text-box>
            <text:p text:style-name="P97"><text:span text:style-name="T73">-1</text:span></text:p>
          </draw:text-box>
        </draw:frame>
        <draw:frame draw:style-name="gr320" draw:text-style-name="P86" draw:layer="layout" svg:width="0.432cm" svg:height="0.37cm" svg:x="28.017cm" svg:y="13.563cm">
          <draw:text-box>
            <text:p text:style-name="P97"><text:span text:style-name="T73">-2</text:span></text:p>
          </draw:text-box>
        </draw:frame>
        <draw:line draw:style-name="gr325" draw:text-style-name="P88" draw:layer="layout" svg:x1="18.161cm" svg:y1="14.249cm" svg:x2="18.161cm" svg:y2="15.773cm">
          <text:p/>
        </draw:line>
        <draw:frame draw:style-name="gr320" draw:text-style-name="P89" draw:layer="layout" svg:width="0.33cm" svg:height="0.37cm" svg:x="15.419cm" svg:y="13.193cm">
          <draw:text-box>
            <text:p text:style-name="P97"><text:span text:style-name="T68">-3</text:span></text:p>
          </draw:text-box>
        </draw:frame>
        <draw:frame draw:style-name="gr330" draw:text-style-name="P91" draw:layer="layout" svg:width="0.432cm" svg:height="0.37cm" svg:x="17.856cm" svg:y="13.193cm">
          <draw:text-box>
            <text:p text:style-name="P98"><text:span text:style-name="T81">-2</text:span></text:p>
          </draw:text-box>
        </draw:frame>
        <draw:frame draw:style-name="gr320" draw:text-style-name="P89" draw:layer="layout" svg:width="0.432cm" svg:height="0.37cm" svg:x="20.397cm" svg:y="13.193cm">
          <draw:text-box>
            <text:p text:style-name="P97"><text:span text:style-name="T68">-1</text:span></text:p>
          </draw:text-box>
        </draw:frame>
        <draw:frame draw:style-name="gr324" draw:text-style-name="P92" draw:layer="layout" svg:width="0.432cm" svg:height="0.37cm" svg:x="22.912cm" svg:y="13.193cm">
          <draw:text-box>
            <text:p text:style-name="P97"><text:span text:style-name="T82">0</text:span></text:p>
          </draw:text-box>
        </draw:frame>
        <draw:frame draw:style-name="gr320" draw:text-style-name="P89" draw:layer="layout" svg:width="0.432cm" svg:height="0.37cm" svg:x="25.503cm" svg:y="13.193cm">
          <draw:text-box>
            <text:p text:style-name="P97"><text:span text:style-name="T68">1</text:span></text:p>
          </draw:text-box>
        </draw:frame>
        <draw:frame draw:style-name="gr320" draw:text-style-name="P89" draw:layer="layout" svg:width="0.432cm" svg:height="0.37cm" svg:x="28.017cm" svg:y="13.193cm">
          <draw:text-box>
            <text:p text:style-name="P97"><text:span text:style-name="T68">2</text:span></text:p>
          </draw:text-box>
        </draw:frame>
        <draw:path draw:style-name="gr327" draw:text-style-name="P5" draw:layer="layout" svg:width="2.208cm" svg:height="0.324cm" draw:transform="rotate (-3.14159265358979) translate (25.577cm 13.995cm)" svg:viewBox="0 0 2209 325" svg:d="M2209 76c-990 356-1219 330-2209-76">
          <text:p/>
        </draw:path>
        <draw:frame draw:style-name="gr329" draw:text-style-name="P94" draw:layer="layout" svg:width="11.989cm" svg:height="0.381cm" svg:x="14.757cm" svg:y="12.725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0 </text:span><text:span text:style-name="T18">-</text:span><text:span text:style-name="T18">st</text:span><text:span text:style-name="T18">ar</text:span><text:span text:style-name="T18">t</text:span></text:p>
          </draw:text-box>
        </draw:frame>
        <draw:path draw:style-name="gr323" draw:text-style-name="P5" draw:layer="layout" svg:width="2.361cm" svg:height="0.787cm" draw:transform="rotate (-3.14159265358979) translate (25.73cm 15.443cm)" svg:viewBox="0 0 2362 788" svg:d="M0 788c1169 0 1118-788 2362-788">
          <text:p/>
        </draw:path>
        <draw:custom-shape draw:style-name="gr318" draw:text-style-name="P74" draw:layer="layout" svg:width="0.153cm" svg:height="0.584cm" svg:x="20.624cm" svg:y="6.172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6.726cm)" svg:viewBox="0 0 508 2540" draw:points="0,0 508,0 508,1270 0,1270 0,2540 508,2540">
          <text:p/>
        </draw:polyline>
        <draw:frame draw:style-name="gr320" draw:text-style-name="P58" draw:layer="layout" svg:width="1.625cm" svg:height="0.37cm" svg:x="13.767cm" svg:y="6.294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320" draw:text-style-name="P58" draw:layer="layout" svg:width="1.676cm" svg:height="0.37cm" svg:x="13.767cm" svg:y="7.056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8.161cm 6.726cm)" svg:viewBox="0 0 508 2540" draw:points="0,0 508,0 508,1270 0,1270 0,2540 508,2540">
          <text:p/>
        </draw:polyline>
        <draw:polyline draw:style-name="gr319" draw:text-style-name="P5" draw:layer="layout" svg:width="0.507cm" svg:height="2.539cm" draw:transform="rotate (1.5707963267949) translate (20.701cm 6.726cm)" svg:viewBox="0 0 508 2540" draw:points="0,0 508,0 508,1270 0,1270 0,2540 508,2540">
          <text:p/>
        </draw:polyline>
        <draw:frame draw:style-name="gr320" draw:text-style-name="P58" draw:layer="layout" svg:width="0.483cm" svg:height="0.37cm" svg:x="15.519cm" svg:y="5.816cm">
          <draw:text-box>
            <text:p text:style-name="P96"><text:span text:style-name="T24">-</text:span><text:span text:style-name="T24">1</text:span><text:span text:style-name="T24">0</text:span></text:p>
          </draw:text-box>
        </draw:frame>
        <draw:frame draw:style-name="gr320" draw:text-style-name="P58" draw:layer="layout" svg:width="0.33cm" svg:height="0.37cm" svg:x="16.738cm" svg:y="5.816cm">
          <draw:text-box>
            <text:p text:style-name="P96"><text:span text:style-name="T24">-5</text:span></text:p>
          </draw:text-box>
        </draw:frame>
        <draw:frame draw:style-name="gr321" draw:text-style-name="P85" draw:layer="layout" svg:width="0.432cm" svg:height="0.37cm" svg:x="18.008cm" svg:y="5.816cm">
          <draw:text-box>
            <text:p text:style-name="P96"><text:span text:style-name="T24">0</text:span></text:p>
          </draw:text-box>
        </draw:frame>
        <draw:frame draw:style-name="gr320" draw:text-style-name="P58" draw:layer="layout" svg:width="0.432cm" svg:height="0.37cm" svg:x="19.227cm" svg:y="5.816cm">
          <draw:text-box>
            <text:p text:style-name="P96"><text:span text:style-name="T24">5</text:span></text:p>
          </draw:text-box>
        </draw:frame>
        <draw:frame draw:style-name="gr320" draw:text-style-name="P58" draw:layer="layout" svg:width="0.432cm" svg:height="0.37cm" svg:x="20.497cm" svg:y="5.816cm">
          <draw:text-box>
            <text:p text:style-name="P96"><text:span text:style-name="T24">1</text:span><text:span text:style-name="T24">0</text:span></text:p>
          </draw:text-box>
        </draw:frame>
        <draw:frame draw:style-name="gr320" draw:text-style-name="P58" draw:layer="layout" svg:width="0.432cm" svg:height="0.37cm" svg:x="21.767cm" svg:y="5.816cm">
          <draw:text-box>
            <text:p text:style-name="P96"><text:span text:style-name="T24">1</text:span><text:span text:style-name="T24">5</text:span></text:p>
          </draw:text-box>
        </draw:frame>
        <draw:frame draw:style-name="gr320" draw:text-style-name="P58" draw:layer="layout" svg:width="0.432cm" svg:height="0.37cm" svg:x="23.012cm" svg:y="5.816cm">
          <draw:text-box>
            <text:p text:style-name="P96"><text:span text:style-name="T24">2</text:span><text:span text:style-name="T24">0</text:span></text:p>
          </draw:text-box>
        </draw:frame>
        <draw:polyline draw:style-name="gr319" draw:text-style-name="P5" draw:layer="layout" svg:width="0.507cm" svg:height="2.539cm" draw:transform="rotate (1.5707963267949) translate (23.241cm 6.726cm)" svg:viewBox="0 0 508 2540" draw:points="0,0 508,0 508,1270 0,1270 0,2540 508,2540">
          <text:p/>
        </draw:polyline>
        <draw:polyline draw:style-name="gr319" draw:text-style-name="P5" draw:layer="layout" svg:width="0.507cm" svg:height="2.539cm" draw:transform="rotate (1.5707963267949) translate (25.781cm 6.726cm)" svg:viewBox="0 0 508 2540" draw:points="0,0 508,0 508,1270 0,1270 0,2540 508,2540">
          <text:p/>
        </draw:polyline>
        <draw:frame draw:style-name="gr320" draw:text-style-name="P58" draw:layer="layout" svg:width="0.432cm" svg:height="0.37cm" svg:x="24.333cm" svg:y="5.816cm">
          <draw:text-box>
            <text:p text:style-name="P96"><text:span text:style-name="T24">2</text:span><text:span text:style-name="T24">5</text:span></text:p>
          </draw:text-box>
        </draw:frame>
        <draw:frame draw:style-name="gr320" draw:text-style-name="P58" draw:layer="layout" svg:width="0.432cm" svg:height="0.37cm" svg:x="25.603cm" svg:y="5.816cm">
          <draw:text-box>
            <text:p text:style-name="P96"><text:span text:style-name="T24">3</text:span><text:span text:style-name="T24">0</text:span></text:p>
          </draw:text-box>
        </draw:frame>
        <draw:frame draw:style-name="gr320" draw:text-style-name="P58" draw:layer="layout" svg:width="0.432cm" svg:height="0.37cm" svg:x="26.847cm" svg:y="5.816cm">
          <draw:text-box>
            <text:p text:style-name="P96"><text:span text:style-name="T24">3</text:span><text:span text:style-name="T24">5</text:span></text:p>
          </draw:text-box>
        </draw:frame>
        <draw:frame draw:style-name="gr320" draw:text-style-name="P58" draw:layer="layout" svg:width="0.432cm" svg:height="0.37cm" svg:x="28.117cm" svg:y="5.816cm">
          <draw:text-box>
            <text:p text:style-name="P96"><text:span text:style-name="T24">4</text:span><text:span text:style-name="T24">0</text:span></text:p>
          </draw:text-box>
        </draw:frame>
        <draw:frame draw:style-name="gr320" draw:text-style-name="P86" draw:layer="layout" svg:width="0.33cm" svg:height="0.37cm" svg:x="15.419cm" svg:y="5.435cm">
          <draw:text-box>
            <text:p text:style-name="P97"><text:span text:style-name="T73">3</text:span></text:p>
          </draw:text-box>
        </draw:frame>
        <draw:frame draw:style-name="gr320" draw:text-style-name="P86" draw:layer="layout" svg:width="0.432cm" svg:height="0.37cm" svg:x="17.856cm" svg:y="5.435cm">
          <draw:text-box>
            <text:p text:style-name="P97"><text:span text:style-name="T73">2</text:span></text:p>
          </draw:text-box>
        </draw:frame>
        <draw:frame draw:style-name="gr320" draw:text-style-name="P86" draw:layer="layout" svg:width="0.432cm" svg:height="0.37cm" svg:x="20.397cm" svg:y="5.435cm">
          <draw:text-box>
            <text:p text:style-name="P97"><text:span text:style-name="T73">1</text:span></text:p>
          </draw:text-box>
        </draw:frame>
        <draw:frame draw:style-name="gr324" draw:text-style-name="P87" draw:layer="layout" svg:width="0.432cm" svg:height="0.37cm" svg:x="22.912cm" svg:y="5.435cm">
          <draw:text-box>
            <text:p text:style-name="P97"><text:span text:style-name="T80">0</text:span></text:p>
          </draw:text-box>
        </draw:frame>
        <draw:frame draw:style-name="gr320" draw:text-style-name="P86" draw:layer="layout" svg:width="0.432cm" svg:height="0.37cm" svg:x="25.503cm" svg:y="5.435cm">
          <draw:text-box>
            <text:p text:style-name="P97"><text:span text:style-name="T73">-1</text:span></text:p>
          </draw:text-box>
        </draw:frame>
        <draw:frame draw:style-name="gr320" draw:text-style-name="P86" draw:layer="layout" svg:width="0.432cm" svg:height="0.37cm" svg:x="28.017cm" svg:y="5.435cm">
          <draw:text-box>
            <text:p text:style-name="P97"><text:span text:style-name="T73">-2</text:span></text:p>
          </draw:text-box>
        </draw:frame>
        <draw:line draw:style-name="gr325" draw:text-style-name="P88" draw:layer="layout" svg:x1="18.161cm" svg:y1="6.121cm" svg:x2="18.161cm" svg:y2="7.645cm">
          <text:p/>
        </draw:line>
        <draw:frame draw:style-name="gr320" draw:text-style-name="P89" draw:layer="layout" svg:width="0.33cm" svg:height="0.37cm" svg:x="15.419cm" svg:y="5.065cm">
          <draw:text-box>
            <text:p text:style-name="P97"><text:span text:style-name="T68">-2</text:span></text:p>
          </draw:text-box>
        </draw:frame>
        <draw:frame draw:style-name="gr331" draw:text-style-name="P91" draw:layer="layout" svg:width="0.432cm" svg:height="0.37cm" svg:x="17.856cm" svg:y="5.065cm">
          <draw:text-box>
            <text:p text:style-name="P98"><text:span text:style-name="T81">-1</text:span></text:p>
          </draw:text-box>
        </draw:frame>
        <draw:frame draw:style-name="gr320" draw:text-style-name="P89" draw:layer="layout" svg:width="0.432cm" svg:height="0.37cm" svg:x="20.397cm" svg:y="5.065cm">
          <draw:text-box>
            <text:p text:style-name="P97"><text:span text:style-name="T68">0</text:span></text:p>
          </draw:text-box>
        </draw:frame>
        <draw:frame draw:style-name="gr324" draw:text-style-name="P92" draw:layer="layout" svg:width="0.432cm" svg:height="0.37cm" svg:x="22.912cm" svg:y="5.065cm">
          <draw:text-box>
            <text:p text:style-name="P97"><text:span text:style-name="T82">1</text:span></text:p>
          </draw:text-box>
        </draw:frame>
        <draw:frame draw:style-name="gr320" draw:text-style-name="P89" draw:layer="layout" svg:width="0.432cm" svg:height="0.37cm" svg:x="25.503cm" svg:y="5.065cm">
          <draw:text-box>
            <text:p text:style-name="P97"><text:span text:style-name="T68">2</text:span></text:p>
          </draw:text-box>
        </draw:frame>
        <draw:frame draw:style-name="gr320" draw:text-style-name="P89" draw:layer="layout" svg:width="0.432cm" svg:height="0.37cm" svg:x="28.017cm" svg:y="5.065cm">
          <draw:text-box>
            <text:p text:style-name="P97"><text:span text:style-name="T68">3</text:span></text:p>
          </draw:text-box>
        </draw:frame>
        <draw:path draw:style-name="gr327" draw:text-style-name="P5" draw:layer="layout" svg:width="2.208cm" svg:height="0.324cm" draw:transform="rotate (-3.14159265358979) translate (23.037cm 5.867cm)" svg:viewBox="0 0 2209 325" svg:d="M2209 76c-990 356-1219 330-2209-76">
          <text:p/>
        </draw:path>
        <draw:frame draw:style-name="gr320" draw:text-style-name="P89" draw:layer="layout" svg:width="0.432cm" svg:height="0.37cm" svg:x="17.856cm" svg:y="8cm">
          <draw:text-box>
            <text:p text:style-name="P97"><text:span text:style-name="T68">2</text:span></text:p>
          </draw:text-box>
        </draw:frame>
        <draw:frame draw:style-name="gr324" draw:text-style-name="P92" draw:layer="layout" svg:width="0.432cm" svg:height="0.37cm" svg:x="22.912cm" svg:y="8cm">
          <draw:text-box>
            <text:p text:style-name="P97"><text:span text:style-name="T82">1</text:span></text:p>
          </draw:text-box>
        </draw:frame>
        <draw:frame draw:style-name="gr320" draw:text-style-name="P89" draw:layer="layout" svg:width="0.432cm" svg:height="0.37cm" svg:x="28.017cm" svg:y="8cm">
          <draw:text-box>
            <text:p text:style-name="P97"><text:span text:style-name="T68">0</text:span></text:p>
          </draw:text-box>
        </draw:frame>
        <draw:frame draw:style-name="gr332" draw:text-style-name="P93" draw:layer="layout" svg:width="0.432cm" svg:height="0.37cm" svg:x="17.856cm" svg:y="7.63cm">
          <draw:text-box>
            <text:p text:style-name="P98"><text:span text:style-name="T83">0</text:span></text:p>
          </draw:text-box>
        </draw:frame>
        <draw:frame draw:style-name="gr324" draw:text-style-name="P87" draw:layer="layout" svg:width="0.432cm" svg:height="0.37cm" svg:x="22.912cm" svg:y="7.63cm">
          <draw:text-box>
            <text:p text:style-name="P97"><text:span text:style-name="T80">1</text:span></text:p>
          </draw:text-box>
        </draw:frame>
        <draw:frame draw:style-name="gr320" draw:text-style-name="P86" draw:layer="layout" svg:width="0.432cm" svg:height="0.37cm" svg:x="28.017cm" svg:y="7.63cm">
          <draw:text-box>
            <text:p text:style-name="P97"><text:span text:style-name="T73">2</text:span></text:p>
          </draw:text-box>
        </draw:frame>
        <draw:frame draw:style-name="gr329" draw:text-style-name="P94" draw:layer="layout" svg:width="11.989cm" svg:height="0.381cm" svg:x="14.757cm" svg:y="4.597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e</text:span><text:span text:style-name="T18">n</text:span><text:span text:style-name="T18">d]</text:span></text:p>
          </draw:text-box>
        </draw:frame>
        <draw:path draw:style-name="gr322" draw:text-style-name="P5" draw:layer="layout" svg:width="7.416cm" svg:height="0.799cm" draw:transform="rotate (-3.14159265358979) translate (28.219cm 7.264cm)" svg:viewBox="0 0 7417 800" svg:d="M7417 800c-2388 0-4725-800-7417-800">
          <text:p/>
        </draw:path>
        <draw:path draw:style-name="gr323" draw:text-style-name="P5" draw:layer="layout" svg:width="4.927cm" svg:height="0.659cm" draw:transform="rotate (-3.14159265358979) translate (28.219cm 7.137cm)" svg:viewBox="0 0 4928 660" svg:d="M4928 660c-1169 0-3684-660-4928-660">
          <text:p/>
        </draw:path>
        <draw:custom-shape draw:style-name="gr318" draw:text-style-name="P74" draw:layer="layout" svg:width="0.153cm" svg:height="0.584cm" svg:x="18.084cm" svg:y="10.236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10.79cm)" svg:viewBox="0 0 508 2540" draw:points="0,0 508,0 508,1270 0,1270 0,2540 508,2540">
          <text:p/>
        </draw:polyline>
        <draw:frame draw:style-name="gr320" draw:text-style-name="P58" draw:layer="layout" svg:width="1.625cm" svg:height="0.37cm" svg:x="13.767cm" svg:y="10.358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frame draw:style-name="gr320" draw:text-style-name="P58" draw:layer="layout" svg:width="1.676cm" svg:height="0.37cm" svg:x="13.767cm" svg:y="11.12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8.161cm 10.79cm)" svg:viewBox="0 0 508 2540" draw:points="0,0 508,0 508,1270 0,1270 0,2540 508,2540">
          <text:p/>
        </draw:polyline>
        <draw:polyline draw:style-name="gr319" draw:text-style-name="P5" draw:layer="layout" svg:width="0.507cm" svg:height="2.539cm" draw:transform="rotate (1.5707963267949) translate (20.701cm 10.79cm)" svg:viewBox="0 0 508 2540" draw:points="0,0 508,0 508,1270 0,1270 0,2540 508,2540">
          <text:p/>
        </draw:polyline>
        <draw:frame draw:style-name="gr320" draw:text-style-name="P58" draw:layer="layout" svg:width="0.483cm" svg:height="0.37cm" svg:x="15.519cm" svg:y="9.88cm">
          <draw:text-box>
            <text:p text:style-name="P96"><text:span text:style-name="T24">-</text:span><text:span text:style-name="T24">1</text:span><text:span text:style-name="T24">0</text:span></text:p>
          </draw:text-box>
        </draw:frame>
        <draw:frame draw:style-name="gr320" draw:text-style-name="P58" draw:layer="layout" svg:width="0.33cm" svg:height="0.37cm" svg:x="16.738cm" svg:y="9.88cm">
          <draw:text-box>
            <text:p text:style-name="P96"><text:span text:style-name="T24">-5</text:span></text:p>
          </draw:text-box>
        </draw:frame>
        <draw:frame draw:style-name="gr321" draw:text-style-name="P85" draw:layer="layout" svg:width="0.432cm" svg:height="0.37cm" svg:x="18.008cm" svg:y="9.88cm">
          <draw:text-box>
            <text:p text:style-name="P96"><text:span text:style-name="T24">0</text:span></text:p>
          </draw:text-box>
        </draw:frame>
        <draw:frame draw:style-name="gr320" draw:text-style-name="P58" draw:layer="layout" svg:width="0.432cm" svg:height="0.37cm" svg:x="19.227cm" svg:y="9.88cm">
          <draw:text-box>
            <text:p text:style-name="P96"><text:span text:style-name="T24">5</text:span></text:p>
          </draw:text-box>
        </draw:frame>
        <draw:frame draw:style-name="gr320" draw:text-style-name="P58" draw:layer="layout" svg:width="0.432cm" svg:height="0.37cm" svg:x="20.497cm" svg:y="9.88cm">
          <draw:text-box>
            <text:p text:style-name="P96"><text:span text:style-name="T24">1</text:span><text:span text:style-name="T24">0</text:span></text:p>
          </draw:text-box>
        </draw:frame>
        <draw:frame draw:style-name="gr320" draw:text-style-name="P58" draw:layer="layout" svg:width="0.432cm" svg:height="0.37cm" svg:x="21.767cm" svg:y="9.88cm">
          <draw:text-box>
            <text:p text:style-name="P96"><text:span text:style-name="T24">1</text:span><text:span text:style-name="T24">5</text:span></text:p>
          </draw:text-box>
        </draw:frame>
        <draw:frame draw:style-name="gr320" draw:text-style-name="P58" draw:layer="layout" svg:width="0.432cm" svg:height="0.37cm" svg:x="23.012cm" svg:y="9.88cm">
          <draw:text-box>
            <text:p text:style-name="P96"><text:span text:style-name="T24">2</text:span><text:span text:style-name="T24">0</text:span></text:p>
          </draw:text-box>
        </draw:frame>
        <draw:polyline draw:style-name="gr319" draw:text-style-name="P5" draw:layer="layout" svg:width="0.507cm" svg:height="2.539cm" draw:transform="rotate (1.5707963267949) translate (23.241cm 10.79cm)" svg:viewBox="0 0 508 2540" draw:points="0,0 508,0 508,1270 0,1270 0,2540 508,2540">
          <text:p/>
        </draw:polyline>
        <draw:polyline draw:style-name="gr319" draw:text-style-name="P5" draw:layer="layout" svg:width="0.507cm" svg:height="2.539cm" draw:transform="rotate (1.5707963267949) translate (25.781cm 10.79cm)" svg:viewBox="0 0 508 2540" draw:points="0,0 508,0 508,1270 0,1270 0,2540 508,2540">
          <text:p/>
        </draw:polyline>
        <draw:frame draw:style-name="gr320" draw:text-style-name="P58" draw:layer="layout" svg:width="0.432cm" svg:height="0.37cm" svg:x="24.333cm" svg:y="9.88cm">
          <draw:text-box>
            <text:p text:style-name="P96"><text:span text:style-name="T24">2</text:span><text:span text:style-name="T24">5</text:span></text:p>
          </draw:text-box>
        </draw:frame>
        <draw:frame draw:style-name="gr320" draw:text-style-name="P58" draw:layer="layout" svg:width="0.432cm" svg:height="0.37cm" svg:x="25.603cm" svg:y="9.88cm">
          <draw:text-box>
            <text:p text:style-name="P96"><text:span text:style-name="T24">3</text:span><text:span text:style-name="T24">0</text:span></text:p>
          </draw:text-box>
        </draw:frame>
        <draw:frame draw:style-name="gr320" draw:text-style-name="P58" draw:layer="layout" svg:width="0.432cm" svg:height="0.37cm" svg:x="26.847cm" svg:y="9.88cm">
          <draw:text-box>
            <text:p text:style-name="P96"><text:span text:style-name="T24">3</text:span><text:span text:style-name="T24">5</text:span></text:p>
          </draw:text-box>
        </draw:frame>
        <draw:frame draw:style-name="gr320" draw:text-style-name="P58" draw:layer="layout" svg:width="0.432cm" svg:height="0.37cm" svg:x="28.117cm" svg:y="9.88cm">
          <draw:text-box>
            <text:p text:style-name="P96"><text:span text:style-name="T24">4</text:span><text:span text:style-name="T24">0</text:span></text:p>
          </draw:text-box>
        </draw:frame>
        <draw:path draw:style-name="gr322" draw:text-style-name="P5" draw:layer="layout" svg:width="4.901cm" svg:height="0.761cm" draw:transform="rotate (-3.14159265358979) translate (23.164cm 11.303cm)" svg:viewBox="0 0 4902 762" svg:d="M4902 762c-2388 0-2210-762-4902-762">
          <text:p/>
        </draw:path>
        <draw:frame draw:style-name="gr320" draw:text-style-name="P86" draw:layer="layout" svg:width="0.33cm" svg:height="0.37cm" svg:x="15.419cm" svg:y="9.499cm">
          <draw:text-box>
            <text:p text:style-name="P97"><text:span text:style-name="T73">3</text:span></text:p>
          </draw:text-box>
        </draw:frame>
        <draw:frame draw:style-name="gr320" draw:text-style-name="P86" draw:layer="layout" svg:width="0.432cm" svg:height="0.37cm" svg:x="17.856cm" svg:y="9.499cm">
          <draw:text-box>
            <text:p text:style-name="P97"><text:span text:style-name="T73">2</text:span></text:p>
          </draw:text-box>
        </draw:frame>
        <draw:frame draw:style-name="gr320" draw:text-style-name="P86" draw:layer="layout" svg:width="0.432cm" svg:height="0.37cm" svg:x="20.397cm" svg:y="9.499cm">
          <draw:text-box>
            <text:p text:style-name="P97"><text:span text:style-name="T73">1</text:span></text:p>
          </draw:text-box>
        </draw:frame>
        <draw:frame draw:style-name="gr324" draw:text-style-name="P87" draw:layer="layout" svg:width="0.432cm" svg:height="0.37cm" svg:x="22.912cm" svg:y="9.499cm">
          <draw:text-box>
            <text:p text:style-name="P97"><text:span text:style-name="T80">0</text:span></text:p>
          </draw:text-box>
        </draw:frame>
        <draw:frame draw:style-name="gr320" draw:text-style-name="P86" draw:layer="layout" svg:width="0.432cm" svg:height="0.37cm" svg:x="25.503cm" svg:y="9.499cm">
          <draw:text-box>
            <text:p text:style-name="P97"><text:span text:style-name="T73">-1</text:span></text:p>
          </draw:text-box>
        </draw:frame>
        <draw:frame draw:style-name="gr320" draw:text-style-name="P86" draw:layer="layout" svg:width="0.432cm" svg:height="0.37cm" svg:x="28.017cm" svg:y="9.499cm">
          <draw:text-box>
            <text:p text:style-name="P97"><text:span text:style-name="T73">-2</text:span></text:p>
          </draw:text-box>
        </draw:frame>
        <draw:line draw:style-name="gr325" draw:text-style-name="P88" draw:layer="layout" svg:x1="18.161cm" svg:y1="10.185cm" svg:x2="18.161cm" svg:y2="11.709cm">
          <text:p/>
        </draw:line>
        <draw:frame draw:style-name="gr320" draw:text-style-name="P89" draw:layer="layout" svg:width="0.33cm" svg:height="0.37cm" svg:x="15.419cm" svg:y="9.129cm">
          <draw:text-box>
            <text:p text:style-name="P97"><text:span text:style-name="T68">-1</text:span></text:p>
          </draw:text-box>
        </draw:frame>
        <draw:frame draw:style-name="gr333" draw:text-style-name="P91" draw:layer="layout" svg:width="0.432cm" svg:height="0.37cm" svg:x="17.856cm" svg:y="9.129cm">
          <draw:text-box>
            <text:p text:style-name="P98"><text:span text:style-name="T81">0</text:span></text:p>
          </draw:text-box>
        </draw:frame>
        <draw:frame draw:style-name="gr320" draw:text-style-name="P89" draw:layer="layout" svg:width="0.432cm" svg:height="0.37cm" svg:x="20.397cm" svg:y="9.129cm">
          <draw:text-box>
            <text:p text:style-name="P97"><text:span text:style-name="T68">1</text:span></text:p>
          </draw:text-box>
        </draw:frame>
        <draw:frame draw:style-name="gr324" draw:text-style-name="P92" draw:layer="layout" svg:width="0.432cm" svg:height="0.37cm" svg:x="22.912cm" svg:y="9.129cm">
          <draw:text-box>
            <text:p text:style-name="P97"><text:span text:style-name="T82">2</text:span></text:p>
          </draw:text-box>
        </draw:frame>
        <draw:frame draw:style-name="gr320" draw:text-style-name="P89" draw:layer="layout" svg:width="0.432cm" svg:height="0.37cm" svg:x="25.503cm" svg:y="9.129cm">
          <draw:text-box>
            <text:p text:style-name="P97"><text:span text:style-name="T68">3</text:span></text:p>
          </draw:text-box>
        </draw:frame>
        <draw:frame draw:style-name="gr320" draw:text-style-name="P89" draw:layer="layout" svg:width="0.432cm" svg:height="0.37cm" svg:x="28.017cm" svg:y="9.129cm">
          <draw:text-box>
            <text:p text:style-name="P97"><text:span text:style-name="T68">4</text:span></text:p>
          </draw:text-box>
        </draw:frame>
        <draw:path draw:style-name="gr327" draw:text-style-name="P5" draw:layer="layout" svg:width="2.208cm" svg:height="0.324cm" draw:transform="rotate (-3.14159265358979) translate (20.523cm 9.931cm)" svg:viewBox="0 0 2209 325" svg:d="M2209 76c-990 356-1219 330-2209-76">
          <text:p/>
        </draw:path>
        <draw:frame draw:style-name="gr329" draw:text-style-name="P94" draw:layer="layout" svg:width="11.989cm" svg:height="0.381cm" svg:x="14.757cm" svg:y="8.661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st</text:span><text:span text:style-name="T18">ar</text:span><text:span text:style-name="T18">t</text:span></text:p>
          </draw:text-box>
        </draw:frame>
        <draw:path draw:style-name="gr323" draw:text-style-name="P5" draw:layer="layout" svg:width="2.361cm" svg:height="0.787cm" draw:transform="rotate (-3.14159265358979) translate (23.164cm 11.203cm)" svg:viewBox="0 0 2362 788" svg:d="M2362 788c-1169 0-1118-788-2362-788">
          <text:p/>
        </draw:path>
        <draw:path draw:style-name="gr322" draw:text-style-name="P5" draw:layer="layout" svg:width="0.891cm" svg:height="0.787cm" draw:transform="rotate (-3.14159265358979) translate (24.2339702481208cm 15.367cm)" svg:viewBox="0 0 892 788" svg:d="M892 788c-1067-26-1296-768-26-788">
          <text:p/>
        </draw:path>
        <draw:custom-shape draw:style-name="gr318" draw:text-style-name="P74" draw:layer="layout" svg:width="0.153cm" svg:height="0.584cm" svg:x="25.704cm" svg:y="18.364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18.918cm)" svg:viewBox="0 0 508 2540" draw:points="0,0 508,0 508,1270 0,1270 0,2540 508,2540">
          <text:p/>
        </draw:polyline>
        <draw:frame draw:style-name="gr320" draw:text-style-name="P58" draw:layer="layout" svg:width="1.625cm" svg:height="0.37cm" svg:x="13.767cm" svg:y="18.486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8.161cm 18.918cm)" svg:viewBox="0 0 508 2540" draw:points="0,0 508,0 508,1270 0,1270 0,2540 508,2540">
          <text:p/>
        </draw:polyline>
        <draw:polyline draw:style-name="gr319" draw:text-style-name="P5" draw:layer="layout" svg:width="0.507cm" svg:height="2.539cm" draw:transform="rotate (1.5707963267949) translate (20.701cm 18.918cm)" svg:viewBox="0 0 508 2540" draw:points="0,0 508,0 508,1270 0,1270 0,2540 508,2540">
          <text:p/>
        </draw:polyline>
        <draw:frame draw:style-name="gr320" draw:text-style-name="P58" draw:layer="layout" svg:width="0.483cm" svg:height="0.37cm" svg:x="15.519cm" svg:y="18.008cm">
          <draw:text-box>
            <text:p text:style-name="P96"><text:span text:style-name="T24">-</text:span><text:span text:style-name="T24">1</text:span><text:span text:style-name="T24">0</text:span></text:p>
          </draw:text-box>
        </draw:frame>
        <draw:frame draw:style-name="gr320" draw:text-style-name="P58" draw:layer="layout" svg:width="0.33cm" svg:height="0.37cm" svg:x="16.738cm" svg:y="18.008cm">
          <draw:text-box>
            <text:p text:style-name="P96"><text:span text:style-name="T24">-5</text:span></text:p>
          </draw:text-box>
        </draw:frame>
        <draw:frame draw:style-name="gr321" draw:text-style-name="P85" draw:layer="layout" svg:width="0.432cm" svg:height="0.37cm" svg:x="18.008cm" svg:y="18.008cm">
          <draw:text-box>
            <text:p text:style-name="P96"><text:span text:style-name="T24">0</text:span></text:p>
          </draw:text-box>
        </draw:frame>
        <draw:frame draw:style-name="gr320" draw:text-style-name="P58" draw:layer="layout" svg:width="0.432cm" svg:height="0.37cm" svg:x="19.227cm" svg:y="18.008cm">
          <draw:text-box>
            <text:p text:style-name="P96"><text:span text:style-name="T24">5</text:span></text:p>
          </draw:text-box>
        </draw:frame>
        <draw:frame draw:style-name="gr320" draw:text-style-name="P58" draw:layer="layout" svg:width="0.432cm" svg:height="0.37cm" svg:x="20.497cm" svg:y="18.008cm">
          <draw:text-box>
            <text:p text:style-name="P96"><text:span text:style-name="T24">1</text:span><text:span text:style-name="T24">0</text:span></text:p>
          </draw:text-box>
        </draw:frame>
        <draw:frame draw:style-name="gr320" draw:text-style-name="P58" draw:layer="layout" svg:width="0.432cm" svg:height="0.37cm" svg:x="21.767cm" svg:y="18.008cm">
          <draw:text-box>
            <text:p text:style-name="P96"><text:span text:style-name="T24">1</text:span><text:span text:style-name="T24">5</text:span></text:p>
          </draw:text-box>
        </draw:frame>
        <draw:frame draw:style-name="gr320" draw:text-style-name="P58" draw:layer="layout" svg:width="0.432cm" svg:height="0.37cm" svg:x="23.012cm" svg:y="18.008cm">
          <draw:text-box>
            <text:p text:style-name="P96"><text:span text:style-name="T24">2</text:span><text:span text:style-name="T24">0</text:span></text:p>
          </draw:text-box>
        </draw:frame>
        <draw:polyline draw:style-name="gr319" draw:text-style-name="P5" draw:layer="layout" svg:width="0.507cm" svg:height="2.539cm" draw:transform="rotate (1.5707963267949) translate (23.241cm 18.918cm)" svg:viewBox="0 0 508 2540" draw:points="0,0 508,0 508,1270 0,1270 0,2540 508,2540">
          <text:p/>
        </draw:polyline>
        <draw:polyline draw:style-name="gr319" draw:text-style-name="P5" draw:layer="layout" svg:width="0.507cm" svg:height="2.539cm" draw:transform="rotate (1.5707963267949) translate (25.781cm 18.918cm)" svg:viewBox="0 0 508 2540" draw:points="0,0 508,0 508,1270 0,1270 0,2540 508,2540">
          <text:p/>
        </draw:polyline>
        <draw:frame draw:style-name="gr320" draw:text-style-name="P58" draw:layer="layout" svg:width="0.432cm" svg:height="0.37cm" svg:x="24.333cm" svg:y="18.008cm">
          <draw:text-box>
            <text:p text:style-name="P96"><text:span text:style-name="T24">2</text:span><text:span text:style-name="T24">5</text:span></text:p>
          </draw:text-box>
        </draw:frame>
        <draw:frame draw:style-name="gr320" draw:text-style-name="P58" draw:layer="layout" svg:width="0.432cm" svg:height="0.37cm" svg:x="25.603cm" svg:y="18.008cm">
          <draw:text-box>
            <text:p text:style-name="P96"><text:span text:style-name="T24">3</text:span><text:span text:style-name="T24">0</text:span></text:p>
          </draw:text-box>
        </draw:frame>
        <draw:frame draw:style-name="gr320" draw:text-style-name="P58" draw:layer="layout" svg:width="0.432cm" svg:height="0.37cm" svg:x="26.847cm" svg:y="18.008cm">
          <draw:text-box>
            <text:p text:style-name="P96"><text:span text:style-name="T24">3</text:span><text:span text:style-name="T24">5</text:span></text:p>
          </draw:text-box>
        </draw:frame>
        <draw:frame draw:style-name="gr320" draw:text-style-name="P58" draw:layer="layout" svg:width="0.432cm" svg:height="0.37cm" svg:x="28.117cm" svg:y="18.008cm">
          <draw:text-box>
            <text:p text:style-name="P96"><text:span text:style-name="T24">4</text:span><text:span text:style-name="T24">0</text:span></text:p>
          </draw:text-box>
        </draw:frame>
        <draw:frame draw:style-name="gr320" draw:text-style-name="P86" draw:layer="layout" svg:width="0.33cm" svg:height="0.37cm" svg:x="15.419cm" svg:y="17.627cm">
          <draw:text-box>
            <text:p text:style-name="P97"><text:span text:style-name="T73">3</text:span></text:p>
          </draw:text-box>
        </draw:frame>
        <draw:frame draw:style-name="gr320" draw:text-style-name="P86" draw:layer="layout" svg:width="0.432cm" svg:height="0.37cm" svg:x="17.856cm" svg:y="17.627cm">
          <draw:text-box>
            <text:p text:style-name="P97"><text:span text:style-name="T73">2</text:span></text:p>
          </draw:text-box>
        </draw:frame>
        <draw:frame draw:style-name="gr320" draw:text-style-name="P86" draw:layer="layout" svg:width="0.432cm" svg:height="0.37cm" svg:x="20.397cm" svg:y="17.627cm">
          <draw:text-box>
            <text:p text:style-name="P97"><text:span text:style-name="T73">1</text:span></text:p>
          </draw:text-box>
        </draw:frame>
        <draw:frame draw:style-name="gr324" draw:text-style-name="P87" draw:layer="layout" svg:width="0.432cm" svg:height="0.37cm" svg:x="22.912cm" svg:y="17.627cm">
          <draw:text-box>
            <text:p text:style-name="P97"><text:span text:style-name="T80">0</text:span></text:p>
          </draw:text-box>
        </draw:frame>
        <draw:frame draw:style-name="gr320" draw:text-style-name="P86" draw:layer="layout" svg:width="0.432cm" svg:height="0.37cm" svg:x="25.503cm" svg:y="17.627cm">
          <draw:text-box>
            <text:p text:style-name="P97"><text:span text:style-name="T73">-1</text:span></text:p>
          </draw:text-box>
        </draw:frame>
        <draw:frame draw:style-name="gr320" draw:text-style-name="P86" draw:layer="layout" svg:width="0.432cm" svg:height="0.37cm" svg:x="28.017cm" svg:y="17.627cm">
          <draw:text-box>
            <text:p text:style-name="P97"><text:span text:style-name="T73">-2</text:span></text:p>
          </draw:text-box>
        </draw:frame>
        <draw:line draw:style-name="gr325" draw:text-style-name="P88" draw:layer="layout" svg:x1="18.161cm" svg:y1="18.313cm" svg:x2="18.161cm" svg:y2="19.837cm">
          <text:p/>
        </draw:line>
        <draw:frame draw:style-name="gr320" draw:text-style-name="P89" draw:layer="layout" svg:width="0.33cm" svg:height="0.37cm" svg:x="15.419cm" svg:y="17.257cm">
          <draw:text-box>
            <text:p text:style-name="P97"><text:span text:style-name="T68">-4</text:span></text:p>
          </draw:text-box>
        </draw:frame>
        <draw:frame draw:style-name="gr334" draw:text-style-name="P91" draw:layer="layout" svg:width="0.432cm" svg:height="0.37cm" svg:x="17.856cm" svg:y="17.257cm">
          <draw:text-box>
            <text:p text:style-name="P98"><text:span text:style-name="T81">-3</text:span></text:p>
          </draw:text-box>
        </draw:frame>
        <draw:frame draw:style-name="gr320" draw:text-style-name="P89" draw:layer="layout" svg:width="0.432cm" svg:height="0.37cm" svg:x="20.397cm" svg:y="17.257cm">
          <draw:text-box>
            <text:p text:style-name="P97"><text:span text:style-name="T68">-2</text:span></text:p>
          </draw:text-box>
        </draw:frame>
        <draw:frame draw:style-name="gr324" draw:text-style-name="P92" draw:layer="layout" svg:width="0.432cm" svg:height="0.37cm" svg:x="22.912cm" svg:y="17.257cm">
          <draw:text-box>
            <text:p text:style-name="P97"><text:span text:style-name="T82">-1</text:span></text:p>
          </draw:text-box>
        </draw:frame>
        <draw:frame draw:style-name="gr320" draw:text-style-name="P89" draw:layer="layout" svg:width="0.432cm" svg:height="0.37cm" svg:x="25.503cm" svg:y="17.257cm">
          <draw:text-box>
            <text:p text:style-name="P97"><text:span text:style-name="T68">0</text:span></text:p>
          </draw:text-box>
        </draw:frame>
        <draw:frame draw:style-name="gr320" draw:text-style-name="P89" draw:layer="layout" svg:width="0.432cm" svg:height="0.37cm" svg:x="28.017cm" svg:y="17.257cm">
          <draw:text-box>
            <text:p text:style-name="P97"><text:span text:style-name="T68">1</text:span></text:p>
          </draw:text-box>
        </draw:frame>
        <draw:path draw:style-name="gr327" draw:text-style-name="P5" draw:layer="layout" svg:width="2.208cm" svg:height="0.324cm" draw:transform="rotate (-3.14159265358979) translate (28.143cm 18.059cm)" svg:viewBox="0 0 2209 325" svg:d="M2209 76c-990 356-1219 330-2209-76">
          <text:p/>
        </draw:path>
        <draw:frame draw:style-name="gr329" draw:text-style-name="P94" draw:layer="layout" svg:width="11.989cm" svg:height="0.381cm" svg:x="14.757cm" svg:y="16.789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1 </text:span><text:span text:style-name="T18">-</text:span><text:span text:style-name="T18">st</text:span><text:span text:style-name="T18">ar</text:span><text:span text:style-name="T18">t</text:span></text:p>
          </draw:text-box>
        </draw:frame>
        <draw:path draw:style-name="gr322" draw:text-style-name="P5" draw:layer="layout" svg:width="2.361cm" svg:height="0.787cm" draw:transform="rotate (-3.14159265358979) translate (25.704cm 19.405cm)" svg:viewBox="0 0 2362 788" svg:d="M0 788c1169 0 1118-788 2362-788">
          <text:p/>
        </draw:path>
        <draw:path draw:style-name="gr323" draw:text-style-name="P5" draw:layer="layout" svg:width="4.901cm" svg:height="0.761cm" draw:transform="rotate (-3.14159265358979) translate (28.244cm 19.481cm)" svg:viewBox="0 0 4902 762" svg:d="M0 762c2388 0 2210-762 4902-762">
          <text:p/>
        </draw:path>
        <draw:path draw:style-name="gr335" draw:text-style-name="P5" draw:layer="layout" svg:width="5.129cm" svg:height="0.277cm" draw:transform="rotate (-3.14159265358979) translate (25.958cm 17.856cm)" svg:viewBox="0 0 5130 278" svg:d="M5130 102c-1066 228-4013 274-5130-102">
          <text:p/>
        </draw:path>
        <draw:path draw:style-name="gr335" draw:text-style-name="P5" draw:layer="layout" svg:width="2.615cm" svg:height="0.265cm" draw:transform="rotate (-3.14159265358979) translate (23.444cm 13.792cm)" svg:viewBox="0 0 2616 266" svg:d="M2616 78c-1066 228-1499 298-2616-78">
          <text:p/>
        </draw:path>
        <draw:path draw:style-name="gr335" draw:text-style-name="P5" draw:layer="layout" svg:width="2.615cm" svg:height="0.265cm" draw:transform="rotate (-3.14159265358979) translate (20.599cm 9.74cm)" svg:viewBox="0 0 2616 266" svg:d="M0 78c1066 228 1499 298 2616-78">
          <text:p/>
        </draw:path>
        <draw:path draw:style-name="gr335" draw:text-style-name="P5" draw:layer="layout" svg:width="5.13cm" svg:height="0.257cm" svg:x="23.393cm" svg:y="7.735cm" svg:viewBox="0 0 5131 258" svg:d="M0 62c1066 228 4014 314 5131-62">
          <text:p/>
        </draw:path>
        <draw:path draw:style-name="gr327" draw:text-style-name="P5" draw:layer="layout" svg:width="4.749cm" svg:height="0.308cm" svg:x="18.287cm" svg:y="3.738cm" svg:viewBox="0 0 4750 309" svg:d="M4750 46c-990 356-3760 360-4750-46">
          <text:p/>
        </draw:path>
        <draw:frame draw:style-name="gr336" draw:text-style-name="P101" draw:layer="layout" svg:width="9.957cm" svg:height="1.067cm" svg:x="1.117cm" svg:y="0.965cm">
          <draw:text-box>
            <text:p text:style-name="P100">Cross Clock Multicycles #2</text:p>
          </draw:text-box>
        </draw:frame>
        <draw:polyline draw:style-name="gr319" draw:text-style-name="P5" draw:layer="layout" svg:width="0.512cm" svg:height="5.079cm" draw:transform="rotate (1.5707963267949) translate (18.161cm 3.683cm)" svg:viewBox="0 0 513 5080" draw:points="5,0 513,0 508,2540 0,2540 0,5080 508,5080">
          <text:p/>
        </draw:polyline>
        <draw:polyline draw:style-name="gr319" draw:text-style-name="P5" draw:layer="layout" svg:width="0.512cm" svg:height="5.079cm" draw:transform="rotate (1.5707963267949) translate (23.241cm 3.683cm)" svg:viewBox="0 0 513 5080" draw:points="5,0 513,0 508,2540 0,2540 0,5080 508,5080">
          <text:p/>
        </draw:polyline>
        <draw:custom-shape draw:style-name="gr318" draw:text-style-name="P74" draw:layer="layout" svg:width="0.153cm" svg:height="0.584cm" svg:x="28.244cm" svg:y="6.934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7.493cm)" svg:viewBox="0 0 508 2540" draw:points="508,0 0,0 0,2540 508,2540">
          <text:p/>
        </draw:polyline>
        <draw:path draw:style-name="gr327" draw:text-style-name="P5" draw:layer="layout" svg:width="4.749cm" svg:height="0.308cm" svg:x="23.393cm" svg:y="7.548cm" svg:viewBox="0 0 4750 309" svg:d="M4750 46c-990 356-3760 360-4750-46">
          <text:p/>
        </draw:path>
        <draw:polyline draw:style-name="gr319" draw:text-style-name="P5" draw:layer="layout" svg:width="0.512cm" svg:height="5.079cm" draw:transform="rotate (1.5707963267949) translate (18.161cm 7.493cm)" svg:viewBox="0 0 513 5080" draw:points="5,0 513,0 508,2540 0,2540 0,5080 508,5080">
          <text:p/>
        </draw:polyline>
        <draw:polyline draw:style-name="gr319" draw:text-style-name="P5" draw:layer="layout" svg:width="0.512cm" svg:height="5.079cm" draw:transform="rotate (1.5707963267949) translate (23.241cm 7.493cm)" svg:viewBox="0 0 513 5080" draw:points="5,0 513,0 508,2540 0,2540 0,5080 508,5080">
          <text:p/>
        </draw:polyline>
        <draw:custom-shape draw:style-name="gr318" draw:text-style-name="P74" draw:layer="layout" svg:width="0.153cm" svg:height="0.584cm" svg:x="23.164cm" svg:y="10.998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11.557cm)" svg:viewBox="0 0 508 2540" draw:points="508,0 0,0 0,2540 508,2540">
          <text:p/>
        </draw:polyline>
        <draw:frame draw:style-name="gr320" draw:text-style-name="P89" draw:layer="layout" svg:width="0.432cm" svg:height="0.37cm" svg:x="17.856cm" svg:y="12.064cm">
          <draw:text-box>
            <text:p text:style-name="P97"><text:span text:style-name="T68">1</text:span></text:p>
          </draw:text-box>
        </draw:frame>
        <draw:frame draw:style-name="gr324" draw:text-style-name="P92" draw:layer="layout" svg:width="0.432cm" svg:height="0.37cm" svg:x="22.912cm" svg:y="12.064cm">
          <draw:text-box>
            <text:p text:style-name="P97"><text:span text:style-name="T82">0</text:span></text:p>
          </draw:text-box>
        </draw:frame>
        <draw:frame draw:style-name="gr320" draw:text-style-name="P89" draw:layer="layout" svg:width="0.432cm" svg:height="0.37cm" svg:x="28.017cm" svg:y="12.064cm">
          <draw:text-box>
            <text:p text:style-name="P97"><text:span text:style-name="T68">-1</text:span></text:p>
          </draw:text-box>
        </draw:frame>
        <draw:frame draw:style-name="gr337" draw:text-style-name="P93" draw:layer="layout" svg:width="0.432cm" svg:height="0.37cm" svg:x="17.856cm" svg:y="11.694cm">
          <draw:text-box>
            <text:p text:style-name="P98"><text:span text:style-name="T83">0</text:span></text:p>
          </draw:text-box>
        </draw:frame>
        <draw:frame draw:style-name="gr324" draw:text-style-name="P87" draw:layer="layout" svg:width="0.432cm" svg:height="0.37cm" svg:x="22.912cm" svg:y="11.694cm">
          <draw:text-box>
            <text:p text:style-name="P97"><text:span text:style-name="T80">1</text:span></text:p>
          </draw:text-box>
        </draw:frame>
        <draw:frame draw:style-name="gr320" draw:text-style-name="P86" draw:layer="layout" svg:width="0.432cm" svg:height="0.37cm" svg:x="28.017cm" svg:y="11.694cm">
          <draw:text-box>
            <text:p text:style-name="P97"><text:span text:style-name="T73">2</text:span></text:p>
          </draw:text-box>
        </draw:frame>
        <draw:path draw:style-name="gr327" draw:text-style-name="P5" draw:layer="layout" svg:width="4.749cm" svg:height="0.308cm" svg:x="18.287cm" svg:y="11.612cm" svg:viewBox="0 0 4750 309" svg:d="M4750 46c-990 356-3760 360-4750-46">
          <text:p/>
        </draw:path>
        <draw:polyline draw:style-name="gr319" draw:text-style-name="P5" draw:layer="layout" svg:width="0.512cm" svg:height="5.079cm" draw:transform="rotate (1.5707963267949) translate (18.161cm 11.557cm)" svg:viewBox="0 0 513 5080" draw:points="5,0 513,0 508,2540 0,2540 0,5080 508,5080">
          <text:p/>
        </draw:polyline>
        <draw:polyline draw:style-name="gr319" draw:text-style-name="P5" draw:layer="layout" svg:width="0.512cm" svg:height="5.079cm" draw:transform="rotate (1.5707963267949) translate (23.241cm 11.557cm)" svg:viewBox="0 0 513 5080" draw:points="5,0 513,0 508,2540 0,2540 0,5080 508,5080">
          <text:p/>
        </draw:polyline>
        <draw:frame draw:style-name="gr320" draw:text-style-name="P58" draw:layer="layout" svg:width="1.676cm" svg:height="0.37cm" svg:x="13.767cm" svg:y="15.184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custom-shape draw:style-name="gr318" draw:text-style-name="P74" draw:layer="layout" svg:width="0.153cm" svg:height="0.584cm" svg:x="23.164cm" svg:y="15.062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15.621cm)" svg:viewBox="0 0 508 2540" draw:points="508,0 0,0 0,2540 508,2540">
          <text:p/>
        </draw:polyline>
        <draw:frame draw:style-name="gr320" draw:text-style-name="P89" draw:layer="layout" svg:width="0.432cm" svg:height="0.37cm" svg:x="17.856cm" svg:y="16.128cm">
          <draw:text-box>
            <text:p text:style-name="P97"><text:span text:style-name="T68">1</text:span></text:p>
          </draw:text-box>
        </draw:frame>
        <draw:frame draw:style-name="gr324" draw:text-style-name="P92" draw:layer="layout" svg:width="0.432cm" svg:height="0.37cm" svg:x="22.912cm" svg:y="16.128cm">
          <draw:text-box>
            <text:p text:style-name="P97"><text:span text:style-name="T82">0</text:span></text:p>
          </draw:text-box>
        </draw:frame>
        <draw:frame draw:style-name="gr320" draw:text-style-name="P89" draw:layer="layout" svg:width="0.432cm" svg:height="0.37cm" svg:x="28.017cm" svg:y="16.128cm">
          <draw:text-box>
            <text:p text:style-name="P97"><text:span text:style-name="T68">-1</text:span></text:p>
          </draw:text-box>
        </draw:frame>
        <draw:frame draw:style-name="gr338" draw:text-style-name="P93" draw:layer="layout" svg:width="0.432cm" svg:height="0.37cm" svg:x="17.856cm" svg:y="15.758cm">
          <draw:text-box>
            <text:p text:style-name="P98"><text:span text:style-name="T83">0</text:span></text:p>
          </draw:text-box>
        </draw:frame>
        <draw:frame draw:style-name="gr324" draw:text-style-name="P87" draw:layer="layout" svg:width="0.432cm" svg:height="0.37cm" svg:x="22.912cm" svg:y="15.758cm">
          <draw:text-box>
            <text:p text:style-name="P97"><text:span text:style-name="T80">1</text:span></text:p>
          </draw:text-box>
        </draw:frame>
        <draw:frame draw:style-name="gr320" draw:text-style-name="P86" draw:layer="layout" svg:width="0.432cm" svg:height="0.37cm" svg:x="28.017cm" svg:y="15.758cm">
          <draw:text-box>
            <text:p text:style-name="P97"><text:span text:style-name="T73">2</text:span></text:p>
          </draw:text-box>
        </draw:frame>
        <draw:path draw:style-name="gr327" draw:text-style-name="P5" draw:layer="layout" svg:width="4.749cm" svg:height="0.308cm" svg:x="18.287cm" svg:y="15.676cm" svg:viewBox="0 0 4750 309" svg:d="M4750 46c-990 356-3760 360-4750-46">
          <text:p/>
        </draw:path>
        <draw:polyline draw:style-name="gr319" draw:text-style-name="P5" draw:layer="layout" svg:width="0.512cm" svg:height="5.079cm" draw:transform="rotate (1.5707963267949) translate (18.161cm 15.621cm)" svg:viewBox="0 0 513 5080" draw:points="5,0 513,0 508,2540 0,2540 0,5080 508,5080">
          <text:p/>
        </draw:polyline>
        <draw:polyline draw:style-name="gr319" draw:text-style-name="P5" draw:layer="layout" svg:width="0.512cm" svg:height="5.079cm" draw:transform="rotate (1.5707963267949) translate (23.241cm 15.621cm)" svg:viewBox="0 0 513 5080" draw:points="5,0 513,0 508,2540 0,2540 0,5080 508,5080">
          <text:p/>
        </draw:polyline>
        <draw:frame draw:style-name="gr320" draw:text-style-name="P58" draw:layer="layout" svg:width="1.676cm" svg:height="0.37cm" svg:x="13.767cm" svg:y="19.248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custom-shape draw:style-name="gr318" draw:text-style-name="P74" draw:layer="layout" svg:width="0.153cm" svg:height="0.584cm" svg:x="23.164cm" svg:y="19.126cm">
          <text:p/>
          <draw:enhanced-geometry svg:viewBox="0 0 21600 21600" draw:type="rectangle" draw:enhanced-path="M 0 0 L 21600 0 21600 21600 0 21600 0 0 Z N"/>
        </draw:custom-shape>
        <draw:polyline draw:style-name="gr319" draw:text-style-name="P5" draw:layer="layout" svg:width="0.507cm" svg:height="2.539cm" draw:transform="rotate (1.5707963267949) translate (15.621cm 19.685cm)" svg:viewBox="0 0 508 2540" draw:points="508,0 0,0 0,2540 508,2540">
          <text:p/>
        </draw:polyline>
        <draw:frame draw:style-name="gr320" draw:text-style-name="P89" draw:layer="layout" svg:width="0.432cm" svg:height="0.37cm" svg:x="17.856cm" svg:y="20.192cm">
          <draw:text-box>
            <text:p text:style-name="P97"><text:span text:style-name="T68">1</text:span></text:p>
          </draw:text-box>
        </draw:frame>
        <draw:frame draw:style-name="gr324" draw:text-style-name="P92" draw:layer="layout" svg:width="0.432cm" svg:height="0.37cm" svg:x="22.912cm" svg:y="20.192cm">
          <draw:text-box>
            <text:p text:style-name="P97"><text:span text:style-name="T82">0</text:span></text:p>
          </draw:text-box>
        </draw:frame>
        <draw:frame draw:style-name="gr320" draw:text-style-name="P89" draw:layer="layout" svg:width="0.432cm" svg:height="0.37cm" svg:x="28.017cm" svg:y="20.192cm">
          <draw:text-box>
            <text:p text:style-name="P97"><text:span text:style-name="T68">-1</text:span></text:p>
          </draw:text-box>
        </draw:frame>
        <draw:frame draw:style-name="gr339" draw:text-style-name="P93" draw:layer="layout" svg:width="0.432cm" svg:height="0.37cm" svg:x="17.856cm" svg:y="19.822cm">
          <draw:text-box>
            <text:p text:style-name="P98"><text:span text:style-name="T83">0</text:span></text:p>
          </draw:text-box>
        </draw:frame>
        <draw:frame draw:style-name="gr324" draw:text-style-name="P87" draw:layer="layout" svg:width="0.432cm" svg:height="0.37cm" svg:x="22.912cm" svg:y="19.822cm">
          <draw:text-box>
            <text:p text:style-name="P97"><text:span text:style-name="T80">1</text:span></text:p>
          </draw:text-box>
        </draw:frame>
        <draw:frame draw:style-name="gr320" draw:text-style-name="P86" draw:layer="layout" svg:width="0.432cm" svg:height="0.37cm" svg:x="28.017cm" svg:y="19.822cm">
          <draw:text-box>
            <text:p text:style-name="P97"><text:span text:style-name="T73">2</text:span></text:p>
          </draw:text-box>
        </draw:frame>
        <draw:path draw:style-name="gr327" draw:text-style-name="P5" draw:layer="layout" svg:width="4.749cm" svg:height="0.308cm" svg:x="18.287cm" svg:y="19.74cm" svg:viewBox="0 0 4750 309" svg:d="M4750 46c-990 356-3760 360-4750-46">
          <text:p/>
        </draw:path>
        <draw:polyline draw:style-name="gr319" draw:text-style-name="P5" draw:layer="layout" svg:width="0.512cm" svg:height="5.079cm" draw:transform="rotate (1.5707963267949) translate (18.161cm 19.685cm)" svg:viewBox="0 0 513 5080" draw:points="5,0 513,0 508,2540 0,2540 0,5080 508,5080">
          <text:p/>
        </draw:polyline>
        <draw:polyline draw:style-name="gr319" draw:text-style-name="P5" draw:layer="layout" svg:width="0.512cm" svg:height="5.079cm" draw:transform="rotate (1.5707963267949) translate (23.241cm 19.685cm)" svg:viewBox="0 0 513 5080" draw:points="5,0 513,0 508,2540 0,2540 0,5080 508,5080">
          <text:p/>
        </draw:polyline>
      </draw:page>
      <draw:page draw:name="page11" draw:style-name="dp1" draw:master-page-name="Default">
        <draw:custom-shape draw:style-name="gr340" draw:text-style-name="P74" draw:layer="layout" svg:width="0.153cm" svg:height="0.584cm" svg:x="20.624cm" svg:y="2.362cm">
          <text:p/>
          <draw:enhanced-geometry svg:viewBox="0 0 21600 21600" draw:type="rectangle" draw:enhanced-path="M 0 0 L 21600 0 21600 21600 0 21600 0 0 Z N"/>
        </draw:custom-shape>
        <draw:polyline draw:style-name="gr341" draw:text-style-name="P5" draw:layer="layout" svg:width="0.507cm" svg:height="2.539cm" draw:transform="rotate (1.5707963267949) translate (15.621cm 2.916cm)" svg:viewBox="0 0 508 2540" draw:points="0,0 508,0 508,1270 0,1270 0,2540 508,2540">
          <text:p/>
        </draw:polyline>
        <draw:frame draw:style-name="gr342" draw:text-style-name="P58" draw:layer="layout" svg:width="1.625cm" svg:height="0.37cm" svg:x="13.767cm" svg:y="2.484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polyline draw:style-name="gr341" draw:text-style-name="P5" draw:layer="layout" svg:width="0.507cm" svg:height="2.539cm" draw:transform="rotate (1.5707963267949) translate (18.161cm 2.916cm)" svg:viewBox="0 0 508 2540" draw:points="0,0 508,0 508,1270 0,1270 0,2540 508,2540">
          <text:p/>
        </draw:polyline>
        <draw:polyline draw:style-name="gr341" draw:text-style-name="P5" draw:layer="layout" svg:width="0.507cm" svg:height="2.539cm" draw:transform="rotate (1.5707963267949) translate (20.701cm 2.916cm)" svg:viewBox="0 0 508 2540" draw:points="0,0 508,0 508,1270 0,1270 0,2540 508,2540">
          <text:p/>
        </draw:polyline>
        <draw:frame draw:style-name="gr342" draw:text-style-name="P58" draw:layer="layout" svg:width="0.483cm" svg:height="0.37cm" svg:x="15.519cm" svg:y="2.006cm">
          <draw:text-box>
            <text:p text:style-name="P96"><text:span text:style-name="T24">-</text:span><text:span text:style-name="T24">1</text:span><text:span text:style-name="T24">0</text:span></text:p>
          </draw:text-box>
        </draw:frame>
        <draw:frame draw:style-name="gr342" draw:text-style-name="P58" draw:layer="layout" svg:width="0.33cm" svg:height="0.37cm" svg:x="16.738cm" svg:y="2.006cm">
          <draw:text-box>
            <text:p text:style-name="P96"><text:span text:style-name="T24">-5</text:span></text:p>
          </draw:text-box>
        </draw:frame>
        <draw:frame draw:style-name="gr343" draw:text-style-name="P85" draw:layer="layout" svg:width="0.432cm" svg:height="0.37cm" svg:x="18.008cm" svg:y="2.006cm">
          <draw:text-box>
            <text:p text:style-name="P96"><text:span text:style-name="T24">0</text:span></text:p>
          </draw:text-box>
        </draw:frame>
        <draw:frame draw:style-name="gr342" draw:text-style-name="P58" draw:layer="layout" svg:width="0.432cm" svg:height="0.37cm" svg:x="19.227cm" svg:y="2.006cm">
          <draw:text-box>
            <text:p text:style-name="P96"><text:span text:style-name="T24">5</text:span></text:p>
          </draw:text-box>
        </draw:frame>
        <draw:frame draw:style-name="gr342" draw:text-style-name="P58" draw:layer="layout" svg:width="0.432cm" svg:height="0.37cm" svg:x="20.497cm" svg:y="2.006cm">
          <draw:text-box>
            <text:p text:style-name="P96"><text:span text:style-name="T24">1</text:span><text:span text:style-name="T24">0</text:span></text:p>
          </draw:text-box>
        </draw:frame>
        <draw:frame draw:style-name="gr342" draw:text-style-name="P58" draw:layer="layout" svg:width="0.432cm" svg:height="0.37cm" svg:x="21.767cm" svg:y="2.006cm">
          <draw:text-box>
            <text:p text:style-name="P96"><text:span text:style-name="T24">1</text:span><text:span text:style-name="T24">5</text:span></text:p>
          </draw:text-box>
        </draw:frame>
        <draw:frame draw:style-name="gr342" draw:text-style-name="P58" draw:layer="layout" svg:width="0.432cm" svg:height="0.37cm" svg:x="23.012cm" svg:y="2.006cm">
          <draw:text-box>
            <text:p text:style-name="P96"><text:span text:style-name="T24">2</text:span><text:span text:style-name="T24">0</text:span></text:p>
          </draw:text-box>
        </draw:frame>
        <draw:polyline draw:style-name="gr341" draw:text-style-name="P5" draw:layer="layout" svg:width="0.507cm" svg:height="2.539cm" draw:transform="rotate (1.5707963267949) translate (23.241cm 2.916cm)" svg:viewBox="0 0 508 2540" draw:points="0,0 508,0 508,1270 0,1270 0,2540 508,2540">
          <text:p/>
        </draw:polyline>
        <draw:polyline draw:style-name="gr341" draw:text-style-name="P5" draw:layer="layout" svg:width="0.507cm" svg:height="2.539cm" draw:transform="rotate (1.5707963267949) translate (25.781cm 2.916cm)" svg:viewBox="0 0 508 2540" draw:points="0,0 508,0 508,1270 0,1270 0,2540 508,2540">
          <text:p/>
        </draw:polyline>
        <draw:frame draw:style-name="gr342" draw:text-style-name="P58" draw:layer="layout" svg:width="0.432cm" svg:height="0.37cm" svg:x="24.333cm" svg:y="2.006cm">
          <draw:text-box>
            <text:p text:style-name="P96"><text:span text:style-name="T24">2</text:span><text:span text:style-name="T24">5</text:span></text:p>
          </draw:text-box>
        </draw:frame>
        <draw:frame draw:style-name="gr342" draw:text-style-name="P58" draw:layer="layout" svg:width="0.432cm" svg:height="0.37cm" svg:x="25.603cm" svg:y="2.006cm">
          <draw:text-box>
            <text:p text:style-name="P96"><text:span text:style-name="T24">3</text:span><text:span text:style-name="T24">0</text:span></text:p>
          </draw:text-box>
        </draw:frame>
        <draw:frame draw:style-name="gr342" draw:text-style-name="P58" draw:layer="layout" svg:width="0.432cm" svg:height="0.37cm" svg:x="26.847cm" svg:y="2.006cm">
          <draw:text-box>
            <text:p text:style-name="P96"><text:span text:style-name="T24">3</text:span><text:span text:style-name="T24">5</text:span></text:p>
          </draw:text-box>
        </draw:frame>
        <draw:frame draw:style-name="gr342" draw:text-style-name="P58" draw:layer="layout" svg:width="0.432cm" svg:height="0.37cm" svg:x="28.117cm" svg:y="2.006cm">
          <draw:text-box>
            <text:p text:style-name="P96"><text:span text:style-name="T24">4</text:span><text:span text:style-name="T24">0</text:span></text:p>
          </draw:text-box>
        </draw:frame>
        <draw:frame draw:style-name="gr342" draw:text-style-name="P86" draw:layer="layout" svg:width="0.33cm" svg:height="0.37cm" svg:x="15.419cm" svg:y="1.625cm">
          <draw:text-box>
            <text:p text:style-name="P97"><text:span text:style-name="T73">3</text:span></text:p>
          </draw:text-box>
        </draw:frame>
        <draw:frame draw:style-name="gr342" draw:text-style-name="P86" draw:layer="layout" svg:width="0.432cm" svg:height="0.37cm" svg:x="17.856cm" svg:y="1.625cm">
          <draw:text-box>
            <text:p text:style-name="P97"><text:span text:style-name="T73">2</text:span></text:p>
          </draw:text-box>
        </draw:frame>
        <draw:frame draw:style-name="gr342" draw:text-style-name="P86" draw:layer="layout" svg:width="0.432cm" svg:height="0.37cm" svg:x="20.397cm" svg:y="1.625cm">
          <draw:text-box>
            <text:p text:style-name="P97"><text:span text:style-name="T73">1</text:span></text:p>
          </draw:text-box>
        </draw:frame>
        <draw:frame draw:style-name="gr344" draw:text-style-name="P87" draw:layer="layout" svg:width="0.432cm" svg:height="0.37cm" svg:x="22.912cm" svg:y="1.625cm">
          <draw:text-box>
            <text:p text:style-name="P97"><text:span text:style-name="T80">0</text:span></text:p>
          </draw:text-box>
        </draw:frame>
        <draw:frame draw:style-name="gr342" draw:text-style-name="P86" draw:layer="layout" svg:width="0.432cm" svg:height="0.37cm" svg:x="25.503cm" svg:y="1.625cm">
          <draw:text-box>
            <text:p text:style-name="P97"><text:span text:style-name="T73">-1</text:span></text:p>
          </draw:text-box>
        </draw:frame>
        <draw:frame draw:style-name="gr342" draw:text-style-name="P86" draw:layer="layout" svg:width="0.432cm" svg:height="0.37cm" svg:x="28.017cm" svg:y="1.625cm">
          <draw:text-box>
            <text:p text:style-name="P97"><text:span text:style-name="T73">-2</text:span></text:p>
          </draw:text-box>
        </draw:frame>
        <draw:line draw:style-name="gr345" draw:text-style-name="P88" draw:layer="layout" svg:x1="18.161cm" svg:y1="2.311cm" svg:x2="18.161cm" svg:y2="3.835cm">
          <text:p/>
        </draw:line>
        <draw:frame draw:style-name="gr342" draw:text-style-name="P89" draw:layer="layout" svg:width="0.33cm" svg:height="0.37cm" svg:x="15.419cm" svg:y="1.255cm">
          <draw:text-box>
            <text:p text:style-name="P97"><text:span text:style-name="T68">-2</text:span></text:p>
          </draw:text-box>
        </draw:frame>
        <draw:frame draw:style-name="gr346" draw:text-style-name="P91" draw:layer="layout" svg:width="0.432cm" svg:height="0.37cm" svg:x="17.856cm" svg:y="1.255cm">
          <draw:text-box>
            <text:p text:style-name="P98"><text:span text:style-name="T81">-1</text:span></text:p>
          </draw:text-box>
        </draw:frame>
        <draw:frame draw:style-name="gr342" draw:text-style-name="P89" draw:layer="layout" svg:width="0.432cm" svg:height="0.37cm" svg:x="20.397cm" svg:y="1.255cm">
          <draw:text-box>
            <text:p text:style-name="P97"><text:span text:style-name="T68">0</text:span></text:p>
          </draw:text-box>
        </draw:frame>
        <draw:frame draw:style-name="gr344" draw:text-style-name="P92" draw:layer="layout" svg:width="0.432cm" svg:height="0.37cm" svg:x="22.912cm" svg:y="1.255cm">
          <draw:text-box>
            <text:p text:style-name="P97"><text:span text:style-name="T82">1</text:span></text:p>
          </draw:text-box>
        </draw:frame>
        <draw:frame draw:style-name="gr342" draw:text-style-name="P89" draw:layer="layout" svg:width="0.432cm" svg:height="0.37cm" svg:x="25.503cm" svg:y="1.255cm">
          <draw:text-box>
            <text:p text:style-name="P97"><text:span text:style-name="T68">2</text:span></text:p>
          </draw:text-box>
        </draw:frame>
        <draw:frame draw:style-name="gr342" draw:text-style-name="P89" draw:layer="layout" svg:width="0.432cm" svg:height="0.37cm" svg:x="28.017cm" svg:y="1.255cm">
          <draw:text-box>
            <text:p text:style-name="P97"><text:span text:style-name="T68">3</text:span></text:p>
          </draw:text-box>
        </draw:frame>
        <draw:path draw:style-name="gr347" draw:text-style-name="P5" draw:layer="layout" svg:width="2.208cm" svg:height="0.324cm" draw:transform="rotate (-3.14159265358979) translate (25.628cm 2.057cm)" svg:viewBox="0 0 2209 325" svg:d="M2209 76c-990 356-1219 330-2209-76">
          <text:p/>
        </draw:path>
        <draw:frame draw:style-name="gr348" draw:text-style-name="P94" draw:layer="layout" svg:width="11.989cm" svg:height="0.381cm" svg:x="14.757cm" svg:y="0.787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e</text:span><text:span text:style-name="T18">n</text:span><text:span text:style-name="T18">d]</text:span><text:span text:style-name="T18">; <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custom-shape draw:style-name="gr340" draw:text-style-name="P74" draw:layer="layout" svg:width="0.153cm" svg:height="0.584cm" svg:x="20.624cm" svg:y="14.3cm">
          <text:p/>
          <draw:enhanced-geometry svg:viewBox="0 0 21600 21600" draw:type="rectangle" draw:enhanced-path="M 0 0 L 21600 0 21600 21600 0 21600 0 0 Z N"/>
        </draw:custom-shape>
        <draw:polyline draw:style-name="gr341" draw:text-style-name="P5" draw:layer="layout" svg:width="0.507cm" svg:height="2.539cm" draw:transform="rotate (1.5707963267949) translate (15.621cm 14.854cm)" svg:viewBox="0 0 508 2540" draw:points="0,0 508,0 508,1270 0,1270 0,2540 508,2540">
          <text:p/>
        </draw:polyline>
        <draw:frame draw:style-name="gr342" draw:text-style-name="P58" draw:layer="layout" svg:width="1.625cm" svg:height="0.37cm" svg:x="13.767cm" svg:y="14.422cm">
          <draw:text-box>
            <text:p text:style-name="P96"><text:span text:style-name="T24">La</text:span><text:span text:style-name="T24">un</text:span><text:span text:style-name="T24">ch </text:span><text:span text:style-name="T24">clo</text:span><text:span text:style-name="T24">ck</text:span></text:p>
          </draw:text-box>
        </draw:frame>
        <draw:polyline draw:style-name="gr341" draw:text-style-name="P5" draw:layer="layout" svg:width="0.507cm" svg:height="2.539cm" draw:transform="rotate (1.5707963267949) translate (18.161cm 14.854cm)" svg:viewBox="0 0 508 2540" draw:points="0,0 508,0 508,1270 0,1270 0,2540 508,2540">
          <text:p/>
        </draw:polyline>
        <draw:polyline draw:style-name="gr341" draw:text-style-name="P5" draw:layer="layout" svg:width="0.507cm" svg:height="2.539cm" draw:transform="rotate (1.5707963267949) translate (20.701cm 14.854cm)" svg:viewBox="0 0 508 2540" draw:points="0,0 508,0 508,1270 0,1270 0,2540 508,2540">
          <text:p/>
        </draw:polyline>
        <draw:frame draw:style-name="gr342" draw:text-style-name="P58" draw:layer="layout" svg:width="0.483cm" svg:height="0.37cm" svg:x="15.519cm" svg:y="13.944cm">
          <draw:text-box>
            <text:p text:style-name="P96"><text:span text:style-name="T24">-</text:span><text:span text:style-name="T24">10</text:span></text:p>
          </draw:text-box>
        </draw:frame>
        <draw:frame draw:style-name="gr342" draw:text-style-name="P58" draw:layer="layout" svg:width="0.33cm" svg:height="0.37cm" svg:x="16.738cm" svg:y="13.944cm">
          <draw:text-box>
            <text:p text:style-name="P96"><text:span text:style-name="T24">-5</text:span></text:p>
          </draw:text-box>
        </draw:frame>
        <draw:frame draw:style-name="gr343" draw:text-style-name="P85" draw:layer="layout" svg:width="0.432cm" svg:height="0.37cm" svg:x="18.008cm" svg:y="13.944cm">
          <draw:text-box>
            <text:p text:style-name="P96"><text:span text:style-name="T24">0</text:span></text:p>
          </draw:text-box>
        </draw:frame>
        <draw:frame draw:style-name="gr342" draw:text-style-name="P58" draw:layer="layout" svg:width="0.432cm" svg:height="0.37cm" svg:x="19.227cm" svg:y="13.944cm">
          <draw:text-box>
            <text:p text:style-name="P96"><text:span text:style-name="T24">5</text:span></text:p>
          </draw:text-box>
        </draw:frame>
        <draw:frame draw:style-name="gr342" draw:text-style-name="P58" draw:layer="layout" svg:width="0.432cm" svg:height="0.37cm" svg:x="20.497cm" svg:y="13.944cm">
          <draw:text-box>
            <text:p text:style-name="P96"><text:span text:style-name="T24">10</text:span></text:p>
          </draw:text-box>
        </draw:frame>
        <draw:frame draw:style-name="gr342" draw:text-style-name="P58" draw:layer="layout" svg:width="0.432cm" svg:height="0.37cm" svg:x="21.767cm" svg:y="13.944cm">
          <draw:text-box>
            <text:p text:style-name="P96"><text:span text:style-name="T24">15</text:span></text:p>
          </draw:text-box>
        </draw:frame>
        <draw:frame draw:style-name="gr342" draw:text-style-name="P58" draw:layer="layout" svg:width="0.432cm" svg:height="0.37cm" svg:x="23.012cm" svg:y="13.944cm">
          <draw:text-box>
            <text:p text:style-name="P96"><text:span text:style-name="T24">20</text:span></text:p>
          </draw:text-box>
        </draw:frame>
        <draw:polyline draw:style-name="gr341" draw:text-style-name="P5" draw:layer="layout" svg:width="0.507cm" svg:height="2.539cm" draw:transform="rotate (1.5707963267949) translate (23.241cm 14.854cm)" svg:viewBox="0 0 508 2540" draw:points="0,0 508,0 508,1270 0,1270 0,2540 508,2540">
          <text:p/>
        </draw:polyline>
        <draw:polyline draw:style-name="gr341" draw:text-style-name="P5" draw:layer="layout" svg:width="0.507cm" svg:height="2.539cm" draw:transform="rotate (1.5707963267949) translate (25.781cm 14.854cm)" svg:viewBox="0 0 508 2540" draw:points="0,0 508,0 508,1270 0,1270 0,2540 508,2540">
          <text:p/>
        </draw:polyline>
        <draw:frame draw:style-name="gr342" draw:text-style-name="P58" draw:layer="layout" svg:width="0.432cm" svg:height="0.37cm" svg:x="24.333cm" svg:y="13.944cm">
          <draw:text-box>
            <text:p text:style-name="P96"><text:span text:style-name="T24">2</text:span><text:span text:style-name="T24">5</text:span></text:p>
          </draw:text-box>
        </draw:frame>
        <draw:frame draw:style-name="gr342" draw:text-style-name="P58" draw:layer="layout" svg:width="0.432cm" svg:height="0.37cm" svg:x="25.603cm" svg:y="13.944cm">
          <draw:text-box>
            <text:p text:style-name="P96"><text:span text:style-name="T24">30</text:span></text:p>
          </draw:text-box>
        </draw:frame>
        <draw:frame draw:style-name="gr342" draw:text-style-name="P58" draw:layer="layout" svg:width="0.432cm" svg:height="0.37cm" svg:x="26.847cm" svg:y="13.944cm">
          <draw:text-box>
            <text:p text:style-name="P96"><text:span text:style-name="T24">35</text:span></text:p>
          </draw:text-box>
        </draw:frame>
        <draw:frame draw:style-name="gr342" draw:text-style-name="P58" draw:layer="layout" svg:width="0.432cm" svg:height="0.37cm" svg:x="28.117cm" svg:y="13.944cm">
          <draw:text-box>
            <text:p text:style-name="P96"><text:span text:style-name="T24">40</text:span></text:p>
          </draw:text-box>
        </draw:frame>
        <draw:frame draw:style-name="gr342" draw:text-style-name="P86" draw:layer="layout" svg:width="0.33cm" svg:height="0.37cm" svg:x="15.419cm" svg:y="13.563cm">
          <draw:text-box>
            <text:p text:style-name="P97"><text:span text:style-name="T73">3</text:span></text:p>
          </draw:text-box>
        </draw:frame>
        <draw:frame draw:style-name="gr342" draw:text-style-name="P86" draw:layer="layout" svg:width="0.432cm" svg:height="0.37cm" svg:x="17.856cm" svg:y="13.563cm">
          <draw:text-box>
            <text:p text:style-name="P97"><text:span text:style-name="T73">2</text:span></text:p>
          </draw:text-box>
        </draw:frame>
        <draw:frame draw:style-name="gr342" draw:text-style-name="P86" draw:layer="layout" svg:width="0.432cm" svg:height="0.37cm" svg:x="20.397cm" svg:y="13.563cm">
          <draw:text-box>
            <text:p text:style-name="P97"><text:span text:style-name="T73">1</text:span></text:p>
          </draw:text-box>
        </draw:frame>
        <draw:frame draw:style-name="gr344" draw:text-style-name="P87" draw:layer="layout" svg:width="0.432cm" svg:height="0.37cm" svg:x="22.912cm" svg:y="13.563cm">
          <draw:text-box>
            <text:p text:style-name="P97"><text:span text:style-name="T80">0</text:span></text:p>
          </draw:text-box>
        </draw:frame>
        <draw:frame draw:style-name="gr342" draw:text-style-name="P86" draw:layer="layout" svg:width="0.432cm" svg:height="0.37cm" svg:x="25.503cm" svg:y="13.563cm">
          <draw:text-box>
            <text:p text:style-name="P97"><text:span text:style-name="T73">-1</text:span></text:p>
          </draw:text-box>
        </draw:frame>
        <draw:frame draw:style-name="gr342" draw:text-style-name="P86" draw:layer="layout" svg:width="0.432cm" svg:height="0.37cm" svg:x="28.017cm" svg:y="13.563cm">
          <draw:text-box>
            <text:p text:style-name="P97"><text:span text:style-name="T73">-2</text:span></text:p>
          </draw:text-box>
        </draw:frame>
        <draw:line draw:style-name="gr345" draw:text-style-name="P88" draw:layer="layout" svg:x1="18.161cm" svg:y1="14.249cm" svg:x2="18.161cm" svg:y2="15.773cm">
          <text:p/>
        </draw:line>
        <draw:frame draw:style-name="gr342" draw:text-style-name="P89" draw:layer="layout" svg:width="0.33cm" svg:height="0.37cm" svg:x="15.419cm" svg:y="13.193cm">
          <draw:text-box>
            <text:p text:style-name="P97"><text:span text:style-name="T68">-2</text:span></text:p>
          </draw:text-box>
        </draw:frame>
        <draw:frame draw:style-name="gr349" draw:text-style-name="P91" draw:layer="layout" svg:width="0.432cm" svg:height="0.37cm" svg:x="17.856cm" svg:y="13.193cm">
          <draw:text-box>
            <text:p text:style-name="P98"><text:span text:style-name="T81">-</text:span><text:span text:style-name="T81">1</text:span></text:p>
          </draw:text-box>
        </draw:frame>
        <draw:frame draw:style-name="gr342" draw:text-style-name="P89" draw:layer="layout" svg:width="0.432cm" svg:height="0.37cm" svg:x="20.397cm" svg:y="13.193cm">
          <draw:text-box>
            <text:p text:style-name="P97"><text:span text:style-name="T68">0</text:span></text:p>
          </draw:text-box>
        </draw:frame>
        <draw:frame draw:style-name="gr344" draw:text-style-name="P92" draw:layer="layout" svg:width="0.432cm" svg:height="0.37cm" svg:x="22.912cm" svg:y="13.193cm">
          <draw:text-box>
            <text:p text:style-name="P97"><text:span text:style-name="T82">1</text:span></text:p>
          </draw:text-box>
        </draw:frame>
        <draw:frame draw:style-name="gr342" draw:text-style-name="P89" draw:layer="layout" svg:width="0.432cm" svg:height="0.37cm" svg:x="25.503cm" svg:y="13.193cm">
          <draw:text-box>
            <text:p text:style-name="P97"><text:span text:style-name="T68">2</text:span></text:p>
          </draw:text-box>
        </draw:frame>
        <draw:frame draw:style-name="gr342" draw:text-style-name="P89" draw:layer="layout" svg:width="0.432cm" svg:height="0.37cm" svg:x="28.017cm" svg:y="13.193cm">
          <draw:text-box>
            <text:p text:style-name="P97"><text:span text:style-name="T68">3</text:span></text:p>
          </draw:text-box>
        </draw:frame>
        <draw:path draw:style-name="gr347" draw:text-style-name="P5" draw:layer="layout" svg:width="2.208cm" svg:height="0.324cm" draw:transform="rotate (-3.14159265358979) translate (20.547cm 13.995cm)" svg:viewBox="0 0 2209 325" svg:d="M2209 76c-990 356-1219 330-2209-76">
          <text:p/>
        </draw:path>
        <draw:frame draw:style-name="gr348" draw:text-style-name="P94" draw:layer="layout" svg:width="11.989cm" svg:height="0.381cm" svg:x="14.757cm" svg:y="12.725cm">
          <draw:text-box>
            <text:p text:style-name="P99"><text:span text:style-name="T18">se</text:span><text:span text:style-name="T18">t_</text:span><text:span text:style-name="T18">m</text:span><text:span text:style-name="T18">ulti</text:span><text:span text:style-name="T18">cy</text:span><text:span text:style-name="T18">cle </text:span><text:span text:style-name="T18">-</text:span><text:span text:style-name="T18">se</text:span><text:span text:style-name="T18">tu</text:span><text:span text:style-name="T18">p </text:span><text:span text:style-name="T18">0 </text:span><text:span text:style-name="T18">[-</text:span><text:span text:style-name="T18">en</text:span><text:span text:style-name="T18">d]; </text:span><text:span text:style-name="T18"><text:s/></text:span><text:span text:style-name="T18">se</text:span><text:span text:style-name="T18">t_</text:span><text:span text:style-name="T18">m</text:span><text:span text:style-name="T18">ulti</text:span><text:span text:style-name="T18">cy</text:span><text:span text:style-name="T18">cle </text:span><text:span text:style-name="T18">-</text:span><text:span text:style-name="T18">hol</text:span><text:span text:style-name="T18">d -</text:span><text:span text:style-name="T18">1 </text:span><text:span text:style-name="T18">[-</text:span><text:span text:style-name="T18">st</text:span><text:span text:style-name="T18">art</text:span><text:span text:style-name="T18">]</text:span></text:p>
          </draw:text-box>
        </draw:frame>
        <draw:custom-shape draw:style-name="gr340" draw:text-style-name="P74" draw:layer="layout" svg:width="0.153cm" svg:height="0.584cm" svg:x="18.084cm" svg:y="6.172cm">
          <text:p/>
          <draw:enhanced-geometry svg:viewBox="0 0 21600 21600" draw:type="rectangle" draw:enhanced-path="M 0 0 L 21600 0 21600 21600 0 21600 0 0 Z N"/>
        </draw:custom-shape>
        <draw:polyline draw:style-name="gr341" draw:text-style-name="P5" draw:layer="layout" svg:width="0.507cm" svg:height="2.539cm" draw:transform="rotate (1.5707963267949) translate (15.621cm 6.726cm)" svg:viewBox="0 0 508 2540" draw:points="0,0 508,0 508,1270 0,1270 0,2540 508,2540">
          <text:p/>
        </draw:polyline>
        <draw:frame draw:style-name="gr342" draw:text-style-name="P58" draw:layer="layout" svg:width="1.625cm" svg:height="0.37cm" svg:x="13.767cm" svg:y="6.294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polyline draw:style-name="gr341" draw:text-style-name="P5" draw:layer="layout" svg:width="0.507cm" svg:height="2.539cm" draw:transform="rotate (1.5707963267949) translate (18.161cm 6.726cm)" svg:viewBox="0 0 508 2540" draw:points="0,0 508,0 508,1270 0,1270 0,2540 508,2540">
          <text:p/>
        </draw:polyline>
        <draw:polyline draw:style-name="gr341" draw:text-style-name="P5" draw:layer="layout" svg:width="0.507cm" svg:height="2.539cm" draw:transform="rotate (1.5707963267949) translate (20.701cm 6.726cm)" svg:viewBox="0 0 508 2540" draw:points="0,0 508,0 508,1270 0,1270 0,2540 508,2540">
          <text:p/>
        </draw:polyline>
        <draw:frame draw:style-name="gr342" draw:text-style-name="P58" draw:layer="layout" svg:width="0.483cm" svg:height="0.37cm" svg:x="15.519cm" svg:y="5.816cm">
          <draw:text-box>
            <text:p text:style-name="P96"><text:span text:style-name="T24">-</text:span><text:span text:style-name="T24">1</text:span><text:span text:style-name="T24">0</text:span></text:p>
          </draw:text-box>
        </draw:frame>
        <draw:frame draw:style-name="gr342" draw:text-style-name="P58" draw:layer="layout" svg:width="0.33cm" svg:height="0.37cm" svg:x="16.738cm" svg:y="5.816cm">
          <draw:text-box>
            <text:p text:style-name="P96"><text:span text:style-name="T24">-5</text:span></text:p>
          </draw:text-box>
        </draw:frame>
        <draw:frame draw:style-name="gr343" draw:text-style-name="P85" draw:layer="layout" svg:width="0.432cm" svg:height="0.37cm" svg:x="18.008cm" svg:y="5.816cm">
          <draw:text-box>
            <text:p text:style-name="P96"><text:span text:style-name="T24">0</text:span></text:p>
          </draw:text-box>
        </draw:frame>
        <draw:frame draw:style-name="gr342" draw:text-style-name="P58" draw:layer="layout" svg:width="0.432cm" svg:height="0.37cm" svg:x="19.227cm" svg:y="5.816cm">
          <draw:text-box>
            <text:p text:style-name="P96"><text:span text:style-name="T24">5</text:span></text:p>
          </draw:text-box>
        </draw:frame>
        <draw:frame draw:style-name="gr342" draw:text-style-name="P58" draw:layer="layout" svg:width="0.432cm" svg:height="0.37cm" svg:x="20.497cm" svg:y="5.816cm">
          <draw:text-box>
            <text:p text:style-name="P96"><text:span text:style-name="T24">1</text:span><text:span text:style-name="T24">0</text:span></text:p>
          </draw:text-box>
        </draw:frame>
        <draw:frame draw:style-name="gr342" draw:text-style-name="P58" draw:layer="layout" svg:width="0.432cm" svg:height="0.37cm" svg:x="21.767cm" svg:y="5.816cm">
          <draw:text-box>
            <text:p text:style-name="P96"><text:span text:style-name="T24">1</text:span><text:span text:style-name="T24">5</text:span></text:p>
          </draw:text-box>
        </draw:frame>
        <draw:frame draw:style-name="gr342" draw:text-style-name="P58" draw:layer="layout" svg:width="0.432cm" svg:height="0.37cm" svg:x="23.012cm" svg:y="5.816cm">
          <draw:text-box>
            <text:p text:style-name="P96"><text:span text:style-name="T24">2</text:span><text:span text:style-name="T24">0</text:span></text:p>
          </draw:text-box>
        </draw:frame>
        <draw:polyline draw:style-name="gr341" draw:text-style-name="P5" draw:layer="layout" svg:width="0.507cm" svg:height="2.539cm" draw:transform="rotate (1.5707963267949) translate (23.241cm 6.726cm)" svg:viewBox="0 0 508 2540" draw:points="0,0 508,0 508,1270 0,1270 0,2540 508,2540">
          <text:p/>
        </draw:polyline>
        <draw:polyline draw:style-name="gr341" draw:text-style-name="P5" draw:layer="layout" svg:width="0.507cm" svg:height="2.539cm" draw:transform="rotate (1.5707963267949) translate (25.781cm 6.726cm)" svg:viewBox="0 0 508 2540" draw:points="0,0 508,0 508,1270 0,1270 0,2540 508,2540">
          <text:p/>
        </draw:polyline>
        <draw:frame draw:style-name="gr342" draw:text-style-name="P58" draw:layer="layout" svg:width="0.432cm" svg:height="0.37cm" svg:x="24.333cm" svg:y="5.816cm">
          <draw:text-box>
            <text:p text:style-name="P96"><text:span text:style-name="T24">2</text:span><text:span text:style-name="T24">5</text:span></text:p>
          </draw:text-box>
        </draw:frame>
        <draw:frame draw:style-name="gr342" draw:text-style-name="P58" draw:layer="layout" svg:width="0.432cm" svg:height="0.37cm" svg:x="25.603cm" svg:y="5.816cm">
          <draw:text-box>
            <text:p text:style-name="P96"><text:span text:style-name="T24">3</text:span><text:span text:style-name="T24">0</text:span></text:p>
          </draw:text-box>
        </draw:frame>
        <draw:frame draw:style-name="gr342" draw:text-style-name="P58" draw:layer="layout" svg:width="0.432cm" svg:height="0.37cm" svg:x="26.847cm" svg:y="5.816cm">
          <draw:text-box>
            <text:p text:style-name="P96"><text:span text:style-name="T24">3</text:span><text:span text:style-name="T24">5</text:span></text:p>
          </draw:text-box>
        </draw:frame>
        <draw:frame draw:style-name="gr342" draw:text-style-name="P58" draw:layer="layout" svg:width="0.432cm" svg:height="0.37cm" svg:x="28.117cm" svg:y="5.816cm">
          <draw:text-box>
            <text:p text:style-name="P96"><text:span text:style-name="T24">4</text:span><text:span text:style-name="T24">0</text:span></text:p>
          </draw:text-box>
        </draw:frame>
        <draw:frame draw:style-name="gr342" draw:text-style-name="P86" draw:layer="layout" svg:width="0.33cm" svg:height="0.37cm" svg:x="15.419cm" svg:y="5.435cm">
          <draw:text-box>
            <text:p text:style-name="P97"><text:span text:style-name="T73">3</text:span></text:p>
          </draw:text-box>
        </draw:frame>
        <draw:frame draw:style-name="gr342" draw:text-style-name="P86" draw:layer="layout" svg:width="0.432cm" svg:height="0.37cm" svg:x="17.856cm" svg:y="5.435cm">
          <draw:text-box>
            <text:p text:style-name="P97"><text:span text:style-name="T73">2</text:span></text:p>
          </draw:text-box>
        </draw:frame>
        <draw:frame draw:style-name="gr342" draw:text-style-name="P86" draw:layer="layout" svg:width="0.432cm" svg:height="0.37cm" svg:x="20.397cm" svg:y="5.435cm">
          <draw:text-box>
            <text:p text:style-name="P97"><text:span text:style-name="T73">1</text:span></text:p>
          </draw:text-box>
        </draw:frame>
        <draw:frame draw:style-name="gr344" draw:text-style-name="P87" draw:layer="layout" svg:width="0.432cm" svg:height="0.37cm" svg:x="22.912cm" svg:y="5.435cm">
          <draw:text-box>
            <text:p text:style-name="P97"><text:span text:style-name="T80">0</text:span></text:p>
          </draw:text-box>
        </draw:frame>
        <draw:frame draw:style-name="gr342" draw:text-style-name="P86" draw:layer="layout" svg:width="0.432cm" svg:height="0.37cm" svg:x="25.503cm" svg:y="5.435cm">
          <draw:text-box>
            <text:p text:style-name="P97"><text:span text:style-name="T73">-1</text:span></text:p>
          </draw:text-box>
        </draw:frame>
        <draw:frame draw:style-name="gr342" draw:text-style-name="P86" draw:layer="layout" svg:width="0.432cm" svg:height="0.37cm" svg:x="28.017cm" svg:y="5.435cm">
          <draw:text-box>
            <text:p text:style-name="P97"><text:span text:style-name="T73">-2</text:span></text:p>
          </draw:text-box>
        </draw:frame>
        <draw:line draw:style-name="gr345" draw:text-style-name="P88" draw:layer="layout" svg:x1="18.161cm" svg:y1="6.121cm" svg:x2="18.161cm" svg:y2="7.645cm">
          <text:p/>
        </draw:line>
        <draw:frame draw:style-name="gr342" draw:text-style-name="P89" draw:layer="layout" svg:width="0.33cm" svg:height="0.37cm" svg:x="15.419cm" svg:y="5.065cm">
          <draw:text-box>
            <text:p text:style-name="P97"><text:span text:style-name="T68">-1</text:span></text:p>
          </draw:text-box>
        </draw:frame>
        <draw:frame draw:style-name="gr350" draw:text-style-name="P91" draw:layer="layout" svg:width="0.432cm" svg:height="0.37cm" svg:x="17.856cm" svg:y="5.065cm">
          <draw:text-box>
            <text:p text:style-name="P98"><text:span text:style-name="T81">0</text:span></text:p>
          </draw:text-box>
        </draw:frame>
        <draw:frame draw:style-name="gr342" draw:text-style-name="P89" draw:layer="layout" svg:width="0.432cm" svg:height="0.37cm" svg:x="20.397cm" svg:y="5.065cm">
          <draw:text-box>
            <text:p text:style-name="P97"><text:span text:style-name="T68">1</text:span></text:p>
          </draw:text-box>
        </draw:frame>
        <draw:frame draw:style-name="gr344" draw:text-style-name="P92" draw:layer="layout" svg:width="0.432cm" svg:height="0.37cm" svg:x="22.912cm" svg:y="5.065cm">
          <draw:text-box>
            <text:p text:style-name="P97"><text:span text:style-name="T82">2</text:span></text:p>
          </draw:text-box>
        </draw:frame>
        <draw:frame draw:style-name="gr342" draw:text-style-name="P89" draw:layer="layout" svg:width="0.432cm" svg:height="0.37cm" svg:x="25.503cm" svg:y="5.065cm">
          <draw:text-box>
            <text:p text:style-name="P97"><text:span text:style-name="T68">3</text:span></text:p>
          </draw:text-box>
        </draw:frame>
        <draw:frame draw:style-name="gr342" draw:text-style-name="P89" draw:layer="layout" svg:width="0.432cm" svg:height="0.37cm" svg:x="28.017cm" svg:y="5.065cm">
          <draw:text-box>
            <text:p text:style-name="P97"><text:span text:style-name="T68">4</text:span></text:p>
          </draw:text-box>
        </draw:frame>
        <draw:path draw:style-name="gr347" draw:text-style-name="P5" draw:layer="layout" svg:width="2.208cm" svg:height="0.324cm" draw:transform="rotate (-3.14159265358979) translate (23.037cm 5.867cm)" svg:viewBox="0 0 2209 325" svg:d="M2209 76c-990 356-1219 330-2209-76">
          <text:p/>
        </draw:path>
        <draw:frame draw:style-name="gr348" draw:text-style-name="P94" draw:layer="layout" svg:width="11.989cm" svg:height="0.381cm" svg:x="14.757cm" svg:y="4.597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2 </text:span><text:span text:style-name="T18">-</text:span><text:span text:style-name="T18">st</text:span><text:span text:style-name="T18">ar</text:span><text:span text:style-name="T18">t; </text:span><text:span text:style-name="T18"><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path draw:style-name="gr351" draw:text-style-name="P5" draw:layer="layout" svg:width="4.901cm" svg:height="0.761cm" draw:transform="rotate (-3.14159265358979) translate (23.164cm 7.226cm)" svg:viewBox="0 0 4902 762" svg:d="M4902 762c-2388 0-2210-762-4902-762">
          <text:p/>
        </draw:path>
        <draw:custom-shape draw:style-name="gr340" draw:text-style-name="P74" draw:layer="layout" svg:width="0.153cm" svg:height="0.584cm" svg:x="20.624cm" svg:y="10.236cm">
          <text:p/>
          <draw:enhanced-geometry svg:viewBox="0 0 21600 21600" draw:type="rectangle" draw:enhanced-path="M 0 0 L 21600 0 21600 21600 0 21600 0 0 Z N"/>
        </draw:custom-shape>
        <draw:polyline draw:style-name="gr341" draw:text-style-name="P5" draw:layer="layout" svg:width="0.507cm" svg:height="2.539cm" draw:transform="rotate (1.5707963267949) translate (15.621cm 10.79cm)" svg:viewBox="0 0 508 2540" draw:points="0,0 508,0 508,1270 0,1270 0,2540 508,2540">
          <text:p/>
        </draw:polyline>
        <draw:frame draw:style-name="gr342" draw:text-style-name="P58" draw:layer="layout" svg:width="1.625cm" svg:height="0.37cm" svg:x="13.767cm" svg:y="10.358cm">
          <draw:text-box>
            <text:p text:style-name="P96"><text:span text:style-name="T24">Launch clock</text:span></text:p>
          </draw:text-box>
        </draw:frame>
        <draw:polyline draw:style-name="gr341" draw:text-style-name="P5" draw:layer="layout" svg:width="0.507cm" svg:height="2.539cm" draw:transform="rotate (1.5707963267949) translate (18.161cm 10.79cm)" svg:viewBox="0 0 508 2540" draw:points="0,0 508,0 508,1270 0,1270 0,2540 508,2540">
          <text:p/>
        </draw:polyline>
        <draw:polyline draw:style-name="gr341" draw:text-style-name="P5" draw:layer="layout" svg:width="0.507cm" svg:height="2.539cm" draw:transform="rotate (1.5707963267949) translate (20.701cm 10.79cm)" svg:viewBox="0 0 508 2540" draw:points="0,0 508,0 508,1270 0,1270 0,2540 508,2540">
          <text:p/>
        </draw:polyline>
        <draw:frame draw:style-name="gr342" draw:text-style-name="P58" draw:layer="layout" svg:width="0.483cm" svg:height="0.37cm" svg:x="15.519cm" svg:y="9.88cm">
          <draw:text-box>
            <text:p text:style-name="P96"><text:span text:style-name="T24">-</text:span><text:span text:style-name="T24">10</text:span></text:p>
          </draw:text-box>
        </draw:frame>
        <draw:frame draw:style-name="gr342" draw:text-style-name="P58" draw:layer="layout" svg:width="0.33cm" svg:height="0.37cm" svg:x="16.738cm" svg:y="9.88cm">
          <draw:text-box>
            <text:p text:style-name="P96"><text:span text:style-name="T24">-5</text:span></text:p>
          </draw:text-box>
        </draw:frame>
        <draw:frame draw:style-name="gr343" draw:text-style-name="P85" draw:layer="layout" svg:width="0.432cm" svg:height="0.37cm" svg:x="18.008cm" svg:y="9.88cm">
          <draw:text-box>
            <text:p text:style-name="P96"><text:span text:style-name="T24">0</text:span></text:p>
          </draw:text-box>
        </draw:frame>
        <draw:frame draw:style-name="gr342" draw:text-style-name="P58" draw:layer="layout" svg:width="0.432cm" svg:height="0.37cm" svg:x="19.227cm" svg:y="9.88cm">
          <draw:text-box>
            <text:p text:style-name="P96"><text:span text:style-name="T24">5</text:span></text:p>
          </draw:text-box>
        </draw:frame>
        <draw:frame draw:style-name="gr342" draw:text-style-name="P58" draw:layer="layout" svg:width="0.432cm" svg:height="0.37cm" svg:x="20.497cm" svg:y="9.88cm">
          <draw:text-box>
            <text:p text:style-name="P96"><text:span text:style-name="T24">10</text:span></text:p>
          </draw:text-box>
        </draw:frame>
        <draw:frame draw:style-name="gr342" draw:text-style-name="P58" draw:layer="layout" svg:width="0.432cm" svg:height="0.37cm" svg:x="21.767cm" svg:y="9.88cm">
          <draw:text-box>
            <text:p text:style-name="P96"><text:span text:style-name="T24">15</text:span></text:p>
          </draw:text-box>
        </draw:frame>
        <draw:frame draw:style-name="gr342" draw:text-style-name="P58" draw:layer="layout" svg:width="0.432cm" svg:height="0.37cm" svg:x="23.012cm" svg:y="9.88cm">
          <draw:text-box>
            <text:p text:style-name="P96"><text:span text:style-name="T24">20</text:span></text:p>
          </draw:text-box>
        </draw:frame>
        <draw:polyline draw:style-name="gr341" draw:text-style-name="P5" draw:layer="layout" svg:width="0.507cm" svg:height="2.539cm" draw:transform="rotate (1.5707963267949) translate (23.241cm 10.79cm)" svg:viewBox="0 0 508 2540" draw:points="0,0 508,0 508,1270 0,1270 0,2540 508,2540">
          <text:p/>
        </draw:polyline>
        <draw:polyline draw:style-name="gr341" draw:text-style-name="P5" draw:layer="layout" svg:width="0.507cm" svg:height="2.539cm" draw:transform="rotate (1.5707963267949) translate (25.781cm 10.79cm)" svg:viewBox="0 0 508 2540" draw:points="0,0 508,0 508,1270 0,1270 0,2540 508,2540">
          <text:p/>
        </draw:polyline>
        <draw:frame draw:style-name="gr342" draw:text-style-name="P58" draw:layer="layout" svg:width="0.432cm" svg:height="0.37cm" svg:x="24.333cm" svg:y="9.88cm">
          <draw:text-box>
            <text:p text:style-name="P96"><text:span text:style-name="T24">25</text:span></text:p>
          </draw:text-box>
        </draw:frame>
        <draw:frame draw:style-name="gr342" draw:text-style-name="P58" draw:layer="layout" svg:width="0.432cm" svg:height="0.37cm" svg:x="25.603cm" svg:y="9.88cm">
          <draw:text-box>
            <text:p text:style-name="P96"><text:span text:style-name="T24">30</text:span></text:p>
          </draw:text-box>
        </draw:frame>
        <draw:frame draw:style-name="gr342" draw:text-style-name="P58" draw:layer="layout" svg:width="0.432cm" svg:height="0.37cm" svg:x="26.847cm" svg:y="9.88cm">
          <draw:text-box>
            <text:p text:style-name="P96"><text:span text:style-name="T24">35</text:span></text:p>
          </draw:text-box>
        </draw:frame>
        <draw:frame draw:style-name="gr342" draw:text-style-name="P58" draw:layer="layout" svg:width="0.432cm" svg:height="0.37cm" svg:x="28.117cm" svg:y="9.88cm">
          <draw:text-box>
            <text:p text:style-name="P96"><text:span text:style-name="T24">4</text:span><text:span text:style-name="T24">0</text:span></text:p>
          </draw:text-box>
        </draw:frame>
        <draw:path draw:style-name="gr351" draw:text-style-name="P5" draw:layer="layout" svg:width="7.391cm" svg:height="0.761cm" draw:transform="rotate (-3.14159265358979) translate (28.194cm 11.303cm)" svg:viewBox="0 0 7392 762" svg:d="M7392 762c-2388 0-4700-762-7392-762">
          <text:p/>
        </draw:path>
        <draw:frame draw:style-name="gr342" draw:text-style-name="P86" draw:layer="layout" svg:width="0.33cm" svg:height="0.37cm" svg:x="15.419cm" svg:y="9.499cm">
          <draw:text-box>
            <text:p text:style-name="P97"><text:span text:style-name="T73">2</text:span></text:p>
          </draw:text-box>
        </draw:frame>
        <draw:frame draw:style-name="gr342" draw:text-style-name="P86" draw:layer="layout" svg:width="0.432cm" svg:height="0.37cm" svg:x="17.856cm" svg:y="9.499cm">
          <draw:text-box>
            <text:p text:style-name="P97"><text:span text:style-name="T73">1</text:span></text:p>
          </draw:text-box>
        </draw:frame>
        <draw:frame draw:style-name="gr342" draw:text-style-name="P86" draw:layer="layout" svg:width="0.432cm" svg:height="0.37cm" svg:x="20.397cm" svg:y="9.499cm">
          <draw:text-box>
            <text:p text:style-name="P97"><text:span text:style-name="T73">1</text:span></text:p>
          </draw:text-box>
        </draw:frame>
        <draw:frame draw:style-name="gr344" draw:text-style-name="P87" draw:layer="layout" svg:width="0.432cm" svg:height="0.37cm" svg:x="22.912cm" svg:y="9.499cm">
          <draw:text-box>
            <text:p text:style-name="P97"><text:span text:style-name="T80">0</text:span></text:p>
          </draw:text-box>
        </draw:frame>
        <draw:frame draw:style-name="gr342" draw:text-style-name="P86" draw:layer="layout" svg:width="0.432cm" svg:height="0.37cm" svg:x="25.503cm" svg:y="9.499cm">
          <draw:text-box>
            <text:p text:style-name="P97"><text:span text:style-name="T73">-1</text:span></text:p>
          </draw:text-box>
        </draw:frame>
        <draw:frame draw:style-name="gr342" draw:text-style-name="P86" draw:layer="layout" svg:width="0.432cm" svg:height="0.37cm" svg:x="28.017cm" svg:y="9.499cm">
          <draw:text-box>
            <text:p text:style-name="P97"><text:span text:style-name="T73">-2</text:span></text:p>
          </draw:text-box>
        </draw:frame>
        <draw:line draw:style-name="gr345" draw:text-style-name="P88" draw:layer="layout" svg:x1="18.161cm" svg:y1="10.185cm" svg:x2="18.161cm" svg:y2="11.709cm">
          <text:p/>
        </draw:line>
        <draw:frame draw:style-name="gr342" draw:text-style-name="P89" draw:layer="layout" svg:width="0.33cm" svg:height="0.37cm" svg:x="15.419cm" svg:y="9.129cm">
          <draw:text-box>
            <text:p text:style-name="P97"><text:span text:style-name="T68">-2</text:span></text:p>
          </draw:text-box>
        </draw:frame>
        <draw:frame draw:style-name="gr352" draw:text-style-name="P91" draw:layer="layout" svg:width="0.432cm" svg:height="0.37cm" svg:x="17.856cm" svg:y="9.129cm">
          <draw:text-box>
            <text:p text:style-name="P98"><text:span text:style-name="T81">-1</text:span></text:p>
          </draw:text-box>
        </draw:frame>
        <draw:frame draw:style-name="gr342" draw:text-style-name="P89" draw:layer="layout" svg:width="0.432cm" svg:height="0.37cm" svg:x="20.397cm" svg:y="9.129cm">
          <draw:text-box>
            <text:p text:style-name="P97"><text:span text:style-name="T68">0</text:span></text:p>
          </draw:text-box>
        </draw:frame>
        <draw:frame draw:style-name="gr344" draw:text-style-name="P92" draw:layer="layout" svg:width="0.432cm" svg:height="0.37cm" svg:x="22.912cm" svg:y="9.129cm">
          <draw:text-box>
            <text:p text:style-name="P97"><text:span text:style-name="T82">1</text:span></text:p>
          </draw:text-box>
        </draw:frame>
        <draw:frame draw:style-name="gr342" draw:text-style-name="P89" draw:layer="layout" svg:width="0.432cm" svg:height="0.37cm" svg:x="25.503cm" svg:y="9.129cm">
          <draw:text-box>
            <text:p text:style-name="P97"><text:span text:style-name="T68">2</text:span></text:p>
          </draw:text-box>
        </draw:frame>
        <draw:frame draw:style-name="gr342" draw:text-style-name="P89" draw:layer="layout" svg:width="0.432cm" svg:height="0.37cm" svg:x="28.017cm" svg:y="9.129cm">
          <draw:text-box>
            <text:p text:style-name="P97"><text:span text:style-name="T68">3</text:span></text:p>
          </draw:text-box>
        </draw:frame>
        <draw:path draw:style-name="gr347" draw:text-style-name="P5" draw:layer="layout" svg:width="2.208cm" svg:height="0.324cm" draw:transform="rotate (-3.14159265358979) translate (23.063cm 9.931cm)" svg:viewBox="0 0 2209 325" svg:d="M2209 76c-990 356-1219 330-2209-76">
          <text:p/>
        </draw:path>
        <draw:frame draw:style-name="gr348" draw:text-style-name="P94" draw:layer="layout" svg:width="11.989cm" svg:height="0.381cm" svg:x="14.757cm" svg:y="8.661cm">
          <draw:text-box>
            <text:p text:style-name="P99"><text:span text:style-name="T18">se</text:span><text:span text:style-name="T18">t_</text:span><text:span text:style-name="T18">m</text:span><text:span text:style-name="T18">ulti</text:span><text:span text:style-name="T18">cy</text:span><text:span text:style-name="T18">cle </text:span><text:span text:style-name="T18">-</text:span><text:span text:style-name="T18">se</text:span><text:span text:style-name="T18">tu</text:span><text:span text:style-name="T18">p </text:span><text:span text:style-name="T18">2 </text:span><text:span text:style-name="T18">[-</text:span><text:span text:style-name="T18">en</text:span><text:span text:style-name="T18">d]; </text:span><text:span text:style-name="T18"><text:s/></text:span><text:span text:style-name="T18">se</text:span><text:span text:style-name="T18">t_</text:span><text:span text:style-name="T18">m</text:span><text:span text:style-name="T18">ulti</text:span><text:span text:style-name="T18">cy</text:span><text:span text:style-name="T18">cle </text:span><text:span text:style-name="T18">-</text:span><text:span text:style-name="T18">hol</text:span><text:span text:style-name="T18">d </text:span><text:span text:style-name="T18">1 -</text:span><text:span text:style-name="T18">en</text:span><text:span text:style-name="T18">d</text:span></text:p>
          </draw:text-box>
        </draw:frame>
        <draw:custom-shape draw:style-name="gr340" draw:text-style-name="P74" draw:layer="layout" svg:width="0.153cm" svg:height="0.584cm" svg:x="25.704cm" svg:y="18.364cm">
          <text:p/>
          <draw:enhanced-geometry svg:viewBox="0 0 21600 21600" draw:type="rectangle" draw:enhanced-path="M 0 0 L 21600 0 21600 21600 0 21600 0 0 Z N"/>
        </draw:custom-shape>
        <draw:polyline draw:style-name="gr341" draw:text-style-name="P5" draw:layer="layout" svg:width="0.507cm" svg:height="2.539cm" draw:transform="rotate (1.5707963267949) translate (15.621cm 18.918cm)" svg:viewBox="0 0 508 2540" draw:points="0,0 508,0 508,1270 0,1270 0,2540 508,2540">
          <text:p/>
        </draw:polyline>
        <draw:frame draw:style-name="gr342" draw:text-style-name="P58" draw:layer="layout" svg:width="1.625cm" svg:height="0.37cm" svg:x="13.767cm" svg:y="18.486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polyline draw:style-name="gr341" draw:text-style-name="P5" draw:layer="layout" svg:width="0.507cm" svg:height="2.539cm" draw:transform="rotate (1.5707963267949) translate (18.161cm 18.918cm)" svg:viewBox="0 0 508 2540" draw:points="0,0 508,0 508,1270 0,1270 0,2540 508,2540">
          <text:p/>
        </draw:polyline>
        <draw:polyline draw:style-name="gr341" draw:text-style-name="P5" draw:layer="layout" svg:width="0.507cm" svg:height="2.539cm" draw:transform="rotate (1.5707963267949) translate (20.701cm 18.918cm)" svg:viewBox="0 0 508 2540" draw:points="0,0 508,0 508,1270 0,1270 0,2540 508,2540">
          <text:p/>
        </draw:polyline>
        <draw:frame draw:style-name="gr342" draw:text-style-name="P58" draw:layer="layout" svg:width="0.483cm" svg:height="0.37cm" svg:x="15.519cm" svg:y="18.008cm">
          <draw:text-box>
            <text:p text:style-name="P96"><text:span text:style-name="T24">-</text:span><text:span text:style-name="T24">10</text:span></text:p>
          </draw:text-box>
        </draw:frame>
        <draw:frame draw:style-name="gr342" draw:text-style-name="P58" draw:layer="layout" svg:width="0.33cm" svg:height="0.37cm" svg:x="16.738cm" svg:y="18.008cm">
          <draw:text-box>
            <text:p text:style-name="P96"><text:span text:style-name="T24">-5</text:span></text:p>
          </draw:text-box>
        </draw:frame>
        <draw:frame draw:style-name="gr343" draw:text-style-name="P85" draw:layer="layout" svg:width="0.432cm" svg:height="0.37cm" svg:x="18.008cm" svg:y="18.008cm">
          <draw:text-box>
            <text:p text:style-name="P96"><text:span text:style-name="T24">0</text:span></text:p>
          </draw:text-box>
        </draw:frame>
        <draw:frame draw:style-name="gr342" draw:text-style-name="P58" draw:layer="layout" svg:width="0.432cm" svg:height="0.37cm" svg:x="19.227cm" svg:y="18.008cm">
          <draw:text-box>
            <text:p text:style-name="P96"><text:span text:style-name="T24">5</text:span></text:p>
          </draw:text-box>
        </draw:frame>
        <draw:frame draw:style-name="gr342" draw:text-style-name="P58" draw:layer="layout" svg:width="0.432cm" svg:height="0.37cm" svg:x="20.497cm" svg:y="18.008cm">
          <draw:text-box>
            <text:p text:style-name="P96"><text:span text:style-name="T24">1</text:span><text:span text:style-name="T24">0</text:span></text:p>
          </draw:text-box>
        </draw:frame>
        <draw:frame draw:style-name="gr342" draw:text-style-name="P58" draw:layer="layout" svg:width="0.432cm" svg:height="0.37cm" svg:x="21.767cm" svg:y="18.008cm">
          <draw:text-box>
            <text:p text:style-name="P96"><text:span text:style-name="T24">15</text:span></text:p>
          </draw:text-box>
        </draw:frame>
        <draw:frame draw:style-name="gr342" draw:text-style-name="P58" draw:layer="layout" svg:width="0.432cm" svg:height="0.37cm" svg:x="23.012cm" svg:y="18.008cm">
          <draw:text-box>
            <text:p text:style-name="P96"><text:span text:style-name="T24">20</text:span></text:p>
          </draw:text-box>
        </draw:frame>
        <draw:polyline draw:style-name="gr341" draw:text-style-name="P5" draw:layer="layout" svg:width="0.507cm" svg:height="2.539cm" draw:transform="rotate (1.5707963267949) translate (23.241cm 18.918cm)" svg:viewBox="0 0 508 2540" draw:points="0,0 508,0 508,1270 0,1270 0,2540 508,2540">
          <text:p/>
        </draw:polyline>
        <draw:polyline draw:style-name="gr341" draw:text-style-name="P5" draw:layer="layout" svg:width="0.507cm" svg:height="2.539cm" draw:transform="rotate (1.5707963267949) translate (25.781cm 18.918cm)" svg:viewBox="0 0 508 2540" draw:points="0,0 508,0 508,1270 0,1270 0,2540 508,2540">
          <text:p/>
        </draw:polyline>
        <draw:frame draw:style-name="gr342" draw:text-style-name="P58" draw:layer="layout" svg:width="0.432cm" svg:height="0.37cm" svg:x="24.333cm" svg:y="18.008cm">
          <draw:text-box>
            <text:p text:style-name="P96"><text:span text:style-name="T24">25</text:span></text:p>
          </draw:text-box>
        </draw:frame>
        <draw:frame draw:style-name="gr342" draw:text-style-name="P58" draw:layer="layout" svg:width="0.432cm" svg:height="0.37cm" svg:x="25.603cm" svg:y="18.008cm">
          <draw:text-box>
            <text:p text:style-name="P96"><text:span text:style-name="T24">30</text:span></text:p>
          </draw:text-box>
        </draw:frame>
        <draw:frame draw:style-name="gr342" draw:text-style-name="P58" draw:layer="layout" svg:width="0.432cm" svg:height="0.37cm" svg:x="26.847cm" svg:y="18.008cm">
          <draw:text-box>
            <text:p text:style-name="P96"><text:span text:style-name="T24">35</text:span></text:p>
          </draw:text-box>
        </draw:frame>
        <draw:frame draw:style-name="gr342" draw:text-style-name="P58" draw:layer="layout" svg:width="0.432cm" svg:height="0.37cm" svg:x="28.117cm" svg:y="18.008cm">
          <draw:text-box>
            <text:p text:style-name="P96"><text:span text:style-name="T24">40</text:span></text:p>
          </draw:text-box>
        </draw:frame>
        <draw:frame draw:style-name="gr342" draw:text-style-name="P86" draw:layer="layout" svg:width="0.33cm" svg:height="0.37cm" svg:x="15.419cm" svg:y="17.627cm">
          <draw:text-box>
            <text:p text:style-name="P97"><text:span text:style-name="T73">3</text:span></text:p>
          </draw:text-box>
        </draw:frame>
        <draw:frame draw:style-name="gr342" draw:text-style-name="P86" draw:layer="layout" svg:width="0.432cm" svg:height="0.37cm" svg:x="17.856cm" svg:y="17.627cm">
          <draw:text-box>
            <text:p text:style-name="P97"><text:span text:style-name="T73">2</text:span></text:p>
          </draw:text-box>
        </draw:frame>
        <draw:frame draw:style-name="gr342" draw:text-style-name="P86" draw:layer="layout" svg:width="0.432cm" svg:height="0.37cm" svg:x="20.397cm" svg:y="17.627cm">
          <draw:text-box>
            <text:p text:style-name="P97"><text:span text:style-name="T73">1</text:span></text:p>
          </draw:text-box>
        </draw:frame>
        <draw:frame draw:style-name="gr344" draw:text-style-name="P87" draw:layer="layout" svg:width="0.432cm" svg:height="0.37cm" svg:x="22.912cm" svg:y="17.627cm">
          <draw:text-box>
            <text:p text:style-name="P97"><text:span text:style-name="T80">0</text:span></text:p>
          </draw:text-box>
        </draw:frame>
        <draw:frame draw:style-name="gr342" draw:text-style-name="P86" draw:layer="layout" svg:width="0.432cm" svg:height="0.37cm" svg:x="25.503cm" svg:y="17.627cm">
          <draw:text-box>
            <text:p text:style-name="P97"><text:span text:style-name="T73">-1</text:span></text:p>
          </draw:text-box>
        </draw:frame>
        <draw:frame draw:style-name="gr342" draw:text-style-name="P86" draw:layer="layout" svg:width="0.432cm" svg:height="0.37cm" svg:x="28.017cm" svg:y="17.627cm">
          <draw:text-box>
            <text:p text:style-name="P97"><text:span text:style-name="T73">-2</text:span></text:p>
          </draw:text-box>
        </draw:frame>
        <draw:line draw:style-name="gr345" draw:text-style-name="P88" draw:layer="layout" svg:x1="18.161cm" svg:y1="18.313cm" svg:x2="18.161cm" svg:y2="19.837cm">
          <text:p/>
        </draw:line>
        <draw:frame draw:style-name="gr342" draw:text-style-name="P89" draw:layer="layout" svg:width="0.33cm" svg:height="0.37cm" svg:x="15.419cm" svg:y="17.257cm">
          <draw:text-box>
            <text:p text:style-name="P97"><text:span text:style-name="T68">-4</text:span></text:p>
          </draw:text-box>
        </draw:frame>
        <draw:frame draw:style-name="gr353" draw:text-style-name="P91" draw:layer="layout" svg:width="0.432cm" svg:height="0.37cm" svg:x="17.856cm" svg:y="17.257cm">
          <draw:text-box>
            <text:p text:style-name="P98"><text:span text:style-name="T81">-3</text:span></text:p>
          </draw:text-box>
        </draw:frame>
        <draw:frame draw:style-name="gr342" draw:text-style-name="P89" draw:layer="layout" svg:width="0.432cm" svg:height="0.37cm" svg:x="20.397cm" svg:y="17.257cm">
          <draw:text-box>
            <text:p text:style-name="P97"><text:span text:style-name="T68">-</text:span><text:span text:style-name="T68">2</text:span></text:p>
          </draw:text-box>
        </draw:frame>
        <draw:frame draw:style-name="gr344" draw:text-style-name="P92" draw:layer="layout" svg:width="0.432cm" svg:height="0.37cm" svg:x="22.912cm" svg:y="17.257cm">
          <draw:text-box>
            <text:p text:style-name="P97"><text:span text:style-name="T82">-1</text:span></text:p>
          </draw:text-box>
        </draw:frame>
        <draw:frame draw:style-name="gr342" draw:text-style-name="P89" draw:layer="layout" svg:width="0.432cm" svg:height="0.37cm" svg:x="25.503cm" svg:y="17.257cm">
          <draw:text-box>
            <text:p text:style-name="P97"><text:span text:style-name="T68">0</text:span></text:p>
          </draw:text-box>
        </draw:frame>
        <draw:frame draw:style-name="gr342" draw:text-style-name="P89" draw:layer="layout" svg:width="0.432cm" svg:height="0.37cm" svg:x="28.017cm" svg:y="17.257cm">
          <draw:text-box>
            <text:p text:style-name="P97"><text:span text:style-name="T68">1</text:span></text:p>
          </draw:text-box>
        </draw:frame>
        <draw:path draw:style-name="gr347" draw:text-style-name="P5" draw:layer="layout" svg:width="2.208cm" svg:height="0.324cm" draw:transform="rotate (-3.14159265358979) translate (28.168cm 18.059cm)" svg:viewBox="0 0 2209 325" svg:d="M2209 76c-990 356-1219 330-2209-76">
          <text:p/>
        </draw:path>
        <draw:frame draw:style-name="gr348" draw:text-style-name="P94" draw:layer="layout" svg:width="11.989cm" svg:height="0.381cm" svg:x="14.757cm" svg:y="16.789cm">
          <draw:text-box>
            <text:p text:style-name="P99"><text:span text:style-name="T18">se</text:span><text:span text:style-name="T18">t_</text:span><text:span text:style-name="T18">m</text:span><text:span text:style-name="T18">ulti</text:span><text:span text:style-name="T18">cy</text:span><text:span text:style-name="T18">cle </text:span><text:span text:style-name="T18">-</text:span><text:span text:style-name="T18">se</text:span><text:span text:style-name="T18">tu</text:span><text:span text:style-name="T18">p -</text:span><text:span text:style-name="T18">1 -</text:span><text:span text:style-name="T18">st</text:span><text:span text:style-name="T18">art</text:span><text:span text:style-name="T18">; <text:s/></text:span><text:span text:style-name="T18">se</text:span><text:span text:style-name="T18">t_</text:span><text:span text:style-name="T18">m</text:span><text:span text:style-name="T18">ulti</text:span><text:span text:style-name="T18">cy</text:span><text:span text:style-name="T18">cle </text:span><text:span text:style-name="T18">-</text:span><text:span text:style-name="T18">hol</text:span><text:span text:style-name="T18">d -</text:span><text:span text:style-name="T18">2 </text:span><text:span text:style-name="T18">[-</text:span><text:span text:style-name="T18">en</text:span><text:span text:style-name="T18">d]</text:span></text:p>
          </draw:text-box>
        </draw:frame>
        <draw:path draw:style-name="gr351" draw:text-style-name="P5" draw:layer="layout" svg:width="2.361cm" svg:height="0.787cm" draw:transform="rotate (-3.14159265358979) translate (25.704cm 19.456cm)" svg:viewBox="0 0 2362 788" svg:d="M0 788c1169 0 1118-788 2362-788">
          <text:p/>
        </draw:path>
        <draw:path draw:style-name="gr354" draw:text-style-name="P5" draw:layer="layout" svg:width="5.129cm" svg:height="0.277cm" draw:transform="rotate (-3.14159265358979) translate (25.983cm 17.856cm)" svg:viewBox="0 0 5130 278" svg:d="M5130 102c-1066 228-4013 274-5130-102">
          <text:p/>
        </draw:path>
        <draw:path draw:style-name="gr354" draw:text-style-name="P5" draw:layer="layout" svg:width="5.104cm" svg:height="0.239cm" svg:x="23.393cm" svg:y="11.811cm" svg:viewBox="0 0 5105 240" svg:d="M0 25c1066 228 3988 351 5105-25">
          <text:p/>
        </draw:path>
        <draw:path draw:style-name="gr354" draw:text-style-name="P5" draw:layer="layout" svg:width="2.615cm" svg:height="0.265cm" draw:transform="rotate (-3.14159265358979) translate (20.599cm 5.65cm)" svg:viewBox="0 0 2616 266" svg:d="M0 78c1066 228 1499 298 2616-78">
          <text:p/>
        </draw:path>
        <draw:path draw:style-name="gr355" draw:text-style-name="P5" draw:layer="layout" svg:width="2.615cm" svg:height="0.265cm" draw:transform="rotate (-3.14159265358979) translate (23.444cm 1.498cm)" svg:viewBox="0 0 2616 266" svg:d="M2616 78c-1066 228-1499 298-2616-78">
          <text:p/>
        </draw:path>
        <draw:path draw:style-name="gr351" draw:text-style-name="P5" draw:layer="layout" svg:width="7.416cm" svg:height="0.786cm" draw:transform="rotate (-3.14159265358979) translate (28.219cm 3.454cm)" svg:viewBox="0 0 7417 787" svg:d="M7417 787c-2388 0-4725-787-7417-787">
          <text:p/>
        </draw:path>
        <draw:path draw:style-name="gr355" draw:text-style-name="P5" draw:layer="layout" svg:width="2.615cm" svg:height="0.265cm" draw:transform="rotate (-3.14159265358979) translate (20.904cm 5.269cm)" svg:viewBox="0 0 2616 266" svg:d="M2616 78c-1066 228-1499 298-2616-78">
          <text:p/>
        </draw:path>
        <draw:path draw:style-name="gr356" draw:text-style-name="P5" draw:layer="layout" svg:width="0.891cm" svg:height="0.787cm" draw:transform="rotate (-3.14159265358979) translate (24.2089702481208cm 7.239cm)" svg:viewBox="0 0 892 788" svg:d="M892 788c-1067-26-1296-768-26-788">
          <text:p/>
        </draw:path>
        <draw:path draw:style-name="gr355" draw:text-style-name="P5" draw:layer="layout" svg:width="5.079cm" svg:height="0.251cm" svg:x="23.037cm" svg:y="12.192cm" svg:viewBox="0 0 5080 252" svg:d="M5080 50c-1066 228-3963 326-5080-50">
          <text:p/>
        </draw:path>
        <draw:path draw:style-name="gr356" draw:text-style-name="P5" draw:layer="layout" svg:width="0.891cm" svg:height="0.787cm" draw:transform="rotate (-3.14159265358979) translate (24.2089702481208cm 11.329cm)" svg:viewBox="0 0 892 788" svg:d="M892 788c-1067-26-1296-768-26-788">
          <text:p/>
        </draw:path>
        <draw:path draw:style-name="gr355" draw:text-style-name="P5" draw:layer="layout" svg:width="2.615cm" svg:height="0.265cm" draw:transform="rotate (-3.14159265358979) translate (20.573cm 13.436cm)" svg:viewBox="0 0 2616 266" svg:d="M0 78c1066 228 1499 298 2616-78">
          <text:p/>
        </draw:path>
        <draw:path draw:style-name="gr356" draw:text-style-name="P5" draw:layer="layout" svg:width="0.891cm" svg:height="0.787cm" draw:transform="rotate (-3.14159265358979) translate (29.2859702481208cm 19.457cm)" svg:viewBox="0 0 892 788" svg:d="M892 788c-1067-26-1296-768-26-788">
          <text:p/>
        </draw:path>
        <draw:frame draw:style-name="gr316" draw:text-style-name="P101" draw:layer="layout" svg:width="9.957cm" svg:height="1.067cm" svg:x="1.118cm" svg:y="0.966cm">
          <draw:text-box>
            <text:p text:style-name="P100">Cross Clock Multicycles #2</text:p>
          </draw:text-box>
        </draw:frame>
        <draw:custom-shape draw:style-name="gr318" draw:text-style-name="P74" draw:layer="layout" svg:width="0.153cm" svg:height="0.584cm" svg:x="28.244cm" svg:y="3.124cm">
          <text:p/>
          <draw:enhanced-geometry svg:viewBox="0 0 21600 21600" draw:type="rectangle" draw:enhanced-path="M 0 0 L 21600 0 21600 21600 0 21600 0 0 Z N"/>
        </draw:custom-shape>
        <draw:frame draw:style-name="gr320" draw:text-style-name="P58" draw:layer="layout" svg:width="1.676cm" svg:height="0.37cm" svg:x="13.767cm" svg:y="3.246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5.621cm 3.683cm)" svg:viewBox="0 0 508 2540" draw:points="508,0 0,0 0,2540 508,2540">
          <text:p/>
        </draw:polyline>
        <draw:frame draw:style-name="gr320" draw:text-style-name="P89" draw:layer="layout" svg:width="0.432cm" svg:height="0.37cm" svg:x="17.856cm" svg:y="4.19cm">
          <draw:text-box>
            <text:p text:style-name="P97"><text:span text:style-name="T68">2</text:span></text:p>
          </draw:text-box>
        </draw:frame>
        <draw:frame draw:style-name="gr324" draw:text-style-name="P92" draw:layer="layout" svg:width="0.432cm" svg:height="0.37cm" svg:x="22.912cm" svg:y="4.19cm">
          <draw:text-box>
            <text:p text:style-name="P97"><text:span text:style-name="T82">1</text:span></text:p>
          </draw:text-box>
        </draw:frame>
        <draw:frame draw:style-name="gr320" draw:text-style-name="P89" draw:layer="layout" svg:width="0.432cm" svg:height="0.37cm" svg:x="28.017cm" svg:y="4.19cm">
          <draw:text-box>
            <text:p text:style-name="P97"><text:span text:style-name="T68">0</text:span></text:p>
          </draw:text-box>
        </draw:frame>
        <draw:frame draw:style-name="gr357" draw:text-style-name="P93" draw:layer="layout" svg:width="0.432cm" svg:height="0.37cm" svg:x="17.856cm" svg:y="3.82cm">
          <draw:text-box>
            <text:p text:style-name="P98"><text:span text:style-name="T83">0</text:span></text:p>
          </draw:text-box>
        </draw:frame>
        <draw:frame draw:style-name="gr324" draw:text-style-name="P87" draw:layer="layout" svg:width="0.432cm" svg:height="0.37cm" svg:x="22.912cm" svg:y="3.82cm">
          <draw:text-box>
            <text:p text:style-name="P97"><text:span text:style-name="T80">1</text:span></text:p>
          </draw:text-box>
        </draw:frame>
        <draw:frame draw:style-name="gr320" draw:text-style-name="P86" draw:layer="layout" svg:width="0.432cm" svg:height="0.37cm" svg:x="28.017cm" svg:y="3.82cm">
          <draw:text-box>
            <text:p text:style-name="P97"><text:span text:style-name="T73">2</text:span></text:p>
          </draw:text-box>
        </draw:frame>
        <draw:path draw:style-name="gr327" draw:text-style-name="P5" draw:layer="layout" svg:width="4.749cm" svg:height="0.308cm" svg:x="23.444cm" svg:y="3.738cm" svg:viewBox="0 0 4750 309" svg:d="M4750 46c-990 356-3760 360-4750-46">
          <text:p/>
        </draw:path>
        <draw:polyline draw:style-name="gr319" draw:text-style-name="P5" draw:layer="layout" svg:width="0.512cm" svg:height="5.079cm" draw:transform="rotate (1.5707963267949) translate (18.161cm 3.683cm)" svg:viewBox="0 0 513 5080" draw:points="5,0 513,0 508,2540 0,2540 0,5080 508,5080">
          <text:p/>
        </draw:polyline>
        <draw:polyline draw:style-name="gr319" draw:text-style-name="P5" draw:layer="layout" svg:width="0.512cm" svg:height="5.079cm" draw:transform="rotate (1.5707963267949) translate (23.241cm 3.683cm)" svg:viewBox="0 0 513 5080" draw:points="5,0 513,0 508,2540 0,2540 0,5080 508,5080">
          <text:p/>
        </draw:polyline>
        <draw:path draw:style-name="gr323" draw:text-style-name="P5" draw:layer="layout" svg:width="2.387cm" svg:height="0.659cm" draw:transform="rotate (-3.14159265358979) translate (28.219cm 3.327cm)" svg:viewBox="0 0 2388 660" svg:d="M2388 660c-1169 0-1144-660-2388-660">
          <text:p/>
        </draw:path>
        <draw:custom-shape draw:style-name="gr318" draw:text-style-name="P74" draw:layer="layout" svg:width="0.153cm" svg:height="0.584cm" svg:x="23.164cm" svg:y="6.934cm">
          <text:p/>
          <draw:enhanced-geometry svg:viewBox="0 0 21600 21600" draw:type="rectangle" draw:enhanced-path="M 0 0 L 21600 0 21600 21600 0 21600 0 0 Z N"/>
        </draw:custom-shape>
        <draw:frame draw:style-name="gr320" draw:text-style-name="P58" draw:layer="layout" svg:width="1.676cm" svg:height="0.37cm" svg:x="13.767cm" svg:y="7.056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19" draw:text-style-name="P5" draw:layer="layout" svg:width="0.507cm" svg:height="2.539cm" draw:transform="rotate (1.5707963267949) translate (15.621cm 7.493cm)" svg:viewBox="0 0 508 2540" draw:points="508,0 0,0 0,2540 508,2540">
          <text:p/>
        </draw:polyline>
        <draw:frame draw:style-name="gr320" draw:text-style-name="P89" draw:layer="layout" svg:width="0.432cm" svg:height="0.37cm" svg:x="17.856cm" svg:y="8cm">
          <draw:text-box>
            <text:p text:style-name="P97"><text:span text:style-name="T68">1</text:span></text:p>
          </draw:text-box>
        </draw:frame>
        <draw:frame draw:style-name="gr324" draw:text-style-name="P92" draw:layer="layout" svg:width="0.432cm" svg:height="0.37cm" svg:x="22.912cm" svg:y="8cm">
          <draw:text-box>
            <text:p text:style-name="P97"><text:span text:style-name="T82">0</text:span></text:p>
          </draw:text-box>
        </draw:frame>
        <draw:frame draw:style-name="gr320" draw:text-style-name="P89" draw:layer="layout" svg:width="0.432cm" svg:height="0.37cm" svg:x="28.017cm" svg:y="8cm">
          <draw:text-box>
            <text:p text:style-name="P97"><text:span text:style-name="T68">-1</text:span></text:p>
          </draw:text-box>
        </draw:frame>
        <draw:frame draw:style-name="gr358" draw:text-style-name="P93" draw:layer="layout" svg:width="0.432cm" svg:height="0.37cm" svg:x="17.856cm" svg:y="7.63cm">
          <draw:text-box>
            <text:p text:style-name="P98"><text:span text:style-name="T83">0</text:span></text:p>
          </draw:text-box>
        </draw:frame>
        <draw:frame draw:style-name="gr324" draw:text-style-name="P87" draw:layer="layout" svg:width="0.432cm" svg:height="0.37cm" svg:x="22.912cm" svg:y="7.63cm">
          <draw:text-box>
            <text:p text:style-name="P97"><text:span text:style-name="T80">1</text:span></text:p>
          </draw:text-box>
        </draw:frame>
        <draw:frame draw:style-name="gr320" draw:text-style-name="P86" draw:layer="layout" svg:width="0.432cm" svg:height="0.37cm" svg:x="28.017cm" svg:y="7.63cm">
          <draw:text-box>
            <text:p text:style-name="P97"><text:span text:style-name="T73">2</text:span></text:p>
          </draw:text-box>
        </draw:frame>
        <draw:path draw:style-name="gr327" draw:text-style-name="P5" draw:layer="layout" svg:width="4.749cm" svg:height="0.308cm" svg:x="18.364cm" svg:y="7.548cm" svg:viewBox="0 0 4750 309" svg:d="M4750 46c-990 356-3760 360-4750-46">
          <text:p/>
        </draw:path>
        <draw:polyline draw:style-name="gr319" draw:text-style-name="P5" draw:layer="layout" svg:width="0.512cm" svg:height="5.079cm" draw:transform="rotate (1.5707963267949) translate (18.161cm 7.493cm)" svg:viewBox="0 0 513 5080" draw:points="5,0 513,0 508,2540 0,2540 0,5080 508,5080">
          <text:p/>
        </draw:polyline>
        <draw:polyline draw:style-name="gr319" draw:text-style-name="P5" draw:layer="layout" svg:width="0.512cm" svg:height="5.079cm" draw:transform="rotate (1.5707963267949) translate (23.241cm 7.493cm)" svg:viewBox="0 0 513 5080" draw:points="5,0 513,0 508,2540 0,2540 0,5080 508,5080">
          <text:p/>
        </draw:polyline>
        <draw:custom-shape draw:style-name="gr318" draw:text-style-name="P74" draw:layer="layout" svg:width="0.153cm" svg:height="0.584cm" svg:x="28.244cm" svg:y="10.998cm">
          <text:p/>
          <draw:enhanced-geometry svg:viewBox="0 0 21600 21600" draw:type="rectangle" draw:enhanced-path="M 0 0 L 21600 0 21600 21600 0 21600 0 0 Z N"/>
        </draw:custom-shape>
        <draw:frame draw:style-name="gr320" draw:text-style-name="P58" draw:layer="layout" svg:width="1.676cm" svg:height="0.37cm" svg:x="13.767cm" svg:y="11.12cm">
          <draw:text-box>
            <text:p text:style-name="P96"><text:span text:style-name="T24">Ca</text:span><text:span text:style-name="T24">pt</text:span><text:span text:style-name="T24">ur</text:span><text:span text:style-name="T24">e </text:span><text:span text:style-name="T24">clo</text:span><text:span text:style-name="T24">ck</text:span></text:p>
          </draw:text-box>
        </draw:frame>
        <draw:polyline draw:style-name="gr319" draw:text-style-name="P5" draw:layer="layout" svg:width="0.507cm" svg:height="2.539cm" draw:transform="rotate (1.5707963267949) translate (15.621cm 11.557cm)" svg:viewBox="0 0 508 2540" draw:points="508,0 0,0 0,2540 508,2540">
          <text:p/>
        </draw:polyline>
        <draw:frame draw:style-name="gr320" draw:text-style-name="P89" draw:layer="layout" svg:width="0.432cm" svg:height="0.37cm" svg:x="17.856cm" svg:y="12.064cm">
          <draw:text-box>
            <text:p text:style-name="P97"><text:span text:style-name="T68">2</text:span></text:p>
          </draw:text-box>
        </draw:frame>
        <draw:frame draw:style-name="gr324" draw:text-style-name="P92" draw:layer="layout" svg:width="0.432cm" svg:height="0.37cm" svg:x="22.912cm" svg:y="12.064cm">
          <draw:text-box>
            <text:p text:style-name="P97"><text:span text:style-name="T82">1</text:span></text:p>
          </draw:text-box>
        </draw:frame>
        <draw:frame draw:style-name="gr320" draw:text-style-name="P89" draw:layer="layout" svg:width="0.432cm" svg:height="0.37cm" svg:x="28.017cm" svg:y="12.064cm">
          <draw:text-box>
            <text:p text:style-name="P97"><text:span text:style-name="T68">0</text:span></text:p>
          </draw:text-box>
        </draw:frame>
        <draw:frame draw:style-name="gr359" draw:text-style-name="P93" draw:layer="layout" svg:width="0.432cm" svg:height="0.37cm" svg:x="17.856cm" svg:y="11.694cm">
          <draw:text-box>
            <text:p text:style-name="P98"><text:span text:style-name="T83">0</text:span></text:p>
          </draw:text-box>
        </draw:frame>
        <draw:frame draw:style-name="gr324" draw:text-style-name="P87" draw:layer="layout" svg:width="0.432cm" svg:height="0.37cm" svg:x="22.912cm" svg:y="11.694cm">
          <draw:text-box>
            <text:p text:style-name="P97"><text:span text:style-name="T80">1</text:span></text:p>
          </draw:text-box>
        </draw:frame>
        <draw:frame draw:style-name="gr320" draw:text-style-name="P86" draw:layer="layout" svg:width="0.432cm" svg:height="0.37cm" svg:x="28.017cm" svg:y="11.694cm">
          <draw:text-box>
            <text:p text:style-name="P97"><text:span text:style-name="T73">2</text:span></text:p>
          </draw:text-box>
        </draw:frame>
        <draw:path draw:style-name="gr327" draw:text-style-name="P5" draw:layer="layout" svg:width="4.749cm" svg:height="0.308cm" svg:x="23.444cm" svg:y="11.612cm" svg:viewBox="0 0 4750 309" svg:d="M4750 46c-990 356-3760 360-4750-46">
          <text:p/>
        </draw:path>
        <draw:polyline draw:style-name="gr319" draw:text-style-name="P5" draw:layer="layout" svg:width="0.512cm" svg:height="5.079cm" draw:transform="rotate (1.5707963267949) translate (18.161cm 11.557cm)" svg:viewBox="0 0 513 5080" draw:points="5,0 513,0 508,2540 0,2540 0,5080 508,5080">
          <text:p/>
        </draw:polyline>
        <draw:polyline draw:style-name="gr319" draw:text-style-name="P5" draw:layer="layout" svg:width="0.512cm" svg:height="5.079cm" draw:transform="rotate (1.5707963267949) translate (23.241cm 11.557cm)" svg:viewBox="0 0 513 5080" draw:points="5,0 513,0 508,2540 0,2540 0,5080 508,5080">
          <text:p/>
        </draw:polyline>
        <draw:path draw:style-name="gr354" draw:text-style-name="P5" draw:layer="layout" svg:width="5.104cm" svg:height="0.239cm" svg:x="17.983cm" svg:y="15.877cm" svg:viewBox="0 0 5105 240" svg:d="M5105 25c-1066 228-3988 351-5105-25">
          <text:p/>
        </draw:path>
        <draw:custom-shape draw:style-name="gr318" draw:text-style-name="P74" draw:layer="layout" svg:width="0.153cm" svg:height="0.584cm" svg:x="18.084cm" svg:y="15.064cm">
          <text:p/>
          <draw:enhanced-geometry svg:viewBox="0 0 21600 21600" draw:type="rectangle" draw:enhanced-path="M 0 0 L 21600 0 21600 21600 0 21600 0 0 Z N"/>
        </draw:custom-shape>
        <draw:frame draw:style-name="gr320" draw:text-style-name="P58" draw:layer="layout" svg:width="1.676cm" svg:height="0.37cm" svg:x="13.767cm" svg:y="15.186cm">
          <draw:text-box>
            <text:p text:style-name="P96"><text:span text:style-name="T24">Ca</text:span><text:span text:style-name="T24">pt</text:span><text:span text:style-name="T24">ur</text:span><text:span text:style-name="T24">e </text:span><text:span text:style-name="T24">clo</text:span><text:span text:style-name="T24">ck</text:span></text:p>
          </draw:text-box>
        </draw:frame>
        <draw:polyline draw:style-name="gr319" draw:text-style-name="P5" draw:layer="layout" svg:width="0.507cm" svg:height="2.539cm" draw:transform="rotate (1.5707963267949) translate (15.621cm 15.623cm)" svg:viewBox="0 0 508 2540" draw:points="508,0 0,0 0,2540 508,2540">
          <text:p/>
        </draw:polyline>
        <draw:frame draw:style-name="gr320" draw:text-style-name="P89" draw:layer="layout" svg:width="0.432cm" svg:height="0.37cm" svg:x="17.856cm" svg:y="16.13cm">
          <draw:text-box>
            <text:p text:style-name="P97"><text:span text:style-name="T68">0</text:span></text:p>
          </draw:text-box>
        </draw:frame>
        <draw:frame draw:style-name="gr324" draw:text-style-name="P92" draw:layer="layout" svg:width="0.432cm" svg:height="0.37cm" svg:x="22.912cm" svg:y="16.13cm">
          <draw:text-box>
            <text:p text:style-name="P97"><text:span text:style-name="T82">-1</text:span></text:p>
          </draw:text-box>
        </draw:frame>
        <draw:frame draw:style-name="gr320" draw:text-style-name="P89" draw:layer="layout" svg:width="0.432cm" svg:height="0.37cm" svg:x="28.017cm" svg:y="16.13cm">
          <draw:text-box>
            <text:p text:style-name="P97"><text:span text:style-name="T68">-2</text:span></text:p>
          </draw:text-box>
        </draw:frame>
        <draw:frame draw:style-name="gr360" draw:text-style-name="P93" draw:layer="layout" svg:width="0.432cm" svg:height="0.37cm" svg:x="17.856cm" svg:y="15.76cm">
          <draw:text-box>
            <text:p text:style-name="P98"><text:span text:style-name="T83">0</text:span></text:p>
          </draw:text-box>
        </draw:frame>
        <draw:frame draw:style-name="gr324" draw:text-style-name="P87" draw:layer="layout" svg:width="0.432cm" svg:height="0.37cm" svg:x="22.912cm" svg:y="15.76cm">
          <draw:text-box>
            <text:p text:style-name="P97"><text:span text:style-name="T80">1</text:span></text:p>
          </draw:text-box>
        </draw:frame>
        <draw:frame draw:style-name="gr320" draw:text-style-name="P86" draw:layer="layout" svg:width="0.432cm" svg:height="0.37cm" svg:x="28.017cm" svg:y="15.76cm">
          <draw:text-box>
            <text:p text:style-name="P97"><text:span text:style-name="T73">2</text:span></text:p>
          </draw:text-box>
        </draw:frame>
        <draw:path draw:style-name="gr327" draw:text-style-name="P5" draw:layer="layout" svg:width="3.072cm" svg:height="0.298cm" svg:x="14.935cm" svg:y="15.724cm" svg:viewBox="0 0 3073 299" svg:d="M3073 0c-990 356-2083 430-3073 24">
          <text:p/>
        </draw:path>
        <draw:polyline draw:style-name="gr319" draw:text-style-name="P5" draw:layer="layout" svg:width="0.512cm" svg:height="5.079cm" draw:transform="rotate (1.5707963267949) translate (18.161cm 15.623cm)" svg:viewBox="0 0 513 5080" draw:points="5,0 513,0 508,2540 0,2540 0,5080 508,5080">
          <text:p/>
        </draw:polyline>
        <draw:polyline draw:style-name="gr319" draw:text-style-name="P5" draw:layer="layout" svg:width="0.512cm" svg:height="5.079cm" draw:transform="rotate (1.5707963267949) translate (23.241cm 15.623cm)" svg:viewBox="0 0 513 5080" draw:points="5,0 513,0 508,2540 0,2540 0,5080 508,5080">
          <text:p/>
        </draw:polyline>
        <draw:path draw:style-name="gr351" draw:text-style-name="P5" draw:layer="layout" svg:width="2.361cm" svg:height="0.787cm" draw:transform="rotate (-3.14159265358979) translate (20.599cm 15.316cm)" svg:viewBox="0 0 2362 788" svg:d="M0 788c1169 0 1118-788 2362-788">
          <text:p/>
        </draw:path>
        <draw:custom-shape draw:style-name="gr318" draw:text-style-name="P74" draw:layer="layout" svg:width="0.153cm" svg:height="0.584cm" svg:x="23.164cm" svg:y="19.126cm">
          <text:p/>
          <draw:enhanced-geometry svg:viewBox="0 0 21600 21600" draw:type="rectangle" draw:enhanced-path="M 0 0 L 21600 0 21600 21600 0 21600 0 0 Z N"/>
        </draw:custom-shape>
        <draw:frame draw:style-name="gr320" draw:text-style-name="P58" draw:layer="layout" svg:width="1.676cm" svg:height="0.37cm" svg:x="13.767cm" svg:y="19.248cm">
          <draw:text-box>
            <text:p text:style-name="P96"><text:span text:style-name="T24">Ca</text:span><text:span text:style-name="T24">pt</text:span><text:span text:style-name="T24">ur</text:span><text:span text:style-name="T24">e </text:span><text:span text:style-name="T24">clo</text:span><text:span text:style-name="T24">ck</text:span></text:p>
          </draw:text-box>
        </draw:frame>
        <draw:polyline draw:style-name="gr319" draw:text-style-name="P5" draw:layer="layout" svg:width="0.507cm" svg:height="2.539cm" draw:transform="rotate (1.5707963267949) translate (15.621cm 19.685cm)" svg:viewBox="0 0 508 2540" draw:points="508,0 0,0 0,2540 508,2540">
          <text:p/>
        </draw:polyline>
        <draw:frame draw:style-name="gr320" draw:text-style-name="P89" draw:layer="layout" svg:width="0.432cm" svg:height="0.37cm" svg:x="17.856cm" svg:y="20.192cm">
          <draw:text-box>
            <text:p text:style-name="P97"><text:span text:style-name="T68">1</text:span></text:p>
          </draw:text-box>
        </draw:frame>
        <draw:frame draw:style-name="gr324" draw:text-style-name="P92" draw:layer="layout" svg:width="0.432cm" svg:height="0.37cm" svg:x="22.912cm" svg:y="20.192cm">
          <draw:text-box>
            <text:p text:style-name="P97"><text:span text:style-name="T82">0</text:span></text:p>
          </draw:text-box>
        </draw:frame>
        <draw:frame draw:style-name="gr320" draw:text-style-name="P89" draw:layer="layout" svg:width="0.432cm" svg:height="0.37cm" svg:x="28.017cm" svg:y="20.192cm">
          <draw:text-box>
            <text:p text:style-name="P97"><text:span text:style-name="T68">-1</text:span></text:p>
          </draw:text-box>
        </draw:frame>
        <draw:frame draw:style-name="gr361" draw:text-style-name="P93" draw:layer="layout" svg:width="0.432cm" svg:height="0.37cm" svg:x="17.856cm" svg:y="19.822cm">
          <draw:text-box>
            <text:p text:style-name="P98"><text:span text:style-name="T83">0</text:span></text:p>
          </draw:text-box>
        </draw:frame>
        <draw:frame draw:style-name="gr324" draw:text-style-name="P87" draw:layer="layout" svg:width="0.432cm" svg:height="0.37cm" svg:x="22.912cm" svg:y="19.822cm">
          <draw:text-box>
            <text:p text:style-name="P97"><text:span text:style-name="T80">1</text:span></text:p>
          </draw:text-box>
        </draw:frame>
        <draw:frame draw:style-name="gr320" draw:text-style-name="P86" draw:layer="layout" svg:width="0.432cm" svg:height="0.37cm" svg:x="28.017cm" svg:y="19.822cm">
          <draw:text-box>
            <text:p text:style-name="P97"><text:span text:style-name="T73">2</text:span></text:p>
          </draw:text-box>
        </draw:frame>
        <draw:path draw:style-name="gr327" draw:text-style-name="P5" draw:layer="layout" svg:width="0.965cm" svg:height="0.224cm" svg:x="28.447cm" svg:y="19.74cm" svg:viewBox="0 0 966 225" svg:d="M966 72c-432 203-483 228-966-72">
          <text:p/>
        </draw:path>
        <draw:polyline draw:style-name="gr319" draw:text-style-name="P5" draw:layer="layout" svg:width="0.512cm" svg:height="5.079cm" draw:transform="rotate (1.5707963267949) translate (18.161cm 19.685cm)" svg:viewBox="0 0 513 5080" draw:points="5,0 513,0 508,2540 0,2540 0,5080 508,5080">
          <text:p/>
        </draw:polyline>
        <draw:polyline draw:style-name="gr319" draw:text-style-name="P5" draw:layer="layout" svg:width="0.512cm" svg:height="5.079cm" draw:transform="rotate (1.5707963267949) translate (23.241cm 19.685cm)" svg:viewBox="0 0 513 5080" draw:points="5,0 513,0 508,2540 0,2540 0,5080 508,5080">
          <text:p/>
        </draw:polyline>
        <draw:path draw:style-name="gr355" draw:text-style-name="P5" draw:layer="layout" svg:width="6.197cm" svg:height="0.335cm" svg:x="23.418cm" svg:y="20.269cm" svg:viewBox="0 0 6198 336" svg:d="M0 75c1066 228 4318 484 6198-75">
          <text:p/>
        </draw:path>
        <draw:path draw:style-name="gr356" draw:text-style-name="P5" draw:layer="layout" svg:width="2.361cm" svg:height="0.787cm" draw:transform="rotate (-3.14159265358979) translate (20.599cm 15.443cm)" svg:viewBox="0 0 2362 788" svg:d="M0 788c1169 0 1118-788 2362-788">
          <text:p/>
        </draw:path>
      </draw:page>
      <draw:page draw:name="page12" draw:style-name="dp1" draw:master-page-name="Default">
        <draw:custom-shape draw:style-name="gr362" draw:text-style-name="P74" draw:layer="layout" svg:width="0.153cm" svg:height="0.584cm" svg:x="20.624cm" svg:y="2.362cm">
          <text:p/>
          <draw:enhanced-geometry svg:viewBox="0 0 21600 21600" draw:type="rectangle" draw:enhanced-path="M 0 0 L 21600 0 21600 21600 0 21600 0 0 Z N"/>
        </draw:custom-shape>
        <draw:polyline draw:style-name="gr363" draw:text-style-name="P5" draw:layer="layout" svg:width="0.507cm" svg:height="2.539cm" draw:transform="rotate (1.5707963267949) translate (15.621cm 2.916cm)" svg:viewBox="0 0 508 2540" draw:points="0,0 508,0 508,1270 0,1270 0,2540 508,2540">
          <text:p/>
        </draw:polyline>
        <draw:frame draw:style-name="gr364" draw:text-style-name="P58" draw:layer="layout" svg:width="1.625cm" svg:height="0.37cm" svg:x="13.767cm" svg:y="2.484cm">
          <draw:text-box>
            <text:p text:style-name="P96"><text:span text:style-name="T24">L</text:span><text:span text:style-name="T24">a</text:span><text:span text:style-name="T24">u</text:span><text:span text:style-name="T24">n</text:span><text:span text:style-name="T24">c</text:span><text:span text:style-name="T24">h </text:span><text:span text:style-name="T24">cl</text:span><text:span text:style-name="T24">o</text:span><text:span text:style-name="T24">c</text:span><text:span text:style-name="T24">k</text:span></text:p>
          </draw:text-box>
        </draw:frame>
        <draw:polyline draw:style-name="gr363" draw:text-style-name="P5" draw:layer="layout" svg:width="0.507cm" svg:height="2.539cm" draw:transform="rotate (1.5707963267949) translate (18.161cm 2.916cm)" svg:viewBox="0 0 508 2540" draw:points="0,0 508,0 508,1270 0,1270 0,2540 508,2540">
          <text:p/>
        </draw:polyline>
        <draw:polyline draw:style-name="gr363" draw:text-style-name="P5" draw:layer="layout" svg:width="0.507cm" svg:height="2.539cm" draw:transform="rotate (1.5707963267949) translate (20.701cm 2.916cm)" svg:viewBox="0 0 508 2540" draw:points="0,0 508,0 508,1270 0,1270 0,2540 508,2540">
          <text:p/>
        </draw:polyline>
        <draw:frame draw:style-name="gr364" draw:text-style-name="P58" draw:layer="layout" svg:width="0.483cm" svg:height="0.37cm" svg:x="15.519cm" svg:y="2.006cm">
          <draw:text-box>
            <text:p text:style-name="P96"><text:span text:style-name="T24">-</text:span><text:span text:style-name="T24">1</text:span><text:span text:style-name="T24">0</text:span></text:p>
          </draw:text-box>
        </draw:frame>
        <draw:frame draw:style-name="gr364" draw:text-style-name="P58" draw:layer="layout" svg:width="0.33cm" svg:height="0.37cm" svg:x="16.738cm" svg:y="2.006cm">
          <draw:text-box>
            <text:p text:style-name="P96"><text:span text:style-name="T24">-5</text:span></text:p>
          </draw:text-box>
        </draw:frame>
        <draw:frame draw:style-name="gr365" draw:text-style-name="P85" draw:layer="layout" svg:width="0.432cm" svg:height="0.37cm" svg:x="18.008cm" svg:y="2.006cm">
          <draw:text-box>
            <text:p text:style-name="P96"><text:span text:style-name="T24">0</text:span></text:p>
          </draw:text-box>
        </draw:frame>
        <draw:frame draw:style-name="gr364" draw:text-style-name="P58" draw:layer="layout" svg:width="0.432cm" svg:height="0.37cm" svg:x="19.227cm" svg:y="2.006cm">
          <draw:text-box>
            <text:p text:style-name="P96"><text:span text:style-name="T24">5</text:span></text:p>
          </draw:text-box>
        </draw:frame>
        <draw:frame draw:style-name="gr364" draw:text-style-name="P58" draw:layer="layout" svg:width="0.432cm" svg:height="0.37cm" svg:x="20.497cm" svg:y="2.006cm">
          <draw:text-box>
            <text:p text:style-name="P96"><text:span text:style-name="T24">1</text:span><text:span text:style-name="T24">0</text:span></text:p>
          </draw:text-box>
        </draw:frame>
        <draw:frame draw:style-name="gr364" draw:text-style-name="P58" draw:layer="layout" svg:width="0.432cm" svg:height="0.37cm" svg:x="21.767cm" svg:y="2.006cm">
          <draw:text-box>
            <text:p text:style-name="P96"><text:span text:style-name="T24">1</text:span><text:span text:style-name="T24">5</text:span></text:p>
          </draw:text-box>
        </draw:frame>
        <draw:frame draw:style-name="gr364" draw:text-style-name="P58" draw:layer="layout" svg:width="0.432cm" svg:height="0.37cm" svg:x="23.012cm" svg:y="2.006cm">
          <draw:text-box>
            <text:p text:style-name="P96"><text:span text:style-name="T24">2</text:span><text:span text:style-name="T24">0</text:span></text:p>
          </draw:text-box>
        </draw:frame>
        <draw:polyline draw:style-name="gr363" draw:text-style-name="P5" draw:layer="layout" svg:width="0.507cm" svg:height="2.539cm" draw:transform="rotate (1.5707963267949) translate (23.241cm 2.916cm)" svg:viewBox="0 0 508 2540" draw:points="0,0 508,0 508,1270 0,1270 0,2540 508,2540">
          <text:p/>
        </draw:polyline>
        <draw:polyline draw:style-name="gr363" draw:text-style-name="P5" draw:layer="layout" svg:width="0.507cm" svg:height="2.539cm" draw:transform="rotate (1.5707963267949) translate (25.781cm 2.916cm)" svg:viewBox="0 0 508 2540" draw:points="0,0 508,0 508,1270 0,1270 0,2540 508,2540">
          <text:p/>
        </draw:polyline>
        <draw:frame draw:style-name="gr364" draw:text-style-name="P58" draw:layer="layout" svg:width="0.432cm" svg:height="0.37cm" svg:x="24.333cm" svg:y="2.006cm">
          <draw:text-box>
            <text:p text:style-name="P96"><text:span text:style-name="T24">2</text:span><text:span text:style-name="T24">5</text:span></text:p>
          </draw:text-box>
        </draw:frame>
        <draw:frame draw:style-name="gr364" draw:text-style-name="P58" draw:layer="layout" svg:width="0.432cm" svg:height="0.37cm" svg:x="25.603cm" svg:y="2.006cm">
          <draw:text-box>
            <text:p text:style-name="P96"><text:span text:style-name="T24">3</text:span><text:span text:style-name="T24">0</text:span></text:p>
          </draw:text-box>
        </draw:frame>
        <draw:frame draw:style-name="gr364" draw:text-style-name="P58" draw:layer="layout" svg:width="0.432cm" svg:height="0.37cm" svg:x="26.847cm" svg:y="2.006cm">
          <draw:text-box>
            <text:p text:style-name="P96"><text:span text:style-name="T24">3</text:span><text:span text:style-name="T24">5</text:span></text:p>
          </draw:text-box>
        </draw:frame>
        <draw:frame draw:style-name="gr364" draw:text-style-name="P58" draw:layer="layout" svg:width="0.432cm" svg:height="0.37cm" svg:x="28.117cm" svg:y="2.006cm">
          <draw:text-box>
            <text:p text:style-name="P96"><text:span text:style-name="T24">4</text:span><text:span text:style-name="T24">0</text:span></text:p>
          </draw:text-box>
        </draw:frame>
        <draw:frame draw:style-name="gr364" draw:text-style-name="P86" draw:layer="layout" svg:width="0.33cm" svg:height="0.37cm" svg:x="15.419cm" svg:y="1.625cm">
          <draw:text-box>
            <text:p text:style-name="P97"><text:span text:style-name="T73">3</text:span></text:p>
          </draw:text-box>
        </draw:frame>
        <draw:frame draw:style-name="gr364" draw:text-style-name="P86" draw:layer="layout" svg:width="0.432cm" svg:height="0.37cm" svg:x="17.856cm" svg:y="1.625cm">
          <draw:text-box>
            <text:p text:style-name="P97"><text:span text:style-name="T73">2</text:span></text:p>
          </draw:text-box>
        </draw:frame>
        <draw:frame draw:style-name="gr364" draw:text-style-name="P86" draw:layer="layout" svg:width="0.432cm" svg:height="0.37cm" svg:x="20.397cm" svg:y="1.625cm">
          <draw:text-box>
            <text:p text:style-name="P97"><text:span text:style-name="T73">1</text:span></text:p>
          </draw:text-box>
        </draw:frame>
        <draw:frame draw:style-name="gr366" draw:text-style-name="P87" draw:layer="layout" svg:width="0.432cm" svg:height="0.37cm" svg:x="22.912cm" svg:y="1.625cm">
          <draw:text-box>
            <text:p text:style-name="P97"><text:span text:style-name="T80">0</text:span></text:p>
          </draw:text-box>
        </draw:frame>
        <draw:frame draw:style-name="gr364" draw:text-style-name="P86" draw:layer="layout" svg:width="0.432cm" svg:height="0.37cm" svg:x="25.503cm" svg:y="1.625cm">
          <draw:text-box>
            <text:p text:style-name="P97"><text:span text:style-name="T73">-1</text:span></text:p>
          </draw:text-box>
        </draw:frame>
        <draw:frame draw:style-name="gr364" draw:text-style-name="P86" draw:layer="layout" svg:width="0.432cm" svg:height="0.37cm" svg:x="28.017cm" svg:y="1.625cm">
          <draw:text-box>
            <text:p text:style-name="P97"><text:span text:style-name="T73">-2</text:span></text:p>
          </draw:text-box>
        </draw:frame>
        <draw:line draw:style-name="gr367" draw:text-style-name="P88" draw:layer="layout" svg:x1="18.161cm" svg:y1="2.311cm" svg:x2="18.161cm" svg:y2="3.835cm">
          <text:p/>
        </draw:line>
        <draw:frame draw:style-name="gr364" draw:text-style-name="P89" draw:layer="layout" svg:width="0.33cm" svg:height="0.37cm" svg:x="15.419cm" svg:y="1.255cm">
          <draw:text-box>
            <text:p text:style-name="P97"><text:span text:style-name="T68">-2</text:span></text:p>
          </draw:text-box>
        </draw:frame>
        <draw:frame draw:style-name="gr368" draw:text-style-name="P91" draw:layer="layout" svg:width="0.432cm" svg:height="0.37cm" svg:x="17.856cm" svg:y="1.255cm">
          <draw:text-box>
            <text:p text:style-name="P98"><text:span text:style-name="T81">-1</text:span></text:p>
          </draw:text-box>
        </draw:frame>
        <draw:frame draw:style-name="gr364" draw:text-style-name="P89" draw:layer="layout" svg:width="0.432cm" svg:height="0.37cm" svg:x="20.397cm" svg:y="1.255cm">
          <draw:text-box>
            <text:p text:style-name="P97"><text:span text:style-name="T68">0</text:span></text:p>
          </draw:text-box>
        </draw:frame>
        <draw:frame draw:style-name="gr366" draw:text-style-name="P92" draw:layer="layout" svg:width="0.432cm" svg:height="0.37cm" svg:x="22.912cm" svg:y="1.255cm">
          <draw:text-box>
            <text:p text:style-name="P97"><text:span text:style-name="T82">1</text:span></text:p>
          </draw:text-box>
        </draw:frame>
        <draw:frame draw:style-name="gr364" draw:text-style-name="P89" draw:layer="layout" svg:width="0.432cm" svg:height="0.37cm" svg:x="25.503cm" svg:y="1.255cm">
          <draw:text-box>
            <text:p text:style-name="P97"><text:span text:style-name="T68">2</text:span></text:p>
          </draw:text-box>
        </draw:frame>
        <draw:frame draw:style-name="gr364" draw:text-style-name="P89" draw:layer="layout" svg:width="0.432cm" svg:height="0.37cm" svg:x="28.017cm" svg:y="1.255cm">
          <draw:text-box>
            <text:p text:style-name="P97"><text:span text:style-name="T68">3</text:span></text:p>
          </draw:text-box>
        </draw:frame>
        <draw:path draw:style-name="gr369" draw:text-style-name="P5" draw:layer="layout" svg:width="2.208cm" svg:height="0.324cm" draw:transform="rotate (-3.14159265358979) translate (23.062cm 2.057cm)" svg:viewBox="0 0 2209 325" svg:d="M2209 76c-990 356-1219 330-2209-76">
          <text:p/>
        </draw:path>
        <draw:frame draw:style-name="gr370" draw:text-style-name="P94" draw:layer="layout" svg:width="11.989cm" svg:height="0.381cm" svg:x="14.757cm" svg:y="0.787cm">
          <draw:text-box>
            <text:p text:style-name="P99"><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s</text:span><text:span text:style-name="T18">et</text:span><text:span text:style-name="T18">u</text:span><text:span text:style-name="T18">p </text:span><text:span text:style-name="T18">0 </text:span><text:span text:style-name="T18">-</text:span><text:span text:style-name="T18">st</text:span><text:span text:style-name="T18">ar</text:span><text:span text:style-name="T18">t; </text:span><text:span text:style-name="T18"><text:s/></text:span><text:span text:style-name="T18">s</text:span><text:span text:style-name="T18">et</text:span><text:span text:style-name="T18">_</text:span><text:span text:style-name="T18">m</text:span><text:span text:style-name="T18">ul</text:span><text:span text:style-name="T18">ti</text:span><text:span text:style-name="T18">c</text:span><text:span text:style-name="T18">y</text:span><text:span text:style-name="T18">cl</text:span><text:span text:style-name="T18">e </text:span><text:span text:style-name="T18">-</text:span><text:span text:style-name="T18">h</text:span><text:span text:style-name="T18">ol</text:span><text:span text:style-name="T18">d </text:span><text:span text:style-name="T18">-1 </text:span><text:span text:style-name="T18">[-</text:span><text:span text:style-name="T18">st</text:span><text:span text:style-name="T18">ar</text:span><text:span text:style-name="T18">t]</text:span></text:p>
          </draw:text-box>
        </draw:frame>
        <draw:path draw:style-name="gr371" draw:text-style-name="P5" draw:layer="layout" svg:width="2.615cm" svg:height="0.265cm" draw:transform="rotate (-3.14159265358979) translate (23.418cm 1.84cm)" svg:viewBox="0 0 2616 266" svg:d="M2616 78c-1066 228-1499 298-2616-78">
          <text:p/>
        </draw:path>
        <draw:path draw:style-name="gr372" draw:text-style-name="P5" draw:layer="layout" svg:width="2.615cm" svg:height="0.265cm" draw:transform="rotate (-3.14159265358979) translate (23.114cm 1.485cm)" svg:viewBox="0 0 2616 266" svg:d="M0 78c1066 228 1499 298 2616-78">
          <text:p/>
        </draw:path>
        <draw:path draw:style-name="gr373" draw:text-style-name="P5" draw:layer="layout" svg:width="0.891cm" svg:height="0.787cm" draw:transform="rotate (-3.14159265358979) translate (24.2089702481208cm 3.429cm)" svg:viewBox="0 0 892 788" svg:d="M892 788c-1067-26-1296-768-26-788">
          <text:p/>
        </draw:path>
        <draw:frame draw:style-name="gr374" draw:text-style-name="P101" draw:layer="layout" svg:width="9.957cm" svg:height="1.067cm" svg:x="1.118cm" svg:y="0.966cm">
          <draw:text-box>
            <text:p text:style-name="P100">Cross Clock Multicycles #3</text:p>
          </draw:text-box>
        </draw:frame>
        <draw:custom-shape draw:style-name="gr375" draw:text-style-name="P74" draw:layer="layout" svg:width="0.153cm" svg:height="0.584cm" svg:x="23.164cm" svg:y="3.124cm">
          <text:p/>
          <draw:enhanced-geometry svg:viewBox="0 0 21600 21600" draw:type="rectangle" draw:enhanced-path="M 0 0 L 21600 0 21600 21600 0 21600 0 0 Z N"/>
        </draw:custom-shape>
        <draw:frame draw:style-name="gr376" draw:text-style-name="P58" draw:layer="layout" svg:width="1.676cm" svg:height="0.37cm" svg:x="13.767cm" svg:y="3.246cm">
          <draw:text-box>
            <text:p text:style-name="P96"><text:span text:style-name="T24">C</text:span><text:span text:style-name="T24">a</text:span><text:span text:style-name="T24">pt</text:span><text:span text:style-name="T24">ur</text:span><text:span text:style-name="T24">e </text:span><text:span text:style-name="T24">cl</text:span><text:span text:style-name="T24">o</text:span><text:span text:style-name="T24">c</text:span><text:span text:style-name="T24">k</text:span></text:p>
          </draw:text-box>
        </draw:frame>
        <draw:polyline draw:style-name="gr377" draw:text-style-name="P5" draw:layer="layout" svg:width="0.507cm" svg:height="2.539cm" draw:transform="rotate (1.5707963267949) translate (15.621cm 3.683cm)" svg:viewBox="0 0 508 2540" draw:points="508,0 0,0 0,2540 508,2540">
          <text:p/>
        </draw:polyline>
        <draw:frame draw:style-name="gr376" draw:text-style-name="P89" draw:layer="layout" svg:width="0.432cm" svg:height="0.37cm" svg:x="17.856cm" svg:y="4.19cm">
          <draw:text-box>
            <text:p text:style-name="P97"><text:span text:style-name="T68">2</text:span></text:p>
          </draw:text-box>
        </draw:frame>
        <draw:frame draw:style-name="gr378" draw:text-style-name="P92" draw:layer="layout" svg:width="0.432cm" svg:height="0.37cm" svg:x="22.912cm" svg:y="4.19cm">
          <draw:text-box>
            <text:p text:style-name="P97"><text:span text:style-name="T82">1</text:span></text:p>
          </draw:text-box>
        </draw:frame>
        <draw:frame draw:style-name="gr376" draw:text-style-name="P89" draw:layer="layout" svg:width="0.432cm" svg:height="0.37cm" svg:x="28.017cm" svg:y="4.19cm">
          <draw:text-box>
            <text:p text:style-name="P97"><text:span text:style-name="T68">0</text:span></text:p>
          </draw:text-box>
        </draw:frame>
        <draw:frame draw:style-name="gr379" draw:text-style-name="P93" draw:layer="layout" svg:width="0.432cm" svg:height="0.37cm" svg:x="17.856cm" svg:y="3.82cm">
          <draw:text-box>
            <text:p text:style-name="P98"><text:span text:style-name="T83">0</text:span></text:p>
          </draw:text-box>
        </draw:frame>
        <draw:frame draw:style-name="gr378" draw:text-style-name="P87" draw:layer="layout" svg:width="0.432cm" svg:height="0.37cm" svg:x="22.912cm" svg:y="3.82cm">
          <draw:text-box>
            <text:p text:style-name="P97"><text:span text:style-name="T80">1</text:span></text:p>
          </draw:text-box>
        </draw:frame>
        <draw:frame draw:style-name="gr376" draw:text-style-name="P86" draw:layer="layout" svg:width="0.432cm" svg:height="0.37cm" svg:x="28.017cm" svg:y="3.82cm">
          <draw:text-box>
            <text:p text:style-name="P97"><text:span text:style-name="T73">2</text:span></text:p>
          </draw:text-box>
        </draw:frame>
        <draw:path draw:style-name="gr380" draw:text-style-name="P5" draw:layer="layout" svg:width="4.749cm" svg:height="0.308cm" svg:x="18.288cm" svg:y="3.738cm" svg:viewBox="0 0 4750 309" svg:d="M4750 46c-990 356-3760 360-4750-46">
          <text:p/>
        </draw:path>
        <draw:polyline draw:style-name="gr377" draw:text-style-name="P5" draw:layer="layout" svg:width="0.512cm" svg:height="5.079cm" draw:transform="rotate (1.5707963267949) translate (18.161cm 3.683cm)" svg:viewBox="0 0 513 5080" draw:points="5,0 513,0 508,2540 0,2540 0,5080 508,5080">
          <text:p/>
        </draw:polyline>
        <draw:polyline draw:style-name="gr377" draw:text-style-name="P5" draw:layer="layout" svg:width="0.512cm" svg:height="5.079cm" draw:transform="rotate (1.5707963267949) translate (23.241cm 3.683cm)" svg:viewBox="0 0 513 5080" draw:points="5,0 513,0 508,2540 0,2540 0,5080 508,5080">
          <text:p/>
        </draw:polyline>
        <draw:path draw:style-name="gr381" draw:text-style-name="P5" draw:layer="layout" svg:width="2.361cm" svg:height="0.787cm" draw:transform="rotate (-3.14159265358979) translate (23.164cm 3.454cm)" svg:viewBox="0 0 2362 788" svg:d="M2362 788c-1169 0-1118-788-2362-788">
          <text:p/>
        </draw:path>
      </draw:page>
      <draw:page draw:name="page13" draw:style-name="dp1" draw:master-page-name="Default">
        <draw:g>
          <draw:custom-shape draw:style-name="gr382"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383"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1" draw:text-style-name="P5" draw:layer="layout" svg:x1="17.983cm" svg:y1="2.744cm" svg:x2="19.456cm" svg:y2="2.744cm">
          <text:p/>
        </draw:line>
        <draw:polyline draw:style-name="gr152" draw:text-style-name="P5" draw:layer="layout" svg:width="2.997cm" svg:height="0.761cm" svg:x="16.484cm" svg:y="3.252cm" svg:viewBox="0 0 2998 762" draw:points="0,762 2795,762 2795,0 2998,0">
          <text:p/>
        </draw:polyline>
        <draw:line draw:style-name="gr153" draw:text-style-name="P5" draw:layer="layout" svg:x1="13.132cm" svg:y1="4.014cm" svg:x2="13.462cm" svg:y2="4.014cm">
          <text:p/>
        </draw:line>
        <draw:frame draw:style-name="gr81" draw:text-style-name="P8" draw:layer="layout" svg:width="0.736cm" svg:height="0.421cm" svg:x="12.675cm" svg:y="3.847cm">
          <draw:text-box>
            <text:p text:style-name="P102"><text:span text:style-name="T4">cl</text:span><text:span text:style-name="T4">k</text:span></text:p>
          </draw:text-box>
        </draw:frame>
        <draw:polyline draw:style-name="gr384"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103"><text:span text:style-name="T29">F</text:span><text:span text:style-name="T29">F</text:span><text:span text:style-name="T29">1</text:span></text:p>
          </draw:text-box>
        </draw:frame>
        <draw:frame draw:style-name="gr82" draw:text-style-name="P34" draw:layer="layout" svg:width="0.736cm" svg:height="0.37cm" svg:x="19.558cm" svg:y="2.058cm">
          <draw:text-box>
            <text:p text:style-name="P103"><text:span text:style-name="T29">F</text:span><text:span text:style-name="T29">F</text:span><text:span text:style-name="T29">2</text:span><text:span text:style-name="T29">a</text:span></text:p>
          </draw:text-box>
        </draw:frame>
        <draw:frame draw:style-name="gr200" draw:text-style-name="P58" draw:layer="layout" svg:width="1.498cm" svg:height="0.437cm" svg:x="14.351cm" svg:y="0.965cm">
          <draw:text-box>
            <text:p text:style-name="P96"><text:span text:style-name="T24">T</text:span><text:span text:style-name="T69">c</text:span><text:span text:style-name="T69">lk</text:span><text:span text:style-name="T24"> </text:span><text:span text:style-name="T24">= </text:span><text:span text:style-name="T24">1</text:span><text:span text:style-name="T24">0 </text:span><text:span text:style-name="T24">n</text:span><text:span text:style-name="T24">s</text:span></text:p>
          </draw:text-box>
        </draw:frame>
        <draw:frame draw:style-name="gr201" draw:text-style-name="P70" draw:layer="layout" svg:width="1.6cm" svg:height="1.372cm" svg:x="14.325cm" svg:y="1.498cm">
          <draw:text-box>
            <text:p text:style-name="P104"><text:span text:style-name="T24">F</text:span><text:span text:style-name="T24">F</text:span><text:span text:style-name="T24">s </text:span><text:span text:style-name="T24">ar</text:span><text:span text:style-name="T24">c</text:span><text:span text:style-name="T24">s:</text:span></text:p>
            <text:p text:style-name="P104"><text:span text:style-name="T24"><text:tab/></text:span><text:span text:style-name="T24">T</text:span><text:span text:style-name="T69">p</text:span><text:span text:style-name="T24"> </text:span><text:span text:style-name="T24">= </text:span><text:span text:style-name="T24">3 </text:span><text:span text:style-name="T24">n</text:span><text:span text:style-name="T24">s</text:span></text:p>
            <text:p text:style-name="P104"><text:span text:style-name="T24"><text:tab/></text:span><text:span text:style-name="T24">T</text:span><text:span text:style-name="T69">s</text:span><text:span text:style-name="T24"> </text:span><text:span text:style-name="T24">= </text:span><text:span text:style-name="T24">0.</text:span><text:span text:style-name="T24">7 </text:span><text:span text:style-name="T24">n</text:span><text:span text:style-name="T24">s</text:span></text:p>
            <text:p text:style-name="P104"><text:span text:style-name="T24"><text:tab/></text:span><text:span text:style-name="T24">T</text:span><text:span text:style-name="T69">h</text:span><text:span text:style-name="T24"> </text:span><text:span text:style-name="T24">= </text:span><text:span text:style-name="T24">0.</text:span><text:span text:style-name="T24">3 </text:span><text:span text:style-name="T24">n</text:span><text:span text:style-name="T24">s</text:span></text:p>
          </draw:text-box>
        </draw:frame>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frame draw:style-name="gr82" draw:text-style-name="P34" draw:layer="layout" svg:width="0.736cm" svg:height="0.37cm" svg:x="13.463cm" svg:y="3.327cm">
          <draw:text-box>
            <text:p text:style-name="P103"><text:span text:style-name="T29">b</text:span><text:span text:style-name="T29">uf</text:span><text:span text:style-name="T29">1</text:span></text:p>
          </draw:text-box>
        </draw:frame>
        <draw:frame draw:style-name="gr82" draw:text-style-name="P34" draw:layer="layout" svg:width="0.736cm" svg:height="0.37cm" svg:x="18.339cm" svg:y="3.378cm">
          <draw:text-box>
            <text:p text:style-name="P103"><text:span text:style-name="T29">b</text:span><text:span text:style-name="T29">uf</text:span><text:span text:style-name="T29">2</text:span></text:p>
          </draw:text-box>
        </draw:frame>
        <draw:frame draw:style-name="gr82" draw:text-style-name="P68" draw:layer="layout" svg:width="0.736cm" svg:height="0.37cm" svg:x="18.695cm" svg:y="4.216cm">
          <draw:text-box>
            <text:p text:style-name="P103"><text:span text:style-name="T18">1 </text:span><text:span text:style-name="T18">n</text:span><text:span text:style-name="T18">s</text:span></text:p>
          </draw:text-box>
        </draw:frame>
        <draw:frame draw:style-name="gr82" draw:text-style-name="P68" draw:layer="layout" svg:width="0.736cm" svg:height="0.37cm" svg:x="13.869cm" svg:y="4.202cm">
          <draw:text-box>
            <text:p text:style-name="P103"><text:span text:style-name="T18">1 </text:span><text:span text:style-name="T18">n</text:span><text:span text:style-name="T18">s</text:span></text:p>
          </draw:text-box>
        </draw:frame>
        <draw:frame draw:style-name="gr82" draw:text-style-name="P34" draw:layer="layout" svg:width="0.736cm" svg:height="0.37cm" svg:x="19.812cm" svg:y="4.343cm">
          <draw:text-box>
            <text:p text:style-name="P103"><text:span text:style-name="T29">b</text:span><text:span text:style-name="T29">uf</text:span><text:span text:style-name="T29">3</text:span></text:p>
          </draw:text-box>
        </draw:frame>
        <draw:frame draw:style-name="gr82" draw:text-style-name="P68" draw:layer="layout" svg:width="0.736cm" svg:height="0.37cm" svg:x="20.168cm" svg:y="3.592cm">
          <draw:text-box>
            <text:p text:style-name="P103"><text:span text:style-name="T18">1 </text:span><text:span text:style-name="T18">n</text:span><text:span text:style-name="T18">s</text:span></text:p>
          </draw:text-box>
        </draw:frame>
        <draw:custom-shape draw:style-name="gr385"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2" draw:text-style-name="P5" draw:layer="layout" svg:x1="13.334cm" svg:y1="4.014cm" svg:x2="15.57cm" svg:y2="4.014cm">
          <text:p/>
        </draw:line>
        <draw:frame draw:style-name="gr82" draw:text-style-name="P61" draw:layer="layout" svg:width="0.736cm" svg:height="0.37cm" svg:x="15.646cm" svg:y="4.049cm">
          <draw:text-box>
            <text:p text:style-name="P103"><text:span text:style-name="T58">P</text:span><text:span text:style-name="T58">L</text:span><text:span text:style-name="T58">L</text:span></text:p>
          </draw:text-box>
        </draw:frame>
        <draw:g>
          <draw:custom-shape draw:style-name="gr386"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103"><text:span text:style-name="T29">F</text:span><text:span text:style-name="T29">F</text:span><text:span text:style-name="T29">2</text:span></text:p>
          </draw:text-box>
        </draw:frame>
        <draw:polyline draw:style-name="gr387" draw:text-style-name="P105" draw:layer="layout" svg:width="1.091cm" svg:height="2.031cm" draw:transform="rotate (1.5707963267949) translate (19.227cm 2.743cm)" svg:viewBox="0 0 1092 2032" draw:points="0,0 1092,0 1092,1728 0,1728 0,2032">
          <text:p/>
        </draw:polyline>
        <draw:polyline draw:style-name="gr388" draw:text-style-name="P5" draw:layer="layout" svg:width="2.006cm" svg:height="0.761cm" svg:x="19.278cm" svg:y="3.252cm" svg:viewBox="0 0 2007 762" draw:points="0,762 1702,762 1677,0 2007,0">
          <text:p/>
        </draw:polyline>
        <draw:g>
          <draw:polygon draw:style-name="gr208" draw:text-style-name="P10" draw:layer="layout" svg:width="0.567cm" svg:height="0.453cm" draw:transform="rotate (-0.463733982254894) translate (19.9650219425963cm 3.7589561242821cm)" svg:viewBox="0 0 568 454" draw:points="0,0 568,0 227,454">
            <text:p/>
          </draw:polygon>
          <draw:line draw:style-name="gr209" draw:text-style-name="P5" draw:layer="layout" svg:x1="19.888cm" svg:y1="4.013cm" svg:x2="19.965cm" svg:y2="4.013cm">
            <text:p/>
          </draw:line>
          <draw:line draw:style-name="gr209" draw:text-style-name="P5" draw:layer="layout" svg:x1="20.473cm" svg:y1="4.013cm" svg:x2="20.575cm" svg:y2="4.013cm">
            <text:p/>
          </draw:line>
        </draw:g>
        <draw:g>
          <draw:custom-shape draw:style-name="gr389"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103"><text:span text:style-name="T29">F</text:span><text:span text:style-name="T29">F</text:span><text:span text:style-name="T29">3</text:span></text:p>
          </draw:text-box>
        </draw:frame>
        <draw:polyline draw:style-name="gr387" draw:text-style-name="P105" draw:layer="layout" svg:width="1.853cm" svg:height="1.675cm" draw:transform="rotate (1.5707963267949) translate (16.637cm 3.251cm)" svg:viewBox="0 0 1854 1676" draw:points="0,0 1346,0 1346,1676 1854,1676 1854,1346">
          <text:p/>
        </draw:polyline>
        <draw:polyline draw:style-name="gr151" draw:text-style-name="P5" draw:layer="layout" svg:width="4.495cm" svg:height="1.853cm" svg:x="17.983cm" svg:y="0.889cm" svg:viewBox="0 0 4496 1854" draw:points="4165,1854 4496,1854 4496,0 0,0">
          <text:p/>
        </draw:polyline>
        <draw:polyline draw:style-name="gr387" draw:text-style-name="P105"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103"><text:span text:style-name="T29">F</text:span><text:span text:style-name="T29">B</text:span></text:p>
          </draw:text-box>
        </draw:frame>
        <draw:g>
          <draw:polygon draw:style-name="gr208" draw:text-style-name="P10" draw:layer="layout" svg:width="0.567cm" svg:height="0.453cm" draw:transform="rotate (-0.463733982254894) translate (13.6920219425963cm 3.7589561242821cm)" svg:viewBox="0 0 568 454" draw:points="0,0 568,0 227,454">
            <text:p/>
          </draw:polygon>
          <draw:line draw:style-name="gr209" draw:text-style-name="P5" draw:layer="layout" svg:x1="13.615cm" svg:y1="4.013cm" svg:x2="13.692cm" svg:y2="4.013cm">
            <text:p/>
          </draw:line>
          <draw:line draw:style-name="gr209" draw:text-style-name="P5" draw:layer="layout" svg:x1="14.2cm" svg:y1="4.013cm" svg:x2="14.302cm" svg:y2="4.013cm">
            <text:p/>
          </draw:line>
        </draw:g>
        <draw:frame draw:style-name="gr82" draw:text-style-name="P34" draw:layer="layout" svg:width="0.94cm" svg:height="0.37cm" svg:x="14.884cm" svg:y="3.606cm">
          <draw:text-box>
            <text:p text:style-name="P103"><text:span text:style-name="T29">R</text:span><text:span text:style-name="T29">E</text:span><text:span text:style-name="T29">F</text:span></text:p>
          </draw:text-box>
        </draw:frame>
        <draw:frame draw:style-name="gr82" draw:text-style-name="P34" draw:layer="layout" svg:width="0.94cm" svg:height="0.37cm" svg:x="16.281cm" svg:y="3.606cm">
          <draw:text-box>
            <text:p text:style-name="P103"><text:span text:style-name="T29">O</text:span><text:span text:style-name="T29">U</text:span><text:span text:style-name="T29">T</text:span></text:p>
          </draw:text-box>
        </draw:frame>
        <draw:path draw:style-name="gr390" draw:text-style-name="P5" draw:layer="layout" svg:width="0.634cm" svg:height="0.165cm" svg:x="15.722cm" svg:y="3.847cm" svg:viewBox="0 0 635 166" svg:d="M0 140c304-204 280-177 635 26">
          <text:p/>
        </draw:path>
        <draw:frame draw:style-name="gr82" draw:text-style-name="P68" draw:layer="layout" svg:width="0.813cm" svg:height="0.37cm" svg:x="15.671cm" svg:y="3.389cm">
          <draw:text-box>
            <text:p text:style-name="P103"><text:span text:style-name="T18">1.</text:span><text:span text:style-name="T18">5 </text:span><text:span text:style-name="T18">n</text:span><text:span text:style-name="T18">s</text:span></text:p>
          </draw:text-box>
        </draw:frame>
        <draw:frame draw:style-name="gr316" draw:text-style-name="P101" draw:layer="layout" svg:width="9.957cm" svg:height="1.067cm" svg:x="1.118cm" svg:y="0.966cm">
          <draw:text-box>
            <text:p text:style-name="P100">PLL Timi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svg:stroke-color="#000000" draw:fill="none"/>
    </style:style>
    <style:style style:name="Object_20_without_20_fill_5f_5" style:display-name="Object without fill_5" style:family="graphic" style:parent-style-name="Default_5f_1">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 style:display-name="Object without fill_4_1" style:family="graphic" style:parent-style-name="Default_5f_1_5f_3">
      <style:graphic-properties svg:stroke-color="#000000"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 style:display-name="Object without fill_1_2_1" style:family="graphic" style:parent-style-name="Default_5f_1_5f_2_5f_1">
      <style:graphic-properties svg:stroke-color="#000000" draw:fill="none"/>
    </style:style>
    <style:style style:name="Object_20_without_20_fill_5f_6" style:display-name="Object without fill_6" style:family="graphic" style:parent-style-name="Default_5f_1">
      <style:graphic-properties svg:stroke-color="#000000"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 style:display-name="Object without fill_4_2" style:family="graphic" style:parent-style-name="Default_5f_1_5f_4">
      <style:graphic-properties svg:stroke-color="#000000"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 style:display-name="Object without fill_1_2_2" style:family="graphic" style:parent-style-name="Default_5f_1_5f_2_5f_2">
      <style:graphic-properties svg:stroke-color="#000000"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_5f_1" style:display-name="Object without fill_6_1" style:family="graphic" style:parent-style-name="Default_5f_1_5f_5">
      <style:graphic-properties svg:stroke-color="#000000"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 style:display-name="Object without fill_4_2_1" style:family="graphic" style:parent-style-name="Default_5f_1_5f_4_5f_1">
      <style:graphic-properties svg:stroke-color="#000000" draw:fill="none"/>
    </style:style>
    <style:style style:name="Default_5f_1_5f_2_5f_2_5f_1" style:display-name="Default_1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 style:display-name="Default_1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 style:display-name="Object without fill_1_2_2_1" style:family="graphic" style:parent-style-name="Default_5f_1_5f_2_5f_2_5f_1">
      <style:graphic-properties svg:stroke-color="#000000"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 style:display-name="Object without fill_5_1" style:family="graphic" style:parent-style-name="Default_5f_1_5f_6">
      <style:graphic-properties svg:stroke-color="#000000"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 style:display-name="Object without fill_4_1_1" style:family="graphic" style:parent-style-name="Default_5f_1_5f_3_5f_1">
      <style:graphic-properties svg:stroke-color="#000000"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 style:display-name="Object without fill_1_2_1_1" style:family="graphic" style:parent-style-name="Default_5f_1_5f_2_5f_1_5f_1">
      <style:graphic-properties svg:stroke-color="#000000" draw:fill="none"/>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 style:display-name="Object without fill_5_2" style:family="graphic" style:parent-style-name="Default_5f_1_5f_7">
      <style:graphic-properties svg:stroke-color="#000000"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2" style:display-name="Object without fill_4_1_2" style:family="graphic" style:parent-style-name="Default_5f_1_5f_3_5f_2">
      <style:graphic-properties svg:stroke-color="#000000" draw:fill="none"/>
    </style:style>
    <style:style style:name="Default_5f_1_5f_2_5f_1_5f_2" style:display-name="Default_1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2" style:display-name="Default_1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2" style:display-name="Object without fill_1_2_1_2" style:family="graphic" style:parent-style-name="Default_5f_1_5f_2_5f_1_5f_2">
      <style:graphic-properties svg:stroke-color="#000000" draw:fill="none"/>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_5f_1" style:display-name="Object without fill_4_2_1_1" style:family="graphic" style:parent-style-name="Default_5f_1_5f_4_5f_1_5f_1">
      <style:graphic-properties svg:stroke-color="#000000" draw:fill="none"/>
    </style:style>
    <style:style style:name="Default_5f_1_5f_2_5f_2_5f_1_5f_1" style:display-name="Default_1_2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_5f_1" style:display-name="Default_1_2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_5f_1" style:display-name="Object without fill_1_2_2_1_1" style:family="graphic" style:parent-style-name="Default_5f_1_5f_2_5f_2_5f_1_5f_1">
      <style:graphic-properties svg:stroke-color="#000000"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 style:display-name="Object without fill_5_1_1" style:family="graphic" style:parent-style-name="Default_5f_1_5f_6_5f_1">
      <style:graphic-properties svg:stroke-color="#000000"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_5f_1" style:display-name="Object without fill_4_1_1_1" style:family="graphic" style:parent-style-name="Default_5f_1_5f_3_5f_1_5f_1">
      <style:graphic-properties svg:stroke-color="#000000" draw:fill="none"/>
    </style:style>
    <style:style style:name="Default_5f_1_5f_2_5f_1_5f_1_5f_1" style:display-name="Default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_5f_1" style:display-name="Default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_5f_1" style:display-name="Object without fill_1_2_1_1_1" style:family="graphic" style:parent-style-name="Default_5f_1_5f_2_5f_1_5f_1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20-09-26T18:26:15.893003470</dc:date>
    <meta:editing-duration>PT8H34M18S</meta:editing-duration>
    <meta:editing-cycles>84</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3382"/>
  </office:meta>
</office:document-meta>
</file>